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rque" table:style-name="ta1">
        <table:shapes>
          <draw:frame draw:z-index="0" draw:style-name="gr1" draw:text-style-name="P1" svg:width="159.97mm" svg:height="90.05mm" svg:x="187.46mm" svg:y="49.14mm">
            <draw:object draw:notify-on-update-of-ranges="torque.A1:torque.A575 torque.B1:torque.B575 torque.E1:torque.E57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299203" calcext:value-type="float">
            <text:p>-0.299203</text:p>
          </table:table-cell>
          <table:table-cell office:value-type="float" office:value="0.000118912" calcext:value-type="float">
            <text:p>0.000118912</text:p>
          </table:table-cell>
          <table:table-cell office:value-type="float" office:value="0.000472279" calcext:value-type="float">
            <text:p>0.000472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-0.277056" calcext:value-type="float">
            <text:p>-0.277056</text:p>
          </table:table-cell>
          <table:table-cell office:value-type="float" office:value="0.000107107" calcext:value-type="float">
            <text:p>0.000107107</text:p>
          </table:table-cell>
          <table:table-cell office:value-type="float" office:value="0.000460624" calcext:value-type="float">
            <text:p>0.000460624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-0.323619" calcext:value-type="float">
            <text:p>-0.323619</text:p>
          </table:table-cell>
          <table:table-cell office:value-type="float" office:value="0.000131786" calcext:value-type="float">
            <text:p>0.000131786</text:p>
          </table:table-cell>
          <table:table-cell office:value-type="float" office:value="0.00048441" calcext:value-type="float">
            <text:p>0.00048441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-0.29972" calcext:value-type="float">
            <text:p>-0.29972</text:p>
          </table:table-cell>
          <table:table-cell office:value-type="float" office:value="0.000118955" calcext:value-type="float">
            <text:p>0.000118955</text:p>
          </table:table-cell>
          <table:table-cell office:value-type="float" office:value="0.000472524" calcext:value-type="float">
            <text:p>0.000472524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-0.300132" calcext:value-type="float">
            <text:p>-0.300132</text:p>
          </table:table-cell>
          <table:table-cell office:value-type="float" office:value="0.000119282" calcext:value-type="float">
            <text:p>0.000119282</text:p>
          </table:table-cell>
          <table:table-cell office:value-type="float" office:value="0.000472524" calcext:value-type="float">
            <text:p>0.000472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-0.278396" calcext:value-type="float">
            <text:p>-0.278396</text:p>
          </table:table-cell>
          <table:table-cell office:value-type="float" office:value="0.000107804" calcext:value-type="float">
            <text:p>0.000107804</text:p>
          </table:table-cell>
          <table:table-cell office:value-type="float" office:value="0.00046087" calcext:value-type="float">
            <text:p>0.00046087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-0.297953" calcext:value-type="float">
            <text:p>-0.297953</text:p>
          </table:table-cell>
          <table:table-cell office:value-type="float" office:value="0.000117781" calcext:value-type="float">
            <text:p>0.000117781</text:p>
          </table:table-cell>
          <table:table-cell office:value-type="float" office:value="0.000471055" calcext:value-type="float">
            <text:p>0.000471055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328995" calcext:value-type="float">
            <text:p>-0.328995</text:p>
          </table:table-cell>
          <table:table-cell office:value-type="float" office:value="0.000134233" calcext:value-type="float">
            <text:p>0.000134233</text:p>
          </table:table-cell>
          <table:table-cell office:value-type="float" office:value="0.000486921" calcext:value-type="float">
            <text:p>0.000486921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-0.280406" calcext:value-type="float">
            <text:p>-0.280406</text:p>
          </table:table-cell>
          <table:table-cell office:value-type="float" office:value="0.000108605" calcext:value-type="float">
            <text:p>0.000108605</text:p>
          </table:table-cell>
          <table:table-cell office:value-type="float" office:value="0.000461398" calcext:value-type="float">
            <text:p>0.000461398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-0.326145" calcext:value-type="float">
            <text:p>-0.326145</text:p>
          </table:table-cell>
          <table:table-cell office:value-type="float" office:value="0.000132629" calcext:value-type="float">
            <text:p>0.000132629</text:p>
          </table:table-cell>
          <table:table-cell office:value-type="float" office:value="0.000485184" calcext:value-type="float">
            <text:p>0.000485184</text:p>
          </table:table-cell>
          <table:table-cell office:value-type="float" office:value="-0.000823408" calcext:value-type="float">
            <text:p>-0.00082340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-0.28051" calcext:value-type="float">
            <text:p>-0.28051</text:p>
          </table:table-cell>
          <table:table-cell office:value-type="float" office:value="0.000108319" calcext:value-type="float">
            <text:p>0.000108319</text:p>
          </table:table-cell>
          <table:table-cell office:value-type="float" office:value="0.000461641" calcext:value-type="float">
            <text:p>0.000461641</text:p>
          </table:table-cell>
          <table:table-cell office:value-type="float" office:value="0.00123511" calcext:value-type="float">
            <text:p>0.0012351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-0.327072" calcext:value-type="float">
            <text:p>-0.327072</text:p>
          </table:table-cell>
          <table:table-cell office:value-type="float" office:value="0.000132998" calcext:value-type="float">
            <text:p>0.000132998</text:p>
          </table:table-cell>
          <table:table-cell office:value-type="float" office:value="0.000485427" calcext:value-type="float">
            <text:p>0.000485427</text:p>
          </table:table-cell>
          <table:table-cell office:value-type="float" office:value="-0.000823408" calcext:value-type="float">
            <text:p>-0.000823408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303997" calcext:value-type="float">
            <text:p>-0.303997</text:p>
          </table:table-cell>
          <table:table-cell office:value-type="float" office:value="0.000120822" calcext:value-type="float">
            <text:p>0.000120822</text:p>
          </table:table-cell>
          <table:table-cell office:value-type="float" office:value="0.00047354" calcext:value-type="float">
            <text:p>0.00047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-0.303997" calcext:value-type="float">
            <text:p>-0.303997</text:p>
          </table:table-cell>
          <table:table-cell office:value-type="float" office:value="0.000120822" calcext:value-type="float">
            <text:p>0.000120822</text:p>
          </table:table-cell>
          <table:table-cell office:value-type="float" office:value="0.00047354" calcext:value-type="float">
            <text:p>0.00047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-0.303997" calcext:value-type="float">
            <text:p>-0.303997</text:p>
          </table:table-cell>
          <table:table-cell office:value-type="float" office:value="0.000120822" calcext:value-type="float">
            <text:p>0.000120822</text:p>
          </table:table-cell>
          <table:table-cell office:value-type="float" office:value="0.00047354" calcext:value-type="float">
            <text:p>0.00047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-0.303585" calcext:value-type="float">
            <text:p>-0.303585</text:p>
          </table:table-cell>
          <table:table-cell office:value-type="float" office:value="0.000120495" calcext:value-type="float">
            <text:p>0.000120495</text:p>
          </table:table-cell>
          <table:table-cell office:value-type="float" office:value="0.00047354" calcext:value-type="float">
            <text:p>0.00047354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-0.326557" calcext:value-type="float">
            <text:p>-0.326557</text:p>
          </table:table-cell>
          <table:table-cell office:value-type="float" office:value="0.000132956" calcext:value-type="float">
            <text:p>0.000132956</text:p>
          </table:table-cell>
          <table:table-cell office:value-type="float" office:value="0.000485171" calcext:value-type="float">
            <text:p>0.000485171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257846" calcext:value-type="float">
            <text:p>-0.257846</text:p>
          </table:table-cell>
          <table:table-cell office:value-type="float" office:value="0.0000964723" calcext:value-type="float">
            <text:p>9.64723E-05</text:p>
          </table:table-cell>
          <table:table-cell office:value-type="float" office:value="0.000449753" calcext:value-type="float">
            <text:p>0.000449753</text:p>
          </table:table-cell>
          <table:table-cell office:value-type="float" office:value="0.00164682" calcext:value-type="float">
            <text:p>0.0016468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0.305335" calcext:value-type="float">
            <text:p>-0.305335</text:p>
          </table:table-cell>
          <table:table-cell office:value-type="float" office:value="0.000121519" calcext:value-type="float">
            <text:p>0.000121519</text:p>
          </table:table-cell>
          <table:table-cell office:value-type="float" office:value="0.000473771" calcext:value-type="float">
            <text:p>0.000473771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0.327107" calcext:value-type="float">
            <text:p>-0.327107</text:p>
          </table:table-cell>
          <table:table-cell office:value-type="float" office:value="0.000132656" calcext:value-type="float">
            <text:p>0.000132656</text:p>
          </table:table-cell>
          <table:table-cell office:value-type="float" office:value="0.00048567" calcext:value-type="float">
            <text:p>0.00048567</text:p>
          </table:table-cell>
          <table:table-cell office:value-type="float" office:value="0.0000686176" calcext:value-type="float">
            <text:p>6.86176E-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0.305404" calcext:value-type="float">
            <text:p>-0.305404</text:p>
          </table:table-cell>
          <table:table-cell office:value-type="float" office:value="0.000121574" calcext:value-type="float">
            <text:p>0.000121574</text:p>
          </table:table-cell>
          <table:table-cell office:value-type="float" office:value="0.000473783" calcext:value-type="float">
            <text:p>0.000473783</text:p>
          </table:table-cell>
          <table:table-cell office:value-type="float" office:value="-0.000480321" calcext:value-type="float">
            <text:p>-0.000480321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-0.326249" calcext:value-type="float">
            <text:p>-0.326249</text:p>
          </table:table-cell>
          <table:table-cell office:value-type="float" office:value="0.000132342" calcext:value-type="float">
            <text:p>0.000132342</text:p>
          </table:table-cell>
          <table:table-cell office:value-type="float" office:value="0.000485416" calcext:value-type="float">
            <text:p>0.000485416</text:p>
          </table:table-cell>
          <table:table-cell office:value-type="float" office:value="0.000000000260741" calcext:value-type="float">
            <text:p>2.60741E-10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303482" calcext:value-type="float">
            <text:p>-0.303482</text:p>
          </table:table-cell>
          <table:table-cell office:value-type="float" office:value="0.000120781" calcext:value-type="float">
            <text:p>0.000120781</text:p>
          </table:table-cell>
          <table:table-cell office:value-type="float" office:value="0.000473285" calcext:value-type="float">
            <text:p>0.000473285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-0.302142" calcext:value-type="float">
            <text:p>-0.302142</text:p>
          </table:table-cell>
          <table:table-cell office:value-type="float" office:value="0.000120083" calcext:value-type="float">
            <text:p>0.000120083</text:p>
          </table:table-cell>
          <table:table-cell office:value-type="float" office:value="0.000473041" calcext:value-type="float">
            <text:p>0.000473041</text:p>
          </table:table-cell>
          <table:table-cell office:value-type="float" office:value="-0.000000000000219641" calcext:value-type="float">
            <text:p>-2.19641E-1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-0.235594" calcext:value-type="float">
            <text:p>-0.235594</text:p>
          </table:table-cell>
          <table:table-cell office:value-type="float" office:value="0.0000849549" calcext:value-type="float">
            <text:p>8.49549E-05</text:p>
          </table:table-cell>
          <table:table-cell office:value-type="float" office:value="0.000437825" calcext:value-type="float">
            <text:p>0.000437825</text:p>
          </table:table-cell>
          <table:table-cell office:value-type="float" office:value="0.00164682" calcext:value-type="float">
            <text:p>0.00164682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-0.371884" calcext:value-type="float">
            <text:p>-0.371884</text:p>
          </table:table-cell>
          <table:table-cell office:value-type="float" office:value="0.000156649" calcext:value-type="float">
            <text:p>0.000156649</text:p>
          </table:table-cell>
          <table:table-cell office:value-type="float" office:value="0.000508947" calcext:value-type="float">
            <text:p>0.000508947</text:p>
          </table:table-cell>
          <table:table-cell office:value-type="float" office:value="-0.00205852" calcext:value-type="float">
            <text:p>-0.0020585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-0.301731" calcext:value-type="float">
            <text:p>-0.301731</text:p>
          </table:table-cell>
          <table:table-cell office:value-type="float" office:value="0.000119756" calcext:value-type="float">
            <text:p>0.000119756</text:p>
          </table:table-cell>
          <table:table-cell office:value-type="float" office:value="0.000473041" calcext:value-type="float">
            <text:p>0.000473041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0.258154" calcext:value-type="float">
            <text:p>-0.258154</text:p>
          </table:table-cell>
          <table:table-cell office:value-type="float" office:value="0.0000970868" calcext:value-type="float">
            <text:p>9.70868E-05</text:p>
          </table:table-cell>
          <table:table-cell office:value-type="float" office:value="0.000449511" calcext:value-type="float">
            <text:p>0.000449511</text:p>
          </table:table-cell>
          <table:table-cell office:value-type="float" office:value="0.000411703" calcext:value-type="float">
            <text:p>0.00041170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-0.325322" calcext:value-type="float">
            <text:p>-0.325322</text:p>
          </table:table-cell>
          <table:table-cell office:value-type="float" office:value="0.000131972" calcext:value-type="float">
            <text:p>0.000131972</text:p>
          </table:table-cell>
          <table:table-cell office:value-type="float" office:value="0.000485185" calcext:value-type="float">
            <text:p>0.000485185</text:p>
          </table:table-cell>
          <table:table-cell office:value-type="float" office:value="0.00000000026096" calcext:value-type="float">
            <text:p>2.6096E-10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-0.324806" calcext:value-type="float">
            <text:p>-0.324806</text:p>
          </table:table-cell>
          <table:table-cell office:value-type="float" office:value="0.00013193" calcext:value-type="float">
            <text:p>0.00013193</text:p>
          </table:table-cell>
          <table:table-cell office:value-type="float" office:value="0.000484929" calcext:value-type="float">
            <text:p>0.000484929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-0.257743" calcext:value-type="float">
            <text:p>-0.257743</text:p>
          </table:table-cell>
          <table:table-cell office:value-type="float" office:value="0.000096759" calcext:value-type="float">
            <text:p>9.6759E-05</text:p>
          </table:table-cell>
          <table:table-cell office:value-type="float" office:value="0.00044951" calcext:value-type="float">
            <text:p>0.00044951</text:p>
          </table:table-cell>
          <table:table-cell office:value-type="float" office:value="0.000823407" calcext:value-type="float">
            <text:p>0.000823407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-0.34795" calcext:value-type="float">
            <text:p>-0.34795</text:p>
          </table:table-cell>
          <table:table-cell office:value-type="float" office:value="0.00014416" calcext:value-type="float">
            <text:p>0.00014416</text:p>
          </table:table-cell>
          <table:table-cell office:value-type="float" office:value="0.000496815" calcext:value-type="float">
            <text:p>0.000496815</text:p>
          </table:table-cell>
          <table:table-cell office:value-type="float" office:value="-0.00130373" calcext:value-type="float">
            <text:p>-0.0013037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304357" calcext:value-type="float">
            <text:p>-0.304357</text:p>
          </table:table-cell>
          <table:table-cell office:value-type="float" office:value="0.000121244" calcext:value-type="float">
            <text:p>0.000121244</text:p>
          </table:table-cell>
          <table:table-cell office:value-type="float" office:value="0.000474733" calcext:value-type="float">
            <text:p>0.000474733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-0.274619" calcext:value-type="float">
            <text:p>-0.274619</text:p>
          </table:table-cell>
          <table:table-cell office:value-type="float" office:value="0.00010583" calcext:value-type="float">
            <text:p>0.00010583</text:p>
          </table:table-cell>
          <table:table-cell office:value-type="float" office:value="0.000458901" calcext:value-type="float">
            <text:p>0.000458901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-0.30058" calcext:value-type="float">
            <text:p>-0.30058</text:p>
          </table:table-cell>
          <table:table-cell office:value-type="float" office:value="0.00011927" calcext:value-type="float">
            <text:p>0.00011927</text:p>
          </table:table-cell>
          <table:table-cell office:value-type="float" office:value="0.000472769" calcext:value-type="float">
            <text:p>0.000472769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-0.323276" calcext:value-type="float">
            <text:p>-0.323276</text:p>
          </table:table-cell>
          <table:table-cell office:value-type="float" office:value="0.000131512" calcext:value-type="float">
            <text:p>0.000131512</text:p>
          </table:table-cell>
          <table:table-cell office:value-type="float" office:value="0.000484399" calcext:value-type="float">
            <text:p>0.000484399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-0.325041" calcext:value-type="float">
            <text:p>-0.325041</text:p>
          </table:table-cell>
          <table:table-cell office:value-type="float" office:value="0.000132684" calcext:value-type="float">
            <text:p>0.000132684</text:p>
          </table:table-cell>
          <table:table-cell office:value-type="float" office:value="0.0004858" calcext:value-type="float">
            <text:p>0.0004858</text:p>
          </table:table-cell>
          <table:table-cell office:value-type="float" office:value="-0.000960642" calcext:value-type="float">
            <text:p>-0.000960642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-0.269789" calcext:value-type="float">
            <text:p>-0.269789</text:p>
          </table:table-cell>
          <table:table-cell office:value-type="float" office:value="0.000103524" calcext:value-type="float">
            <text:p>0.000103524</text:p>
          </table:table-cell>
          <table:table-cell office:value-type="float" office:value="0.000457865" calcext:value-type="float">
            <text:p>0.000457865</text:p>
          </table:table-cell>
          <table:table-cell office:value-type="float" office:value="0.00144096" calcext:value-type="float">
            <text:p>0.00144096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0.318475" calcext:value-type="float">
            <text:p>-0.318475</text:p>
          </table:table-cell>
          <table:table-cell office:value-type="float" office:value="0.000129599" calcext:value-type="float">
            <text:p>0.000129599</text:p>
          </table:table-cell>
          <table:table-cell office:value-type="float" office:value="0.000483089" calcext:value-type="float">
            <text:p>0.000483089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-0.250004" calcext:value-type="float">
            <text:p>-0.250004</text:p>
          </table:table-cell>
          <table:table-cell office:value-type="float" office:value="0.0000936753" calcext:value-type="float">
            <text:p>9.36753E-05</text:p>
          </table:table-cell>
          <table:table-cell office:value-type="float" office:value="0.000447477" calcext:value-type="float">
            <text:p>0.000447477</text:p>
          </table:table-cell>
          <table:table-cell office:value-type="float" office:value="0.000823407" calcext:value-type="float">
            <text:p>0.00082340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-0.294919" calcext:value-type="float">
            <text:p>-0.294919</text:p>
          </table:table-cell>
          <table:table-cell office:value-type="float" office:value="0.000117042" calcext:value-type="float">
            <text:p>0.000117042</text:p>
          </table:table-cell>
          <table:table-cell office:value-type="float" office:value="0.000471251" calcext:value-type="float">
            <text:p>0.000471251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-0.317888" calcext:value-type="float">
            <text:p>-0.317888</text:p>
          </table:table-cell>
          <table:table-cell office:value-type="float" office:value="0.000129501" calcext:value-type="float">
            <text:p>0.000129501</text:p>
          </table:table-cell>
          <table:table-cell office:value-type="float" office:value="0.000482878" calcext:value-type="float">
            <text:p>0.000482878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-0.24918" calcext:value-type="float">
            <text:p>-0.24918</text:p>
          </table:table-cell>
          <table:table-cell office:value-type="float" office:value="0.0000930202" calcext:value-type="float">
            <text:p>9.30202E-05</text:p>
          </table:table-cell>
          <table:table-cell office:value-type="float" office:value="0.000447463" calcext:value-type="float">
            <text:p>0.000447463</text:p>
          </table:table-cell>
          <table:table-cell office:value-type="float" office:value="0.00164682" calcext:value-type="float">
            <text:p>0.00164682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-0.365907" calcext:value-type="float">
            <text:p>-0.365907</text:p>
          </table:table-cell>
          <table:table-cell office:value-type="float" office:value="0.000154737" calcext:value-type="float">
            <text:p>0.000154737</text:p>
          </table:table-cell>
          <table:table-cell office:value-type="float" office:value="0.000508297" calcext:value-type="float">
            <text:p>0.000508297</text:p>
          </table:table-cell>
          <table:table-cell office:value-type="float" office:value="-0.00212714" calcext:value-type="float">
            <text:p>-0.0021271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-0.266012" calcext:value-type="float">
            <text:p>-0.266012</text:p>
          </table:table-cell>
          <table:table-cell office:value-type="float" office:value="0.000102428" calcext:value-type="float">
            <text:p>0.000102428</text:p>
          </table:table-cell>
          <table:table-cell office:value-type="float" office:value="0.000456583" calcext:value-type="float">
            <text:p>0.000456583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-0.26876" calcext:value-type="float">
            <text:p>-0.26876</text:p>
          </table:table-cell>
          <table:table-cell office:value-type="float" office:value="0.000103583" calcext:value-type="float">
            <text:p>0.000103583</text:p>
          </table:table-cell>
          <table:table-cell office:value-type="float" office:value="0.000458577" calcext:value-type="float">
            <text:p>0.000458577</text:p>
          </table:table-cell>
          <table:table-cell office:value-type="float" office:value="0.00137235" calcext:value-type="float">
            <text:p>0.0013723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-0.292865" calcext:value-type="float">
            <text:p>-0.292865</text:p>
          </table:table-cell>
          <table:table-cell office:value-type="float" office:value="0.000116578" calcext:value-type="float">
            <text:p>0.000116578</text:p>
          </table:table-cell>
          <table:table-cell office:value-type="float" office:value="0.000470464" calcext:value-type="float">
            <text:p>0.000470464</text:p>
          </table:table-cell>
          <table:table-cell office:value-type="float" office:value="-0.000480321" calcext:value-type="float">
            <text:p>-0.000480321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0.314117" calcext:value-type="float">
            <text:p>-0.314117</text:p>
          </table:table-cell>
          <table:table-cell office:value-type="float" office:value="0.000127671" calcext:value-type="float">
            <text:p>0.000127671</text:p>
          </table:table-cell>
          <table:table-cell office:value-type="float" office:value="0.00048209" calcext:value-type="float">
            <text:p>0.00048209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-0.293732" calcext:value-type="float">
            <text:p>-0.293732</text:p>
          </table:table-cell>
          <table:table-cell office:value-type="float" office:value="0.000117038" calcext:value-type="float">
            <text:p>0.000117038</text:p>
          </table:table-cell>
          <table:table-cell office:value-type="float" office:value="0.000471888" calcext:value-type="float">
            <text:p>0.000471888</text:p>
          </table:table-cell>
          <table:table-cell office:value-type="float" office:value="0.000343087" calcext:value-type="float">
            <text:p>0.00034308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-0.286069" calcext:value-type="float">
            <text:p>-0.286069</text:p>
          </table:table-cell>
          <table:table-cell office:value-type="float" office:value="0.000113373" calcext:value-type="float">
            <text:p>0.000113373</text:p>
          </table:table-cell>
          <table:table-cell office:value-type="float" office:value="0.000467679" calcext:value-type="float">
            <text:p>0.000467679</text:p>
          </table:table-cell>
          <table:table-cell office:value-type="float" office:value="-0.000343087" calcext:value-type="float">
            <text:p>-0.00034308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0.288091" calcext:value-type="float">
            <text:p>-0.288091</text:p>
          </table:table-cell>
          <table:table-cell office:value-type="float" office:value="0.000114321" calcext:value-type="float">
            <text:p>0.000114321</text:p>
          </table:table-cell>
          <table:table-cell office:value-type="float" office:value="0.000469409" calcext:value-type="float">
            <text:p>0.000469409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-0.266251" calcext:value-type="float">
            <text:p>-0.266251</text:p>
          </table:table-cell>
          <table:table-cell office:value-type="float" office:value="0.000103129" calcext:value-type="float">
            <text:p>0.000103129</text:p>
          </table:table-cell>
          <table:table-cell office:value-type="float" office:value="0.000457533" calcext:value-type="float">
            <text:p>0.000457533</text:p>
          </table:table-cell>
          <table:table-cell office:value-type="float" office:value="-0.000000000260961" calcext:value-type="float">
            <text:p>-2.60961E-10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-0.310234" calcext:value-type="float">
            <text:p>-0.310234</text:p>
          </table:table-cell>
          <table:table-cell office:value-type="float" office:value="0.000126123" calcext:value-type="float">
            <text:p>0.000126123</text:p>
          </table:table-cell>
          <table:table-cell office:value-type="float" office:value="0.000481045" calcext:value-type="float">
            <text:p>0.000481045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-0.264426" calcext:value-type="float">
            <text:p>-0.264426</text:p>
          </table:table-cell>
          <table:table-cell office:value-type="float" office:value="0.000102048" calcext:value-type="float">
            <text:p>0.000102048</text:p>
          </table:table-cell>
          <table:table-cell office:value-type="float" office:value="0.000457281" calcext:value-type="float">
            <text:p>0.000457281</text:p>
          </table:table-cell>
          <table:table-cell office:value-type="float" office:value="0.000892025" calcext:value-type="float">
            <text:p>0.000892025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-0.309781" calcext:value-type="float">
            <text:p>-0.309781</text:p>
          </table:table-cell>
          <table:table-cell office:value-type="float" office:value="0.000126134" calcext:value-type="float">
            <text:p>0.000126134</text:p>
          </table:table-cell>
          <table:table-cell office:value-type="float" office:value="0.000480793" calcext:value-type="float">
            <text:p>0.000480793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-0.289326" calcext:value-type="float">
            <text:p>-0.289326</text:p>
          </table:table-cell>
          <table:table-cell office:value-type="float" office:value="0.000115446" calcext:value-type="float">
            <text:p>0.000115446</text:p>
          </table:table-cell>
          <table:table-cell office:value-type="float" office:value="0.000470587" calcext:value-type="float">
            <text:p>0.000470587</text:p>
          </table:table-cell>
          <table:table-cell office:value-type="float" office:value="-0.0000686173" calcext:value-type="float">
            <text:p>-6.86173E-05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-0.280838" calcext:value-type="float">
            <text:p>-0.280838</text:p>
          </table:table-cell>
          <table:table-cell office:value-type="float" office:value="0.000111125" calcext:value-type="float">
            <text:p>0.000111125</text:p>
          </table:table-cell>
          <table:table-cell office:value-type="float" office:value="0.000466375" calcext:value-type="float">
            <text:p>0.000466375</text:p>
          </table:table-cell>
          <table:table-cell office:value-type="float" office:value="0.0000686173" calcext:value-type="float">
            <text:p>6.86173E-05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-0.262432" calcext:value-type="float">
            <text:p>-0.262432</text:p>
          </table:table-cell>
          <table:table-cell office:value-type="float" office:value="0.000101635" calcext:value-type="float">
            <text:p>0.000101635</text:p>
          </table:table-cell>
          <table:table-cell office:value-type="float" office:value="0.000456481" calcext:value-type="float">
            <text:p>0.000456481</text:p>
          </table:table-cell>
          <table:table-cell office:value-type="float" office:value="-0.0000686176" calcext:value-type="float">
            <text:p>-6.86176E-05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-0.304972" calcext:value-type="float">
            <text:p>-0.304972</text:p>
          </table:table-cell>
          <table:table-cell office:value-type="float" office:value="0.000123481" calcext:value-type="float">
            <text:p>0.000123481</text:p>
          </table:table-cell>
          <table:table-cell office:value-type="float" office:value="0.000479993" calcext:value-type="float">
            <text:p>0.000479993</text:p>
          </table:table-cell>
          <table:table-cell office:value-type="float" office:value="0.000960643" calcext:value-type="float">
            <text:p>0.000960643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-0.309401" calcext:value-type="float">
            <text:p>-0.309401</text:p>
          </table:table-cell>
          <table:table-cell office:value-type="float" office:value="0.000126779" calcext:value-type="float">
            <text:p>0.000126779</text:p>
          </table:table-cell>
          <table:table-cell office:value-type="float" office:value="0.000481373" calcext:value-type="float">
            <text:p>0.000481373</text:p>
          </table:table-cell>
          <table:table-cell office:value-type="float" office:value="-0.00178405" calcext:value-type="float">
            <text:p>-0.00178405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0.231317" calcext:value-type="float">
            <text:p>-0.231317</text:p>
          </table:table-cell>
          <table:table-cell office:value-type="float" office:value="0.0000852715" calcext:value-type="float">
            <text:p>8.52715E-05</text:p>
          </table:table-cell>
          <table:table-cell office:value-type="float" office:value="0.000441804" calcext:value-type="float">
            <text:p>0.000441804</text:p>
          </table:table-cell>
          <table:table-cell office:value-type="float" office:value="0.00212714" calcext:value-type="float">
            <text:p>0.00212714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-0.326349" calcext:value-type="float">
            <text:p>-0.326349</text:p>
          </table:table-cell>
          <table:table-cell office:value-type="float" office:value="0.00013585" calcext:value-type="float">
            <text:p>0.00013585</text:p>
          </table:table-cell>
          <table:table-cell office:value-type="float" office:value="0.000490778" calcext:value-type="float">
            <text:p>0.000490778</text:p>
          </table:table-cell>
          <table:table-cell office:value-type="float" office:value="-0.00205852" calcext:value-type="float">
            <text:p>-0.00205852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-0.233636" calcext:value-type="float">
            <text:p>-0.233636</text:p>
          </table:table-cell>
          <table:table-cell office:value-type="float" office:value="0.0000868284" calcext:value-type="float">
            <text:p>8.68284E-05</text:p>
          </table:table-cell>
          <table:table-cell office:value-type="float" office:value="0.000443274" calcext:value-type="float">
            <text:p>0.000443274</text:p>
          </table:table-cell>
          <table:table-cell office:value-type="float" office:value="0.00164682" calcext:value-type="float">
            <text:p>0.00164682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-0.280199" calcext:value-type="float">
            <text:p>-0.280199</text:p>
          </table:table-cell>
          <table:table-cell office:value-type="float" office:value="0.000111503" calcext:value-type="float">
            <text:p>0.000111503</text:p>
          </table:table-cell>
          <table:table-cell office:value-type="float" office:value="0.000467052" calcext:value-type="float">
            <text:p>0.000467052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-0.187946" calcext:value-type="float">
            <text:p>-0.187946</text:p>
          </table:table-cell>
          <table:table-cell office:value-type="float" office:value="0.0000623341" calcext:value-type="float">
            <text:p>6.23341E-05</text:p>
          </table:table-cell>
          <table:table-cell office:value-type="float" office:value="0.00041835" calcext:value-type="float">
            <text:p>0.00041835</text:p>
          </table:table-cell>
          <table:table-cell office:value-type="float" office:value="0.00301916" calcext:value-type="float">
            <text:p>0.00301916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-0.244588" calcext:value-type="float">
            <text:p>-0.244588</text:p>
          </table:table-cell>
          <table:table-cell office:value-type="float" office:value="0.0000917122" calcext:value-type="float">
            <text:p>9.17122E-05</text:p>
          </table:table-cell>
          <table:table-cell office:value-type="float" office:value="0.000445412" calcext:value-type="float">
            <text:p>0.000445412</text:p>
          </table:table-cell>
          <table:table-cell office:value-type="float" office:value="0.000343086" calcext:value-type="float">
            <text:p>0.000343086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-0.0882121" calcext:value-type="float">
            <text:p>-0.0882121</text:p>
          </table:table-cell>
          <table:table-cell office:value-type="float" office:value="0.00000792205" calcext:value-type="float">
            <text:p>7.92205E-06</text:p>
          </table:table-cell>
          <table:table-cell office:value-type="float" office:value="0.000357497" calcext:value-type="float">
            <text:p>0.000357497</text:p>
          </table:table-cell>
          <table:table-cell office:value-type="float" office:value="0.00439151" calcext:value-type="float">
            <text:p>0.0043915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-0.138585" calcext:value-type="float">
            <text:p>-0.138585</text:p>
          </table:table-cell>
          <table:table-cell office:value-type="float" office:value="0.0000319914" calcext:value-type="float">
            <text:p>3.19914E-05</text:p>
          </table:table-cell>
          <table:table-cell office:value-type="float" office:value="0.000372982" calcext:value-type="float">
            <text:p>0.000372982</text:p>
          </table:table-cell>
          <table:table-cell office:value-type="float" office:value="0.00212713" calcext:value-type="float">
            <text:p>0.0021271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-0.101519" calcext:value-type="float">
            <text:p>-0.101519</text:p>
          </table:table-cell>
          <table:table-cell office:value-type="float" office:value="0.00000826835" calcext:value-type="float">
            <text:p>8.26835E-06</text:p>
          </table:table-cell>
          <table:table-cell office:value-type="float" office:value="0.000336778" calcext:value-type="float">
            <text:p>0.000336778</text:p>
          </table:table-cell>
          <table:table-cell office:value-type="float" office:value="0.00466598" calcext:value-type="float">
            <text:p>0.00466598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-0.181535" calcext:value-type="float">
            <text:p>-0.181535</text:p>
          </table:table-cell>
          <table:table-cell office:value-type="float" office:value="0.0000446287" calcext:value-type="float">
            <text:p>4.46287E-05</text:p>
          </table:table-cell>
          <table:table-cell office:value-type="float" office:value="0.000357954" calcext:value-type="float">
            <text:p>0.000357954</text:p>
          </table:table-cell>
          <table:table-cell office:value-type="float" office:value="0.00562662" calcext:value-type="float">
            <text:p>0.0056266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-0.213415" calcext:value-type="float">
            <text:p>-0.213415</text:p>
          </table:table-cell>
          <table:table-cell office:value-type="float" office:value="0.0000560211" calcext:value-type="float">
            <text:p>5.60211E-05</text:p>
          </table:table-cell>
          <table:table-cell office:value-type="float" office:value="0.000344778" calcext:value-type="float">
            <text:p>0.000344778</text:p>
          </table:table-cell>
          <table:table-cell office:value-type="float" office:value="0.00343086" calcext:value-type="float">
            <text:p>0.00343086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-0.334305" calcext:value-type="float">
            <text:p>-0.334305</text:p>
          </table:table-cell>
          <table:table-cell office:value-type="float" office:value="0.000112673" calcext:value-type="float">
            <text:p>0.000112673</text:p>
          </table:table-cell>
          <table:table-cell office:value-type="float" office:value="0.000378568" calcext:value-type="float">
            <text:p>0.000378568</text:p>
          </table:table-cell>
          <table:table-cell office:value-type="float" office:value="0.00212713" calcext:value-type="float">
            <text:p>0.00212713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-0.527196" calcext:value-type="float">
            <text:p>-0.527196</text:p>
          </table:table-cell>
          <table:table-cell office:value-type="float" office:value="0.000206489" calcext:value-type="float">
            <text:p>0.000206489</text:p>
          </table:table-cell>
          <table:table-cell office:value-type="float" office:value="0.000458826" calcext:value-type="float">
            <text:p>0.000458826</text:p>
          </table:table-cell>
          <table:table-cell office:value-type="float" office:value="0.00164681" calcext:value-type="float">
            <text:p>0.00164681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-2.01334" calcext:value-type="float">
            <text:p>-2.01334</text:p>
          </table:table-cell>
          <table:table-cell office:value-type="float" office:value="0.000983728" calcext:value-type="float">
            <text:p>0.000983728</text:p>
          </table:table-cell>
          <table:table-cell office:value-type="float" office:value="0.0012879" calcext:value-type="float">
            <text:p>0.0012879</text:p>
          </table:table-cell>
          <table:table-cell office:value-type="float" office:value="-0.02779" calcext:value-type="float">
            <text:p>-0.02779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-0.228269" calcext:value-type="float">
            <text:p>-0.228269</text:p>
          </table:table-cell>
          <table:table-cell office:value-type="float" office:value="0.0000492845" calcext:value-type="float">
            <text:p>4.92845E-05</text:p>
          </table:table-cell>
          <table:table-cell office:value-type="float" office:value="0.00034509" calcext:value-type="float">
            <text:p>0.00034509</text:p>
          </table:table-cell>
          <table:table-cell office:value-type="float" office:value="0.00645003" calcext:value-type="float">
            <text:p>0.00645003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285001" calcext:value-type="float">
            <text:p>0.285001</text:p>
          </table:table-cell>
          <table:table-cell office:value-type="float" office:value="-0.000222575" calcext:value-type="float">
            <text:p>-0.000222575</text:p>
          </table:table-cell>
          <table:table-cell office:value-type="float" office:value="0.0000230372" calcext:value-type="float">
            <text:p>2.30372E-05</text:p>
          </table:table-cell>
          <table:table-cell office:value-type="float" office:value="0.0115277" calcext:value-type="float">
            <text:p>0.0115277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-1.84251" calcext:value-type="float">
            <text:p>-1.84251</text:p>
          </table:table-cell>
          <table:table-cell office:value-type="float" office:value="0.000886915" calcext:value-type="float">
            <text:p>0.000886915</text:p>
          </table:table-cell>
          <table:table-cell office:value-type="float" office:value="0.00117912" calcext:value-type="float">
            <text:p>0.00117912</text:p>
          </table:table-cell>
          <table:table-cell office:value-type="float" office:value="-0.0183894" calcext:value-type="float">
            <text:p>-0.0183894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-0.237974" calcext:value-type="float">
            <text:p>-0.237974</text:p>
          </table:table-cell>
          <table:table-cell office:value-type="float" office:value="0.0000484496" calcext:value-type="float">
            <text:p>4.84496E-05</text:p>
          </table:table-cell>
          <table:table-cell office:value-type="float" office:value="0.000327014" calcext:value-type="float">
            <text:p>0.000327014</text:p>
          </table:table-cell>
          <table:table-cell office:value-type="float" office:value="0.0059697" calcext:value-type="float">
            <text:p>0.0059697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454489" calcext:value-type="float">
            <text:p>0.454489</text:p>
          </table:table-cell>
          <table:table-cell office:value-type="float" office:value="-0.000319545" calcext:value-type="float">
            <text:p>-0.000319545</text:p>
          </table:table-cell>
          <table:table-cell office:value-type="float" office:value="-0.00010539" calcext:value-type="float">
            <text:p>-0.00010539</text:p>
          </table:table-cell>
          <table:table-cell office:value-type="float" office:value="0.0209969" calcext:value-type="float">
            <text:p>0.0209969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-2.13992" calcext:value-type="float">
            <text:p>-2.13992</text:p>
          </table:table-cell>
          <table:table-cell office:value-type="float" office:value="0.00103669" calcext:value-type="float">
            <text:p>0.00103669</text:p>
          </table:table-cell>
          <table:table-cell office:value-type="float" office:value="0.00130605" calcext:value-type="float">
            <text:p>0.00130605</text:p>
          </table:table-cell>
          <table:table-cell office:value-type="float" office:value="-0.0269666" calcext:value-type="float">
            <text:p>-0.026966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0.314027" calcext:value-type="float">
            <text:p>-0.314027</text:p>
          </table:table-cell>
          <table:table-cell office:value-type="float" office:value="0.000081436" calcext:value-type="float">
            <text:p>8.1436E-05</text:p>
          </table:table-cell>
          <table:table-cell office:value-type="float" office:value="0.000340716" calcext:value-type="float">
            <text:p>0.000340716</text:p>
          </table:table-cell>
          <table:table-cell office:value-type="float" office:value="0.00590109" calcext:value-type="float">
            <text:p>0.00590109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-0.648774" calcext:value-type="float">
            <text:p>-0.648774</text:p>
          </table:table-cell>
          <table:table-cell office:value-type="float" office:value="0.0002551" calcext:value-type="float">
            <text:p>0.0002551</text:p>
          </table:table-cell>
          <table:table-cell office:value-type="float" office:value="0.000510655" calcext:value-type="float">
            <text:p>0.000510655</text:p>
          </table:table-cell>
          <table:table-cell office:value-type="float" office:value="0.000137234" calcext:value-type="float">
            <text:p>0.000137234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-0.301017" calcext:value-type="float">
            <text:p>-0.301017</text:p>
          </table:table-cell>
          <table:table-cell office:value-type="float" office:value="0.0000709433" calcext:value-type="float">
            <text:p>7.09433E-05</text:p>
          </table:table-cell>
          <table:table-cell office:value-type="float" office:value="0.000305767" calcext:value-type="float">
            <text:p>0.000305767</text:p>
          </table:table-cell>
          <table:table-cell office:value-type="float" office:value="0.00590109" calcext:value-type="float">
            <text:p>0.00590109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-1.48924" calcext:value-type="float">
            <text:p>-1.48924</text:p>
          </table:table-cell>
          <table:table-cell office:value-type="float" office:value="0.000691312" calcext:value-type="float">
            <text:p>0.000691312</text:p>
          </table:table-cell>
          <table:table-cell office:value-type="float" office:value="0.000944582" calcext:value-type="float">
            <text:p>0.000944582</text:p>
          </table:table-cell>
          <table:table-cell office:value-type="float" office:value="-0.0123511" calcext:value-type="float">
            <text:p>-0.012351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-0.306371" calcext:value-type="float">
            <text:p>-0.306371</text:p>
          </table:table-cell>
          <table:table-cell office:value-type="float" office:value="0.0000722216" calcext:value-type="float">
            <text:p>7.22216E-05</text:p>
          </table:table-cell>
          <table:table-cell office:value-type="float" office:value="0.000315479" calcext:value-type="float">
            <text:p>0.000315479</text:p>
          </table:table-cell>
          <table:table-cell office:value-type="float" office:value="0.00802822" calcext:value-type="float">
            <text:p>0.00802822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-0.640071" calcext:value-type="float">
            <text:p>-0.640071</text:p>
          </table:table-cell>
          <table:table-cell office:value-type="float" office:value="0.000245566" calcext:value-type="float">
            <text:p>0.000245566</text:p>
          </table:table-cell>
          <table:table-cell office:value-type="float" office:value="0.000481846" calcext:value-type="float">
            <text:p>0.000481846</text:p>
          </table:table-cell>
          <table:table-cell office:value-type="float" office:value="0.000960642" calcext:value-type="float">
            <text:p>0.000960642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-0.06284" calcext:value-type="float">
            <text:p>-0.06284</text:p>
          </table:table-cell>
          <table:table-cell office:value-type="float" office:value="-0.0000603397" calcext:value-type="float">
            <text:p>-6.03397E-05</text:p>
          </table:table-cell>
          <table:table-cell office:value-type="float" office:value="0.000137311" calcext:value-type="float">
            <text:p>0.000137311</text:p>
          </table:table-cell>
          <table:table-cell office:value-type="float" office:value="0.0141352" calcext:value-type="float">
            <text:p>0.0141352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1.96689" calcext:value-type="float">
            <text:p>-1.96689</text:p>
          </table:table-cell>
          <table:table-cell office:value-type="float" office:value="0.000936286" calcext:value-type="float">
            <text:p>0.000936286</text:p>
          </table:table-cell>
          <table:table-cell office:value-type="float" office:value="0.00116465" calcext:value-type="float">
            <text:p>0.00116465</text:p>
          </table:table-cell>
          <table:table-cell office:value-type="float" office:value="-0.0244278" calcext:value-type="float">
            <text:p>-0.0244278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-0.350565" calcext:value-type="float">
            <text:p>-0.350565</text:p>
          </table:table-cell>
          <table:table-cell office:value-type="float" office:value="0.0000900424" calcext:value-type="float">
            <text:p>9.00424E-05</text:p>
          </table:table-cell>
          <table:table-cell office:value-type="float" office:value="0.000312486" calcext:value-type="float">
            <text:p>0.000312486</text:p>
          </table:table-cell>
          <table:table-cell office:value-type="float" office:value="0.00761652" calcext:value-type="float">
            <text:p>0.00761652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-0.636431" calcext:value-type="float">
            <text:p>-0.636431</text:p>
          </table:table-cell>
          <table:table-cell office:value-type="float" office:value="0.000238346" calcext:value-type="float">
            <text:p>0.000238346</text:p>
          </table:table-cell>
          <table:table-cell office:value-type="float" office:value="0.00045395" calcext:value-type="float">
            <text:p>0.00045395</text:p>
          </table:table-cell>
          <table:table-cell office:value-type="float" office:value="0.00219575" calcext:value-type="float">
            <text:p>0.0021957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-0.373583" calcext:value-type="float">
            <text:p>-0.373583</text:p>
          </table:table-cell>
          <table:table-cell office:value-type="float" office:value="0.0000979072" calcext:value-type="float">
            <text:p>9.79072E-05</text:p>
          </table:table-cell>
          <table:table-cell office:value-type="float" office:value="0.00029264" calcext:value-type="float">
            <text:p>0.00029264</text:p>
          </table:table-cell>
          <table:table-cell office:value-type="float" office:value="0.00988089" calcext:value-type="float">
            <text:p>0.00988089</text:p>
          </table:table-cell>
        </table:table-row>
        <table:table-row table:style-name="ro1">
          <table:table-cell office:value-type="float" office:value="2.73" calcext:value-type="float">
            <text:p>2.73</text:p>
          </table:table-cell>
          <table:table-cell office:value-type="float" office:value="-1.65263" calcext:value-type="float">
            <text:p>-1.65263</text:p>
          </table:table-cell>
          <table:table-cell office:value-type="float" office:value="0.000769945" calcext:value-type="float">
            <text:p>0.000769945</text:p>
          </table:table-cell>
          <table:table-cell office:value-type="float" office:value="0.000973457" calcext:value-type="float">
            <text:p>0.000973457</text:p>
          </table:table-cell>
          <table:table-cell office:value-type="float" office:value="-0.0252512" calcext:value-type="float">
            <text:p>-0.0252512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-0.371814" calcext:value-type="float">
            <text:p>-0.371814</text:p>
          </table:table-cell>
          <table:table-cell office:value-type="float" office:value="0.0000934172" calcext:value-type="float">
            <text:p>9.34172E-05</text:p>
          </table:table-cell>
          <table:table-cell office:value-type="float" office:value="0.000305957" calcext:value-type="float">
            <text:p>0.000305957</text:p>
          </table:table-cell>
          <table:table-cell office:value-type="float" office:value="0.0205166" calcext:value-type="float">
            <text:p>0.0205166</text:p>
          </table:table-cell>
        </table:table-row>
        <table:table-row table:style-name="ro1">
          <table:table-cell office:value-type="float" office:value="2.79" calcext:value-type="float">
            <text:p>2.79</text:p>
          </table:table-cell>
          <table:table-cell office:value-type="float" office:value="-0.702732" calcext:value-type="float">
            <text:p>-0.702732</text:p>
          </table:table-cell>
          <table:table-cell office:value-type="float" office:value="0.000270471" calcext:value-type="float">
            <text:p>0.000270471</text:p>
          </table:table-cell>
          <table:table-cell office:value-type="float" office:value="0.000461004" calcext:value-type="float">
            <text:p>0.000461004</text:p>
          </table:table-cell>
          <table:table-cell office:value-type="float" office:value="-0.00432289" calcext:value-type="float">
            <text:p>-0.00432289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-0.317127" calcext:value-type="float">
            <text:p>-0.317127</text:p>
          </table:table-cell>
          <table:table-cell office:value-type="float" office:value="0.0000651193" calcext:value-type="float">
            <text:p>6.51193E-05</text:p>
          </table:table-cell>
          <table:table-cell office:value-type="float" office:value="0.000230201" calcext:value-type="float">
            <text:p>0.000230201</text:p>
          </table:table-cell>
          <table:table-cell office:value-type="float" office:value="0.00816546" calcext:value-type="float">
            <text:p>0.00816546</text:p>
          </table:table-cell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-1.75707" calcext:value-type="float">
            <text:p>-1.75707</text:p>
          </table:table-cell>
          <table:table-cell office:value-type="float" office:value="0.000819232" calcext:value-type="float">
            <text:p>0.000819232</text:p>
          </table:table-cell>
          <table:table-cell office:value-type="float" office:value="0.00100288" calcext:value-type="float">
            <text:p>0.00100288</text:p>
          </table:table-cell>
          <table:table-cell office:value-type="float" office:value="-0.0234671" calcext:value-type="float">
            <text:p>-0.0234671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-0.523301" calcext:value-type="float">
            <text:p>-0.523301</text:p>
          </table:table-cell>
          <table:table-cell office:value-type="float" office:value="0.000168707" calcext:value-type="float">
            <text:p>0.000168707</text:p>
          </table:table-cell>
          <table:table-cell office:value-type="float" office:value="0.000359909" calcext:value-type="float">
            <text:p>0.000359909</text:p>
          </table:table-cell>
          <table:table-cell office:value-type="float" office:value="0.0174288" calcext:value-type="float">
            <text:p>0.0174288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-0.0890099" calcext:value-type="float">
            <text:p>-0.0890099</text:p>
          </table:table-cell>
          <table:table-cell office:value-type="float" office:value="-0.0000538684" calcext:value-type="float">
            <text:p>-5.38684E-05</text:p>
          </table:table-cell>
          <table:table-cell office:value-type="float" office:value="0.0000793716" calcext:value-type="float">
            <text:p>7.93716E-05</text:p>
          </table:table-cell>
          <table:table-cell office:value-type="float" office:value="0.000960633" calcext:value-type="float">
            <text:p>0.000960633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-1.74515" calcext:value-type="float">
            <text:p>-1.74515</text:p>
          </table:table-cell>
          <table:table-cell office:value-type="float" office:value="0.000804179" calcext:value-type="float">
            <text:p>0.000804179</text:p>
          </table:table-cell>
          <table:table-cell office:value-type="float" office:value="0.000983995" calcext:value-type="float">
            <text:p>0.000983995</text:p>
          </table:table-cell>
          <table:table-cell office:value-type="float" office:value="-0.00343086" calcext:value-type="float">
            <text:p>-0.00343086</text:p>
          </table:table-cell>
        </table:table-row>
        <table:table-row table:style-name="ro1">
          <table:table-cell office:value-type="float" office:value="2.97" calcext:value-type="float">
            <text:p>2.97</text:p>
          </table:table-cell>
          <table:table-cell office:value-type="float" office:value="-0.592668" calcext:value-type="float">
            <text:p>-0.592668</text:p>
          </table:table-cell>
          <table:table-cell office:value-type="float" office:value="0.000206658" calcext:value-type="float">
            <text:p>0.000206658</text:p>
          </table:table-cell>
          <table:table-cell office:value-type="float" office:value="0.000360483" calcext:value-type="float">
            <text:p>0.000360483</text:p>
          </table:table-cell>
          <table:table-cell office:value-type="float" office:value="-0.00178405" calcext:value-type="float">
            <text:p>-0.001784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845849" calcext:value-type="float">
            <text:p>-0.845849</text:p>
          </table:table-cell>
          <table:table-cell office:value-type="float" office:value="0.000336534" calcext:value-type="float">
            <text:p>0.000336534</text:p>
          </table:table-cell>
          <table:table-cell office:value-type="float" office:value="0.000490523" calcext:value-type="float">
            <text:p>0.000490523</text:p>
          </table:table-cell>
          <table:table-cell office:value-type="float" office:value="-0.000343087" calcext:value-type="float">
            <text:p>-0.000343087</text:p>
          </table:table-cell>
        </table:table-row>
        <table:table-row table:style-name="ro1">
          <table:table-cell office:value-type="float" office:value="3.03" calcext:value-type="float">
            <text:p>3.03</text:p>
          </table:table-cell>
          <table:table-cell office:value-type="float" office:value="-0.488541" calcext:value-type="float">
            <text:p>-0.488541</text:p>
          </table:table-cell>
          <table:table-cell office:value-type="float" office:value="0.000148441" calcext:value-type="float">
            <text:p>0.000148441</text:p>
          </table:table-cell>
          <table:table-cell office:value-type="float" office:value="0.000280778" calcext:value-type="float">
            <text:p>0.000280778</text:p>
          </table:table-cell>
          <table:table-cell office:value-type="float" office:value="0.00590109" calcext:value-type="float">
            <text:p>0.00590109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1.66503" calcext:value-type="float">
            <text:p>-1.66503</text:p>
          </table:table-cell>
          <table:table-cell office:value-type="float" office:value="0.000764419" calcext:value-type="float">
            <text:p>0.000764419</text:p>
          </table:table-cell>
          <table:table-cell office:value-type="float" office:value="0.000909656" calcext:value-type="float">
            <text:p>0.000909656</text:p>
          </table:table-cell>
          <table:table-cell office:value-type="float" office:value="-0.0188011" calcext:value-type="float">
            <text:p>-0.0188011</text:p>
          </table:table-cell>
        </table:table-row>
        <table:table-row table:style-name="ro1">
          <table:table-cell office:value-type="float" office:value="3.09" calcext:value-type="float">
            <text:p>3.09</text:p>
          </table:table-cell>
          <table:table-cell office:value-type="float" office:value="-0.5209" calcext:value-type="float">
            <text:p>-0.5209</text:p>
          </table:table-cell>
          <table:table-cell office:value-type="float" office:value="0.000161852" calcext:value-type="float">
            <text:p>0.000161852</text:p>
          </table:table-cell>
          <table:table-cell office:value-type="float" office:value="0.000311793" calcext:value-type="float">
            <text:p>0.000311793</text:p>
          </table:table-cell>
          <table:table-cell office:value-type="float" office:value="0.0167426" calcext:value-type="float">
            <text:p>0.0167426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-0.178562" calcext:value-type="float">
            <text:p>-0.178562</text:p>
          </table:table-cell>
          <table:table-cell office:value-type="float" office:value="-0.0000142813" calcext:value-type="float">
            <text:p>-1.42813E-05</text:p>
          </table:table-cell>
          <table:table-cell office:value-type="float" office:value="0.0000863661" calcext:value-type="float">
            <text:p>8.63661E-05</text:p>
          </table:table-cell>
          <table:table-cell office:value-type="float" office:value="0.00679311" calcext:value-type="float">
            <text:p>0.00679311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-1.84929" calcext:value-type="float">
            <text:p>-1.84929</text:p>
          </table:table-cell>
          <table:table-cell office:value-type="float" office:value="0.000858323" calcext:value-type="float">
            <text:p>0.000858323</text:p>
          </table:table-cell>
          <table:table-cell office:value-type="float" office:value="0.000985906" calcext:value-type="float">
            <text:p>0.000985906</text:p>
          </table:table-cell>
          <table:table-cell office:value-type="float" office:value="-0.02134" calcext:value-type="float">
            <text:p>-0.0213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-0.641968" calcext:value-type="float">
            <text:p>-0.641968</text:p>
          </table:table-cell>
          <table:table-cell office:value-type="float" office:value="0.000224345" calcext:value-type="float">
            <text:p>0.000224345</text:p>
          </table:table-cell>
          <table:table-cell office:value-type="float" office:value="0.00035256" calcext:value-type="float">
            <text:p>0.00035256</text:p>
          </table:table-cell>
          <table:table-cell office:value-type="float" office:value="0.00974366" calcext:value-type="float">
            <text:p>0.00974366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0.414645" calcext:value-type="float">
            <text:p>-0.414645</text:p>
          </table:table-cell>
          <table:table-cell office:value-type="float" office:value="0.000104718" calcext:value-type="float">
            <text:p>0.000104718</text:p>
          </table:table-cell>
          <table:table-cell office:value-type="float" office:value="0.00020985" calcext:value-type="float">
            <text:p>0.00020985</text:p>
          </table:table-cell>
          <table:table-cell office:value-type="float" office:value="0.0129001" calcext:value-type="float">
            <text:p>0.0129001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-1.63315" calcext:value-type="float">
            <text:p>-1.63315</text:p>
          </table:table-cell>
          <table:table-cell office:value-type="float" office:value="0.000745515" calcext:value-type="float">
            <text:p>0.000745515</text:p>
          </table:table-cell>
          <table:table-cell office:value-type="float" office:value="0.000854028" calcext:value-type="float">
            <text:p>0.000854028</text:p>
          </table:table-cell>
          <table:table-cell office:value-type="float" office:value="-0.0231926" calcext:value-type="float">
            <text:p>-0.0231926</text:p>
          </table:table-cell>
        </table:table-row>
        <table:table-row table:style-name="ro1">
          <table:table-cell office:value-type="float" office:value="3.27" calcext:value-type="float">
            <text:p>3.27</text:p>
          </table:table-cell>
          <table:table-cell office:value-type="float" office:value="-0.673446" calcext:value-type="float">
            <text:p>-0.673446</text:p>
          </table:table-cell>
          <table:table-cell office:value-type="float" office:value="0.000239871" calcext:value-type="float">
            <text:p>0.000239871</text:p>
          </table:table-cell>
          <table:table-cell office:value-type="float" office:value="0.000354229" calcext:value-type="float">
            <text:p>0.000354229</text:p>
          </table:table-cell>
          <table:table-cell office:value-type="float" office:value="0.00782237" calcext:value-type="float">
            <text:p>0.0078223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-0.468835" calcext:value-type="float">
            <text:p>-0.468835</text:p>
          </table:table-cell>
          <table:table-cell office:value-type="float" office:value="0.000130925" calcext:value-type="float">
            <text:p>0.000130925</text:p>
          </table:table-cell>
          <table:table-cell office:value-type="float" office:value="0.000230341" calcext:value-type="float">
            <text:p>0.000230341</text:p>
          </table:table-cell>
          <table:table-cell office:value-type="float" office:value="0.015782" calcext:value-type="float">
            <text:p>0.015782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-1.61481" calcext:value-type="float">
            <text:p>-1.61481</text:p>
          </table:table-cell>
          <table:table-cell office:value-type="float" office:value="0.00073486" calcext:value-type="float">
            <text:p>0.00073486</text:p>
          </table:table-cell>
          <table:table-cell office:value-type="float" office:value="0.000832697" calcext:value-type="float">
            <text:p>0.000832697</text:p>
          </table:table-cell>
          <table:table-cell office:value-type="float" office:value="-0.0227123" calcext:value-type="float">
            <text:p>-0.0227123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-0.636168" calcext:value-type="float">
            <text:p>-0.636168</text:p>
          </table:table-cell>
          <table:table-cell office:value-type="float" office:value="0.000219595" calcext:value-type="float">
            <text:p>0.000219595</text:p>
          </table:table-cell>
          <table:table-cell office:value-type="float" office:value="0.000323449" calcext:value-type="float">
            <text:p>0.000323449</text:p>
          </table:table-cell>
          <table:table-cell office:value-type="float" office:value="0.00823408" calcext:value-type="float">
            <text:p>0.00823408</text:p>
          </table:table-cell>
        </table:table-row>
        <table:table-row table:style-name="ro1">
          <table:table-cell office:value-type="float" office:value="3.39" calcext:value-type="float">
            <text:p>3.39</text:p>
          </table:table-cell>
          <table:table-cell office:value-type="float" office:value="-0.571963" calcext:value-type="float">
            <text:p>-0.571963</text:p>
          </table:table-cell>
          <table:table-cell office:value-type="float" office:value="0.00018499" calcext:value-type="float">
            <text:p>0.00018499</text:p>
          </table:table-cell>
          <table:table-cell office:value-type="float" office:value="0.000276942" calcext:value-type="float">
            <text:p>0.000276942</text:p>
          </table:table-cell>
          <table:table-cell office:value-type="float" office:value="0.0110474" calcext:value-type="float">
            <text:p>0.0110474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-1.40786" calcext:value-type="float">
            <text:p>-1.40786</text:p>
          </table:table-cell>
          <table:table-cell office:value-type="float" office:value="0.000625182" calcext:value-type="float">
            <text:p>0.000625182</text:p>
          </table:table-cell>
          <table:table-cell office:value-type="float" office:value="0.000715007" calcext:value-type="float">
            <text:p>0.000715007</text:p>
          </table:table-cell>
          <table:table-cell office:value-type="float" office:value="-0.0166054" calcext:value-type="float">
            <text:p>-0.0166054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float" office:value="-0.813031" calcext:value-type="float">
            <text:p>-0.813031</text:p>
          </table:table-cell>
          <table:table-cell office:value-type="float" office:value="0.000311587" calcext:value-type="float">
            <text:p>0.000311587</text:p>
          </table:table-cell>
          <table:table-cell office:value-type="float" office:value="0.000406758" calcext:value-type="float">
            <text:p>0.000406758</text:p>
          </table:table-cell>
          <table:table-cell office:value-type="float" office:value="0.00411704" calcext:value-type="float">
            <text:p>0.00411704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-0.544413" calcext:value-type="float">
            <text:p>-0.544413</text:p>
          </table:table-cell>
          <table:table-cell office:value-type="float" office:value="0.00016945" calcext:value-type="float">
            <text:p>0.00016945</text:p>
          </table:table-cell>
          <table:table-cell office:value-type="float" office:value="0.000256022" calcext:value-type="float">
            <text:p>0.000256022</text:p>
          </table:table-cell>
          <table:table-cell office:value-type="float" office:value="0.0138607" calcext:value-type="float">
            <text:p>0.0138607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-1.37177" calcext:value-type="float">
            <text:p>-1.37177</text:p>
          </table:table-cell>
          <table:table-cell office:value-type="float" office:value="0.000605759" calcext:value-type="float">
            <text:p>0.000605759</text:p>
          </table:table-cell>
          <table:table-cell office:value-type="float" office:value="0.000687459" calcext:value-type="float">
            <text:p>0.000687459</text:p>
          </table:table-cell>
          <table:table-cell office:value-type="float" office:value="-0.0163995" calcext:value-type="float">
            <text:p>-0.0163995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-0.784119" calcext:value-type="float">
            <text:p>-0.784119</text:p>
          </table:table-cell>
          <table:table-cell office:value-type="float" office:value="0.00029587" calcext:value-type="float">
            <text:p>0.00029587</text:p>
          </table:table-cell>
          <table:table-cell office:value-type="float" office:value="0.000382459" calcext:value-type="float">
            <text:p>0.000382459</text:p>
          </table:table-cell>
          <table:table-cell office:value-type="float" office:value="0.00480321" calcext:value-type="float">
            <text:p>0.00480321</text:p>
          </table:table-cell>
        </table:table-row>
        <table:table-row table:style-name="ro1">
          <table:table-cell office:value-type="float" office:value="3.57" calcext:value-type="float">
            <text:p>3.57</text:p>
          </table:table-cell>
          <table:table-cell office:value-type="float" office:value="-0.655944" calcext:value-type="float">
            <text:p>-0.655944</text:p>
          </table:table-cell>
          <table:table-cell office:value-type="float" office:value="0.000227752" calcext:value-type="float">
            <text:p>0.000227752</text:p>
          </table:table-cell>
          <table:table-cell office:value-type="float" office:value="0.000307466" calcext:value-type="float">
            <text:p>0.000307466</text:p>
          </table:table-cell>
          <table:table-cell office:value-type="float" office:value="0.010224" calcext:value-type="float">
            <text:p>0.01022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-1.34521" calcext:value-type="float">
            <text:p>-1.34521</text:p>
          </table:table-cell>
          <table:table-cell office:value-type="float" office:value="0.000591304" calcext:value-type="float">
            <text:p>0.000591304</text:p>
          </table:table-cell>
          <table:table-cell office:value-type="float" office:value="0.000666734" calcext:value-type="float">
            <text:p>0.000666734</text:p>
          </table:table-cell>
          <table:table-cell office:value-type="float" office:value="-0.0158506" calcext:value-type="float">
            <text:p>-0.0158506</text:p>
          </table:table-cell>
        </table:table-row>
        <table:table-row table:style-name="ro1">
          <table:table-cell office:value-type="float" office:value="3.63" calcext:value-type="float">
            <text:p>3.63</text:p>
          </table:table-cell>
          <table:table-cell office:value-type="float" office:value="-0.791028" calcext:value-type="float">
            <text:p>-0.791028</text:p>
          </table:table-cell>
          <table:table-cell office:value-type="float" office:value="0.000299135" calcext:value-type="float">
            <text:p>0.000299135</text:p>
          </table:table-cell>
          <table:table-cell office:value-type="float" office:value="0.00038032" calcext:value-type="float">
            <text:p>0.00038032</text:p>
          </table:table-cell>
          <table:table-cell office:value-type="float" office:value="0.00473459" calcext:value-type="float">
            <text:p>0.00473459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-0.677153" calcext:value-type="float">
            <text:p>-0.677153</text:p>
          </table:table-cell>
          <table:table-cell office:value-type="float" office:value="0.000238622" calcext:value-type="float">
            <text:p>0.000238622</text:p>
          </table:table-cell>
          <table:table-cell office:value-type="float" office:value="0.000314939" calcext:value-type="float">
            <text:p>0.000314939</text:p>
          </table:table-cell>
          <table:table-cell office:value-type="float" office:value="0.00988089" calcext:value-type="float">
            <text:p>0.00988089</text:p>
          </table:table-cell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-1.25247" calcext:value-type="float">
            <text:p>-1.25247</text:p>
          </table:table-cell>
          <table:table-cell office:value-type="float" office:value="0.000542231" calcext:value-type="float">
            <text:p>0.000542231</text:p>
          </table:table-cell>
          <table:table-cell office:value-type="float" office:value="0.000613494" calcext:value-type="float">
            <text:p>0.000613494</text:p>
          </table:table-cell>
          <table:table-cell office:value-type="float" office:value="-0.0132431" calcext:value-type="float">
            <text:p>-0.0132431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-0.825492" calcext:value-type="float">
            <text:p>-0.825492</text:p>
          </table:table-cell>
          <table:table-cell office:value-type="float" office:value="0.000317311" calcext:value-type="float">
            <text:p>0.000317311</text:p>
          </table:table-cell>
          <table:table-cell office:value-type="float" office:value="0.000392424" calcext:value-type="float">
            <text:p>0.000392424</text:p>
          </table:table-cell>
          <table:table-cell office:value-type="float" office:value="0.00247022" calcext:value-type="float">
            <text:p>0.00247022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-0.88943" calcext:value-type="float">
            <text:p>-0.88943</text:p>
          </table:table-cell>
          <table:table-cell office:value-type="float" office:value="0.000350331" calcext:value-type="float">
            <text:p>0.000350331</text:p>
          </table:table-cell>
          <table:table-cell office:value-type="float" office:value="0.000425137" calcext:value-type="float">
            <text:p>0.000425137</text:p>
          </table:table-cell>
          <table:table-cell office:value-type="float" office:value="0.00219575" calcext:value-type="float">
            <text:p>0.00219575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-0.992786" calcext:value-type="float">
            <text:p>-0.992786</text:p>
          </table:table-cell>
          <table:table-cell office:value-type="float" office:value="0.000405624" calcext:value-type="float">
            <text:p>0.000405624</text:p>
          </table:table-cell>
          <table:table-cell office:value-type="float" office:value="0.000476927" calcext:value-type="float">
            <text:p>0.000476927</text:p>
          </table:table-cell>
          <table:table-cell office:value-type="float" office:value="-0.00473459" calcext:value-type="float">
            <text:p>-0.00473459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0.967163" calcext:value-type="float">
            <text:p>-0.967163</text:p>
          </table:table-cell>
          <table:table-cell office:value-type="float" office:value="0.000391622" calcext:value-type="float">
            <text:p>0.000391622</text:p>
          </table:table-cell>
          <table:table-cell office:value-type="float" office:value="0.000465607" calcext:value-type="float">
            <text:p>0.000465607</text:p>
          </table:table-cell>
          <table:table-cell office:value-type="float" office:value="-0.00178405" calcext:value-type="float">
            <text:p>-0.00178405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-0.867581" calcext:value-type="float">
            <text:p>-0.867581</text:p>
          </table:table-cell>
          <table:table-cell office:value-type="float" office:value="0.00033933" calcext:value-type="float">
            <text:p>0.00033933</text:p>
          </table:table-cell>
          <table:table-cell office:value-type="float" office:value="0.00041402" calcext:value-type="float">
            <text:p>0.00041402</text:p>
          </table:table-cell>
          <table:table-cell office:value-type="float" office:value="0.00137235" calcext:value-type="float">
            <text:p>0.00137235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-1.01338" calcext:value-type="float">
            <text:p>-1.01338</text:p>
          </table:table-cell>
          <table:table-cell office:value-type="float" office:value="0.000416299" calcext:value-type="float">
            <text:p>0.000416299</text:p>
          </table:table-cell>
          <table:table-cell office:value-type="float" office:value="0.000490529" calcext:value-type="float">
            <text:p>0.000490529</text:p>
          </table:table-cell>
          <table:table-cell office:value-type="float" office:value="-0.00432289" calcext:value-type="float">
            <text:p>-0.00432289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-0.864231" calcext:value-type="float">
            <text:p>-0.864231</text:p>
          </table:table-cell>
          <table:table-cell office:value-type="float" office:value="0.000337142" calcext:value-type="float">
            <text:p>0.000337142</text:p>
          </table:table-cell>
          <table:table-cell office:value-type="float" office:value="0.000415842" calcext:value-type="float">
            <text:p>0.000415842</text:p>
          </table:table-cell>
          <table:table-cell office:value-type="float" office:value="0.00349948" calcext:value-type="float">
            <text:p>0.00349948</text:p>
          </table:table-cell>
        </table:table-row>
        <table:table-row table:style-name="ro1">
          <table:table-cell office:value-type="float" office:value="3.93" calcext:value-type="float">
            <text:p>3.93</text:p>
          </table:table-cell>
          <table:table-cell office:value-type="float" office:value="-0.84733" calcext:value-type="float">
            <text:p>-0.84733</text:p>
          </table:table-cell>
          <table:table-cell office:value-type="float" office:value="0.000328795" calcext:value-type="float">
            <text:p>0.000328795</text:p>
          </table:table-cell>
          <table:table-cell office:value-type="float" office:value="0.000405647" calcext:value-type="float">
            <text:p>0.000405647</text:p>
          </table:table-cell>
          <table:table-cell office:value-type="float" office:value="0.00205852" calcext:value-type="float">
            <text:p>0.00205852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-0.916344" calcext:value-type="float">
            <text:p>-0.916344</text:p>
          </table:table-cell>
          <table:table-cell office:value-type="float" office:value="0.000364984" calcext:value-type="float">
            <text:p>0.000364984</text:p>
          </table:table-cell>
          <table:table-cell office:value-type="float" office:value="0.000441095" calcext:value-type="float">
            <text:p>0.000441095</text:p>
          </table:table-cell>
          <table:table-cell office:value-type="float" office:value="-0.000000000000219582" calcext:value-type="float">
            <text:p>-2.19582E-13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 office:value-type="float" office:value="-0.911015" calcext:value-type="float">
            <text:p>-0.911015</text:p>
          </table:table-cell>
          <table:table-cell office:value-type="float" office:value="0.000361687" calcext:value-type="float">
            <text:p>0.000361687</text:p>
          </table:table-cell>
          <table:table-cell office:value-type="float" office:value="0.000438748" calcext:value-type="float">
            <text:p>0.000438748</text:p>
          </table:table-cell>
          <table:table-cell office:value-type="float" office:value="0.00185267" calcext:value-type="float">
            <text:p>0.00185267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-0.945213" calcext:value-type="float">
            <text:p>-0.945213</text:p>
          </table:table-cell>
          <table:table-cell office:value-type="float" office:value="0.000380609" calcext:value-type="float">
            <text:p>0.000380609</text:p>
          </table:table-cell>
          <table:table-cell office:value-type="float" office:value="0.00045466" calcext:value-type="float">
            <text:p>0.00045466</text:p>
          </table:table-cell>
          <table:table-cell office:value-type="float" office:value="-0.00267608" calcext:value-type="float">
            <text:p>-0.00267608</text:p>
          </table:table-cell>
        </table:table-row>
        <table:table-row table:style-name="ro1">
          <table:table-cell office:value-type="float" office:value="4.05" calcext:value-type="float">
            <text:p>4.05</text:p>
          </table:table-cell>
          <table:table-cell office:value-type="float" office:value="-0.798364" calcext:value-type="float">
            <text:p>-0.798364</text:p>
          </table:table-cell>
          <table:table-cell office:value-type="float" office:value="0.000302748" calcext:value-type="float">
            <text:p>0.000302748</text:p>
          </table:table-cell>
          <table:table-cell office:value-type="float" office:value="0.000377252" calcext:value-type="float">
            <text:p>0.000377252</text:p>
          </table:table-cell>
          <table:table-cell office:value-type="float" office:value="0.00425427" calcext:value-type="float">
            <text:p>0.00425427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-1.06302" calcext:value-type="float">
            <text:p>-1.06302</text:p>
          </table:table-cell>
          <table:table-cell office:value-type="float" office:value="0.000441906" calcext:value-type="float">
            <text:p>0.000441906</text:p>
          </table:table-cell>
          <table:table-cell office:value-type="float" office:value="0.000515012" calcext:value-type="float">
            <text:p>0.000515012</text:p>
          </table:table-cell>
          <table:table-cell office:value-type="float" office:value="-0.00473459" calcext:value-type="float">
            <text:p>-0.0047345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-0.913389" calcext:value-type="float">
            <text:p>-0.913389</text:p>
          </table:table-cell>
          <table:table-cell office:value-type="float" office:value="0.000363343" calcext:value-type="float">
            <text:p>0.000363343</text:p>
          </table:table-cell>
          <table:table-cell office:value-type="float" office:value="0.000437844" calcext:value-type="float">
            <text:p>0.000437844</text:p>
          </table:table-cell>
          <table:table-cell office:value-type="float" office:value="0.0000686173" calcext:value-type="float">
            <text:p>6.86173E-05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-0.895806" calcext:value-type="float">
            <text:p>-0.895806</text:p>
          </table:table-cell>
          <table:table-cell office:value-type="float" office:value="0.000354535" calcext:value-type="float">
            <text:p>0.000354535</text:p>
          </table:table-cell>
          <table:table-cell office:value-type="float" office:value="0.000427925" calcext:value-type="float">
            <text:p>0.000427925</text:p>
          </table:table-cell>
          <table:table-cell office:value-type="float" office:value="-0.000892026" calcext:value-type="float">
            <text:p>-0.000892026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-0.939154" calcext:value-type="float">
            <text:p>-0.939154</text:p>
          </table:table-cell>
          <table:table-cell office:value-type="float" office:value="0.000376667" calcext:value-type="float">
            <text:p>0.000376667</text:p>
          </table:table-cell>
          <table:table-cell office:value-type="float" office:value="0.000452052" calcext:value-type="float">
            <text:p>0.000452052</text:p>
          </table:table-cell>
          <table:table-cell office:value-type="float" office:value="0.0000686176" calcext:value-type="float">
            <text:p>6.86176E-05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-0.915539" calcext:value-type="float">
            <text:p>-0.915539</text:p>
          </table:table-cell>
          <table:table-cell office:value-type="float" office:value="0.000364172" calcext:value-type="float">
            <text:p>0.000364172</text:p>
          </table:table-cell>
          <table:table-cell office:value-type="float" office:value="0.00044044" calcext:value-type="float">
            <text:p>0.00044044</text:p>
          </table:table-cell>
          <table:table-cell office:value-type="float" office:value="0.00123511" calcext:value-type="float">
            <text:p>0.00123511</text:p>
          </table:table-cell>
        </table:table-row>
        <table:table-row table:style-name="ro1">
          <table:table-cell office:value-type="float" office:value="4.23" calcext:value-type="float">
            <text:p>4.23</text:p>
          </table:table-cell>
          <table:table-cell office:value-type="float" office:value="-0.916164" calcext:value-type="float">
            <text:p>-0.916164</text:p>
          </table:table-cell>
          <table:table-cell office:value-type="float" office:value="0.000364749" calcext:value-type="float">
            <text:p>0.000364749</text:p>
          </table:table-cell>
          <table:table-cell office:value-type="float" office:value="0.000440743" calcext:value-type="float">
            <text:p>0.000440743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-0.920465" calcext:value-type="float">
            <text:p>-0.920465</text:p>
          </table:table-cell>
          <table:table-cell office:value-type="float" office:value="0.000367226" calcext:value-type="float">
            <text:p>0.000367226</text:p>
          </table:table-cell>
          <table:table-cell office:value-type="float" office:value="0.000443078" calcext:value-type="float">
            <text:p>0.000443078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-0.912436" calcext:value-type="float">
            <text:p>-0.912436</text:p>
          </table:table-cell>
          <table:table-cell office:value-type="float" office:value="0.000362989" calcext:value-type="float">
            <text:p>0.000362989</text:p>
          </table:table-cell>
          <table:table-cell office:value-type="float" office:value="0.000439412" calcext:value-type="float">
            <text:p>0.000439412</text:p>
          </table:table-cell>
          <table:table-cell office:value-type="float" office:value="-0.0000000000437139" calcext:value-type="float">
            <text:p>-4.37139E-11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-0.985354" calcext:value-type="float">
            <text:p>-0.985354</text:p>
          </table:table-cell>
          <table:table-cell office:value-type="float" office:value="0.000400608" calcext:value-type="float">
            <text:p>0.000400608</text:p>
          </table:table-cell>
          <table:table-cell office:value-type="float" office:value="0.000480211" calcext:value-type="float">
            <text:p>0.000480211</text:p>
          </table:table-cell>
          <table:table-cell office:value-type="float" office:value="0.000411705" calcext:value-type="float">
            <text:p>0.000411705</text:p>
          </table:table-cell>
        </table:table-row>
        <table:table-row table:style-name="ro1">
          <table:table-cell office:value-type="float" office:value="4.35" calcext:value-type="float">
            <text:p>4.35</text:p>
          </table:table-cell>
          <table:table-cell office:value-type="float" office:value="-1.02351" calcext:value-type="float">
            <text:p>-1.02351</text:p>
          </table:table-cell>
          <table:table-cell office:value-type="float" office:value="0.00041927" calcext:value-type="float">
            <text:p>0.00041927</text:p>
          </table:table-cell>
          <table:table-cell office:value-type="float" office:value="0.000506098" calcext:value-type="float">
            <text:p>0.000506098</text:p>
          </table:table-cell>
          <table:table-cell office:value-type="float" office:value="0.00480321" calcext:value-type="float">
            <text:p>0.00480321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-0.994062" calcext:value-type="float">
            <text:p>-0.994062</text:p>
          </table:table-cell>
          <table:table-cell office:value-type="float" office:value="0.000402132" calcext:value-type="float">
            <text:p>0.000402132</text:p>
          </table:table-cell>
          <table:table-cell office:value-type="float" office:value="0.000499266" calcext:value-type="float">
            <text:p>0.000499266</text:p>
          </table:table-cell>
          <table:table-cell office:value-type="float" office:value="0.0126942" calcext:value-type="float">
            <text:p>0.0126942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0.838887" calcext:value-type="float">
            <text:p>-0.838887</text:p>
          </table:table-cell>
          <table:table-cell office:value-type="float" office:value="0.000321403" calcext:value-type="float">
            <text:p>0.000321403</text:p>
          </table:table-cell>
          <table:table-cell office:value-type="float" office:value="0.000423699" calcext:value-type="float">
            <text:p>0.000423699</text:p>
          </table:table-cell>
          <table:table-cell office:value-type="float" office:value="0.0168799" calcext:value-type="float">
            <text:p>0.0168799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-0.849316" calcext:value-type="float">
            <text:p>-0.849316</text:p>
          </table:table-cell>
          <table:table-cell office:value-type="float" office:value="0.000328582" calcext:value-type="float">
            <text:p>0.000328582</text:p>
          </table:table-cell>
          <table:table-cell office:value-type="float" office:value="0.000430715" calcext:value-type="float">
            <text:p>0.000430715</text:p>
          </table:table-cell>
          <table:table-cell office:value-type="float" office:value="0.0115963" calcext:value-type="float">
            <text:p>0.0115963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-0.80368" calcext:value-type="float">
            <text:p>-0.80368</text:p>
          </table:table-cell>
          <table:table-cell office:value-type="float" office:value="0.00030571" calcext:value-type="float">
            <text:p>0.00030571</text:p>
          </table:table-cell>
          <table:table-cell office:value-type="float" office:value="0.000408811" calcext:value-type="float">
            <text:p>0.000408811</text:p>
          </table:table-cell>
          <table:table-cell office:value-type="float" office:value="0.0113905" calcext:value-type="float">
            <text:p>0.0113905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-0.805958" calcext:value-type="float">
            <text:p>-0.805958</text:p>
          </table:table-cell>
          <table:table-cell office:value-type="float" office:value="0.000310004" calcext:value-type="float">
            <text:p>0.000310004</text:p>
          </table:table-cell>
          <table:table-cell office:value-type="float" office:value="0.00040538" calcext:value-type="float">
            <text:p>0.00040538</text:p>
          </table:table-cell>
          <table:table-cell office:value-type="float" office:value="0.00144096" calcext:value-type="float">
            <text:p>0.00144096</text:p>
          </table:table-cell>
        </table:table-row>
        <table:table-row table:style-name="ro1">
          <table:table-cell office:value-type="float" office:value="4.53" calcext:value-type="float">
            <text:p>4.53</text:p>
          </table:table-cell>
          <table:table-cell office:value-type="float" office:value="-0.87773" calcext:value-type="float">
            <text:p>-0.87773</text:p>
          </table:table-cell>
          <table:table-cell office:value-type="float" office:value="0.000345694" calcext:value-type="float">
            <text:p>0.000345694</text:p>
          </table:table-cell>
          <table:table-cell office:value-type="float" office:value="0.000445168" calcext:value-type="float">
            <text:p>0.000445168</text:p>
          </table:table-cell>
          <table:table-cell office:value-type="float" office:value="0.00384257" calcext:value-type="float">
            <text:p>0.00384257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-1.11726" calcext:value-type="float">
            <text:p>-1.11726</text:p>
          </table:table-cell>
          <table:table-cell office:value-type="float" office:value="0.00047029" calcext:value-type="float">
            <text:p>0.00047029</text:p>
          </table:table-cell>
          <table:table-cell office:value-type="float" office:value="0.000568987" calcext:value-type="float">
            <text:p>0.000568987</text:p>
          </table:table-cell>
          <table:table-cell office:value-type="float" office:value="-0.00816546" calcext:value-type="float">
            <text:p>-0.00816546</text:p>
          </table:table-cell>
        </table:table-row>
        <table:table-row table:style-name="ro1">
          <table:table-cell office:value-type="float" office:value="4.59" calcext:value-type="float">
            <text:p>4.59</text:p>
          </table:table-cell>
          <table:table-cell office:value-type="float" office:value="-0.951668" calcext:value-type="float">
            <text:p>-0.951668</text:p>
          </table:table-cell>
          <table:table-cell office:value-type="float" office:value="0.000386567" calcext:value-type="float">
            <text:p>0.000386567</text:p>
          </table:table-cell>
          <table:table-cell office:value-type="float" office:value="0.000486546" calcext:value-type="float">
            <text:p>0.000486546</text:p>
          </table:table-cell>
          <table:table-cell office:value-type="float" office:value="-0.0051463" calcext:value-type="float">
            <text:p>-0.0051463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-0.925624" calcext:value-type="float">
            <text:p>-0.925624</text:p>
          </table:table-cell>
          <table:table-cell office:value-type="float" office:value="0.000374931" calcext:value-type="float">
            <text:p>0.000374931</text:p>
          </table:table-cell>
          <table:table-cell office:value-type="float" office:value="0.000475741" calcext:value-type="float">
            <text:p>0.000475741</text:p>
          </table:table-cell>
          <table:table-cell office:value-type="float" office:value="-0.00857717" calcext:value-type="float">
            <text:p>-0.00857717</text:p>
          </table:table-cell>
        </table:table-row>
        <table:table-row table:style-name="ro1">
          <table:table-cell office:value-type="float" office:value="4.65" calcext:value-type="float">
            <text:p>4.65</text:p>
          </table:table-cell>
          <table:table-cell office:value-type="float" office:value="-0.791417" calcext:value-type="float">
            <text:p>-0.791417</text:p>
          </table:table-cell>
          <table:table-cell office:value-type="float" office:value="0.000308851" calcext:value-type="float">
            <text:p>0.000308851</text:p>
          </table:table-cell>
          <table:table-cell office:value-type="float" office:value="0.000406641" calcext:value-type="float">
            <text:p>0.000406641</text:p>
          </table:table-cell>
          <table:table-cell office:value-type="float" office:value="-0.0137235" calcext:value-type="float">
            <text:p>-0.0137235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-0.824031" calcext:value-type="float">
            <text:p>-0.824031</text:p>
          </table:table-cell>
          <table:table-cell office:value-type="float" office:value="0.000329493" calcext:value-type="float">
            <text:p>0.000329493</text:p>
          </table:table-cell>
          <table:table-cell office:value-type="float" office:value="0.000417716" calcext:value-type="float">
            <text:p>0.000417716</text:p>
          </table:table-cell>
          <table:table-cell office:value-type="float" office:value="-0.028682" calcext:value-type="float">
            <text:p>-0.028682</text:p>
          </table:table-cell>
        </table:table-row>
        <table:table-row table:style-name="ro1">
          <table:table-cell office:value-type="float" office:value="4.71" calcext:value-type="float">
            <text:p>4.71</text:p>
          </table:table-cell>
          <table:table-cell office:value-type="float" office:value="-0.817402" calcext:value-type="float">
            <text:p>-0.817402</text:p>
          </table:table-cell>
          <table:table-cell office:value-type="float" office:value="0.000315513" calcext:value-type="float">
            <text:p>0.000315513</text:p>
          </table:table-cell>
          <table:table-cell office:value-type="float" office:value="0.000433469" calcext:value-type="float">
            <text:p>0.000433469</text:p>
          </table:table-cell>
          <table:table-cell office:value-type="float" office:value="0.00761652" calcext:value-type="float">
            <text:p>0.00761652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-0.924249" calcext:value-type="float">
            <text:p>-0.924249</text:p>
          </table:table-cell>
          <table:table-cell office:value-type="float" office:value="0.000373552" calcext:value-type="float">
            <text:p>0.000373552</text:p>
          </table:table-cell>
          <table:table-cell office:value-type="float" office:value="0.000482526" calcext:value-type="float">
            <text:p>0.000482526</text:p>
          </table:table-cell>
          <table:table-cell office:value-type="float" office:value="-0.00686173" calcext:value-type="float">
            <text:p>-0.00686173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-0.864985" calcext:value-type="float">
            <text:p>-0.864985</text:p>
          </table:table-cell>
          <table:table-cell office:value-type="float" office:value="0.000341582" calcext:value-type="float">
            <text:p>0.000341582</text:p>
          </table:table-cell>
          <table:table-cell office:value-type="float" office:value="0.000455227" calcext:value-type="float">
            <text:p>0.000455227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-0.916393" calcext:value-type="float">
            <text:p>-0.916393</text:p>
          </table:table-cell>
          <table:table-cell office:value-type="float" office:value="0.000362163" calcext:value-type="float">
            <text:p>0.000362163</text:p>
          </table:table-cell>
          <table:table-cell office:value-type="float" office:value="0.000492726" calcext:value-type="float">
            <text:p>0.000492726</text:p>
          </table:table-cell>
          <table:table-cell office:value-type="float" office:value="0.0189384" calcext:value-type="float">
            <text:p>0.0189384</text:p>
          </table:table-cell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-0.913713" calcext:value-type="float">
            <text:p>-0.913713</text:p>
          </table:table-cell>
          <table:table-cell office:value-type="float" office:value="0.000372182" calcext:value-type="float">
            <text:p>0.000372182</text:p>
          </table:table-cell>
          <table:table-cell office:value-type="float" office:value="0.00047182" calcext:value-type="float">
            <text:p>0.00047182</text:p>
          </table:table-cell>
          <table:table-cell office:value-type="float" office:value="-0.0198304" calcext:value-type="float">
            <text:p>-0.0198304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-0.825219" calcext:value-type="float">
            <text:p>-0.825219</text:p>
          </table:table-cell>
          <table:table-cell office:value-type="float" office:value="0.000316907" calcext:value-type="float">
            <text:p>0.000316907</text:p>
          </table:table-cell>
          <table:table-cell office:value-type="float" office:value="0.000444638" calcext:value-type="float">
            <text:p>0.000444638</text:p>
          </table:table-cell>
          <table:table-cell office:value-type="float" office:value="0.0167426" calcext:value-type="float">
            <text:p>0.0167426</text:p>
          </table:table-cell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-0.928385" calcext:value-type="float">
            <text:p>-0.928385</text:p>
          </table:table-cell>
          <table:table-cell office:value-type="float" office:value="0.000378564" calcext:value-type="float">
            <text:p>0.000378564</text:p>
          </table:table-cell>
          <table:table-cell office:value-type="float" office:value="0.000481844" calcext:value-type="float">
            <text:p>0.000481844</text:p>
          </table:table-cell>
          <table:table-cell office:value-type="float" office:value="-0.0162623" calcext:value-type="float">
            <text:p>-0.016262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0.884832" calcext:value-type="float">
            <text:p>-0.884832</text:p>
          </table:table-cell>
          <table:table-cell office:value-type="float" office:value="0.00035052" calcext:value-type="float">
            <text:p>0.00035052</text:p>
          </table:table-cell>
          <table:table-cell office:value-type="float" office:value="0.000470422" calcext:value-type="float">
            <text:p>0.000470422</text:p>
          </table:table-cell>
          <table:table-cell office:value-type="float" office:value="0.0047346" calcext:value-type="float">
            <text:p>0.0047346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-0.92008" calcext:value-type="float">
            <text:p>-0.92008</text:p>
          </table:table-cell>
          <table:table-cell office:value-type="float" office:value="0.000371252" calcext:value-type="float">
            <text:p>0.000371252</text:p>
          </table:table-cell>
          <table:table-cell office:value-type="float" office:value="0.000484533" calcext:value-type="float">
            <text:p>0.000484533</text:p>
          </table:table-cell>
          <table:table-cell office:value-type="float" office:value="-0.00521492" calcext:value-type="float">
            <text:p>-0.00521492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-0.840212" calcext:value-type="float">
            <text:p>-0.840212</text:p>
          </table:table-cell>
          <table:table-cell office:value-type="float" office:value="0.000329344" calcext:value-type="float">
            <text:p>0.000329344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-0.936224" calcext:value-type="float">
            <text:p>-0.936224</text:p>
          </table:table-cell>
          <table:table-cell office:value-type="float" office:value="0.000378919" calcext:value-type="float">
            <text:p>0.000378919</text:p>
          </table:table-cell>
          <table:table-cell office:value-type="float" office:value="0.00049477" calcext:value-type="float">
            <text:p>0.00049477</text:p>
          </table:table-cell>
          <table:table-cell office:value-type="float" office:value="-0.00343087" calcext:value-type="float">
            <text:p>-0.00343087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-0.839943" calcext:value-type="float">
            <text:p>-0.839943</text:p>
          </table:table-cell>
          <table:table-cell office:value-type="float" office:value="0.000328293" calcext:value-type="float">
            <text:p>0.000328293</text:p>
          </table:table-cell>
          <table:table-cell office:value-type="float" office:value="0.000448117" calcext:value-type="float">
            <text:p>0.000448117</text:p>
          </table:table-cell>
          <table:table-cell office:value-type="float" office:value="0.00384257" calcext:value-type="float">
            <text:p>0.00384257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-1.081" calcext:value-type="float">
            <text:p>-1.081</text:p>
          </table:table-cell>
          <table:table-cell office:value-type="float" office:value="0.000453916" calcext:value-type="float">
            <text:p>0.000453916</text:p>
          </table:table-cell>
          <table:table-cell office:value-type="float" office:value="0.000570012" calcext:value-type="float">
            <text:p>0.000570012</text:p>
          </table:table-cell>
          <table:table-cell office:value-type="float" office:value="-0.00988089" calcext:value-type="float">
            <text:p>-0.00988089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-0.69037" calcext:value-type="float">
            <text:p>-0.69037</text:p>
          </table:table-cell>
          <table:table-cell office:value-type="float" office:value="0.000251467" calcext:value-type="float">
            <text:p>0.000251467</text:p>
          </table:table-cell>
          <table:table-cell office:value-type="float" office:value="0.00037617" calcext:value-type="float">
            <text:p>0.00037617</text:p>
          </table:table-cell>
          <table:table-cell office:value-type="float" office:value="0.00988089" calcext:value-type="float">
            <text:p>0.00988089</text:p>
          </table:table-cell>
        </table:table-row>
        <table:table-row table:style-name="ro1">
          <table:table-cell office:value-type="float" office:value="5.13" calcext:value-type="float">
            <text:p>5.13</text:p>
          </table:table-cell>
          <table:table-cell office:value-type="float" office:value="-0.962002" calcext:value-type="float">
            <text:p>-0.962002</text:p>
          </table:table-cell>
          <table:table-cell office:value-type="float" office:value="0.000393254" calcext:value-type="float">
            <text:p>0.000393254</text:p>
          </table:table-cell>
          <table:table-cell office:value-type="float" office:value="0.000511159" calcext:value-type="float">
            <text:p>0.000511159</text:p>
          </table:table-cell>
          <table:table-cell office:value-type="float" office:value="-0.00686173" calcext:value-type="float">
            <text:p>-0.00686173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-0.809476" calcext:value-type="float">
            <text:p>-0.809476</text:p>
          </table:table-cell>
          <table:table-cell office:value-type="float" office:value="0.00031308" calcext:value-type="float">
            <text:p>0.00031308</text:p>
          </table:table-cell>
          <table:table-cell office:value-type="float" office:value="0.000437267" calcext:value-type="float">
            <text:p>0.000437267</text:p>
          </table:table-cell>
          <table:table-cell office:value-type="float" office:value="0.00473459" calcext:value-type="float">
            <text:p>0.00473459</text:p>
          </table:table-cell>
        </table:table-row>
        <table:table-row table:style-name="ro1">
          <table:table-cell office:value-type="float" office:value="5.19" calcext:value-type="float">
            <text:p>5.19</text:p>
          </table:table-cell>
          <table:table-cell office:value-type="float" office:value="-0.884264" calcext:value-type="float">
            <text:p>-0.884264</text:p>
          </table:table-cell>
          <table:table-cell office:value-type="float" office:value="0.000352003" calcext:value-type="float">
            <text:p>0.000352003</text:p>
          </table:table-cell>
          <table:table-cell office:value-type="float" office:value="0.000474277" calcext:value-type="float">
            <text:p>0.000474277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-0.88296" calcext:value-type="float">
            <text:p>-0.88296</text:p>
          </table:table-cell>
          <table:table-cell office:value-type="float" office:value="0.000350965" calcext:value-type="float">
            <text:p>0.000350965</text:p>
          </table:table-cell>
          <table:table-cell office:value-type="float" office:value="0.000474277" calcext:value-type="float">
            <text:p>0.000474277</text:p>
          </table:table-cell>
          <table:table-cell office:value-type="float" office:value="0.00171543" calcext:value-type="float">
            <text:p>0.00171543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-0.886802" calcext:value-type="float">
            <text:p>-0.886802</text:p>
          </table:table-cell>
          <table:table-cell office:value-type="float" office:value="0.000354025" calcext:value-type="float">
            <text:p>0.000354025</text:p>
          </table:table-cell>
          <table:table-cell office:value-type="float" office:value="0.000474276" calcext:value-type="float">
            <text:p>0.000474276</text:p>
          </table:table-cell>
          <table:table-cell office:value-type="float" office:value="-0.00212714" calcext:value-type="float">
            <text:p>-0.0021271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-0.860204" calcext:value-type="float">
            <text:p>-0.860204</text:p>
          </table:table-cell>
          <table:table-cell office:value-type="float" office:value="0.000339234" calcext:value-type="float">
            <text:p>0.000339234</text:p>
          </table:table-cell>
          <table:table-cell office:value-type="float" office:value="0.000462333" calcext:value-type="float">
            <text:p>0.000462333</text:p>
          </table:table-cell>
          <table:table-cell office:value-type="float" office:value="0.00253884" calcext:value-type="float">
            <text:p>0.00253884</text:p>
          </table:table-cell>
        </table:table-row>
        <table:table-row table:style-name="ro1">
          <table:table-cell office:value-type="float" office:value="5.31" calcext:value-type="float">
            <text:p>5.31</text:p>
          </table:table-cell>
          <table:table-cell office:value-type="float" office:value="-0.908962" calcext:value-type="float">
            <text:p>-0.908962</text:p>
          </table:table-cell>
          <table:table-cell office:value-type="float" office:value="0.000365027" calcext:value-type="float">
            <text:p>0.000365027</text:p>
          </table:table-cell>
          <table:table-cell office:value-type="float" office:value="0.000485727" calcext:value-type="float">
            <text:p>0.000485727</text:p>
          </table:table-cell>
          <table:table-cell office:value-type="float" office:value="-0.00171543" calcext:value-type="float">
            <text:p>-0.00171543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-0.767524" calcext:value-type="float">
            <text:p>-0.767524</text:p>
          </table:table-cell>
          <table:table-cell office:value-type="float" office:value="0.000293024" calcext:value-type="float">
            <text:p>0.000293024</text:p>
          </table:table-cell>
          <table:table-cell office:value-type="float" office:value="0.000410022" calcext:value-type="float">
            <text:p>0.000410022</text:p>
          </table:table-cell>
          <table:table-cell office:value-type="float" office:value="0.00048032" calcext:value-type="float">
            <text:p>0.00048032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-0.983077" calcext:value-type="float">
            <text:p>-0.983077</text:p>
          </table:table-cell>
          <table:table-cell office:value-type="float" office:value="0.000401522" calcext:value-type="float">
            <text:p>0.000401522</text:p>
          </table:table-cell>
          <table:table-cell office:value-type="float" office:value="0.000523162" calcext:value-type="float">
            <text:p>0.000523162</text:p>
          </table:table-cell>
          <table:table-cell office:value-type="float" office:value="0.000343088" calcext:value-type="float">
            <text:p>0.00034308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-0.931528" calcext:value-type="float">
            <text:p>-0.931528</text:p>
          </table:table-cell>
          <table:table-cell office:value-type="float" office:value="0.000375806" calcext:value-type="float">
            <text:p>0.000375806</text:p>
          </table:table-cell>
          <table:table-cell office:value-type="float" office:value="0.000496118" calcext:value-type="float">
            <text:p>0.000496118</text:p>
          </table:table-cell>
          <table:table-cell office:value-type="float" office:value="-0.000343086" calcext:value-type="float">
            <text:p>-0.000343086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-0.863606" calcext:value-type="float">
            <text:p>-0.863606</text:p>
          </table:table-cell>
          <table:table-cell office:value-type="float" office:value="0.000341276" calcext:value-type="float">
            <text:p>0.000341276</text:p>
          </table:table-cell>
          <table:table-cell office:value-type="float" office:value="0.000461042" calcext:value-type="float">
            <text:p>0.000461042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-0.95999" calcext:value-type="float">
            <text:p>-0.95999</text:p>
          </table:table-cell>
          <table:table-cell office:value-type="float" office:value="0.000391247" calcext:value-type="float">
            <text:p>0.000391247</text:p>
          </table:table-cell>
          <table:table-cell office:value-type="float" office:value="0.000510432" calcext:value-type="float">
            <text:p>0.000510432</text:p>
          </table:table-cell>
          <table:table-cell office:value-type="float" office:value="-0.00384257" calcext:value-type="float">
            <text:p>-0.00384257</text:p>
          </table:table-cell>
        </table:table-row>
        <table:table-row table:style-name="ro1">
          <table:table-cell office:value-type="float" office:value="5.49" calcext:value-type="float">
            <text:p>5.49</text:p>
          </table:table-cell>
          <table:table-cell office:value-type="float" office:value="-0.789921" calcext:value-type="float">
            <text:p>-0.789921</text:p>
          </table:table-cell>
          <table:table-cell office:value-type="float" office:value="0.000303519" calcext:value-type="float">
            <text:p>0.000303519</text:p>
          </table:table-cell>
          <table:table-cell office:value-type="float" office:value="0.00042451" calcext:value-type="float">
            <text:p>0.00042451</text:p>
          </table:table-cell>
          <table:table-cell office:value-type="float" office:value="0.00336225" calcext:value-type="float">
            <text:p>0.00336225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0.908595" calcext:value-type="float">
            <text:p>-0.908595</text:p>
          </table:table-cell>
          <table:table-cell office:value-type="float" office:value="0.000364332" calcext:value-type="float">
            <text:p>0.000364332</text:p>
          </table:table-cell>
          <table:table-cell office:value-type="float" office:value="0.000484966" calcext:value-type="float">
            <text:p>0.000484966</text:p>
          </table:table-cell>
          <table:table-cell office:value-type="float" office:value="-0.000343086" calcext:value-type="float">
            <text:p>-0.000343086</text:p>
          </table:table-cell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-0.885176" calcext:value-type="float">
            <text:p>-0.885176</text:p>
          </table:table-cell>
          <table:table-cell office:value-type="float" office:value="0.000352204" calcext:value-type="float">
            <text:p>0.000352204</text:p>
          </table:table-cell>
          <table:table-cell office:value-type="float" office:value="0.000473267" calcext:value-type="float">
            <text:p>0.000473267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-0.863651" calcext:value-type="float">
            <text:p>-0.863651</text:p>
          </table:table-cell>
          <table:table-cell office:value-type="float" office:value="0.000341459" calcext:value-type="float">
            <text:p>0.000341459</text:p>
          </table:table-cell>
          <table:table-cell office:value-type="float" office:value="0.000461312" calcext:value-type="float">
            <text:p>0.000461312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5.61" calcext:value-type="float">
            <text:p>5.61</text:p>
          </table:table-cell>
          <table:table-cell office:value-type="float" office:value="-0.931738" calcext:value-type="float">
            <text:p>-0.931738</text:p>
          </table:table-cell>
          <table:table-cell office:value-type="float" office:value="0.000376241" calcext:value-type="float">
            <text:p>0.000376241</text:p>
          </table:table-cell>
          <table:table-cell office:value-type="float" office:value="0.000496654" calcext:value-type="float">
            <text:p>0.000496654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-0.841468" calcext:value-type="float">
            <text:p>-0.841468</text:p>
          </table:table-cell>
          <table:table-cell office:value-type="float" office:value="0.000330316" calcext:value-type="float">
            <text:p>0.000330316</text:p>
          </table:table-cell>
          <table:table-cell office:value-type="float" office:value="0.00044961" calcext:value-type="float">
            <text:p>0.00044961</text:p>
          </table:table-cell>
          <table:table-cell office:value-type="float" office:value="0.000343086" calcext:value-type="float">
            <text:p>0.000343086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0.908086" calcext:value-type="float">
            <text:p>-0.908086</text:p>
          </table:table-cell>
          <table:table-cell office:value-type="float" office:value="0.000363802" calcext:value-type="float">
            <text:p>0.000363802</text:p>
          </table:table-cell>
          <table:table-cell office:value-type="float" office:value="0.000484724" calcext:value-type="float">
            <text:p>0.000484724</text:p>
          </table:table-cell>
          <table:table-cell office:value-type="float" office:value="0.000480322" calcext:value-type="float">
            <text:p>0.000480322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-0.886315" calcext:value-type="float">
            <text:p>-0.886315</text:p>
          </table:table-cell>
          <table:table-cell office:value-type="float" office:value="0.000352986" calcext:value-type="float">
            <text:p>0.000352986</text:p>
          </table:table-cell>
          <table:table-cell office:value-type="float" office:value="0.000473023" calcext:value-type="float">
            <text:p>0.00047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" calcext:value-type="float">
            <text:p>5.73</text:p>
          </table:table-cell>
          <table:table-cell office:value-type="float" office:value="-0.86024" calcext:value-type="float">
            <text:p>-0.86024</text:p>
          </table:table-cell>
          <table:table-cell office:value-type="float" office:value="0.000339684" calcext:value-type="float">
            <text:p>0.000339684</text:p>
          </table:table-cell>
          <table:table-cell office:value-type="float" office:value="0.000459071" calcext:value-type="float">
            <text:p>0.000459071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-0.890772" calcext:value-type="float">
            <text:p>-0.890772</text:p>
          </table:table-cell>
          <table:table-cell office:value-type="float" office:value="0.000355178" calcext:value-type="float">
            <text:p>0.000355178</text:p>
          </table:table-cell>
          <table:table-cell office:value-type="float" office:value="0.000474431" calcext:value-type="float">
            <text:p>0.000474431</text:p>
          </table:table-cell>
          <table:table-cell office:value-type="float" office:value="-0.0000686173" calcext:value-type="float">
            <text:p>-6.86173E-05</text:p>
          </table:table-cell>
        </table:table-row>
        <table:table-row table:style-name="ro1">
          <table:table-cell office:value-type="float" office:value="5.79" calcext:value-type="float">
            <text:p>5.79</text:p>
          </table:table-cell>
          <table:table-cell office:value-type="float" office:value="-0.841297" calcext:value-type="float">
            <text:p>-0.841297</text:p>
          </table:table-cell>
          <table:table-cell office:value-type="float" office:value="0.000329532" calcext:value-type="float">
            <text:p>0.000329532</text:p>
          </table:table-cell>
          <table:table-cell office:value-type="float" office:value="0.000448249" calcext:value-type="float">
            <text:p>0.000448249</text:p>
          </table:table-cell>
          <table:table-cell office:value-type="float" office:value="0.00212714" calcext:value-type="float">
            <text:p>0.00212714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-0.931143" calcext:value-type="float">
            <text:p>-0.931143</text:p>
          </table:table-cell>
          <table:table-cell office:value-type="float" office:value="0.000375945" calcext:value-type="float">
            <text:p>0.000375945</text:p>
          </table:table-cell>
          <table:table-cell office:value-type="float" office:value="0.0004929" calcext:value-type="float">
            <text:p>0.0004929</text:p>
          </table:table-cell>
          <table:table-cell office:value-type="float" office:value="-0.00205852" calcext:value-type="float">
            <text:p>-0.00205852</text:p>
          </table:table-cell>
        </table:table-row>
        <table:table-row table:style-name="ro1">
          <table:table-cell office:value-type="float" office:value="5.85" calcext:value-type="float">
            <text:p>5.85</text:p>
          </table:table-cell>
          <table:table-cell office:value-type="float" office:value="-0.869195" calcext:value-type="float">
            <text:p>-0.869195</text:p>
          </table:table-cell>
          <table:table-cell office:value-type="float" office:value="0.000343755" calcext:value-type="float">
            <text:p>0.000343755</text:p>
          </table:table-cell>
          <table:table-cell office:value-type="float" office:value="0.000461175" calcext:value-type="float">
            <text:p>0.000461175</text:p>
          </table:table-cell>
          <table:table-cell office:value-type="float" office:value="0.00116649" calcext:value-type="float">
            <text:p>0.00116649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-0.935055" calcext:value-type="float">
            <text:p>-0.935055</text:p>
          </table:table-cell>
          <table:table-cell office:value-type="float" office:value="0.00037773" calcext:value-type="float">
            <text:p>0.00037773</text:p>
          </table:table-cell>
          <table:table-cell office:value-type="float" office:value="0.00049437" calcext:value-type="float">
            <text:p>0.00049437</text:p>
          </table:table-cell>
          <table:table-cell office:value-type="float" office:value="-0.00164682" calcext:value-type="float">
            <text:p>-0.00164682</text:p>
          </table:table-cell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-0.861517" calcext:value-type="float">
            <text:p>-0.861517</text:p>
          </table:table-cell>
          <table:table-cell office:value-type="float" office:value="0.000339673" calcext:value-type="float">
            <text:p>0.000339673</text:p>
          </table:table-cell>
          <table:table-cell office:value-type="float" office:value="0.000457019" calcext:value-type="float">
            <text:p>0.000457019</text:p>
          </table:table-cell>
          <table:table-cell office:value-type="float" office:value="0.00178405" calcext:value-type="float">
            <text:p>0.00178405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-0.916594" calcext:value-type="float">
            <text:p>-0.916594</text:p>
          </table:table-cell>
          <table:table-cell office:value-type="float" office:value="0.000368322" calcext:value-type="float">
            <text:p>0.000368322</text:p>
          </table:table-cell>
          <table:table-cell office:value-type="float" office:value="0.000484329" calcext:value-type="float">
            <text:p>0.000484329</text:p>
          </table:table-cell>
          <table:table-cell office:value-type="float" office:value="-0.00137235" calcext:value-type="float">
            <text:p>-0.00137235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0.867315" calcext:value-type="float">
            <text:p>-0.867315</text:p>
          </table:table-cell>
          <table:table-cell office:value-type="float" office:value="0.000343084" calcext:value-type="float">
            <text:p>0.000343084</text:p>
          </table:table-cell>
          <table:table-cell office:value-type="float" office:value="0.000458724" calcext:value-type="float">
            <text:p>0.000458724</text:p>
          </table:table-cell>
          <table:table-cell office:value-type="float" office:value="-0.00000000026092" calcext:value-type="float">
            <text:p>-2.6092E-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88939" calcext:value-type="float">
            <text:p>-0.88939</text:p>
          </table:table-cell>
          <table:table-cell office:value-type="float" office:value="0.000354022" calcext:value-type="float">
            <text:p>0.000354022</text:p>
          </table:table-cell>
          <table:table-cell office:value-type="float" office:value="0.000470172" calcext:value-type="float">
            <text:p>0.000470172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0.913015" calcext:value-type="float">
            <text:p>-0.913015</text:p>
          </table:table-cell>
          <table:table-cell office:value-type="float" office:value="0.000366316" calcext:value-type="float">
            <text:p>0.000366316</text:p>
          </table:table-cell>
          <table:table-cell office:value-type="float" office:value="0.00048188" calcext:value-type="float">
            <text:p>0.00048188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-0.81652" calcext:value-type="float">
            <text:p>-0.81652</text:p>
          </table:table-cell>
          <table:table-cell office:value-type="float" office:value="0.000316246" calcext:value-type="float">
            <text:p>0.000316246</text:p>
          </table:table-cell>
          <table:table-cell office:value-type="float" office:value="0.000432237" calcext:value-type="float">
            <text:p>0.000432237</text:p>
          </table:table-cell>
          <table:table-cell office:value-type="float" office:value="0.00384257" calcext:value-type="float">
            <text:p>0.00384257</text:p>
          </table:table-cell>
        </table:table-row>
        <table:table-row table:style-name="ro1">
          <table:table-cell office:value-type="float" office:value="6.09" calcext:value-type="float">
            <text:p>6.09</text:p>
          </table:table-cell>
          <table:table-cell office:value-type="float" office:value="-0.96383" calcext:value-type="float">
            <text:p>-0.96383</text:p>
          </table:table-cell>
          <table:table-cell office:value-type="float" office:value="0.000392281" calcext:value-type="float">
            <text:p>0.000392281</text:p>
          </table:table-cell>
          <table:table-cell office:value-type="float" office:value="0.000506419" calcext:value-type="float">
            <text:p>0.000506419</text:p>
          </table:table-cell>
          <table:table-cell office:value-type="float" office:value="-0.00253884" calcext:value-type="float">
            <text:p>-0.00253884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-0.891719" calcext:value-type="float">
            <text:p>-0.891719</text:p>
          </table:table-cell>
          <table:table-cell office:value-type="float" office:value="0.000355498" calcext:value-type="float">
            <text:p>0.000355498</text:p>
          </table:table-cell>
          <table:table-cell office:value-type="float" office:value="0.000469389" calcext:value-type="float">
            <text:p>0.000469389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6.15" calcext:value-type="float">
            <text:p>6.15</text:p>
          </table:table-cell>
          <table:table-cell office:value-type="float" office:value="-0.891239" calcext:value-type="float">
            <text:p>-0.891239</text:p>
          </table:table-cell>
          <table:table-cell office:value-type="float" office:value="0.000355116" calcext:value-type="float">
            <text:p>0.000355116</text:p>
          </table:table-cell>
          <table:table-cell office:value-type="float" office:value="0.000469389" calcext:value-type="float">
            <text:p>0.000469389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-0.890827" calcext:value-type="float">
            <text:p>-0.890827</text:p>
          </table:table-cell>
          <table:table-cell office:value-type="float" office:value="0.000354788" calcext:value-type="float">
            <text:p>0.000354788</text:p>
          </table:table-cell>
          <table:table-cell office:value-type="float" office:value="0.00046939" calcext:value-type="float">
            <text:p>0.00046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" calcext:value-type="float">
            <text:p>6.21</text:p>
          </table:table-cell>
          <table:table-cell office:value-type="float" office:value="-0.889523" calcext:value-type="float">
            <text:p>-0.889523</text:p>
          </table:table-cell>
          <table:table-cell office:value-type="float" office:value="0.00035375" calcext:value-type="float">
            <text:p>0.00035375</text:p>
          </table:table-cell>
          <table:table-cell office:value-type="float" office:value="0.00046939" calcext:value-type="float">
            <text:p>0.00046939</text:p>
          </table:table-cell>
          <table:table-cell office:value-type="float" office:value="0.00130373" calcext:value-type="float">
            <text:p>0.00130373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-0.918221" calcext:value-type="float">
            <text:p>-0.918221</text:p>
          </table:table-cell>
          <table:table-cell office:value-type="float" office:value="0.000369137" calcext:value-type="float">
            <text:p>0.000369137</text:p>
          </table:table-cell>
          <table:table-cell office:value-type="float" office:value="0.000483307" calcext:value-type="float">
            <text:p>0.000483307</text:p>
          </table:table-cell>
          <table:table-cell office:value-type="float" office:value="-0.00178405" calcext:value-type="float">
            <text:p>-0.00178405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-0.837945" calcext:value-type="float">
            <text:p>-0.837945</text:p>
          </table:table-cell>
          <table:table-cell office:value-type="float" office:value="0.000327884" calcext:value-type="float">
            <text:p>0.000327884</text:p>
          </table:table-cell>
          <table:table-cell office:value-type="float" office:value="0.000442092" calcext:value-type="float">
            <text:p>0.000442092</text:p>
          </table:table-cell>
          <table:table-cell office:value-type="float" office:value="0.000960642" calcext:value-type="float">
            <text:p>0.000960642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-0.894493" calcext:value-type="float">
            <text:p>-0.894493</text:p>
          </table:table-cell>
          <table:table-cell office:value-type="float" office:value="0.000356501" calcext:value-type="float">
            <text:p>0.000356501</text:p>
          </table:table-cell>
          <table:table-cell office:value-type="float" office:value="0.000471074" calcext:value-type="float">
            <text:p>0.000471074</text:p>
          </table:table-cell>
          <table:table-cell office:value-type="float" office:value="0.000343087" calcext:value-type="float">
            <text:p>0.000343087</text:p>
          </table:table-cell>
        </table:table-row>
        <table:table-row table:style-name="ro1">
          <table:table-cell office:value-type="float" office:value="6.33" calcext:value-type="float">
            <text:p>6.33</text:p>
          </table:table-cell>
          <table:table-cell office:value-type="float" office:value="-0.914203" calcext:value-type="float">
            <text:p>-0.914203</text:p>
          </table:table-cell>
          <table:table-cell office:value-type="float" office:value="0.000366766" calcext:value-type="float">
            <text:p>0.000366766</text:p>
          </table:table-cell>
          <table:table-cell office:value-type="float" office:value="0.000480829" calcext:value-type="float">
            <text:p>0.000480829</text:p>
          </table:table-cell>
          <table:table-cell office:value-type="float" office:value="-0.000823408" calcext:value-type="float">
            <text:p>-0.000823408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-0.841777" calcext:value-type="float">
            <text:p>-0.841777</text:p>
          </table:table-cell>
          <table:table-cell office:value-type="float" office:value="0.000329469" calcext:value-type="float">
            <text:p>0.000329469</text:p>
          </table:table-cell>
          <table:table-cell office:value-type="float" office:value="0.000443204" calcext:value-type="float">
            <text:p>0.000443204</text:p>
          </table:table-cell>
          <table:table-cell office:value-type="float" office:value="0.00178405" calcext:value-type="float">
            <text:p>0.00178405</text:p>
          </table:table-cell>
        </table:table-row>
        <table:table-row table:style-name="ro1">
          <table:table-cell office:value-type="float" office:value="6.39" calcext:value-type="float">
            <text:p>6.39</text:p>
          </table:table-cell>
          <table:table-cell office:value-type="float" office:value="-0.896624" calcext:value-type="float">
            <text:p>-0.896624</text:p>
          </table:table-cell>
          <table:table-cell office:value-type="float" office:value="0.000357705" calcext:value-type="float">
            <text:p>0.000357705</text:p>
          </table:table-cell>
          <table:table-cell office:value-type="float" office:value="0.000469983" calcext:value-type="float">
            <text:p>0.000469983</text:p>
          </table:table-cell>
          <table:table-cell office:value-type="float" office:value="-0.000548939" calcext:value-type="float">
            <text:p>-0.000548939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938106" calcext:value-type="float">
            <text:p>-0.938106</text:p>
          </table:table-cell>
          <table:table-cell office:value-type="float" office:value="0.000378792" calcext:value-type="float">
            <text:p>0.000378792</text:p>
          </table:table-cell>
          <table:table-cell office:value-type="float" office:value="0.000491464" calcext:value-type="float">
            <text:p>0.000491464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-0.917342" calcext:value-type="float">
            <text:p>-0.917342</text:p>
          </table:table-cell>
          <table:table-cell office:value-type="float" office:value="0.000368887" calcext:value-type="float">
            <text:p>0.000368887</text:p>
          </table:table-cell>
          <table:table-cell office:value-type="float" office:value="0.000480017" calcext:value-type="float">
            <text:p>0.000480017</text:p>
          </table:table-cell>
          <table:table-cell office:value-type="float" office:value="-0.00301916" calcext:value-type="float">
            <text:p>-0.00301916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-0.916083" calcext:value-type="float">
            <text:p>-0.916083</text:p>
          </table:table-cell>
          <table:table-cell office:value-type="float" office:value="0.000367054" calcext:value-type="float">
            <text:p>0.000367054</text:p>
          </table:table-cell>
          <table:table-cell office:value-type="float" office:value="0.000482472" calcext:value-type="float">
            <text:p>0.000482472</text:p>
          </table:table-cell>
          <table:table-cell office:value-type="float" office:value="0.00130373" calcext:value-type="float">
            <text:p>0.00130373</text:p>
          </table:table-cell>
        </table:table-row>
        <table:table-row table:style-name="ro1">
          <table:table-cell office:value-type="float" office:value="6.51" calcext:value-type="float">
            <text:p>6.51</text:p>
          </table:table-cell>
          <table:table-cell office:value-type="float" office:value="-0.842802" calcext:value-type="float">
            <text:p>-0.842802</text:p>
          </table:table-cell>
          <table:table-cell office:value-type="float" office:value="0.00033043" calcext:value-type="float">
            <text:p>0.00033043</text:p>
          </table:table-cell>
          <table:table-cell office:value-type="float" office:value="0.000443547" calcext:value-type="float">
            <text:p>0.000443547</text:p>
          </table:table-cell>
          <table:table-cell office:value-type="float" office:value="0.000411703" calcext:value-type="float">
            <text:p>0.000411703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-0.890123" calcext:value-type="float">
            <text:p>-0.890123</text:p>
          </table:table-cell>
          <table:table-cell office:value-type="float" office:value="0.000353989" calcext:value-type="float">
            <text:p>0.000353989</text:p>
          </table:table-cell>
          <table:table-cell office:value-type="float" office:value="0.000468886" calcext:value-type="float">
            <text:p>0.000468886</text:p>
          </table:table-cell>
          <table:table-cell office:value-type="float" office:value="0.00130373" calcext:value-type="float">
            <text:p>0.00130373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-0.913791" calcext:value-type="float">
            <text:p>-0.913791</text:p>
          </table:table-cell>
          <table:table-cell office:value-type="float" office:value="0.000366436" calcext:value-type="float">
            <text:p>0.000366436</text:p>
          </table:table-cell>
          <table:table-cell office:value-type="float" office:value="0.00048082" calcext:value-type="float">
            <text:p>0.00048082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-0.869767" calcext:value-type="float">
            <text:p>-0.869767</text:p>
          </table:table-cell>
          <table:table-cell office:value-type="float" office:value="0.000344417" calcext:value-type="float">
            <text:p>0.000344417</text:p>
          </table:table-cell>
          <table:table-cell office:value-type="float" office:value="0.000457442" calcext:value-type="float">
            <text:p>0.000457442</text:p>
          </table:table-cell>
          <table:table-cell office:value-type="float" office:value="-0.000892026" calcext:value-type="float">
            <text:p>-0.000892026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-0.891539" calcext:value-type="float">
            <text:p>-0.891539</text:p>
          </table:table-cell>
          <table:table-cell office:value-type="float" office:value="0.000355235" calcext:value-type="float">
            <text:p>0.000355235</text:p>
          </table:table-cell>
          <table:table-cell office:value-type="float" office:value="0.000469138" calcext:value-type="float">
            <text:p>0.000469138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-0.914314" calcext:value-type="float">
            <text:p>-0.914314</text:p>
          </table:table-cell>
          <table:table-cell office:value-type="float" office:value="0.000366967" calcext:value-type="float">
            <text:p>0.000366967</text:p>
          </table:table-cell>
          <table:table-cell office:value-type="float" office:value="0.000481077" calcext:value-type="float">
            <text:p>0.000481077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6.69" calcext:value-type="float">
            <text:p>6.69</text:p>
          </table:table-cell>
          <table:table-cell office:value-type="float" office:value="-0.868232" calcext:value-type="float">
            <text:p>-0.868232</text:p>
          </table:table-cell>
          <table:table-cell office:value-type="float" office:value="0.000343316" calcext:value-type="float">
            <text:p>0.000343316</text:p>
          </table:table-cell>
          <table:table-cell office:value-type="float" office:value="0.000457688" calcext:value-type="float">
            <text:p>0.000457688</text:p>
          </table:table-cell>
          <table:table-cell office:value-type="float" office:value="0.000343086" calcext:value-type="float">
            <text:p>0.000343086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0.91774" calcext:value-type="float">
            <text:p>-0.91774</text:p>
          </table:table-cell>
          <table:table-cell office:value-type="float" office:value="0.000368744" calcext:value-type="float">
            <text:p>0.000368744</text:p>
          </table:table-cell>
          <table:table-cell office:value-type="float" office:value="0.000483322" calcext:value-type="float">
            <text:p>0.000483322</text:p>
          </table:table-cell>
          <table:table-cell office:value-type="float" office:value="-0.00130373" calcext:value-type="float">
            <text:p>-0.00130373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-0.913011" calcext:value-type="float">
            <text:p>-0.913011</text:p>
          </table:table-cell>
          <table:table-cell office:value-type="float" office:value="0.000367377" calcext:value-type="float">
            <text:p>0.000367377</text:p>
          </table:table-cell>
          <table:table-cell office:value-type="float" office:value="0.000479895" calcext:value-type="float">
            <text:p>0.000479895</text:p>
          </table:table-cell>
          <table:table-cell office:value-type="float" office:value="-0.00459736" calcext:value-type="float">
            <text:p>-0.00459736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-0.841593" calcext:value-type="float">
            <text:p>-0.841593</text:p>
          </table:table-cell>
          <table:table-cell office:value-type="float" office:value="0.000329014" calcext:value-type="float">
            <text:p>0.000329014</text:p>
          </table:table-cell>
          <table:table-cell office:value-type="float" office:value="0.000446752" calcext:value-type="float">
            <text:p>0.000446752</text:p>
          </table:table-cell>
          <table:table-cell office:value-type="float" office:value="0.00377395" calcext:value-type="float">
            <text:p>0.00377395</text:p>
          </table:table-cell>
        </table:table-row>
        <table:table-row table:style-name="ro1">
          <table:table-cell office:value-type="float" office:value="6.81" calcext:value-type="float">
            <text:p>6.81</text:p>
          </table:table-cell>
          <table:table-cell office:value-type="float" office:value="-0.86751" calcext:value-type="float">
            <text:p>-0.86751</text:p>
          </table:table-cell>
          <table:table-cell office:value-type="float" office:value="0.000343012" calcext:value-type="float">
            <text:p>0.000343012</text:p>
          </table:table-cell>
          <table:table-cell office:value-type="float" office:value="0.0004582" calcext:value-type="float">
            <text:p>0.0004582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-0.914073" calcext:value-type="float">
            <text:p>-0.914073</text:p>
          </table:table-cell>
          <table:table-cell office:value-type="float" office:value="0.000367029" calcext:value-type="float">
            <text:p>0.000367029</text:p>
          </table:table-cell>
          <table:table-cell office:value-type="float" office:value="0.000481659" calcext:value-type="float">
            <text:p>0.000481659</text:p>
          </table:table-cell>
          <table:table-cell office:value-type="float" office:value="-0.00164682" calcext:value-type="float">
            <text:p>-0.00164682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0.906153" calcext:value-type="float">
            <text:p>-0.906153</text:p>
          </table:table-cell>
          <table:table-cell office:value-type="float" office:value="0.000360844" calcext:value-type="float">
            <text:p>0.000360844</text:p>
          </table:table-cell>
          <table:table-cell office:value-type="float" office:value="0.000481899" calcext:value-type="float">
            <text:p>0.000481899</text:p>
          </table:table-cell>
          <table:table-cell office:value-type="float" office:value="0.00596971" calcext:value-type="float">
            <text:p>0.00596971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-0.867619" calcext:value-type="float">
            <text:p>-0.867619</text:p>
          </table:table-cell>
          <table:table-cell office:value-type="float" office:value="0.000343215" calcext:value-type="float">
            <text:p>0.000343215</text:p>
          </table:table-cell>
          <table:table-cell office:value-type="float" office:value="0.000458458" calcext:value-type="float">
            <text:p>0.000458458</text:p>
          </table:table-cell>
          <table:table-cell office:value-type="float" office:value="-0.000000000261115" calcext:value-type="float">
            <text:p>-2.61115E-10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-0.801778" calcext:value-type="float">
            <text:p>-0.801778</text:p>
          </table:table-cell>
          <table:table-cell office:value-type="float" office:value="0.000317518" calcext:value-type="float">
            <text:p>0.000317518</text:p>
          </table:table-cell>
          <table:table-cell office:value-type="float" office:value="0.000407826" calcext:value-type="float">
            <text:p>0.000407826</text:p>
          </table:table-cell>
          <table:table-cell office:value-type="float" office:value="-0.0253198" calcext:value-type="float">
            <text:p>-0.025319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-0.841466" calcext:value-type="float">
            <text:p>-0.841466</text:p>
          </table:table-cell>
          <table:table-cell office:value-type="float" office:value="0.000328681" calcext:value-type="float">
            <text:p>0.000328681</text:p>
          </table:table-cell>
          <table:table-cell office:value-type="float" office:value="0.000440839" calcext:value-type="float">
            <text:p>0.000440839</text:p>
          </table:table-cell>
          <table:table-cell office:value-type="float" office:value="0.00391119" calcext:value-type="float">
            <text:p>0.00391119</text:p>
          </table:table-cell>
        </table:table-row>
        <table:table-row table:style-name="ro1">
          <table:table-cell office:value-type="float" office:value="6.99" calcext:value-type="float">
            <text:p>6.99</text:p>
          </table:table-cell>
          <table:table-cell office:value-type="float" office:value="-0.951124" calcext:value-type="float">
            <text:p>-0.951124</text:p>
          </table:table-cell>
          <table:table-cell office:value-type="float" office:value="0.000380567" calcext:value-type="float">
            <text:p>0.000380567</text:p>
          </table:table-cell>
          <table:table-cell office:value-type="float" office:value="0.000503051" calcext:value-type="float">
            <text:p>0.000503051</text:p>
          </table:table-cell>
          <table:table-cell office:value-type="float" office:value="0.0141352" calcext:value-type="float">
            <text:p>0.0141352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-0.919255" calcext:value-type="float">
            <text:p>-0.919255</text:p>
          </table:table-cell>
          <table:table-cell office:value-type="float" office:value="0.00036898" calcext:value-type="float">
            <text:p>0.00036898</text:p>
          </table:table-cell>
          <table:table-cell office:value-type="float" office:value="0.000476794" calcext:value-type="float">
            <text:p>0.000476794</text:p>
          </table:table-cell>
          <table:table-cell office:value-type="float" office:value="-0.00130373" calcext:value-type="float">
            <text:p>-0.00130373</text:p>
          </table:table-cell>
        </table:table-row>
        <table:table-row table:style-name="ro1">
          <table:table-cell office:value-type="float" office:value="7.05" calcext:value-type="float">
            <text:p>7.05</text:p>
          </table:table-cell>
          <table:table-cell office:value-type="float" office:value="-0.968291" calcext:value-type="float">
            <text:p>-0.968291</text:p>
          </table:table-cell>
          <table:table-cell office:value-type="float" office:value="0.000393856" calcext:value-type="float">
            <text:p>0.000393856</text:p>
          </table:table-cell>
          <table:table-cell office:value-type="float" office:value="0.000502501" calcext:value-type="float">
            <text:p>0.000502501</text:p>
          </table:table-cell>
          <table:table-cell office:value-type="float" office:value="-0.00212714" calcext:value-type="float">
            <text:p>-0.00212714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-0.812887" calcext:value-type="float">
            <text:p>-0.812887</text:p>
          </table:table-cell>
          <table:table-cell office:value-type="float" office:value="0.000311116" calcext:value-type="float">
            <text:p>0.000311116</text:p>
          </table:table-cell>
          <table:table-cell office:value-type="float" office:value="0.000426811" calcext:value-type="float">
            <text:p>0.000426811</text:p>
          </table:table-cell>
          <table:table-cell office:value-type="float" office:value="0.0132431" calcext:value-type="float">
            <text:p>0.0132431</text:p>
          </table:table-cell>
        </table:table-row>
        <table:table-row table:style-name="ro1">
          <table:table-cell office:value-type="float" office:value="7.11" calcext:value-type="float">
            <text:p>7.11</text:p>
          </table:table-cell>
          <table:table-cell office:value-type="float" office:value="-0.979891" calcext:value-type="float">
            <text:p>-0.979891</text:p>
          </table:table-cell>
          <table:table-cell office:value-type="float" office:value="0.000402741" calcext:value-type="float">
            <text:p>0.000402741</text:p>
          </table:table-cell>
          <table:table-cell office:value-type="float" office:value="0.0005017" calcext:value-type="float">
            <text:p>0.0005017</text:p>
          </table:table-cell>
          <table:table-cell office:value-type="float" office:value="-0.0128314" calcext:value-type="float">
            <text:p>-0.0128314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-0.805341" calcext:value-type="float">
            <text:p>-0.805341</text:p>
          </table:table-cell>
          <table:table-cell office:value-type="float" office:value="0.000310112" calcext:value-type="float">
            <text:p>0.000310112</text:p>
          </table:table-cell>
          <table:table-cell office:value-type="float" office:value="0.000415778" calcext:value-type="float">
            <text:p>0.000415778</text:p>
          </table:table-cell>
          <table:table-cell office:value-type="float" office:value="0.00336225" calcext:value-type="float">
            <text:p>0.00336225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-0.941094" calcext:value-type="float">
            <text:p>-0.941094</text:p>
          </table:table-cell>
          <table:table-cell office:value-type="float" office:value="0.000379895" calcext:value-type="float">
            <text:p>0.000379895</text:p>
          </table:table-cell>
          <table:table-cell office:value-type="float" office:value="0.000484303" calcext:value-type="float">
            <text:p>0.000484303</text:p>
          </table:table-cell>
          <table:table-cell office:value-type="float" office:value="-0.0019899" calcext:value-type="float">
            <text:p>-0.0019899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-0.935798" calcext:value-type="float">
            <text:p>-0.935798</text:p>
          </table:table-cell>
          <table:table-cell office:value-type="float" office:value="0.000379922" calcext:value-type="float">
            <text:p>0.000379922</text:p>
          </table:table-cell>
          <table:table-cell office:value-type="float" office:value="0.000476218" calcext:value-type="float">
            <text:p>0.000476218</text:p>
          </table:table-cell>
          <table:table-cell office:value-type="float" office:value="-0.0112532" calcext:value-type="float">
            <text:p>-0.0112532</text:p>
          </table:table-cell>
        </table:table-row>
        <table:table-row table:style-name="ro1">
          <table:table-cell office:value-type="float" office:value="7.23" calcext:value-type="float">
            <text:p>7.23</text:p>
          </table:table-cell>
          <table:table-cell office:value-type="float" office:value="-0.851737" calcext:value-type="float">
            <text:p>-0.851737</text:p>
          </table:table-cell>
          <table:table-cell office:value-type="float" office:value="0.000327955" calcext:value-type="float">
            <text:p>0.000327955</text:p>
          </table:table-cell>
          <table:table-cell office:value-type="float" office:value="0.000447963" calcext:value-type="float">
            <text:p>0.000447963</text:p>
          </table:table-cell>
          <table:table-cell office:value-type="float" office:value="0.0214772" calcext:value-type="float">
            <text:p>0.0214772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-0.960288" calcext:value-type="float">
            <text:p>-0.960288</text:p>
          </table:table-cell>
          <table:table-cell office:value-type="float" office:value="0.000392672" calcext:value-type="float">
            <text:p>0.000392672</text:p>
          </table:table-cell>
          <table:table-cell office:value-type="float" office:value="0.000487522" calcext:value-type="float">
            <text:p>0.000487522</text:p>
          </table:table-cell>
          <table:table-cell office:value-type="float" office:value="-0.0129001" calcext:value-type="float">
            <text:p>-0.0129001</text:p>
          </table:table-cell>
        </table:table-row>
        <table:table-row table:style-name="ro1">
          <table:table-cell office:value-type="float" office:value="7.29" calcext:value-type="float">
            <text:p>7.29</text:p>
          </table:table-cell>
          <table:table-cell office:value-type="float" office:value="-0.733128" calcext:value-type="float">
            <text:p>-0.733128</text:p>
          </table:table-cell>
          <table:table-cell office:value-type="float" office:value="0.000279221" calcext:value-type="float">
            <text:p>0.000279221</text:p>
          </table:table-cell>
          <table:table-cell office:value-type="float" office:value="0.000359757" calcext:value-type="float">
            <text:p>0.000359757</text:p>
          </table:table-cell>
          <table:table-cell office:value-type="float" office:value="-0.0171543" calcext:value-type="float">
            <text:p>-0.0171543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-0.974628" calcext:value-type="float">
            <text:p>-0.974628</text:p>
          </table:table-cell>
          <table:table-cell office:value-type="float" office:value="0.000389855" calcext:value-type="float">
            <text:p>0.000389855</text:p>
          </table:table-cell>
          <table:table-cell office:value-type="float" office:value="0.000507803" calcext:value-type="float">
            <text:p>0.000507803</text:p>
          </table:table-cell>
          <table:table-cell office:value-type="float" office:value="0.0205852" calcext:value-type="float">
            <text:p>0.0205852</text:p>
          </table:table-cell>
        </table:table-row>
        <table:table-row table:style-name="ro1">
          <table:table-cell office:value-type="float" office:value="7.35" calcext:value-type="float">
            <text:p>7.35</text:p>
          </table:table-cell>
          <table:table-cell office:value-type="float" office:value="-0.915204" calcext:value-type="float">
            <text:p>-0.915204</text:p>
          </table:table-cell>
          <table:table-cell office:value-type="float" office:value="0.000362754" calcext:value-type="float">
            <text:p>0.000362754</text:p>
          </table:table-cell>
          <table:table-cell office:value-type="float" office:value="0.000469369" calcext:value-type="float">
            <text:p>0.000469369</text:p>
          </table:table-cell>
          <table:table-cell office:value-type="float" office:value="0.0103612" calcext:value-type="float">
            <text:p>0.0103612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-0.986678" calcext:value-type="float">
            <text:p>-0.986678</text:p>
          </table:table-cell>
          <table:table-cell office:value-type="float" office:value="0.00040562" calcext:value-type="float">
            <text:p>0.00040562</text:p>
          </table:table-cell>
          <table:table-cell office:value-type="float" office:value="0.00049527" calcext:value-type="float">
            <text:p>0.00049527</text:p>
          </table:table-cell>
          <table:table-cell office:value-type="float" office:value="-0.0129001" calcext:value-type="float">
            <text:p>-0.0129001</text:p>
          </table:table-cell>
        </table:table-row>
        <table:table-row table:style-name="ro1">
          <table:table-cell office:value-type="float" office:value="7.41" calcext:value-type="float">
            <text:p>7.41</text:p>
          </table:table-cell>
          <table:table-cell office:value-type="float" office:value="-0.904098" calcext:value-type="float">
            <text:p>-0.904098</text:p>
          </table:table-cell>
          <table:table-cell office:value-type="float" office:value="0.000366757" calcext:value-type="float">
            <text:p>0.000366757</text:p>
          </table:table-cell>
          <table:table-cell office:value-type="float" office:value="0.000445401" calcext:value-type="float">
            <text:p>0.000445401</text:p>
          </table:table-cell>
          <table:table-cell office:value-type="float" office:value="-0.022781" calcext:value-type="float">
            <text:p>-0.022781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-0.809664" calcext:value-type="float">
            <text:p>-0.809664</text:p>
          </table:table-cell>
          <table:table-cell office:value-type="float" office:value="0.000305125" calcext:value-type="float">
            <text:p>0.000305125</text:p>
          </table:table-cell>
          <table:table-cell office:value-type="float" office:value="0.000418221" calcext:value-type="float">
            <text:p>0.000418221</text:p>
          </table:table-cell>
          <table:table-cell office:value-type="float" office:value="0.0244964" calcext:value-type="float">
            <text:p>0.0244964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-0.916552" calcext:value-type="float">
            <text:p>-0.916552</text:p>
          </table:table-cell>
          <table:table-cell office:value-type="float" office:value="0.000363032" calcext:value-type="float">
            <text:p>0.000363032</text:p>
          </table:table-cell>
          <table:table-cell office:value-type="float" office:value="0.0004671" calcext:value-type="float">
            <text:p>0.0004671</text:p>
          </table:table-cell>
          <table:table-cell office:value-type="float" office:value="0.011116" calcext:value-type="float">
            <text:p>0.01111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-0.966707" calcext:value-type="float">
            <text:p>-0.966707</text:p>
          </table:table-cell>
          <table:table-cell office:value-type="float" office:value="0.000395357" calcext:value-type="float">
            <text:p>0.000395357</text:p>
          </table:table-cell>
          <table:table-cell office:value-type="float" office:value="0.000480856" calcext:value-type="float">
            <text:p>0.000480856</text:p>
          </table:table-cell>
          <table:table-cell office:value-type="float" office:value="-0.0128314" calcext:value-type="float">
            <text:p>-0.0128314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-0.76125" calcext:value-type="float">
            <text:p>-0.76125</text:p>
          </table:table-cell>
          <table:table-cell office:value-type="float" office:value="0.000291972" calcext:value-type="float">
            <text:p>0.000291972</text:p>
          </table:table-cell>
          <table:table-cell office:value-type="float" office:value="0.000364365" calcext:value-type="float">
            <text:p>0.000364365</text:p>
          </table:table-cell>
          <table:table-cell office:value-type="float" office:value="-0.0167426" calcext:value-type="float">
            <text:p>-0.0167426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-1.09887" calcext:value-type="float">
            <text:p>-1.09887</text:p>
          </table:table-cell>
          <table:table-cell office:value-type="float" office:value="0.000454045" calcext:value-type="float">
            <text:p>0.000454045</text:p>
          </table:table-cell>
          <table:table-cell office:value-type="float" office:value="0.000564448" calcext:value-type="float">
            <text:p>0.000564448</text:p>
          </table:table-cell>
          <table:table-cell office:value-type="float" office:value="0.0162623" calcext:value-type="float">
            <text:p>0.0162623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-0.995239" calcext:value-type="float">
            <text:p>-0.995239</text:p>
          </table:table-cell>
          <table:table-cell office:value-type="float" office:value="0.000404086" calcext:value-type="float">
            <text:p>0.000404086</text:p>
          </table:table-cell>
          <table:table-cell office:value-type="float" office:value="0.000505881" calcext:value-type="float">
            <text:p>0.000505881</text:p>
          </table:table-cell>
          <table:table-cell office:value-type="float" office:value="0.00734206" calcext:value-type="float">
            <text:p>0.00734206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-0.839656" calcext:value-type="float">
            <text:p>-0.839656</text:p>
          </table:table-cell>
          <table:table-cell office:value-type="float" office:value="0.000329477" calcext:value-type="float">
            <text:p>0.000329477</text:p>
          </table:table-cell>
          <table:table-cell office:value-type="float" office:value="0.00041512" calcext:value-type="float">
            <text:p>0.00041512</text:p>
          </table:table-cell>
          <table:table-cell office:value-type="float" office:value="-0.00816546" calcext:value-type="float">
            <text:p>-0.00816546</text:p>
          </table:table-cell>
        </table:table-row>
        <table:table-row table:style-name="ro1">
          <table:table-cell office:value-type="float" office:value="7.65" calcext:value-type="float">
            <text:p>7.65</text:p>
          </table:table-cell>
          <table:table-cell office:value-type="float" office:value="-0.870629" calcext:value-type="float">
            <text:p>-0.870629</text:p>
          </table:table-cell>
          <table:table-cell office:value-type="float" office:value="0.000345568" calcext:value-type="float">
            <text:p>0.000345568</text:p>
          </table:table-cell>
          <table:table-cell office:value-type="float" office:value="0.000431107" calcext:value-type="float">
            <text:p>0.000431107</text:p>
          </table:table-cell>
          <table:table-cell office:value-type="float" office:value="-0.00946919" calcext:value-type="float">
            <text:p>-0.00946919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-0.786744" calcext:value-type="float">
            <text:p>-0.786744</text:p>
          </table:table-cell>
          <table:table-cell office:value-type="float" office:value="0.000298369" calcext:value-type="float">
            <text:p>0.000298369</text:p>
          </table:table-cell>
          <table:table-cell office:value-type="float" office:value="0.000391537" calcext:value-type="float">
            <text:p>0.000391537</text:p>
          </table:table-cell>
          <table:table-cell office:value-type="float" office:value="0.00521492" calcext:value-type="float">
            <text:p>0.00521492</text:p>
          </table:table-cell>
        </table:table-row>
        <table:table-row table:style-name="ro1">
          <table:table-cell office:value-type="float" office:value="7.71" calcext:value-type="float">
            <text:p>7.71</text:p>
          </table:table-cell>
          <table:table-cell office:value-type="float" office:value="-0.956639" calcext:value-type="float">
            <text:p>-0.956639</text:p>
          </table:table-cell>
          <table:table-cell office:value-type="float" office:value="0.000381522" calcext:value-type="float">
            <text:p>0.000381522</text:p>
          </table:table-cell>
          <table:table-cell office:value-type="float" office:value="0.000488773" calcext:value-type="float">
            <text:p>0.000488773</text:p>
          </table:table-cell>
          <table:table-cell office:value-type="float" office:value="0.017566" calcext:value-type="float">
            <text:p>0.017566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-0.952463" calcext:value-type="float">
            <text:p>-0.952463</text:p>
          </table:table-cell>
          <table:table-cell office:value-type="float" office:value="0.00039601" calcext:value-type="float">
            <text:p>0.00039601</text:p>
          </table:table-cell>
          <table:table-cell office:value-type="float" office:value="0.000454413" calcext:value-type="float">
            <text:p>0.000454413</text:p>
          </table:table-cell>
          <table:table-cell office:value-type="float" office:value="-0.0408273" calcext:value-type="float">
            <text:p>-0.0408273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-0.805124" calcext:value-type="float">
            <text:p>-0.805124</text:p>
          </table:table-cell>
          <table:table-cell office:value-type="float" office:value="0.000299276" calcext:value-type="float">
            <text:p>0.000299276</text:p>
          </table:table-cell>
          <table:table-cell office:value-type="float" office:value="0.000412778" calcext:value-type="float">
            <text:p>0.000412778</text:p>
          </table:table-cell>
          <table:table-cell office:value-type="float" office:value="0.0335539" calcext:value-type="float">
            <text:p>0.0335539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-1.00055" calcext:value-type="float">
            <text:p>-1.00055</text:p>
          </table:table-cell>
          <table:table-cell office:value-type="float" office:value="0.000409557" calcext:value-type="float">
            <text:p>0.000409557</text:p>
          </table:table-cell>
          <table:table-cell office:value-type="float" office:value="0.000498393" calcext:value-type="float">
            <text:p>0.000498393</text:p>
          </table:table-cell>
          <table:table-cell office:value-type="float" office:value="-0.00212714" calcext:value-type="float">
            <text:p>-0.00212714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-0.875761" calcext:value-type="float">
            <text:p>-0.875761</text:p>
          </table:table-cell>
          <table:table-cell office:value-type="float" office:value="0.000352808" calcext:value-type="float">
            <text:p>0.000352808</text:p>
          </table:table-cell>
          <table:table-cell office:value-type="float" office:value="0.000415588" calcext:value-type="float">
            <text:p>0.000415588</text:p>
          </table:table-cell>
          <table:table-cell office:value-type="float" office:value="-0.0284762" calcext:value-type="float">
            <text:p>-0.0284762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-0.985613" calcext:value-type="float">
            <text:p>-0.985613</text:p>
          </table:table-cell>
          <table:table-cell office:value-type="float" office:value="0.00039127" calcext:value-type="float">
            <text:p>0.00039127</text:p>
          </table:table-cell>
          <table:table-cell office:value-type="float" office:value="0.000509421" calcext:value-type="float">
            <text:p>0.000509421</text:p>
          </table:table-cell>
          <table:table-cell office:value-type="float" office:value="0.0357496" calcext:value-type="float">
            <text:p>0.0357496</text:p>
          </table:table-cell>
        </table:table-row>
        <table:table-row table:style-name="ro1">
          <table:table-cell office:value-type="float" office:value="7.89" calcext:value-type="float">
            <text:p>7.89</text:p>
          </table:table-cell>
          <table:table-cell office:value-type="float" office:value="-0.895605" calcext:value-type="float">
            <text:p>-0.895605</text:p>
          </table:table-cell>
          <table:table-cell office:value-type="float" office:value="0.000357205" calcext:value-type="float">
            <text:p>0.000357205</text:p>
          </table:table-cell>
          <table:table-cell office:value-type="float" office:value="0.000437785" calcext:value-type="float">
            <text:p>0.000437785</text:p>
          </table:table-cell>
          <table:table-cell office:value-type="float" office:value="-0.00775376" calcext:value-type="float">
            <text:p>-0.00775376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-0.902215" calcext:value-type="float">
            <text:p>-0.902215</text:p>
          </table:table-cell>
          <table:table-cell office:value-type="float" office:value="0.000362358" calcext:value-type="float">
            <text:p>0.000362358</text:p>
          </table:table-cell>
          <table:table-cell office:value-type="float" office:value="0.000437527" calcext:value-type="float">
            <text:p>0.000437527</text:p>
          </table:table-cell>
          <table:table-cell office:value-type="float" office:value="-0.0141352" calcext:value-type="float">
            <text:p>-0.0141352</text:p>
          </table:table-cell>
        </table:table-row>
        <table:table-row table:style-name="ro1">
          <table:table-cell office:value-type="float" office:value="7.95" calcext:value-type="float">
            <text:p>7.95</text:p>
          </table:table-cell>
          <table:table-cell office:value-type="float" office:value="-0.932307" calcext:value-type="float">
            <text:p>-0.932307</text:p>
          </table:table-cell>
          <table:table-cell office:value-type="float" office:value="0.000367686" calcext:value-type="float">
            <text:p>0.000367686</text:p>
          </table:table-cell>
          <table:table-cell office:value-type="float" office:value="0.000473566" calcext:value-type="float">
            <text:p>0.000473566</text:p>
          </table:table-cell>
          <table:table-cell office:value-type="float" office:value="0.0223006" calcext:value-type="float">
            <text:p>0.0223006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-0.891282" calcext:value-type="float">
            <text:p>-0.891282</text:p>
          </table:table-cell>
          <table:table-cell office:value-type="float" office:value="0.000353742" calcext:value-type="float">
            <text:p>0.000353742</text:p>
          </table:table-cell>
          <table:table-cell office:value-type="float" office:value="0.000437798" calcext:value-type="float">
            <text:p>0.000437798</text:p>
          </table:table-cell>
          <table:table-cell office:value-type="float" office:value="-0.00343087" calcext:value-type="float">
            <text:p>-0.00343087</text:p>
          </table:table-cell>
        </table:table-row>
        <table:table-row table:style-name="ro1">
          <table:table-cell office:value-type="float" office:value="8.01" calcext:value-type="float">
            <text:p>8.01</text:p>
          </table:table-cell>
          <table:table-cell office:value-type="float" office:value="-0.843857" calcext:value-type="float">
            <text:p>-0.843857</text:p>
          </table:table-cell>
          <table:table-cell office:value-type="float" office:value="0.000329197" calcext:value-type="float">
            <text:p>0.000329197</text:p>
          </table:table-cell>
          <table:table-cell office:value-type="float" office:value="0.000410973" calcext:value-type="float">
            <text:p>0.000410973</text:p>
          </table:table-cell>
          <table:table-cell office:value-type="float" office:value="-0.00349948" calcext:value-type="float">
            <text:p>-0.00349948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-0.973464" calcext:value-type="float">
            <text:p>-0.973464</text:p>
          </table:table-cell>
          <table:table-cell office:value-type="float" office:value="0.000392915" calcext:value-type="float">
            <text:p>0.000392915</text:p>
          </table:table-cell>
          <table:table-cell office:value-type="float" office:value="0.000486559" calcext:value-type="float">
            <text:p>0.000486559</text:p>
          </table:table-cell>
          <table:table-cell office:value-type="float" office:value="0.00782238" calcext:value-type="float">
            <text:p>0.00782238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-0.862272" calcext:value-type="float">
            <text:p>-0.862272</text:p>
          </table:table-cell>
          <table:table-cell office:value-type="float" office:value="0.000337433" calcext:value-type="float">
            <text:p>0.000337433</text:p>
          </table:table-cell>
          <table:table-cell office:value-type="float" office:value="0.00042229" calcext:value-type="float">
            <text:p>0.00042229</text:p>
          </table:table-cell>
          <table:table-cell office:value-type="float" office:value="0.000823407" calcext:value-type="float">
            <text:p>0.00082340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-0.959109" calcext:value-type="float">
            <text:p>-0.959109</text:p>
          </table:table-cell>
          <table:table-cell office:value-type="float" office:value="0.000387521" calcext:value-type="float">
            <text:p>0.000387521</text:p>
          </table:table-cell>
          <table:table-cell office:value-type="float" office:value="0.000474011" calcext:value-type="float">
            <text:p>0.000474011</text:p>
          </table:table-cell>
          <table:table-cell office:value-type="float" office:value="0.000411705" calcext:value-type="float">
            <text:p>0.000411705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-0.890994" calcext:value-type="float">
            <text:p>-0.890994</text:p>
          </table:table-cell>
          <table:table-cell office:value-type="float" office:value="0.000352942" calcext:value-type="float">
            <text:p>0.000352942</text:p>
          </table:table-cell>
          <table:table-cell office:value-type="float" office:value="0.000435954" calcext:value-type="float">
            <text:p>0.000435954</text:p>
          </table:table-cell>
          <table:table-cell office:value-type="float" office:value="-0.00171543" calcext:value-type="float">
            <text:p>-0.00171543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-0.888486" calcext:value-type="float">
            <text:p>-0.888486</text:p>
          </table:table-cell>
          <table:table-cell office:value-type="float" office:value="0.000350771" calcext:value-type="float">
            <text:p>0.000350771</text:p>
          </table:table-cell>
          <table:table-cell office:value-type="float" office:value="0.000435331" calcext:value-type="float">
            <text:p>0.000435331</text:p>
          </table:table-cell>
          <table:table-cell office:value-type="float" office:value="0.00123511" calcext:value-type="float">
            <text:p>0.00123511</text:p>
          </table:table-cell>
        </table:table-row>
        <table:table-row table:style-name="ro1">
          <table:table-cell office:value-type="float" office:value="8.19" calcext:value-type="float">
            <text:p>8.19</text:p>
          </table:table-cell>
          <table:table-cell office:value-type="float" office:value="-0.957301" calcext:value-type="float">
            <text:p>-0.957301</text:p>
          </table:table-cell>
          <table:table-cell office:value-type="float" office:value="0.000386856" calcext:value-type="float">
            <text:p>0.000386856</text:p>
          </table:table-cell>
          <table:table-cell office:value-type="float" office:value="0.00047115" calcext:value-type="float">
            <text:p>0.00047115</text:p>
          </table:table-cell>
          <table:table-cell office:value-type="float" office:value="-0.000823407" calcext:value-type="float">
            <text:p>-0.000823407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-0.911973" calcext:value-type="float">
            <text:p>-0.911973</text:p>
          </table:table-cell>
          <table:table-cell office:value-type="float" office:value="0.000363236" calcext:value-type="float">
            <text:p>0.000363236</text:p>
          </table:table-cell>
          <table:table-cell office:value-type="float" office:value="0.000447304" calcext:value-type="float">
            <text:p>0.000447304</text:p>
          </table:table-cell>
          <table:table-cell office:value-type="float" office:value="-1.89051E-017" calcext:value-type="float">
            <text:p>-1.89051E-1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-0.861148" calcext:value-type="float">
            <text:p>-0.861148</text:p>
          </table:table-cell>
          <table:table-cell office:value-type="float" office:value="0.000336095" calcext:value-type="float">
            <text:p>0.000336095</text:p>
          </table:table-cell>
          <table:table-cell office:value-type="float" office:value="0.000420768" calcext:value-type="float">
            <text:p>0.000420768</text:p>
          </table:table-cell>
          <table:table-cell office:value-type="float" office:value="0.00308778" calcext:value-type="float">
            <text:p>0.00308778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-0.963749" calcext:value-type="float">
            <text:p>-0.963749</text:p>
          </table:table-cell>
          <table:table-cell office:value-type="float" office:value="0.000390756" calcext:value-type="float">
            <text:p>0.000390756</text:p>
          </table:table-cell>
          <table:table-cell office:value-type="float" office:value="0.000472507" calcext:value-type="float">
            <text:p>0.000472507</text:p>
          </table:table-cell>
          <table:table-cell office:value-type="float" office:value="-0.00308778" calcext:value-type="float">
            <text:p>-0.00308778</text:p>
          </table:table-cell>
        </table:table-row>
        <table:table-row table:style-name="ro1">
          <table:table-cell office:value-type="float" office:value="8.31" calcext:value-type="float">
            <text:p>8.31</text:p>
          </table:table-cell>
          <table:table-cell office:value-type="float" office:value="-0.912448" calcext:value-type="float">
            <text:p>-0.912448</text:p>
          </table:table-cell>
          <table:table-cell office:value-type="float" office:value="0.000363426" calcext:value-type="float">
            <text:p>0.000363426</text:p>
          </table:table-cell>
          <table:table-cell office:value-type="float" office:value="0.00044667" calcext:value-type="float">
            <text:p>0.00044667</text:p>
          </table:table-cell>
          <table:table-cell office:value-type="float" office:value="-1.35037E-017" calcext:value-type="float">
            <text:p>-1.35037E-17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-0.91238" calcext:value-type="float">
            <text:p>-0.91238</text:p>
          </table:table-cell>
          <table:table-cell office:value-type="float" office:value="0.000363371" calcext:value-type="float">
            <text:p>0.000363371</text:p>
          </table:table-cell>
          <table:table-cell office:value-type="float" office:value="0.00044667" calcext:value-type="float">
            <text:p>0.00044667</text:p>
          </table:table-cell>
          <table:table-cell office:value-type="float" office:value="0.0000686173" calcext:value-type="float">
            <text:p>6.86173E-05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-0.890071" calcext:value-type="float">
            <text:p>-0.890071</text:p>
          </table:table-cell>
          <table:table-cell office:value-type="float" office:value="0.000351761" calcext:value-type="float">
            <text:p>0.000351761</text:p>
          </table:table-cell>
          <table:table-cell office:value-type="float" office:value="0.000434438" calcext:value-type="float">
            <text:p>0.000434438</text:p>
          </table:table-cell>
          <table:table-cell office:value-type="float" office:value="0.000343086" calcext:value-type="float">
            <text:p>0.00034308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-0.935329" calcext:value-type="float">
            <text:p>-0.935329</text:p>
          </table:table-cell>
          <table:table-cell office:value-type="float" office:value="0.000375319" calcext:value-type="float">
            <text:p>0.000375319</text:p>
          </table:table-cell>
          <table:table-cell office:value-type="float" office:value="0.000458302" calcext:value-type="float">
            <text:p>0.000458302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-0.889327" calcext:value-type="float">
            <text:p>-0.889327</text:p>
          </table:table-cell>
          <table:table-cell office:value-type="float" office:value="0.000351085" calcext:value-type="float">
            <text:p>0.000351085</text:p>
          </table:table-cell>
          <table:table-cell office:value-type="float" office:value="0.000434142" calcext:value-type="float">
            <text:p>0.000434142</text:p>
          </table:table-cell>
          <table:table-cell office:value-type="float" office:value="0.00130373" calcext:value-type="float">
            <text:p>0.00130373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-0.93685" calcext:value-type="float">
            <text:p>-0.93685</text:p>
          </table:table-cell>
          <table:table-cell office:value-type="float" office:value="0.000376442" calcext:value-type="float">
            <text:p>0.000376442</text:p>
          </table:table-cell>
          <table:table-cell office:value-type="float" office:value="0.000458008" calcext:value-type="float">
            <text:p>0.000458008</text:p>
          </table:table-cell>
          <table:table-cell office:value-type="float" office:value="-0.00171543" calcext:value-type="float">
            <text:p>-0.00171543</text:p>
          </table:table-cell>
        </table:table-row>
        <table:table-row table:style-name="ro1">
          <table:table-cell office:value-type="float" office:value="8.49" calcext:value-type="float">
            <text:p>8.49</text:p>
          </table:table-cell>
          <table:table-cell office:value-type="float" office:value="-0.912882" calcext:value-type="float">
            <text:p>-0.912882</text:p>
          </table:table-cell>
          <table:table-cell office:value-type="float" office:value="0.000363599" calcext:value-type="float">
            <text:p>0.000363599</text:p>
          </table:table-cell>
          <table:table-cell office:value-type="float" office:value="0.000446082" calcext:value-type="float">
            <text:p>0.000446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-0.912059" calcext:value-type="float">
            <text:p>-0.912059</text:p>
          </table:table-cell>
          <table:table-cell office:value-type="float" office:value="0.000362944" calcext:value-type="float">
            <text:p>0.000362944</text:p>
          </table:table-cell>
          <table:table-cell office:value-type="float" office:value="0.000446082" calcext:value-type="float">
            <text:p>0.000446082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8.55" calcext:value-type="float">
            <text:p>8.55</text:p>
          </table:table-cell>
          <table:table-cell office:value-type="float" office:value="-0.887036" calcext:value-type="float">
            <text:p>-0.887036</text:p>
          </table:table-cell>
          <table:table-cell office:value-type="float" office:value="0.000350202" calcext:value-type="float">
            <text:p>0.000350202</text:p>
          </table:table-cell>
          <table:table-cell office:value-type="float" office:value="0.000431806" calcext:value-type="float">
            <text:p>0.000431806</text:p>
          </table:table-cell>
          <table:table-cell office:value-type="float" office:value="0.000137234" calcext:value-type="float">
            <text:p>0.000137234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-0.940055" calcext:value-type="float">
            <text:p>-0.940055</text:p>
          </table:table-cell>
          <table:table-cell office:value-type="float" office:value="0.000377853" calcext:value-type="float">
            <text:p>0.000377853</text:p>
          </table:table-cell>
          <table:table-cell office:value-type="float" office:value="0.000459653" calcext:value-type="float">
            <text:p>0.000459653</text:p>
          </table:table-cell>
          <table:table-cell office:value-type="float" office:value="-0.000960642" calcext:value-type="float">
            <text:p>-0.000960642</text:p>
          </table:table-cell>
        </table:table-row>
        <table:table-row table:style-name="ro1">
          <table:table-cell office:value-type="float" office:value="8.61" calcext:value-type="float">
            <text:p>8.61</text:p>
          </table:table-cell>
          <table:table-cell office:value-type="float" office:value="-0.866107" calcext:value-type="float">
            <text:p>-0.866107</text:p>
          </table:table-cell>
          <table:table-cell office:value-type="float" office:value="0.000338574" calcext:value-type="float">
            <text:p>0.000338574</text:p>
          </table:table-cell>
          <table:table-cell office:value-type="float" office:value="0.000421236" calcext:value-type="float">
            <text:p>0.000421236</text:p>
          </table:table-cell>
          <table:table-cell office:value-type="float" office:value="0.00295054" calcext:value-type="float">
            <text:p>0.00295054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-0.916112" calcext:value-type="float">
            <text:p>-0.916112</text:p>
          </table:table-cell>
          <table:table-cell office:value-type="float" office:value="0.000365734" calcext:value-type="float">
            <text:p>0.000365734</text:p>
          </table:table-cell>
          <table:table-cell office:value-type="float" office:value="0.000444505" calcext:value-type="float">
            <text:p>0.000444505</text:p>
          </table:table-cell>
          <table:table-cell office:value-type="float" office:value="-0.00212714" calcext:value-type="float">
            <text:p>-0.00212714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-0.959313" calcext:value-type="float">
            <text:p>-0.959313</text:p>
          </table:table-cell>
          <table:table-cell office:value-type="float" office:value="0.000387644" calcext:value-type="float">
            <text:p>0.000387644</text:p>
          </table:table-cell>
          <table:table-cell office:value-type="float" office:value="0.000468411" calcext:value-type="float">
            <text:p>0.000468411</text:p>
          </table:table-cell>
          <table:table-cell office:value-type="float" office:value="-0.000823407" calcext:value-type="float">
            <text:p>-0.000823407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-0.913985" calcext:value-type="float">
            <text:p>-0.913985</text:p>
          </table:table-cell>
          <table:table-cell office:value-type="float" office:value="0.00036404" calcext:value-type="float">
            <text:p>0.00036404</text:p>
          </table:table-cell>
          <table:table-cell office:value-type="float" office:value="0.000444555" calcext:value-type="float">
            <text:p>0.000444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0.864032" calcext:value-type="float">
            <text:p>-0.864032</text:p>
          </table:table-cell>
          <table:table-cell office:value-type="float" office:value="0.000337616" calcext:value-type="float">
            <text:p>0.000337616</text:p>
          </table:table-cell>
          <table:table-cell office:value-type="float" office:value="0.000418003" calcext:value-type="float">
            <text:p>0.000418003</text:p>
          </table:table-cell>
          <table:table-cell office:value-type="float" office:value="0.00219575" calcext:value-type="float">
            <text:p>0.00219575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-0.941569" calcext:value-type="float">
            <text:p>-0.941569</text:p>
          </table:table-cell>
          <table:table-cell office:value-type="float" office:value="0.000378455" calcext:value-type="float">
            <text:p>0.000378455</text:p>
          </table:table-cell>
          <table:table-cell office:value-type="float" office:value="0.000457516" calcext:value-type="float">
            <text:p>0.000457516</text:p>
          </table:table-cell>
          <table:table-cell office:value-type="float" office:value="-0.000960642" calcext:value-type="float">
            <text:p>-0.000960642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-0.937655" calcext:value-type="float">
            <text:p>-0.937655</text:p>
          </table:table-cell>
          <table:table-cell office:value-type="float" office:value="0.000376378" calcext:value-type="float">
            <text:p>0.000376378</text:p>
          </table:table-cell>
          <table:table-cell office:value-type="float" office:value="0.000455541" calcext:value-type="float">
            <text:p>0.000455541</text:p>
          </table:table-cell>
          <table:table-cell office:value-type="float" office:value="-0.00075479" calcext:value-type="float">
            <text:p>-0.00075479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-0.915128" calcext:value-type="float">
            <text:p>-0.915128</text:p>
          </table:table-cell>
          <table:table-cell office:value-type="float" office:value="0.000364688" calcext:value-type="float">
            <text:p>0.000364688</text:p>
          </table:table-cell>
          <table:table-cell office:value-type="float" office:value="0.000443612" calcext:value-type="float">
            <text:p>0.000443612</text:p>
          </table:table-cell>
          <table:table-cell office:value-type="float" office:value="-0.000480321" calcext:value-type="float">
            <text:p>-0.000480321</text:p>
          </table:table-cell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-0.914648" calcext:value-type="float">
            <text:p>-0.914648</text:p>
          </table:table-cell>
          <table:table-cell office:value-type="float" office:value="0.000364305" calcext:value-type="float">
            <text:p>0.000364305</text:p>
          </table:table-cell>
          <table:table-cell office:value-type="float" office:value="0.000443612" calcext:value-type="float">
            <text:p>0.000443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-0.914236" calcext:value-type="float">
            <text:p>-0.914236</text:p>
          </table:table-cell>
          <table:table-cell office:value-type="float" office:value="0.000363978" calcext:value-type="float">
            <text:p>0.000363978</text:p>
          </table:table-cell>
          <table:table-cell office:value-type="float" office:value="0.000443612" calcext:value-type="float">
            <text:p>0.000443612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-0.914648" calcext:value-type="float">
            <text:p>-0.914648</text:p>
          </table:table-cell>
          <table:table-cell office:value-type="float" office:value="0.000364305" calcext:value-type="float">
            <text:p>0.000364305</text:p>
          </table:table-cell>
          <table:table-cell office:value-type="float" office:value="0.000443612" calcext:value-type="float">
            <text:p>0.000443612</text:p>
          </table:table-cell>
          <table:table-cell office:value-type="float" office:value="1.35037E-017" calcext:value-type="float">
            <text:p>1.35037E-17</text:p>
          </table:table-cell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-0.888861" calcext:value-type="float">
            <text:p>-0.888861</text:p>
          </table:table-cell>
          <table:table-cell office:value-type="float" office:value="0.000350964" calcext:value-type="float">
            <text:p>0.000350964</text:p>
          </table:table-cell>
          <table:table-cell office:value-type="float" office:value="0.000429329" calcext:value-type="float">
            <text:p>0.000429329</text:p>
          </table:table-cell>
          <table:table-cell office:value-type="float" office:value="0.000068617" calcext:value-type="float">
            <text:p>6.8617E-05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-0.941331" calcext:value-type="float">
            <text:p>-0.941331</text:p>
          </table:table-cell>
          <table:table-cell office:value-type="float" office:value="0.000378168" calcext:value-type="float">
            <text:p>0.000378168</text:p>
          </table:table-cell>
          <table:table-cell office:value-type="float" office:value="0.000457181" calcext:value-type="float">
            <text:p>0.000457181</text:p>
          </table:table-cell>
          <table:table-cell office:value-type="float" office:value="-0.000480321" calcext:value-type="float">
            <text:p>-0.0004803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91489" calcext:value-type="float">
            <text:p>-0.91489</text:p>
          </table:table-cell>
          <table:table-cell office:value-type="float" office:value="0.000364402" calcext:value-type="float">
            <text:p>0.000364402</text:p>
          </table:table-cell>
          <table:table-cell office:value-type="float" office:value="0.000443263" calcext:value-type="float">
            <text:p>0.000443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-0.869974" calcext:value-type="float">
            <text:p>-0.869974</text:p>
          </table:table-cell>
          <table:table-cell office:value-type="float" office:value="0.000340968" calcext:value-type="float">
            <text:p>0.000340968</text:p>
          </table:table-cell>
          <table:table-cell office:value-type="float" office:value="0.000418756" calcext:value-type="float">
            <text:p>0.000418756</text:p>
          </table:table-cell>
          <table:table-cell office:value-type="float" office:value="0.000823407" calcext:value-type="float">
            <text:p>0.000823407</text:p>
          </table:table-cell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-0.960628" calcext:value-type="float">
            <text:p>-0.960628</text:p>
          </table:table-cell>
          <table:table-cell office:value-type="float" office:value="0.000388165" calcext:value-type="float">
            <text:p>0.000388165</text:p>
          </table:table-cell>
          <table:table-cell office:value-type="float" office:value="0.000466524" calcext:value-type="float">
            <text:p>0.000466524</text:p>
          </table:table-cell>
          <table:table-cell office:value-type="float" office:value="-0.000823407" calcext:value-type="float">
            <text:p>-0.000823407</text:p>
          </table:table-cell>
        </table:table-row>
        <table:table-row table:style-name="ro1">
          <table:table-cell office:value-type="float" office:value="9.09" calcext:value-type="float">
            <text:p>9.09</text:p>
          </table:table-cell>
          <table:table-cell office:value-type="float" office:value="-0.892429" calcext:value-type="float">
            <text:p>-0.892429</text:p>
          </table:table-cell>
          <table:table-cell office:value-type="float" office:value="0.000352521" calcext:value-type="float">
            <text:p>0.000352521</text:p>
          </table:table-cell>
          <table:table-cell office:value-type="float" office:value="0.000430421" calcext:value-type="float">
            <text:p>0.000430421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-0.938992" calcext:value-type="float">
            <text:p>-0.938992</text:p>
          </table:table-cell>
          <table:table-cell office:value-type="float" office:value="0.000377103" calcext:value-type="float">
            <text:p>0.000377103</text:p>
          </table:table-cell>
          <table:table-cell office:value-type="float" office:value="0.000454294" calcext:value-type="float">
            <text:p>0.000454294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9.15" calcext:value-type="float">
            <text:p>9.15</text:p>
          </table:table-cell>
          <table:table-cell office:value-type="float" office:value="-0.866015" calcext:value-type="float">
            <text:p>-0.866015</text:p>
          </table:table-cell>
          <table:table-cell office:value-type="float" office:value="0.000338604" calcext:value-type="float">
            <text:p>0.000338604</text:p>
          </table:table-cell>
          <table:table-cell office:value-type="float" office:value="0.000415805" calcext:value-type="float">
            <text:p>0.000415805</text:p>
          </table:table-cell>
          <table:table-cell office:value-type="float" office:value="0.00171543" calcext:value-type="float">
            <text:p>0.00171543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-0.96546" calcext:value-type="float">
            <text:p>-0.96546</text:p>
          </table:table-cell>
          <table:table-cell office:value-type="float" office:value="0.000390715" calcext:value-type="float">
            <text:p>0.000390715</text:p>
          </table:table-cell>
          <table:table-cell office:value-type="float" office:value="0.00046756" calcext:value-type="float">
            <text:p>0.00046756</text:p>
          </table:table-cell>
          <table:table-cell office:value-type="float" office:value="-0.00130373" calcext:value-type="float">
            <text:p>-0.00130373</text:p>
          </table:table-cell>
        </table:table-row>
        <table:table-row table:style-name="ro1">
          <table:table-cell office:value-type="float" office:value="9.21" calcext:value-type="float">
            <text:p>9.21</text:p>
          </table:table-cell>
          <table:table-cell office:value-type="float" office:value="-0.915943" calcext:value-type="float">
            <text:p>-0.915943</text:p>
          </table:table-cell>
          <table:table-cell office:value-type="float" office:value="0.000364823" calcext:value-type="float">
            <text:p>0.000364823</text:p>
          </table:table-cell>
          <table:table-cell office:value-type="float" office:value="0.000441712" calcext:value-type="float">
            <text:p>0.00044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-0.915943" calcext:value-type="float">
            <text:p>-0.915943</text:p>
          </table:table-cell>
          <table:table-cell office:value-type="float" office:value="0.000364823" calcext:value-type="float">
            <text:p>0.000364823</text:p>
          </table:table-cell>
          <table:table-cell office:value-type="float" office:value="0.000441712" calcext:value-type="float">
            <text:p>0.000441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-0.871017" calcext:value-type="float">
            <text:p>-0.871017</text:p>
          </table:table-cell>
          <table:table-cell office:value-type="float" office:value="0.000341386" calcext:value-type="float">
            <text:p>0.000341386</text:p>
          </table:table-cell>
          <table:table-cell office:value-type="float" office:value="0.000417199" calcext:value-type="float">
            <text:p>0.000417199</text:p>
          </table:table-cell>
          <table:table-cell office:value-type="float" office:value="0.000823407" calcext:value-type="float">
            <text:p>0.000823407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-0.961671" calcext:value-type="float">
            <text:p>-0.961671</text:p>
          </table:table-cell>
          <table:table-cell office:value-type="float" office:value="0.000388581" calcext:value-type="float">
            <text:p>0.000388581</text:p>
          </table:table-cell>
          <table:table-cell office:value-type="float" office:value="0.000464968" calcext:value-type="float">
            <text:p>0.000464968</text:p>
          </table:table-cell>
          <table:table-cell office:value-type="float" office:value="-0.000823407" calcext:value-type="float">
            <text:p>-0.000823407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-0.915932" calcext:value-type="float">
            <text:p>-0.915932</text:p>
          </table:table-cell>
          <table:table-cell office:value-type="float" office:value="0.000364656" calcext:value-type="float">
            <text:p>0.000364656</text:p>
          </table:table-cell>
          <table:table-cell office:value-type="float" office:value="0.000441108" calcext:value-type="float">
            <text:p>0.000441108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-0.917168" calcext:value-type="float">
            <text:p>-0.917168</text:p>
          </table:table-cell>
          <table:table-cell office:value-type="float" office:value="0.000365639" calcext:value-type="float">
            <text:p>0.000365639</text:p>
          </table:table-cell>
          <table:table-cell office:value-type="float" office:value="0.000441108" calcext:value-type="float">
            <text:p>0.000441108</text:p>
          </table:table-cell>
          <table:table-cell office:value-type="float" office:value="-0.000823408" calcext:value-type="float">
            <text:p>-0.000823408</text:p>
          </table:table-cell>
        </table:table-row>
        <table:table-row table:style-name="ro1">
          <table:table-cell office:value-type="float" office:value="9.39" calcext:value-type="float">
            <text:p>9.39</text:p>
          </table:table-cell>
          <table:table-cell office:value-type="float" office:value="-0.938808" calcext:value-type="float">
            <text:p>-0.938808</text:p>
          </table:table-cell>
          <table:table-cell office:value-type="float" office:value="0.000376703" calcext:value-type="float">
            <text:p>0.000376703</text:p>
          </table:table-cell>
          <table:table-cell office:value-type="float" office:value="0.000453327" calcext:value-type="float">
            <text:p>0.000453327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-0.893069" calcext:value-type="float">
            <text:p>-0.893069</text:p>
          </table:table-cell>
          <table:table-cell office:value-type="float" office:value="0.000352777" calcext:value-type="float">
            <text:p>0.000352777</text:p>
          </table:table-cell>
          <table:table-cell office:value-type="float" office:value="0.00042948" calcext:value-type="float">
            <text:p>0.00042948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-0.893681" calcext:value-type="float">
            <text:p>-0.893681</text:p>
          </table:table-cell>
          <table:table-cell office:value-type="float" office:value="0.000353184" calcext:value-type="float">
            <text:p>0.000353184</text:p>
          </table:table-cell>
          <table:table-cell office:value-type="float" office:value="0.000429166" calcext:value-type="float">
            <text:p>0.000429166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-0.911495" calcext:value-type="float">
            <text:p>-0.911495</text:p>
          </table:table-cell>
          <table:table-cell office:value-type="float" office:value="0.000362072" calcext:value-type="float">
            <text:p>0.000362072</text:p>
          </table:table-cell>
          <table:table-cell office:value-type="float" office:value="0.000438747" calcext:value-type="float">
            <text:p>0.000438747</text:p>
          </table:table-cell>
          <table:table-cell office:value-type="float" office:value="0.00137235" calcext:value-type="float">
            <text:p>0.00137235</text:p>
          </table:table-cell>
        </table:table-row>
        <table:table-row table:style-name="ro1">
          <table:table-cell office:value-type="float" office:value="9.51" calcext:value-type="float">
            <text:p>9.51</text:p>
          </table:table-cell>
          <table:table-cell office:value-type="float" office:value="-1.01635" calcext:value-type="float">
            <text:p>-1.01635</text:p>
          </table:table-cell>
          <table:table-cell office:value-type="float" office:value="0.0004177" calcext:value-type="float">
            <text:p>0.0004177</text:p>
          </table:table-cell>
          <table:table-cell office:value-type="float" office:value="0.000493281" calcext:value-type="float">
            <text:p>0.000493281</text:p>
          </table:table-cell>
          <table:table-cell office:value-type="float" office:value="-0.0039798" calcext:value-type="float">
            <text:p>-0.0039798</text:p>
          </table:table-cell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-0.843283" calcext:value-type="float">
            <text:p>-0.843283</text:p>
          </table:table-cell>
          <table:table-cell office:value-type="float" office:value="0.00032675" calcext:value-type="float">
            <text:p>0.00032675</text:p>
          </table:table-cell>
          <table:table-cell office:value-type="float" office:value="0.000403934" calcext:value-type="float">
            <text:p>0.000403934</text:p>
          </table:table-cell>
          <table:table-cell office:value-type="float" office:value="0.00219575" calcext:value-type="float">
            <text:p>0.00219575</text:p>
          </table:table-cell>
        </table:table-row>
        <table:table-row table:style-name="ro1">
          <table:table-cell office:value-type="float" office:value="9.57" calcext:value-type="float">
            <text:p>9.57</text:p>
          </table:table-cell>
          <table:table-cell office:value-type="float" office:value="-0.916355" calcext:value-type="float">
            <text:p>-0.916355</text:p>
          </table:table-cell>
          <table:table-cell office:value-type="float" office:value="0.000365151" calcext:value-type="float">
            <text:p>0.000365151</text:p>
          </table:table-cell>
          <table:table-cell office:value-type="float" office:value="0.000441712" calcext:value-type="float">
            <text:p>0.000441712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-0.94256" calcext:value-type="float">
            <text:p>-0.94256</text:p>
          </table:table-cell>
          <table:table-cell office:value-type="float" office:value="0.000378823" calcext:value-type="float">
            <text:p>0.000378823</text:p>
          </table:table-cell>
          <table:table-cell office:value-type="float" office:value="0.000455963" calcext:value-type="float">
            <text:p>0.000455963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-0.934256" calcext:value-type="float">
            <text:p>-0.934256</text:p>
          </table:table-cell>
          <table:table-cell office:value-type="float" office:value="0.000374455" calcext:value-type="float">
            <text:p>0.000374455</text:p>
          </table:table-cell>
          <table:table-cell office:value-type="float" office:value="0.000452553" calcext:value-type="float">
            <text:p>0.000452553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-0.869493" calcext:value-type="float">
            <text:p>-0.869493</text:p>
          </table:table-cell>
          <table:table-cell office:value-type="float" office:value="0.000340582" calcext:value-type="float">
            <text:p>0.000340582</text:p>
          </table:table-cell>
          <table:table-cell office:value-type="float" office:value="0.000418807" calcext:value-type="float">
            <text:p>0.000418807</text:p>
          </table:table-cell>
          <table:table-cell office:value-type="float" office:value="0.00130373" calcext:value-type="float">
            <text:p>0.00130373</text:p>
          </table:table-cell>
        </table:table-row>
        <table:table-row table:style-name="ro1">
          <table:table-cell office:value-type="float" office:value="9.69" calcext:value-type="float">
            <text:p>9.69</text:p>
          </table:table-cell>
          <table:table-cell office:value-type="float" office:value="-0.892429" calcext:value-type="float">
            <text:p>-0.892429</text:p>
          </table:table-cell>
          <table:table-cell office:value-type="float" office:value="0.000352519" calcext:value-type="float">
            <text:p>0.000352519</text:p>
          </table:table-cell>
          <table:table-cell office:value-type="float" office:value="0.000430423" calcext:value-type="float">
            <text:p>0.000430423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-0.938168" calcext:value-type="float">
            <text:p>-0.938168</text:p>
          </table:table-cell>
          <table:table-cell office:value-type="float" office:value="0.000376449" calcext:value-type="float">
            <text:p>0.000376449</text:p>
          </table:table-cell>
          <table:table-cell office:value-type="float" office:value="0.000454293" calcext:value-type="float">
            <text:p>0.000454293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-0.938445" calcext:value-type="float">
            <text:p>-0.938445</text:p>
          </table:table-cell>
          <table:table-cell office:value-type="float" office:value="0.00037675" calcext:value-type="float">
            <text:p>0.00037675</text:p>
          </table:table-cell>
          <table:table-cell office:value-type="float" office:value="0.00045458" calcext:value-type="float">
            <text:p>0.00045458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-0.914615" calcext:value-type="float">
            <text:p>-0.914615</text:p>
          </table:table-cell>
          <table:table-cell office:value-type="float" office:value="0.000364102" calcext:value-type="float">
            <text:p>0.000364102</text:p>
          </table:table-cell>
          <table:table-cell office:value-type="float" office:value="0.000442952" calcext:value-type="float">
            <text:p>0.000442952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9.81" calcext:value-type="float">
            <text:p>9.81</text:p>
          </table:table-cell>
          <table:table-cell office:value-type="float" office:value="-0.892432" calcext:value-type="float">
            <text:p>-0.892432</text:p>
          </table:table-cell>
          <table:table-cell office:value-type="float" office:value="0.000352683" calcext:value-type="float">
            <text:p>0.000352683</text:p>
          </table:table-cell>
          <table:table-cell office:value-type="float" office:value="0.000431036" calcext:value-type="float">
            <text:p>0.000431036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-1.1551" calcext:value-type="float">
            <text:p>-1.1551</text:p>
          </table:table-cell>
          <table:table-cell office:value-type="float" office:value="0.000490938" calcext:value-type="float">
            <text:p>0.000490938</text:p>
          </table:table-cell>
          <table:table-cell office:value-type="float" office:value="0.000569884" calcext:value-type="float">
            <text:p>0.000569884</text:p>
          </table:table-cell>
          <table:table-cell office:value-type="float" office:value="-0.00857716" calcext:value-type="float">
            <text:p>-0.00857716</text:p>
          </table:table-cell>
        </table:table-row>
        <table:table-row table:style-name="ro1">
          <table:table-cell office:value-type="float" office:value="9.87" calcext:value-type="float">
            <text:p>9.87</text:p>
          </table:table-cell>
          <table:table-cell office:value-type="float" office:value="-0.76631" calcext:value-type="float">
            <text:p>-0.76631</text:p>
          </table:table-cell>
          <table:table-cell office:value-type="float" office:value="0.000286769" calcext:value-type="float">
            <text:p>0.000286769</text:p>
          </table:table-cell>
          <table:table-cell office:value-type="float" office:value="0.000371552" calcext:value-type="float">
            <text:p>0.000371552</text:p>
          </table:table-cell>
          <table:table-cell office:value-type="float" office:value="0.00473459" calcext:value-type="float">
            <text:p>0.0047345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-0.815414" calcext:value-type="float">
            <text:p>-0.815414</text:p>
          </table:table-cell>
          <table:table-cell office:value-type="float" office:value="0.000312349" calcext:value-type="float">
            <text:p>0.000312349</text:p>
          </table:table-cell>
          <table:table-cell office:value-type="float" office:value="0.000397617" calcext:value-type="float">
            <text:p>0.000397617</text:p>
          </table:table-cell>
          <table:table-cell office:value-type="float" office:value="0.00384257" calcext:value-type="float">
            <text:p>0.00384257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-0.980603" calcext:value-type="float">
            <text:p>-0.980603</text:p>
          </table:table-cell>
          <table:table-cell office:value-type="float" office:value="0.00039943" calcext:value-type="float">
            <text:p>0.00039943</text:p>
          </table:table-cell>
          <table:table-cell office:value-type="float" office:value="0.000483836" calcext:value-type="float">
            <text:p>0.000483836</text:p>
          </table:table-cell>
          <table:table-cell office:value-type="float" office:value="-0.00253884" calcext:value-type="float">
            <text:p>-0.00253884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-0.963397" calcext:value-type="float">
            <text:p>-0.963397</text:p>
          </table:table-cell>
          <table:table-cell office:value-type="float" office:value="0.000390371" calcext:value-type="float">
            <text:p>0.000390371</text:p>
          </table:table-cell>
          <table:table-cell office:value-type="float" office:value="0.000477181" calcext:value-type="float">
            <text:p>0.000477181</text:p>
          </table:table-cell>
          <table:table-cell office:value-type="float" office:value="-0.00137235" calcext:value-type="float">
            <text:p>-0.00137235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float" office:value="-0.76508" calcext:value-type="float">
            <text:p>-0.76508</text:p>
          </table:table-cell>
          <table:table-cell office:value-type="float" office:value="0.000286425" calcext:value-type="float">
            <text:p>0.000286425</text:p>
          </table:table-cell>
          <table:table-cell office:value-type="float" office:value="0.000373908" calcext:value-type="float">
            <text:p>0.000373908</text:p>
          </table:table-cell>
          <table:table-cell office:value-type="float" office:value="0.00432289" calcext:value-type="float">
            <text:p>0.00432289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-1.04979" calcext:value-type="float">
            <text:p>-1.04979</text:p>
          </table:table-cell>
          <table:table-cell office:value-type="float" office:value="0.00043564" calcext:value-type="float">
            <text:p>0.00043564</text:p>
          </table:table-cell>
          <table:table-cell office:value-type="float" office:value="0.000524109" calcext:value-type="float">
            <text:p>0.000524109</text:p>
          </table:table-cell>
          <table:table-cell office:value-type="float" office:value="-0.00343086" calcext:value-type="float">
            <text:p>-0.00343086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-0.813585" calcext:value-type="float">
            <text:p>-0.813585</text:p>
          </table:table-cell>
          <table:table-cell office:value-type="float" office:value="0.000312095" calcext:value-type="float">
            <text:p>0.000312095</text:p>
          </table:table-cell>
          <table:table-cell office:value-type="float" office:value="0.000401515" calcext:value-type="float">
            <text:p>0.000401515</text:p>
          </table:table-cell>
          <table:table-cell office:value-type="float" office:value="0.00260746" calcext:value-type="float">
            <text:p>0.00260746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-0.886246" calcext:value-type="float">
            <text:p>-0.886246</text:p>
          </table:table-cell>
          <table:table-cell office:value-type="float" office:value="0.000350202" calcext:value-type="float">
            <text:p>0.000350202</text:p>
          </table:table-cell>
          <table:table-cell office:value-type="float" office:value="0.000439283" calcext:value-type="float">
            <text:p>0.000439283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10.11" calcext:value-type="float">
            <text:p>10.11</text:p>
          </table:table-cell>
          <table:table-cell office:value-type="float" office:value="-1.02561" calcext:value-type="float">
            <text:p>-1.02561</text:p>
          </table:table-cell>
          <table:table-cell office:value-type="float" office:value="0.000423198" calcext:value-type="float">
            <text:p>0.000423198</text:p>
          </table:table-cell>
          <table:table-cell office:value-type="float" office:value="0.000513939" calcext:value-type="float">
            <text:p>0.000513939</text:p>
          </table:table-cell>
          <table:table-cell office:value-type="float" office:value="-0.00295054" calcext:value-type="float">
            <text:p>-0.00295054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-0.955907" calcext:value-type="float">
            <text:p>-0.955907</text:p>
          </table:table-cell>
          <table:table-cell office:value-type="float" office:value="0.000387115" calcext:value-type="float">
            <text:p>0.000387115</text:p>
          </table:table-cell>
          <table:table-cell office:value-type="float" office:value="0.000479886" calcext:value-type="float">
            <text:p>0.000479886</text:p>
          </table:table-cell>
          <table:table-cell office:value-type="float" office:value="-0.00178405" calcext:value-type="float">
            <text:p>-0.00178405</text:p>
          </table:table-cell>
        </table:table-row>
        <table:table-row table:style-name="ro1">
          <table:table-cell office:value-type="float" office:value="10.17" calcext:value-type="float">
            <text:p>10.17</text:p>
          </table:table-cell>
          <table:table-cell office:value-type="float" office:value="-0.737995" calcext:value-type="float">
            <text:p>-0.737995</text:p>
          </table:table-cell>
          <table:table-cell office:value-type="float" office:value="0.00027283" calcext:value-type="float">
            <text:p>0.00027283</text:p>
          </table:table-cell>
          <table:table-cell office:value-type="float" office:value="0.000367314" calcext:value-type="float">
            <text:p>0.000367314</text:p>
          </table:table-cell>
          <table:table-cell office:value-type="float" office:value="0.00473459" calcext:value-type="float">
            <text:p>0.00473459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-1.02344" calcext:value-type="float">
            <text:p>-1.02344</text:p>
          </table:table-cell>
          <table:table-cell office:value-type="float" office:value="0.000422698" calcext:value-type="float">
            <text:p>0.000422698</text:p>
          </table:table-cell>
          <table:table-cell office:value-type="float" office:value="0.000517423" calcext:value-type="float">
            <text:p>0.000517423</text:p>
          </table:table-cell>
          <table:table-cell office:value-type="float" office:value="-0.00384257" calcext:value-type="float">
            <text:p>-0.00384257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-0.781972" calcext:value-type="float">
            <text:p>-0.781972</text:p>
          </table:table-cell>
          <table:table-cell office:value-type="float" office:value="0.000294858" calcext:value-type="float">
            <text:p>0.000294858</text:p>
          </table:table-cell>
          <table:table-cell office:value-type="float" office:value="0.000394575" calcext:value-type="float">
            <text:p>0.000394575</text:p>
          </table:table-cell>
          <table:table-cell office:value-type="float" office:value="0.00768514" calcext:value-type="float">
            <text:p>0.00768514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-1.38327" calcext:value-type="float">
            <text:p>-1.38327</text:p>
          </table:table-cell>
          <table:table-cell office:value-type="float" office:value="0.000613792" calcext:value-type="float">
            <text:p>0.000613792</text:p>
          </table:table-cell>
          <table:table-cell office:value-type="float" office:value="0.000704522" calcext:value-type="float">
            <text:p>0.000704522</text:p>
          </table:table-cell>
          <table:table-cell office:value-type="float" office:value="-0.0205166" calcext:value-type="float">
            <text:p>-0.0205166</text:p>
          </table:table-cell>
        </table:table-row>
        <table:table-row table:style-name="ro1">
          <table:table-cell office:value-type="float" office:value="10.29" calcext:value-type="float">
            <text:p>10.29</text:p>
          </table:table-cell>
          <table:table-cell office:value-type="float" office:value="-0.656174" calcext:value-type="float">
            <text:p>-0.656174</text:p>
          </table:table-cell>
          <table:table-cell office:value-type="float" office:value="0.000230149" calcext:value-type="float">
            <text:p>0.000230149</text:p>
          </table:table-cell>
          <table:table-cell office:value-type="float" office:value="0.000340068" calcext:value-type="float">
            <text:p>0.000340068</text:p>
          </table:table-cell>
          <table:table-cell office:value-type="float" office:value="0.0101554" calcext:value-type="float">
            <text:p>0.0101554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-0.656102" calcext:value-type="float">
            <text:p>-0.656102</text:p>
          </table:table-cell>
          <table:table-cell office:value-type="float" office:value="0.000231127" calcext:value-type="float">
            <text:p>0.000231127</text:p>
          </table:table-cell>
          <table:table-cell office:value-type="float" office:value="0.000339479" calcext:value-type="float">
            <text:p>0.000339479</text:p>
          </table:table-cell>
          <table:table-cell office:value-type="float" office:value="0.00651864" calcext:value-type="float">
            <text:p>0.00651864</text:p>
          </table:table-cell>
        </table:table-row>
        <table:table-row table:style-name="ro1">
          <table:table-cell office:value-type="float" office:value="10.35" calcext:value-type="float">
            <text:p>10.35</text:p>
          </table:table-cell>
          <table:table-cell office:value-type="float" office:value="-1.08398" calcext:value-type="float">
            <text:p>-1.08398</text:p>
          </table:table-cell>
          <table:table-cell office:value-type="float" office:value="0.000455479" calcext:value-type="float">
            <text:p>0.000455479</text:p>
          </table:table-cell>
          <table:table-cell office:value-type="float" office:value="0.00056519" calcext:value-type="float">
            <text:p>0.00056519</text:p>
          </table:table-cell>
          <table:table-cell office:value-type="float" office:value="-0.00466598" calcext:value-type="float">
            <text:p>-0.00466598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-0.700351" calcext:value-type="float">
            <text:p>-0.700351</text:p>
          </table:table-cell>
          <table:table-cell office:value-type="float" office:value="0.000253826" calcext:value-type="float">
            <text:p>0.000253826</text:p>
          </table:table-cell>
          <table:table-cell office:value-type="float" office:value="0.000367446" calcext:value-type="float">
            <text:p>0.000367446</text:p>
          </table:table-cell>
          <table:table-cell office:value-type="float" office:value="0.00809684" calcext:value-type="float">
            <text:p>0.00809684</text:p>
          </table:table-cell>
        </table:table-row>
        <table:table-row table:style-name="ro1">
          <table:table-cell office:value-type="float" office:value="10.41" calcext:value-type="float">
            <text:p>10.41</text:p>
          </table:table-cell>
          <table:table-cell office:value-type="float" office:value="-1.11041" calcext:value-type="float">
            <text:p>-1.11041</text:p>
          </table:table-cell>
          <table:table-cell office:value-type="float" office:value="0.000471391" calcext:value-type="float">
            <text:p>0.000471391</text:p>
          </table:table-cell>
          <table:table-cell office:value-type="float" office:value="0.000579214" calcext:value-type="float">
            <text:p>0.000579214</text:p>
          </table:table-cell>
          <table:table-cell office:value-type="float" office:value="-0.0115963" calcext:value-type="float">
            <text:p>-0.0115963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-0.933703" calcext:value-type="float">
            <text:p>-0.933703</text:p>
          </table:table-cell>
          <table:table-cell office:value-type="float" office:value="0.000376715" calcext:value-type="float">
            <text:p>0.000376715</text:p>
          </table:table-cell>
          <table:table-cell office:value-type="float" office:value="0.000496159" calcext:value-type="float">
            <text:p>0.000496159</text:p>
          </table:table-cell>
          <table:table-cell office:value-type="float" office:value="0.00212714" calcext:value-type="float">
            <text:p>0.00212714</text:p>
          </table:table-cell>
        </table:table-row>
        <table:table-row table:style-name="ro1">
          <table:table-cell office:value-type="float" office:value="10.47" calcext:value-type="float">
            <text:p>10.47</text:p>
          </table:table-cell>
          <table:table-cell office:value-type="float" office:value="-0.577249" calcext:value-type="float">
            <text:p>-0.577249</text:p>
          </table:table-cell>
          <table:table-cell office:value-type="float" office:value="0.000191195" calcext:value-type="float">
            <text:p>0.000191195</text:p>
          </table:table-cell>
          <table:table-cell office:value-type="float" office:value="0.000308575" calcext:value-type="float">
            <text:p>0.000308575</text:p>
          </table:table-cell>
          <table:table-cell office:value-type="float" office:value="0.00693035" calcext:value-type="float">
            <text:p>0.0069303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-0.937394" calcext:value-type="float">
            <text:p>-0.937394</text:p>
          </table:table-cell>
          <table:table-cell office:value-type="float" office:value="0.000379384" calcext:value-type="float">
            <text:p>0.000379384</text:p>
          </table:table-cell>
          <table:table-cell office:value-type="float" office:value="0.000497283" calcext:value-type="float">
            <text:p>0.000497283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-1.12379" calcext:value-type="float">
            <text:p>-1.12379</text:p>
          </table:table-cell>
          <table:table-cell office:value-type="float" office:value="0.000477234" calcext:value-type="float">
            <text:p>0.000477234</text:p>
          </table:table-cell>
          <table:table-cell office:value-type="float" office:value="0.000597758" calcext:value-type="float">
            <text:p>0.000597758</text:p>
          </table:table-cell>
          <table:table-cell office:value-type="float" office:value="-0.0051463" calcext:value-type="float">
            <text:p>-0.0051463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-0.646203" calcext:value-type="float">
            <text:p>-0.646203</text:p>
          </table:table-cell>
          <table:table-cell office:value-type="float" office:value="0.000227685" calcext:value-type="float">
            <text:p>0.000227685</text:p>
          </table:table-cell>
          <table:table-cell office:value-type="float" office:value="0.000348936" calcext:value-type="float">
            <text:p>0.000348936</text:p>
          </table:table-cell>
          <table:table-cell office:value-type="float" office:value="0.0051463" calcext:value-type="float">
            <text:p>0.0051463</text:p>
          </table:table-cell>
        </table:table-row>
        <table:table-row table:style-name="ro1">
          <table:table-cell office:value-type="float" office:value="10.59" calcext:value-type="float">
            <text:p>10.59</text:p>
          </table:table-cell>
          <table:table-cell office:value-type="float" office:value="-1.13948" calcext:value-type="float">
            <text:p>-1.13948</text:p>
          </table:table-cell>
          <table:table-cell office:value-type="float" office:value="0.00048601" calcext:value-type="float">
            <text:p>0.00048601</text:p>
          </table:table-cell>
          <table:table-cell office:value-type="float" office:value="0.00061015" calcext:value-type="float">
            <text:p>0.00061015</text:p>
          </table:table-cell>
          <table:table-cell office:value-type="float" office:value="-0.0059697" calcext:value-type="float">
            <text:p>-0.0059697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-0.618838" calcext:value-type="float">
            <text:p>-0.618838</text:p>
          </table:table-cell>
          <table:table-cell office:value-type="float" office:value="0.000212569" calcext:value-type="float">
            <text:p>0.000212569</text:p>
          </table:table-cell>
          <table:table-cell office:value-type="float" office:value="0.000341693" calcext:value-type="float">
            <text:p>0.000341693</text:p>
          </table:table-cell>
          <table:table-cell office:value-type="float" office:value="0.0102926" calcext:value-type="float">
            <text:p>0.0102926</text:p>
          </table:table-cell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-1.12531" calcext:value-type="float">
            <text:p>-1.12531</text:p>
          </table:table-cell>
          <table:table-cell office:value-type="float" office:value="0.000481311" calcext:value-type="float">
            <text:p>0.000481311</text:p>
          </table:table-cell>
          <table:table-cell office:value-type="float" office:value="0.000602831" calcext:value-type="float">
            <text:p>0.000602831</text:p>
          </table:table-cell>
          <table:table-cell office:value-type="float" office:value="-0.0138607" calcext:value-type="float">
            <text:p>-0.0138607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0.869788" calcext:value-type="float">
            <text:p>-0.869788</text:p>
          </table:table-cell>
          <table:table-cell office:value-type="float" office:value="0.000344647" calcext:value-type="float">
            <text:p>0.000344647</text:p>
          </table:table-cell>
          <table:table-cell office:value-type="float" office:value="0.000480202" calcext:value-type="float">
            <text:p>0.000480202</text:p>
          </table:table-cell>
          <table:table-cell office:value-type="float" office:value="0.00439151" calcext:value-type="float">
            <text:p>0.00439151</text:p>
          </table:table-cell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-0.630654" calcext:value-type="float">
            <text:p>-0.630654</text:p>
          </table:table-cell>
          <table:table-cell office:value-type="float" office:value="0.000219612" calcext:value-type="float">
            <text:p>0.000219612</text:p>
          </table:table-cell>
          <table:table-cell office:value-type="float" office:value="0.000356469" calcext:value-type="float">
            <text:p>0.000356469</text:p>
          </table:table-cell>
          <table:table-cell office:value-type="float" office:value="0.00988089" calcext:value-type="float">
            <text:p>0.00988089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-1.16008" calcext:value-type="float">
            <text:p>-1.16008</text:p>
          </table:table-cell>
          <table:table-cell office:value-type="float" office:value="0.000500787" calcext:value-type="float">
            <text:p>0.000500787</text:p>
          </table:table-cell>
          <table:table-cell office:value-type="float" office:value="0.00062923" calcext:value-type="float">
            <text:p>0.00062923</text:p>
          </table:table-cell>
          <table:table-cell office:value-type="float" office:value="-0.0158506" calcext:value-type="float">
            <text:p>-0.0158506</text:p>
          </table:table-cell>
        </table:table-row>
        <table:table-row table:style-name="ro1">
          <table:table-cell office:value-type="float" office:value="10.77" calcext:value-type="float">
            <text:p>10.77</text:p>
          </table:table-cell>
          <table:table-cell office:value-type="float" office:value="-0.584233" calcext:value-type="float">
            <text:p>-0.584233</text:p>
          </table:table-cell>
          <table:table-cell office:value-type="float" office:value="0.000195754" calcext:value-type="float">
            <text:p>0.000195754</text:p>
          </table:table-cell>
          <table:table-cell office:value-type="float" office:value="0.000337403" calcext:value-type="float">
            <text:p>0.000337403</text:p>
          </table:table-cell>
          <table:table-cell office:value-type="float" office:value="0.011116" calcext:value-type="float">
            <text:p>0.01111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-1.15351" calcext:value-type="float">
            <text:p>-1.15351</text:p>
          </table:table-cell>
          <table:table-cell office:value-type="float" office:value="0.000495349" calcext:value-type="float">
            <text:p>0.000495349</text:p>
          </table:table-cell>
          <table:table-cell office:value-type="float" office:value="0.000635893" calcext:value-type="float">
            <text:p>0.000635893</text:p>
          </table:table-cell>
          <table:table-cell office:value-type="float" office:value="-0.00651864" calcext:value-type="float">
            <text:p>-0.00651864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-0.576754" calcext:value-type="float">
            <text:p>-0.576754</text:p>
          </table:table-cell>
          <table:table-cell office:value-type="float" office:value="0.00019371" calcext:value-type="float">
            <text:p>0.00019371</text:p>
          </table:table-cell>
          <table:table-cell office:value-type="float" office:value="0.000336166" calcext:value-type="float">
            <text:p>0.000336166</text:p>
          </table:table-cell>
          <table:table-cell office:value-type="float" office:value="0.00651864" calcext:value-type="float">
            <text:p>0.00651864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-1.11892" calcext:value-type="float">
            <text:p>-1.11892</text:p>
          </table:table-cell>
          <table:table-cell office:value-type="float" office:value="0.000477822" calcext:value-type="float">
            <text:p>0.000477822</text:p>
          </table:table-cell>
          <table:table-cell office:value-type="float" office:value="0.000622767" calcext:value-type="float">
            <text:p>0.000622767</text:p>
          </table:table-cell>
          <table:table-cell office:value-type="float" office:value="-0.00590109" calcext:value-type="float">
            <text:p>-0.00590109</text:p>
          </table:table-cell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-0.602742" calcext:value-type="float">
            <text:p>-0.602742</text:p>
          </table:table-cell>
          <table:table-cell office:value-type="float" office:value="0.000207805" calcext:value-type="float">
            <text:p>0.000207805</text:p>
          </table:table-cell>
          <table:table-cell office:value-type="float" office:value="0.000354419" calcext:value-type="float">
            <text:p>0.000354419</text:p>
          </table:table-cell>
          <table:table-cell office:value-type="float" office:value="0.00590109" calcext:value-type="float">
            <text:p>0.00590109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-1.13966" calcext:value-type="float">
            <text:p>-1.13966</text:p>
          </table:table-cell>
          <table:table-cell office:value-type="float" office:value="0.00048902" calcext:value-type="float">
            <text:p>0.00048902</text:p>
          </table:table-cell>
          <table:table-cell office:value-type="float" office:value="0.000638854" calcext:value-type="float">
            <text:p>0.000638854</text:p>
          </table:table-cell>
          <table:table-cell office:value-type="float" office:value="-0.005558" calcext:value-type="float">
            <text:p>-0.005558</text:p>
          </table:table-cell>
        </table:table-row>
        <table:table-row table:style-name="ro1">
          <table:table-cell office:value-type="float" office:value="10.95" calcext:value-type="float">
            <text:p>10.95</text:p>
          </table:table-cell>
          <table:table-cell office:value-type="float" office:value="-0.566686" calcext:value-type="float">
            <text:p>-0.566686</text:p>
          </table:table-cell>
          <table:table-cell office:value-type="float" office:value="0.000188338" calcext:value-type="float">
            <text:p>0.000188338</text:p>
          </table:table-cell>
          <table:table-cell office:value-type="float" office:value="0.00034301" calcext:value-type="float">
            <text:p>0.00034301</text:p>
          </table:table-cell>
          <table:table-cell office:value-type="float" office:value="0.011116" calcext:value-type="float">
            <text:p>0.011116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1.19486" calcext:value-type="float">
            <text:p>-1.19486</text:p>
          </table:table-cell>
          <table:table-cell office:value-type="float" office:value="0.000521845" calcext:value-type="float">
            <text:p>0.000521845</text:p>
          </table:table-cell>
          <table:table-cell office:value-type="float" office:value="0.000666634" calcext:value-type="float">
            <text:p>0.000666634</text:p>
          </table:table-cell>
          <table:table-cell office:value-type="float" office:value="-0.0184581" calcext:value-type="float">
            <text:p>-0.0184581</text:p>
          </table:table-cell>
        </table:table-row>
        <table:table-row table:style-name="ro1">
          <table:table-cell office:value-type="float" office:value="11.01" calcext:value-type="float">
            <text:p>11.01</text:p>
          </table:table-cell>
          <table:table-cell office:value-type="float" office:value="-0.856073" calcext:value-type="float">
            <text:p>-0.856073</text:p>
          </table:table-cell>
          <table:table-cell office:value-type="float" office:value="0.000340704" calcext:value-type="float">
            <text:p>0.000340704</text:p>
          </table:table-cell>
          <table:table-cell office:value-type="float" office:value="0.000504612" calcext:value-type="float">
            <text:p>0.000504612</text:p>
          </table:table-cell>
          <table:table-cell office:value-type="float" office:value="0.00603833" calcext:value-type="float">
            <text:p>0.00603833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-0.42508" calcext:value-type="float">
            <text:p>-0.42508</text:p>
          </table:table-cell>
          <table:table-cell office:value-type="float" office:value="0.000117244" calcext:value-type="float">
            <text:p>0.000117244</text:p>
          </table:table-cell>
          <table:table-cell office:value-type="float" office:value="0.000276705" calcext:value-type="float">
            <text:p>0.000276705</text:p>
          </table:table-cell>
          <table:table-cell office:value-type="float" office:value="0.00809684" calcext:value-type="float">
            <text:p>0.00809684</text:p>
          </table:table-cell>
        </table:table-row>
        <table:table-row table:style-name="ro1">
          <table:table-cell office:value-type="float" office:value="11.07" calcext:value-type="float">
            <text:p>11.07</text:p>
          </table:table-cell>
          <table:table-cell office:value-type="float" office:value="-0.912829" calcext:value-type="float">
            <text:p>-0.912829</text:p>
          </table:table-cell>
          <table:table-cell office:value-type="float" office:value="0.000371912" calcext:value-type="float">
            <text:p>0.000371912</text:p>
          </table:table-cell>
          <table:table-cell office:value-type="float" office:value="0.00053285" calcext:value-type="float">
            <text:p>0.00053285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-1.16807" calcext:value-type="float">
            <text:p>-1.16807</text:p>
          </table:table-cell>
          <table:table-cell office:value-type="float" office:value="0.000506113" calcext:value-type="float">
            <text:p>0.000506113</text:p>
          </table:table-cell>
          <table:table-cell office:value-type="float" office:value="0.000669781" calcext:value-type="float">
            <text:p>0.000669781</text:p>
          </table:table-cell>
          <table:table-cell office:value-type="float" office:value="-0.00679311" calcext:value-type="float">
            <text:p>-0.00679311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-0.50918" calcext:value-type="float">
            <text:p>-0.50918</text:p>
          </table:table-cell>
          <table:table-cell office:value-type="float" office:value="0.000161793" calcext:value-type="float">
            <text:p>0.000161793</text:p>
          </table:table-cell>
          <table:table-cell office:value-type="float" office:value="0.00032707" calcext:value-type="float">
            <text:p>0.00032707</text:p>
          </table:table-cell>
          <table:table-cell office:value-type="float" office:value="0.00679311" calcext:value-type="float">
            <text:p>0.00679311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-1.16496" calcext:value-type="float">
            <text:p>-1.16496</text:p>
          </table:table-cell>
          <table:table-cell office:value-type="float" office:value="0.000505176" calcext:value-type="float">
            <text:p>0.000505176</text:p>
          </table:table-cell>
          <table:table-cell office:value-type="float" office:value="0.000674234" calcext:value-type="float">
            <text:p>0.000674234</text:p>
          </table:table-cell>
          <table:table-cell office:value-type="float" office:value="-0.00645003" calcext:value-type="float">
            <text:p>-0.00645003</text:p>
          </table:table-cell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float" office:value="-0.492884" calcext:value-type="float">
            <text:p>-0.492884</text:p>
          </table:table-cell>
          <table:table-cell office:value-type="float" office:value="0.000152492" calcext:value-type="float">
            <text:p>0.000152492</text:p>
          </table:table-cell>
          <table:table-cell office:value-type="float" office:value="0.000327552" calcext:value-type="float">
            <text:p>0.000327552</text:p>
          </table:table-cell>
          <table:table-cell office:value-type="float" office:value="0.0129001" calcext:value-type="float">
            <text:p>0.0129001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-1.14528" calcext:value-type="float">
            <text:p>-1.14528</text:p>
          </table:table-cell>
          <table:table-cell office:value-type="float" office:value="0.000499188" calcext:value-type="float">
            <text:p>0.000499188</text:p>
          </table:table-cell>
          <table:table-cell office:value-type="float" office:value="0.000662835" calcext:value-type="float">
            <text:p>0.000662835</text:p>
          </table:table-cell>
          <table:table-cell office:value-type="float" office:value="-0.0188698" calcext:value-type="float">
            <text:p>-0.0188698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-0.839623" calcext:value-type="float">
            <text:p>-0.839623</text:p>
          </table:table-cell>
          <table:table-cell office:value-type="float" office:value="0.000335233" calcext:value-type="float">
            <text:p>0.000335233</text:p>
          </table:table-cell>
          <table:table-cell office:value-type="float" office:value="0.000517981" calcext:value-type="float">
            <text:p>0.000517981</text:p>
          </table:table-cell>
          <table:table-cell office:value-type="float" office:value="0.00548939" calcext:value-type="float">
            <text:p>0.00548939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-0.478998" calcext:value-type="float">
            <text:p>-0.478998</text:p>
          </table:table-cell>
          <table:table-cell office:value-type="float" office:value="0.000146588" calcext:value-type="float">
            <text:p>0.000146588</text:p>
          </table:table-cell>
          <table:table-cell office:value-type="float" office:value="0.000332074" calcext:value-type="float">
            <text:p>0.000332074</text:p>
          </table:table-cell>
          <table:table-cell office:value-type="float" office:value="0.0137921" calcext:value-type="float">
            <text:p>0.0137921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-1.13235" calcext:value-type="float">
            <text:p>-1.13235</text:p>
          </table:table-cell>
          <table:table-cell office:value-type="float" office:value="0.000494203" calcext:value-type="float">
            <text:p>0.000494203</text:p>
          </table:table-cell>
          <table:table-cell office:value-type="float" office:value="0.00066713" calcext:value-type="float">
            <text:p>0.00066713</text:p>
          </table:table-cell>
          <table:table-cell office:value-type="float" office:value="-0.0192815" calcext:value-type="float">
            <text:p>-0.0192815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-0.49985" calcext:value-type="float">
            <text:p>-0.49985</text:p>
          </table:table-cell>
          <table:table-cell office:value-type="float" office:value="0.000158442" calcext:value-type="float">
            <text:p>0.000158442</text:p>
          </table:table-cell>
          <table:table-cell office:value-type="float" office:value="0.000348038" calcext:value-type="float">
            <text:p>0.000348038</text:p>
          </table:table-cell>
          <table:table-cell office:value-type="float" office:value="0.0124197" calcext:value-type="float">
            <text:p>0.0124197</text:p>
          </table:table-cell>
        </table:table-row>
        <table:table-row table:style-name="ro1">
          <table:table-cell office:value-type="float" office:value="11.37" calcext:value-type="float">
            <text:p>11.37</text:p>
          </table:table-cell>
          <table:table-cell office:value-type="float" office:value="-0.806221" calcext:value-type="float">
            <text:p>-0.806221</text:p>
          </table:table-cell>
          <table:table-cell office:value-type="float" office:value="0.000318462" calcext:value-type="float">
            <text:p>0.000318462</text:p>
          </table:table-cell>
          <table:table-cell office:value-type="float" office:value="0.000508781" calcext:value-type="float">
            <text:p>0.000508781</text:p>
          </table:table-cell>
          <table:table-cell office:value-type="float" office:value="0.00645003" calcext:value-type="float">
            <text:p>0.00645003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-1.12578" calcext:value-type="float">
            <text:p>-1.12578</text:p>
          </table:table-cell>
          <table:table-cell office:value-type="float" office:value="0.000491615" calcext:value-type="float">
            <text:p>0.000491615</text:p>
          </table:table-cell>
          <table:table-cell office:value-type="float" office:value="0.000669018" calcext:value-type="float">
            <text:p>0.000669018</text:p>
          </table:table-cell>
          <table:table-cell office:value-type="float" office:value="-0.0193501" calcext:value-type="float">
            <text:p>-0.0193501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-0.792292" calcext:value-type="float">
            <text:p>-0.792292</text:p>
          </table:table-cell>
          <table:table-cell office:value-type="float" office:value="0.000312718" calcext:value-type="float">
            <text:p>0.000312718</text:p>
          </table:table-cell>
          <table:table-cell office:value-type="float" office:value="0.000510225" calcext:value-type="float">
            <text:p>0.000510225</text:p>
          </table:table-cell>
          <table:table-cell office:value-type="float" office:value="0.00693035" calcext:value-type="float">
            <text:p>0.00693035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-0.817678" calcext:value-type="float">
            <text:p>-0.817678</text:p>
          </table:table-cell>
          <table:table-cell office:value-type="float" office:value="0.000328689" calcext:value-type="float">
            <text:p>0.000328689</text:p>
          </table:table-cell>
          <table:table-cell office:value-type="float" office:value="0.000525561" calcext:value-type="float">
            <text:p>0.000525561</text:p>
          </table:table-cell>
          <table:table-cell office:value-type="float" office:value="-0.0000686171" calcext:value-type="float">
            <text:p>-6.86171E-05</text:p>
          </table:table-cell>
        </table:table-row>
        <table:table-row table:style-name="ro1">
          <table:table-cell office:value-type="float" office:value="11.49" calcext:value-type="float">
            <text:p>11.49</text:p>
          </table:table-cell>
          <table:table-cell office:value-type="float" office:value="-0.452387" calcext:value-type="float">
            <text:p>-0.452387</text:p>
          </table:table-cell>
          <table:table-cell office:value-type="float" office:value="0.000136314" calcext:value-type="float">
            <text:p>0.000136314</text:p>
          </table:table-cell>
          <table:table-cell office:value-type="float" office:value="0.000339647" calcext:value-type="float">
            <text:p>0.000339647</text:p>
          </table:table-cell>
          <table:table-cell office:value-type="float" office:value="0.0129001" calcext:value-type="float">
            <text:p>0.012900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-1.11987" calcext:value-type="float">
            <text:p>-1.11987</text:p>
          </table:table-cell>
          <table:table-cell office:value-type="float" office:value="0.000489413" calcext:value-type="float">
            <text:p>0.000489413</text:p>
          </table:table-cell>
          <table:table-cell office:value-type="float" office:value="0.000686124" calcext:value-type="float">
            <text:p>0.000686124</text:p>
          </table:table-cell>
          <table:table-cell office:value-type="float" office:value="-0.0132431" calcext:value-type="float">
            <text:p>-0.0132431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-0.786673" calcext:value-type="float">
            <text:p>-0.786673</text:p>
          </table:table-cell>
          <table:table-cell office:value-type="float" office:value="0.000316405" calcext:value-type="float">
            <text:p>0.000316405</text:p>
          </table:table-cell>
          <table:table-cell office:value-type="float" office:value="0.000516801" calcext:value-type="float">
            <text:p>0.000516801</text:p>
          </table:table-cell>
          <table:table-cell office:value-type="float" office:value="-0.00693035" calcext:value-type="float">
            <text:p>-0.00693035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-0.436361" calcext:value-type="float">
            <text:p>-0.436361</text:p>
          </table:table-cell>
          <table:table-cell office:value-type="float" office:value="0.000129679" calcext:value-type="float">
            <text:p>0.000129679</text:p>
          </table:table-cell>
          <table:table-cell office:value-type="float" office:value="0.000343025" calcext:value-type="float">
            <text:p>0.000343025</text:p>
          </table:table-cell>
          <table:table-cell office:value-type="float" office:value="0.0133118" calcext:value-type="float">
            <text:p>0.0133118</text:p>
          </table:table-cell>
        </table:table-row>
        <table:table-row table:style-name="ro1">
          <table:table-cell office:value-type="float" office:value="11.61" calcext:value-type="float">
            <text:p>11.61</text:p>
          </table:table-cell>
          <table:table-cell office:value-type="float" office:value="-0.769172" calcext:value-type="float">
            <text:p>-0.769172</text:p>
          </table:table-cell>
          <table:table-cell office:value-type="float" office:value="0.00030352" calcext:value-type="float">
            <text:p>0.00030352</text:p>
          </table:table-cell>
          <table:table-cell office:value-type="float" office:value="0.000517639" calcext:value-type="float">
            <text:p>0.000517639</text:p>
          </table:table-cell>
          <table:table-cell office:value-type="float" office:value="0.00686173" calcext:value-type="float">
            <text:p>0.0068617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-1.13703" calcext:value-type="float">
            <text:p>-1.13703</text:p>
          </table:table-cell>
          <table:table-cell office:value-type="float" office:value="0.000502493" calcext:value-type="float">
            <text:p>0.000502493</text:p>
          </table:table-cell>
          <table:table-cell office:value-type="float" office:value="0.000702505" calcext:value-type="float">
            <text:p>0.000702505</text:p>
          </table:table-cell>
          <table:table-cell office:value-type="float" office:value="-0.0210655" calcext:value-type="float">
            <text:p>-0.0210655</text:p>
          </table:table-cell>
        </table:table-row>
        <table:table-row table:style-name="ro1">
          <table:table-cell office:value-type="float" office:value="11.67" calcext:value-type="float">
            <text:p>11.67</text:p>
          </table:table-cell>
          <table:table-cell office:value-type="float" office:value="-0.40453" calcext:value-type="float">
            <text:p>-0.40453</text:p>
          </table:table-cell>
          <table:table-cell office:value-type="float" office:value="0.000113992" calcext:value-type="float">
            <text:p>0.000113992</text:p>
          </table:table-cell>
          <table:table-cell office:value-type="float" office:value="0.000332705" calcext:value-type="float">
            <text:p>0.000332705</text:p>
          </table:table-cell>
          <table:table-cell office:value-type="float" office:value="0.0142038" calcext:value-type="float">
            <text:p>0.0142038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-1.11025" calcext:value-type="float">
            <text:p>-1.11025</text:p>
          </table:table-cell>
          <table:table-cell office:value-type="float" office:value="0.000485727" calcext:value-type="float">
            <text:p>0.000485727</text:p>
          </table:table-cell>
          <table:table-cell office:value-type="float" office:value="0.000702174" calcext:value-type="float">
            <text:p>0.000702174</text:p>
          </table:table-cell>
          <table:table-cell office:value-type="float" office:value="-0.00679311" calcext:value-type="float">
            <text:p>-0.00679311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-0.399989" calcext:value-type="float">
            <text:p>-0.399989</text:p>
          </table:table-cell>
          <table:table-cell office:value-type="float" office:value="0.000112907" calcext:value-type="float">
            <text:p>0.000112907</text:p>
          </table:table-cell>
          <table:table-cell office:value-type="float" office:value="0.000336046" calcext:value-type="float">
            <text:p>0.000336046</text:p>
          </table:table-cell>
          <table:table-cell office:value-type="float" office:value="0.0136548" calcext:value-type="float">
            <text:p>0.0136548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-1.11913" calcext:value-type="float">
            <text:p>-1.11913</text:p>
          </table:table-cell>
          <table:table-cell office:value-type="float" office:value="0.00049537" calcext:value-type="float">
            <text:p>0.00049537</text:p>
          </table:table-cell>
          <table:table-cell office:value-type="float" office:value="0.00070521" calcext:value-type="float">
            <text:p>0.00070521</text:p>
          </table:table-cell>
          <table:table-cell office:value-type="float" office:value="-0.0210655" calcext:value-type="float">
            <text:p>-0.0210655</text:p>
          </table:table-cell>
        </table:table-row>
        <table:table-row table:style-name="ro1">
          <table:table-cell office:value-type="float" office:value="11.79" calcext:value-type="float">
            <text:p>11.79</text:p>
          </table:table-cell>
          <table:table-cell office:value-type="float" office:value="-0.707484" calcext:value-type="float">
            <text:p>-0.707484</text:p>
          </table:table-cell>
          <table:table-cell office:value-type="float" office:value="0.000275633" calcext:value-type="float">
            <text:p>0.000275633</text:p>
          </table:table-cell>
          <table:table-cell office:value-type="float" office:value="0.000506502" calcext:value-type="float">
            <text:p>0.000506502</text:p>
          </table:table-cell>
          <table:table-cell office:value-type="float" office:value="0.00741067" calcext:value-type="float">
            <text:p>0.00741067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-0.820369" calcext:value-type="float">
            <text:p>-0.820369</text:p>
          </table:table-cell>
          <table:table-cell office:value-type="float" office:value="0.000335887" calcext:value-type="float">
            <text:p>0.000335887</text:p>
          </table:table-cell>
          <table:table-cell office:value-type="float" office:value="0.000571617" calcext:value-type="float">
            <text:p>0.000571617</text:p>
          </table:table-cell>
          <table:table-cell office:value-type="float" office:value="0.00548939" calcext:value-type="float">
            <text:p>0.00548939</text:p>
          </table:table-cell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-0.547801" calcext:value-type="float">
            <text:p>-0.547801</text:p>
          </table:table-cell>
          <table:table-cell office:value-type="float" office:value="0.000200115" calcext:value-type="float">
            <text:p>0.000200115</text:p>
          </table:table-cell>
          <table:table-cell office:value-type="float" office:value="0.000424148" calcext:value-type="float">
            <text:p>0.000424148</text:p>
          </table:table-cell>
          <table:table-cell office:value-type="float" office:value="-0.0102926" calcext:value-type="float">
            <text:p>-0.0102926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-0.819724" calcext:value-type="float">
            <text:p>-0.819724</text:p>
          </table:table-cell>
          <table:table-cell office:value-type="float" office:value="0.000337687" calcext:value-type="float">
            <text:p>0.000337687</text:p>
          </table:table-cell>
          <table:table-cell office:value-type="float" office:value="0.0005821" calcext:value-type="float">
            <text:p>0.0005821</text:p>
          </table:table-cell>
          <table:table-cell office:value-type="float" office:value="0.0047346" calcext:value-type="float">
            <text:p>0.0047346</text:p>
          </table:table-cell>
        </table:table-row>
        <table:table-row table:style-name="ro1">
          <table:table-cell office:value-type="float" office:value="11.91" calcext:value-type="float">
            <text:p>11.91</text:p>
          </table:table-cell>
          <table:table-cell office:value-type="float" office:value="-0.684441" calcext:value-type="float">
            <text:p>-0.684441</text:p>
          </table:table-cell>
          <table:table-cell office:value-type="float" office:value="0.00026994" calcext:value-type="float">
            <text:p>0.00026994</text:p>
          </table:table-cell>
          <table:table-cell office:value-type="float" office:value="0.000513579" calcext:value-type="float">
            <text:p>0.000513579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-0.364065" calcext:value-type="float">
            <text:p>-0.364065</text:p>
          </table:table-cell>
          <table:table-cell office:value-type="float" office:value="0.000100852" calcext:value-type="float">
            <text:p>0.000100852</text:p>
          </table:table-cell>
          <table:table-cell office:value-type="float" office:value="0.000351519" calcext:value-type="float">
            <text:p>0.000351519</text:p>
          </table:table-cell>
          <table:table-cell office:value-type="float" office:value="0.0133804" calcext:value-type="float">
            <text:p>0.0133804</text:p>
          </table:table-cell>
        </table:table-row>
        <table:table-row table:style-name="ro1">
          <table:table-cell office:value-type="float" office:value="11.97" calcext:value-type="float">
            <text:p>11.97</text:p>
          </table:table-cell>
          <table:table-cell office:value-type="float" office:value="-1.00791" calcext:value-type="float">
            <text:p>-1.00791</text:p>
          </table:table-cell>
          <table:table-cell office:value-type="float" office:value="0.000441876" calcext:value-type="float">
            <text:p>0.000441876</text:p>
          </table:table-cell>
          <table:table-cell office:value-type="float" office:value="0.000685099" calcext:value-type="float">
            <text:p>0.000685099</text:p>
          </table:table-cell>
          <table:table-cell office:value-type="float" office:value="-0.0124884" calcext:value-type="float">
            <text:p>-0.01248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74191" calcext:value-type="float">
            <text:p>-0.74191</text:p>
          </table:table-cell>
          <table:table-cell office:value-type="float" office:value="0.000304661" calcext:value-type="float">
            <text:p>0.000304661</text:p>
          </table:table-cell>
          <table:table-cell office:value-type="float" office:value="0.000549527" calcext:value-type="float">
            <text:p>0.000549527</text:p>
          </table:table-cell>
          <table:table-cell office:value-type="float" office:value="-0.00905749" calcext:value-type="float">
            <text:p>-0.00905749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-0.321822" calcext:value-type="float">
            <text:p>-0.321822</text:p>
          </table:table-cell>
          <table:table-cell office:value-type="float" office:value="0.0000809747" calcext:value-type="float">
            <text:p>8.09747E-05</text:p>
          </table:table-cell>
          <table:table-cell office:value-type="float" office:value="0.000340486" calcext:value-type="float">
            <text:p>0.000340486</text:p>
          </table:table-cell>
          <table:table-cell office:value-type="float" office:value="0.0142038" calcext:value-type="float">
            <text:p>0.0142038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-0.677298" calcext:value-type="float">
            <text:p>-0.677298</text:p>
          </table:table-cell>
          <table:table-cell office:value-type="float" office:value="0.000266693" calcext:value-type="float">
            <text:p>0.000266693</text:p>
          </table:table-cell>
          <table:table-cell office:value-type="float" office:value="0.00052696" calcext:value-type="float">
            <text:p>0.00052696</text:p>
          </table:table-cell>
          <table:table-cell office:value-type="float" office:value="0.00734205" calcext:value-type="float">
            <text:p>0.00734205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-1.06622" calcext:value-type="float">
            <text:p>-1.06622</text:p>
          </table:table-cell>
          <table:table-cell office:value-type="float" office:value="0.000477284" calcext:value-type="float">
            <text:p>0.000477284</text:p>
          </table:table-cell>
          <table:table-cell office:value-type="float" office:value="0.000721934" calcext:value-type="float">
            <text:p>0.000721934</text:p>
          </table:table-cell>
          <table:table-cell office:value-type="float" office:value="-0.0219575" calcext:value-type="float">
            <text:p>-0.0219575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-0.287918" calcext:value-type="float">
            <text:p>-0.287918</text:p>
          </table:table-cell>
          <table:table-cell office:value-type="float" office:value="0.0000646549" calcext:value-type="float">
            <text:p>6.46549E-05</text:p>
          </table:table-cell>
          <table:table-cell office:value-type="float" office:value="0.000328824" calcext:value-type="float">
            <text:p>0.000328824</text:p>
          </table:table-cell>
          <table:table-cell office:value-type="float" office:value="0.0146155" calcext:value-type="float">
            <text:p>0.0146155</text:p>
          </table:table-cell>
        </table:table-row>
        <table:table-row table:style-name="ro1">
          <table:table-cell office:value-type="float" office:value="12.15" calcext:value-type="float">
            <text:p>12.15</text:p>
          </table:table-cell>
          <table:table-cell office:value-type="float" office:value="-0.969691" calcext:value-type="float">
            <text:p>-0.969691</text:p>
          </table:table-cell>
          <table:table-cell office:value-type="float" office:value="0.000423793" calcext:value-type="float">
            <text:p>0.000423793</text:p>
          </table:table-cell>
          <table:table-cell office:value-type="float" office:value="0.000685706" calcext:value-type="float">
            <text:p>0.000685706</text:p>
          </table:table-cell>
          <table:table-cell office:value-type="float" office:value="-0.0051463" calcext:value-type="float">
            <text:p>-0.0051463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-0.703164" calcext:value-type="float">
            <text:p>-0.703164</text:p>
          </table:table-cell>
          <table:table-cell office:value-type="float" office:value="0.000286315" calcext:value-type="float">
            <text:p>0.000286315</text:p>
          </table:table-cell>
          <table:table-cell office:value-type="float" office:value="0.000549961" calcext:value-type="float">
            <text:p>0.000549961</text:p>
          </table:table-cell>
          <table:table-cell office:value-type="float" office:value="-0.00171543" calcext:value-type="float">
            <text:p>-0.00171543</text:p>
          </table:table-cell>
        </table:table-row>
        <table:table-row table:style-name="ro1">
          <table:table-cell office:value-type="float" office:value="12.21" calcext:value-type="float">
            <text:p>12.21</text:p>
          </table:table-cell>
          <table:table-cell office:value-type="float" office:value="-0.594179" calcext:value-type="float">
            <text:p>-0.594179</text:p>
          </table:table-cell>
          <table:table-cell office:value-type="float" office:value="0.000230249" calcext:value-type="float">
            <text:p>0.000230249</text:p>
          </table:table-cell>
          <table:table-cell office:value-type="float" office:value="0.000499023" calcext:value-type="float">
            <text:p>0.000499023</text:p>
          </table:table-cell>
          <table:table-cell office:value-type="float" office:value="0.00130373" calcext:value-type="float">
            <text:p>0.00130373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-0.330463" calcext:value-type="float">
            <text:p>-0.330463</text:p>
          </table:table-cell>
          <table:table-cell office:value-type="float" office:value="0.0000907356" calcext:value-type="float">
            <text:p>9.07356E-05</text:p>
          </table:table-cell>
          <table:table-cell office:value-type="float" office:value="0.000366322" calcext:value-type="float">
            <text:p>0.000366322</text:p>
          </table:table-cell>
          <table:table-cell office:value-type="float" office:value="0.0128314" calcext:value-type="float">
            <text:p>0.0128314</text:p>
          </table:table-cell>
        </table:table-row>
        <table:table-row table:style-name="ro1">
          <table:table-cell office:value-type="float" office:value="12.27" calcext:value-type="float">
            <text:p>12.27</text:p>
          </table:table-cell>
          <table:table-cell office:value-type="float" office:value="-0.980132" calcext:value-type="float">
            <text:p>-0.980132</text:p>
          </table:table-cell>
          <table:table-cell office:value-type="float" office:value="0.00043715" calcext:value-type="float">
            <text:p>0.00043715</text:p>
          </table:table-cell>
          <table:table-cell office:value-type="float" office:value="0.000698524" calcext:value-type="float">
            <text:p>0.000698524</text:p>
          </table:table-cell>
          <table:table-cell office:value-type="float" office:value="-0.0205852" calcext:value-type="float">
            <text:p>-0.020585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-0.293512" calcext:value-type="float">
            <text:p>-0.293512</text:p>
          </table:table-cell>
          <table:table-cell office:value-type="float" office:value="0.0000726724" calcext:value-type="float">
            <text:p>7.26724E-05</text:p>
          </table:table-cell>
          <table:table-cell office:value-type="float" office:value="0.000352214" calcext:value-type="float">
            <text:p>0.000352214</text:p>
          </table:table-cell>
          <table:table-cell office:value-type="float" office:value="0.0133118" calcext:value-type="float">
            <text:p>0.0133118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-0.531235" calcext:value-type="float">
            <text:p>-0.531235</text:p>
          </table:table-cell>
          <table:table-cell office:value-type="float" office:value="0.000196542" calcext:value-type="float">
            <text:p>0.000196542</text:p>
          </table:table-cell>
          <table:table-cell office:value-type="float" office:value="0.000475006" calcext:value-type="float">
            <text:p>0.000475006</text:p>
          </table:table-cell>
          <table:table-cell office:value-type="float" office:value="0.00864578" calcext:value-type="float">
            <text:p>0.00864578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-1.13989" calcext:value-type="float">
            <text:p>-1.13989</text:p>
          </table:table-cell>
          <table:table-cell office:value-type="float" office:value="0.00052167" calcext:value-type="float">
            <text:p>0.00052167</text:p>
          </table:table-cell>
          <table:table-cell office:value-type="float" office:value="0.000786101" calcext:value-type="float">
            <text:p>0.000786101</text:p>
          </table:table-cell>
          <table:table-cell office:value-type="float" office:value="-0.0232613" calcext:value-type="float">
            <text:p>-0.0232613</text:p>
          </table:table-cell>
        </table:table-row>
        <table:table-row table:style-name="ro1">
          <table:table-cell office:value-type="float" office:value="12.39" calcext:value-type="float">
            <text:p>12.39</text:p>
          </table:table-cell>
          <table:table-cell office:value-type="float" office:value="-0.530369" calcext:value-type="float">
            <text:p>-0.530369</text:p>
          </table:table-cell>
          <table:table-cell office:value-type="float" office:value="0.000199007" calcext:value-type="float">
            <text:p>0.000199007</text:p>
          </table:table-cell>
          <table:table-cell office:value-type="float" office:value="0.000483601" calcext:value-type="float">
            <text:p>0.000483601</text:p>
          </table:table-cell>
          <table:table-cell office:value-type="float" office:value="0.00816546" calcext:value-type="float">
            <text:p>0.00816546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-0.276743" calcext:value-type="float">
            <text:p>-0.276743</text:p>
          </table:table-cell>
          <table:table-cell office:value-type="float" office:value="0.0000664855" calcext:value-type="float">
            <text:p>6.64855E-05</text:p>
          </table:table-cell>
          <table:table-cell office:value-type="float" office:value="0.000353247" calcext:value-type="float">
            <text:p>0.000353247</text:p>
          </table:table-cell>
          <table:table-cell office:value-type="float" office:value="0.0133118" calcext:value-type="float">
            <text:p>0.0133118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-0.91953" calcext:value-type="float">
            <text:p>-0.91953</text:p>
          </table:table-cell>
          <table:table-cell office:value-type="float" office:value="0.000407267" calcext:value-type="float">
            <text:p>0.000407267</text:p>
          </table:table-cell>
          <table:table-cell office:value-type="float" office:value="0.000685683" calcext:value-type="float">
            <text:p>0.000685683</text:p>
          </table:table-cell>
          <table:table-cell office:value-type="float" office:value="-0.0129001" calcext:value-type="float">
            <text:p>-0.0129001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-0.610463" calcext:value-type="float">
            <text:p>-0.610463</text:p>
          </table:table-cell>
          <table:table-cell office:value-type="float" office:value="0.000245298" calcext:value-type="float">
            <text:p>0.000245298</text:p>
          </table:table-cell>
          <table:table-cell office:value-type="float" office:value="0.000531843" calcext:value-type="float">
            <text:p>0.000531843</text:p>
          </table:table-cell>
          <table:table-cell office:value-type="float" office:value="-0.000343086" calcext:value-type="float">
            <text:p>-0.000343086</text:p>
          </table:table-cell>
        </table:table-row>
        <table:table-row table:style-name="ro1">
          <table:table-cell office:value-type="float" office:value="12.51" calcext:value-type="float">
            <text:p>12.51</text:p>
          </table:table-cell>
          <table:table-cell office:value-type="float" office:value="-0.543156" calcext:value-type="float">
            <text:p>-0.543156</text:p>
          </table:table-cell>
          <table:table-cell office:value-type="float" office:value="0.000213085" calcext:value-type="float">
            <text:p>0.000213085</text:p>
          </table:table-cell>
          <table:table-cell office:value-type="float" office:value="0.000497919" calcext:value-type="float">
            <text:p>0.000497919</text:p>
          </table:table-cell>
          <table:table-cell office:value-type="float" office:value="-0.00562662" calcext:value-type="float">
            <text:p>-0.00562662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-0.291876" calcext:value-type="float">
            <text:p>-0.291876</text:p>
          </table:table-cell>
          <table:table-cell office:value-type="float" office:value="0.000078234" calcext:value-type="float">
            <text:p>7.8234E-05</text:p>
          </table:table-cell>
          <table:table-cell office:value-type="float" office:value="0.000375022" calcext:value-type="float">
            <text:p>0.000375022</text:p>
          </table:table-cell>
          <table:table-cell office:value-type="float" office:value="0.012008" calcext:value-type="float">
            <text:p>0.012008</text:p>
          </table:table-cell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-0.575583" calcext:value-type="float">
            <text:p>-0.575583</text:p>
          </table:table-cell>
          <table:table-cell office:value-type="float" office:value="0.000226497" calcext:value-type="float">
            <text:p>0.000226497</text:p>
          </table:table-cell>
          <table:table-cell office:value-type="float" office:value="0.000523787" calcext:value-type="float">
            <text:p>0.000523787</text:p>
          </table:table-cell>
          <table:table-cell office:value-type="float" office:value="0.00645003" calcext:value-type="float">
            <text:p>0.00645003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-0.890885" calcext:value-type="float">
            <text:p>-0.890885</text:p>
          </table:table-cell>
          <table:table-cell office:value-type="float" office:value="0.000397837" calcext:value-type="float">
            <text:p>0.000397837</text:p>
          </table:table-cell>
          <table:table-cell office:value-type="float" office:value="0.000681143" calcext:value-type="float">
            <text:p>0.000681143</text:p>
          </table:table-cell>
          <table:table-cell office:value-type="float" office:value="-0.0188698" calcext:value-type="float">
            <text:p>-0.0188698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-0.258793" calcext:value-type="float">
            <text:p>-0.258793</text:p>
          </table:table-cell>
          <table:table-cell office:value-type="float" office:value="0.0000622422" calcext:value-type="float">
            <text:p>6.22422E-05</text:p>
          </table:table-cell>
          <table:table-cell office:value-type="float" office:value="0.000362217" calcext:value-type="float">
            <text:p>0.000362217</text:p>
          </table:table-cell>
          <table:table-cell office:value-type="float" office:value="0.0124197" calcext:value-type="float">
            <text:p>0.0124197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-0.84516" calcext:value-type="float">
            <text:p>-0.84516</text:p>
          </table:table-cell>
          <table:table-cell office:value-type="float" office:value="0.000371534" calcext:value-type="float">
            <text:p>0.000371534</text:p>
          </table:table-cell>
          <table:table-cell office:value-type="float" office:value="0.00066877" calcext:value-type="float">
            <text:p>0.00066877</text:p>
          </table:table-cell>
          <table:table-cell office:value-type="float" office:value="-0.0051463" calcext:value-type="float">
            <text:p>-0.0051463</text:p>
          </table:table-cell>
        </table:table-row>
        <table:table-row table:style-name="ro1">
          <table:table-cell office:value-type="float" office:value="12.69" calcext:value-type="float">
            <text:p>12.69</text:p>
          </table:table-cell>
          <table:table-cell office:value-type="float" office:value="-0.272119" calcext:value-type="float">
            <text:p>-0.272119</text:p>
          </table:table-cell>
          <table:table-cell office:value-type="float" office:value="0.0000705733" calcext:value-type="float">
            <text:p>7.05733E-05</text:p>
          </table:table-cell>
          <table:table-cell office:value-type="float" office:value="0.00037313" calcext:value-type="float">
            <text:p>0.00037313</text:p>
          </table:table-cell>
          <table:table-cell office:value-type="float" office:value="0.0115963" calcext:value-type="float">
            <text:p>0.0115963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-0.868174" calcext:value-type="float">
            <text:p>-0.868174</text:p>
          </table:table-cell>
          <table:table-cell office:value-type="float" office:value="0.000386841" calcext:value-type="float">
            <text:p>0.000386841</text:p>
          </table:table-cell>
          <table:table-cell office:value-type="float" office:value="0.000681187" calcext:value-type="float">
            <text:p>0.000681187</text:p>
          </table:table-cell>
          <table:table-cell office:value-type="float" office:value="-0.0129687" calcext:value-type="float">
            <text:p>-0.0129687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-0.536569" calcext:value-type="float">
            <text:p>-0.536569</text:p>
          </table:table-cell>
          <table:table-cell office:value-type="float" office:value="0.000213045" calcext:value-type="float">
            <text:p>0.000213045</text:p>
          </table:table-cell>
          <table:table-cell office:value-type="float" office:value="0.000515348" calcext:value-type="float">
            <text:p>0.000515348</text:p>
          </table:table-cell>
          <table:table-cell office:value-type="float" office:value="0.0000686172" calcext:value-type="float">
            <text:p>6.86172E-05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-0.513123" calcext:value-type="float">
            <text:p>-0.513123</text:p>
          </table:table-cell>
          <table:table-cell office:value-type="float" office:value="0.000203532" calcext:value-type="float">
            <text:p>0.000203532</text:p>
          </table:table-cell>
          <table:table-cell office:value-type="float" office:value="0.000504434" calcext:value-type="float">
            <text:p>0.000504434</text:p>
          </table:table-cell>
          <table:table-cell office:value-type="float" office:value="-0.00507768" calcext:value-type="float">
            <text:p>-0.00507768</text:p>
          </table:table-cell>
        </table:table-row>
        <table:table-row table:style-name="ro1">
          <table:table-cell office:value-type="float" office:value="12.81" calcext:value-type="float">
            <text:p>12.81</text:p>
          </table:table-cell>
          <table:table-cell office:value-type="float" office:value="-0.240621" calcext:value-type="float">
            <text:p>-0.240621</text:p>
          </table:table-cell>
          <table:table-cell office:value-type="float" office:value="0.0000579768" calcext:value-type="float">
            <text:p>5.79768E-05</text:p>
          </table:table-cell>
          <table:table-cell office:value-type="float" office:value="0.000369644" calcext:value-type="float">
            <text:p>0.000369644</text:p>
          </table:table-cell>
          <table:table-cell office:value-type="float" office:value="0.0115277" calcext:value-type="float">
            <text:p>0.0115277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-0.524328" calcext:value-type="float">
            <text:p>-0.524328</text:p>
          </table:table-cell>
          <table:table-cell office:value-type="float" office:value="0.000206258" calcext:value-type="float">
            <text:p>0.000206258</text:p>
          </table:table-cell>
          <table:table-cell office:value-type="float" office:value="0.00051839" calcext:value-type="float">
            <text:p>0.00051839</text:p>
          </table:table-cell>
          <table:table-cell office:value-type="float" office:value="0.00596971" calcext:value-type="float">
            <text:p>0.00596971</text:p>
          </table:table-cell>
        </table:table-row>
        <table:table-row table:style-name="ro1">
          <table:table-cell office:value-type="float" office:value="12.87" calcext:value-type="float">
            <text:p>12.87</text:p>
          </table:table-cell>
          <table:table-cell office:value-type="float" office:value="-0.768532" calcext:value-type="float">
            <text:p>-0.768532</text:p>
          </table:table-cell>
          <table:table-cell office:value-type="float" office:value="0.000339859" calcext:value-type="float">
            <text:p>0.000339859</text:p>
          </table:table-cell>
          <table:table-cell office:value-type="float" office:value="0.000638853" calcext:value-type="float">
            <text:p>0.000638853</text:p>
          </table:table-cell>
          <table:table-cell office:value-type="float" office:value="-0.016674" calcext:value-type="float">
            <text:p>-0.016674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-0.532931" calcext:value-type="float">
            <text:p>-0.532931</text:p>
          </table:table-cell>
          <table:table-cell office:value-type="float" office:value="0.000212931" calcext:value-type="float">
            <text:p>0.000212931</text:p>
          </table:table-cell>
          <table:table-cell office:value-type="float" office:value="0.000528288" calcext:value-type="float">
            <text:p>0.000528288</text:p>
          </table:table-cell>
          <table:table-cell office:value-type="float" office:value="0.005558" calcext:value-type="float">
            <text:p>0.005558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-0.519751" calcext:value-type="float">
            <text:p>-0.519751</text:p>
          </table:table-cell>
          <table:table-cell office:value-type="float" office:value="0.000207574" calcext:value-type="float">
            <text:p>0.000207574</text:p>
          </table:table-cell>
          <table:table-cell office:value-type="float" office:value="0.000524647" calcext:value-type="float">
            <text:p>0.000524647</text:p>
          </table:table-cell>
          <table:table-cell office:value-type="float" office:value="0.0047346" calcext:value-type="float">
            <text:p>0.0047346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-0.47565" calcext:value-type="float">
            <text:p>-0.47565</text:p>
          </table:table-cell>
          <table:table-cell office:value-type="float" office:value="0.000188664" calcext:value-type="float">
            <text:p>0.000188664</text:p>
          </table:table-cell>
          <table:table-cell office:value-type="float" office:value="0.000499615" calcext:value-type="float">
            <text:p>0.000499615</text:p>
          </table:table-cell>
          <table:table-cell office:value-type="float" office:value="-0.00521492" calcext:value-type="float">
            <text:p>-0.00521492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-0.509971" calcext:value-type="float">
            <text:p>-0.509971</text:p>
          </table:table-cell>
          <table:table-cell office:value-type="float" office:value="0.000207719" calcext:value-type="float">
            <text:p>0.000207719</text:p>
          </table:table-cell>
          <table:table-cell office:value-type="float" office:value="0.000521388" calcext:value-type="float">
            <text:p>0.000521388</text:p>
          </table:table-cell>
          <table:table-cell office:value-type="float" office:value="-0.00548939" calcext:value-type="float">
            <text:p>-0.00548939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-0.192964" calcext:value-type="float">
            <text:p>-0.192964</text:p>
          </table:table-cell>
          <table:table-cell office:value-type="float" office:value="0.0000391212" calcext:value-type="float">
            <text:p>3.91212E-05</text:p>
          </table:table-cell>
          <table:table-cell office:value-type="float" office:value="0.00036282" calcext:value-type="float">
            <text:p>0.00036282</text:p>
          </table:table-cell>
          <table:table-cell office:value-type="float" office:value="0.011116" calcext:value-type="float">
            <text:p>0.011116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-0.476671" calcext:value-type="float">
            <text:p>-0.476671</text:p>
          </table:table-cell>
          <table:table-cell office:value-type="float" office:value="0.000187427" calcext:value-type="float">
            <text:p>0.000187427</text:p>
          </table:table-cell>
          <table:table-cell office:value-type="float" office:value="0.00051154" calcext:value-type="float">
            <text:p>0.00051154</text:p>
          </table:table-cell>
          <table:table-cell office:value-type="float" office:value="0.005558" calcext:value-type="float">
            <text:p>0.005558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-0.718829" calcext:value-type="float">
            <text:p>-0.718829</text:p>
          </table:table-cell>
          <table:table-cell office:value-type="float" office:value="0.000319548" calcext:value-type="float">
            <text:p>0.000319548</text:p>
          </table:table-cell>
          <table:table-cell office:value-type="float" office:value="0.000631658" calcext:value-type="float">
            <text:p>0.000631658</text:p>
          </table:table-cell>
          <table:table-cell office:value-type="float" office:value="-0.0153703" calcext:value-type="float">
            <text:p>-0.0153703</text:p>
          </table:table-cell>
        </table:table-row>
        <table:table-row table:style-name="ro1">
          <table:table-cell office:value-type="float" office:value="13.11" calcext:value-type="float">
            <text:p>13.11</text:p>
          </table:table-cell>
          <table:table-cell office:value-type="float" office:value="-0.485541" calcext:value-type="float">
            <text:p>-0.485541</text:p>
          </table:table-cell>
          <table:table-cell office:value-type="float" office:value="0.000194589" calcext:value-type="float">
            <text:p>0.000194589</text:p>
          </table:table-cell>
          <table:table-cell office:value-type="float" office:value="0.000520709" calcext:value-type="float">
            <text:p>0.000520709</text:p>
          </table:table-cell>
          <table:table-cell office:value-type="float" office:value="0.00418566" calcext:value-type="float">
            <text:p>0.00418566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-0.400175" calcext:value-type="float">
            <text:p>-0.400175</text:p>
          </table:table-cell>
          <table:table-cell office:value-type="float" office:value="0.000150495" calcext:value-type="float">
            <text:p>0.000150495</text:p>
          </table:table-cell>
          <table:table-cell office:value-type="float" office:value="0.000480311" calcext:value-type="float">
            <text:p>0.000480311</text:p>
          </table:table-cell>
          <table:table-cell office:value-type="float" office:value="0.00741067" calcext:value-type="float">
            <text:p>0.00741067</text:p>
          </table:table-cell>
        </table:table-row>
        <table:table-row table:style-name="ro1">
          <table:table-cell office:value-type="float" office:value="13.17" calcext:value-type="float">
            <text:p>13.17</text:p>
          </table:table-cell>
          <table:table-cell office:value-type="float" office:value="-0.479262" calcext:value-type="float">
            <text:p>-0.479262</text:p>
          </table:table-cell>
          <table:table-cell office:value-type="float" office:value="0.00019634" calcext:value-type="float">
            <text:p>0.00019634</text:p>
          </table:table-cell>
          <table:table-cell office:value-type="float" office:value="0.000517989" calcext:value-type="float">
            <text:p>0.000517989</text:p>
          </table:table-cell>
          <table:table-cell office:value-type="float" office:value="-0.00651865" calcext:value-type="float">
            <text:p>-0.00651865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-0.438884" calcext:value-type="float">
            <text:p>-0.438884</text:p>
          </table:table-cell>
          <table:table-cell office:value-type="float" office:value="0.000176008" calcext:value-type="float">
            <text:p>0.000176008</text:p>
          </table:table-cell>
          <table:table-cell office:value-type="float" office:value="0.000500436" calcext:value-type="float">
            <text:p>0.000500436</text:p>
          </table:table-cell>
          <table:table-cell office:value-type="float" office:value="-0.0047346" calcext:value-type="float">
            <text:p>-0.0047346</text:p>
          </table:table-cell>
        </table:table-row>
        <table:table-row table:style-name="ro1">
          <table:table-cell office:value-type="float" office:value="13.23" calcext:value-type="float">
            <text:p>13.23</text:p>
          </table:table-cell>
          <table:table-cell office:value-type="float" office:value="-0.198452" calcext:value-type="float">
            <text:p>-0.198452</text:p>
          </table:table-cell>
          <table:table-cell office:value-type="float" office:value="0.0000476814" calcext:value-type="float">
            <text:p>4.76814E-05</text:p>
          </table:table-cell>
          <table:table-cell office:value-type="float" office:value="0.000380889" calcext:value-type="float">
            <text:p>0.000380889</text:p>
          </table:table-cell>
          <table:table-cell office:value-type="float" office:value="0.00946919" calcext:value-type="float">
            <text:p>0.00946919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-0.432643" calcext:value-type="float">
            <text:p>-0.432643</text:p>
          </table:table-cell>
          <table:table-cell office:value-type="float" office:value="0.000170016" calcext:value-type="float">
            <text:p>0.000170016</text:p>
          </table:table-cell>
          <table:table-cell office:value-type="float" office:value="0.000503824" calcext:value-type="float">
            <text:p>0.000503824</text:p>
          </table:table-cell>
          <table:table-cell office:value-type="float" office:value="0.00521492" calcext:value-type="float">
            <text:p>0.00521492</text:p>
          </table:table-cell>
        </table:table-row>
        <table:table-row table:style-name="ro1">
          <table:table-cell office:value-type="float" office:value="13.29" calcext:value-type="float">
            <text:p>13.29</text:p>
          </table:table-cell>
          <table:table-cell office:value-type="float" office:value="-0.699338" calcext:value-type="float">
            <text:p>-0.699338</text:p>
          </table:table-cell>
          <table:table-cell office:value-type="float" office:value="0.000314953" calcext:value-type="float">
            <text:p>0.000314953</text:p>
          </table:table-cell>
          <table:table-cell office:value-type="float" office:value="0.000636989" calcext:value-type="float">
            <text:p>0.000636989</text:p>
          </table:table-cell>
          <table:table-cell office:value-type="float" office:value="-0.0155761" calcext:value-type="float">
            <text:p>-0.0155761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-0.390808" calcext:value-type="float">
            <text:p>-0.390808</text:p>
          </table:table-cell>
          <table:table-cell office:value-type="float" office:value="0.000150536" calcext:value-type="float">
            <text:p>0.000150536</text:p>
          </table:table-cell>
          <table:table-cell office:value-type="float" office:value="0.000486839" calcext:value-type="float">
            <text:p>0.000486839</text:p>
          </table:table-cell>
          <table:table-cell office:value-type="float" office:value="0.00562662" calcext:value-type="float">
            <text:p>0.00562662</text:p>
          </table:table-cell>
        </table:table-row>
        <table:table-row table:style-name="ro1">
          <table:table-cell office:value-type="float" office:value="13.35" calcext:value-type="float">
            <text:p>13.35</text:p>
          </table:table-cell>
          <table:table-cell office:value-type="float" office:value="-0.669084" calcext:value-type="float">
            <text:p>-0.669084</text:p>
          </table:table-cell>
          <table:table-cell office:value-type="float" office:value="0.000297337" calcext:value-type="float">
            <text:p>0.000297337</text:p>
          </table:table-cell>
          <table:table-cell office:value-type="float" office:value="0.000636604" calcext:value-type="float">
            <text:p>0.000636604</text:p>
          </table:table-cell>
          <table:table-cell office:value-type="float" office:value="0.00391119" calcext:value-type="float">
            <text:p>0.00391119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-0.262414" calcext:value-type="float">
            <text:p>-0.262414</text:p>
          </table:table-cell>
          <table:table-cell office:value-type="float" office:value="0.0000942389" calcext:value-type="float">
            <text:p>9.42389E-05</text:p>
          </table:table-cell>
          <table:table-cell office:value-type="float" office:value="0.000415722" calcext:value-type="float">
            <text:p>0.000415722</text:p>
          </table:table-cell>
          <table:table-cell office:value-type="float" office:value="-0.0159192" calcext:value-type="float">
            <text:p>-0.0159192</text:p>
          </table:table-cell>
        </table:table-row>
        <table:table-row table:style-name="ro1">
          <table:table-cell office:value-type="float" office:value="13.41" calcext:value-type="float">
            <text:p>13.41</text:p>
          </table:table-cell>
          <table:table-cell office:value-type="float" office:value="-0.173184" calcext:value-type="float">
            <text:p>-0.173184</text:p>
          </table:table-cell>
          <table:table-cell office:value-type="float" office:value="0.000039671" calcext:value-type="float">
            <text:p>3.9671E-05</text:p>
          </table:table-cell>
          <table:table-cell office:value-type="float" office:value="0.000391156" calcext:value-type="float">
            <text:p>0.000391156</text:p>
          </table:table-cell>
          <table:table-cell office:value-type="float" office:value="0.0176347" calcext:value-type="float">
            <text:p>0.0176347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-0.395256" calcext:value-type="float">
            <text:p>-0.395256</text:p>
          </table:table-cell>
          <table:table-cell office:value-type="float" office:value="0.000161877" calcext:value-type="float">
            <text:p>0.000161877</text:p>
          </table:table-cell>
          <table:table-cell office:value-type="float" office:value="0.000500031" calcext:value-type="float">
            <text:p>0.000500031</text:p>
          </table:table-cell>
          <table:table-cell office:value-type="float" office:value="-0.0051463" calcext:value-type="float">
            <text:p>-0.0051463</text:p>
          </table:table-cell>
        </table:table-row>
        <table:table-row table:style-name="ro1">
          <table:table-cell office:value-type="float" office:value="13.47" calcext:value-type="float">
            <text:p>13.47</text:p>
          </table:table-cell>
          <table:table-cell office:value-type="float" office:value="-0.385294" calcext:value-type="float">
            <text:p>-0.385294</text:p>
          </table:table-cell>
          <table:table-cell office:value-type="float" office:value="0.000156684" calcext:value-type="float">
            <text:p>0.000156684</text:p>
          </table:table-cell>
          <table:table-cell office:value-type="float" office:value="0.000499526" calcext:value-type="float">
            <text:p>0.000499526</text:p>
          </table:table-cell>
          <table:table-cell office:value-type="float" office:value="-0.000960642" calcext:value-type="float">
            <text:p>-0.000960642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-0.349474" calcext:value-type="float">
            <text:p>-0.349474</text:p>
          </table:table-cell>
          <table:table-cell office:value-type="float" office:value="0.000140157" calcext:value-type="float">
            <text:p>0.000140157</text:p>
          </table:table-cell>
          <table:table-cell office:value-type="float" office:value="0.000481423" calcext:value-type="float">
            <text:p>0.000481423</text:p>
          </table:table-cell>
          <table:table-cell office:value-type="float" office:value="-0.00418566" calcext:value-type="float">
            <text:p>-0.00418566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-0.10966" calcext:value-type="float">
            <text:p>-0.10966</text:p>
          </table:table-cell>
          <table:table-cell office:value-type="float" office:value="0.0000122953" calcext:value-type="float">
            <text:p>1.22953E-05</text:p>
          </table:table-cell>
          <table:table-cell office:value-type="float" office:value="0.000361907" calcext:value-type="float">
            <text:p>0.000361907</text:p>
          </table:table-cell>
          <table:table-cell office:value-type="float" office:value="0.00940057" calcext:value-type="float">
            <text:p>0.00940057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-0.345154" calcext:value-type="float">
            <text:p>-0.345154</text:p>
          </table:table-cell>
          <table:table-cell office:value-type="float" office:value="0.000135696" calcext:value-type="float">
            <text:p>0.000135696</text:p>
          </table:table-cell>
          <table:table-cell office:value-type="float" office:value="0.000484811" calcext:value-type="float">
            <text:p>0.000484811</text:p>
          </table:table-cell>
          <table:table-cell office:value-type="float" office:value="0.00384257" calcext:value-type="float">
            <text:p>0.00384257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-0.516615" calcext:value-type="float">
            <text:p>-0.516615</text:p>
          </table:table-cell>
          <table:table-cell office:value-type="float" office:value="0.000229372" calcext:value-type="float">
            <text:p>0.000229372</text:p>
          </table:table-cell>
          <table:table-cell office:value-type="float" office:value="0.00056971" calcext:value-type="float">
            <text:p>0.00056971</text:p>
          </table:table-cell>
          <table:table-cell office:value-type="float" office:value="-0.011116" calcext:value-type="float">
            <text:p>-0.011116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-0.353524" calcext:value-type="float">
            <text:p>-0.353524</text:p>
          </table:table-cell>
          <table:table-cell office:value-type="float" office:value="0.000141841" calcext:value-type="float">
            <text:p>0.000141841</text:p>
          </table:table-cell>
          <table:table-cell office:value-type="float" office:value="0.000492372" calcext:value-type="float">
            <text:p>0.000492372</text:p>
          </table:table-cell>
          <table:table-cell office:value-type="float" office:value="0.00343087" calcext:value-type="float">
            <text:p>0.00343087</text:p>
          </table:table-cell>
        </table:table-row>
        <table:table-row table:style-name="ro1">
          <table:table-cell office:value-type="float" office:value="13.65" calcext:value-type="float">
            <text:p>13.65</text:p>
          </table:table-cell>
          <table:table-cell office:value-type="float" office:value="-0.301475" calcext:value-type="float">
            <text:p>-0.301475</text:p>
          </table:table-cell>
          <table:table-cell office:value-type="float" office:value="0.000115487" calcext:value-type="float">
            <text:p>0.000115487</text:p>
          </table:table-cell>
          <table:table-cell office:value-type="float" office:value="0.000467154" calcext:value-type="float">
            <text:p>0.000467154</text:p>
          </table:table-cell>
          <table:table-cell office:value-type="float" office:value="0.00425427" calcext:value-type="float">
            <text:p>0.0042542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-0.298481" calcext:value-type="float">
            <text:p>-0.298481</text:p>
          </table:table-cell>
          <table:table-cell office:value-type="float" office:value="0.000116386" calcext:value-type="float">
            <text:p>0.000116386</text:p>
          </table:table-cell>
          <table:table-cell office:value-type="float" office:value="0.000463912" calcext:value-type="float">
            <text:p>0.000463912</text:p>
          </table:table-cell>
          <table:table-cell office:value-type="float" office:value="-0.00212714" calcext:value-type="float">
            <text:p>-0.00212714</text:p>
          </table:table-cell>
        </table:table-row>
        <table:table-row table:style-name="ro1">
          <table:table-cell office:value-type="float" office:value="13.71" calcext:value-type="float">
            <text:p>13.71</text:p>
          </table:table-cell>
          <table:table-cell office:value-type="float" office:value="-0.324511" calcext:value-type="float">
            <text:p>-0.324511</text:p>
          </table:table-cell>
          <table:table-cell office:value-type="float" office:value="0.000131153" calcext:value-type="float">
            <text:p>0.000131153</text:p>
          </table:table-cell>
          <table:table-cell office:value-type="float" office:value="0.000478223" calcext:value-type="float">
            <text:p>0.000478223</text:p>
          </table:table-cell>
          <table:table-cell office:value-type="float" office:value="-0.00432289" calcext:value-type="float">
            <text:p>-0.00432289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-0.169513" calcext:value-type="float">
            <text:p>-0.169513</text:p>
          </table:table-cell>
          <table:table-cell office:value-type="float" office:value="0.0000480692" calcext:value-type="float">
            <text:p>4.80692E-05</text:p>
          </table:table-cell>
          <table:table-cell office:value-type="float" office:value="0.000401443" calcext:value-type="float">
            <text:p>0.000401443</text:p>
          </table:table-cell>
          <table:table-cell office:value-type="float" office:value="0.00603832" calcext:value-type="float">
            <text:p>0.00603832</text:p>
          </table:table-cell>
        </table:table-row>
        <table:table-row table:style-name="ro1">
          <table:table-cell office:value-type="float" office:value="13.77" calcext:value-type="float">
            <text:p>13.77</text:p>
          </table:table-cell>
          <table:table-cell office:value-type="float" office:value="-0.313461" calcext:value-type="float">
            <text:p>-0.313461</text:p>
          </table:table-cell>
          <table:table-cell office:value-type="float" office:value="0.000123393" calcext:value-type="float">
            <text:p>0.000123393</text:p>
          </table:table-cell>
          <table:table-cell office:value-type="float" office:value="0.000476771" calcext:value-type="float">
            <text:p>0.000476771</text:p>
          </table:table-cell>
          <table:table-cell office:value-type="float" office:value="0.00301916" calcext:value-type="float">
            <text:p>0.0030191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-0.456583" calcext:value-type="float">
            <text:p>-0.456583</text:p>
          </table:table-cell>
          <table:table-cell office:value-type="float" office:value="0.000201353" calcext:value-type="float">
            <text:p>0.000201353</text:p>
          </table:table-cell>
          <table:table-cell office:value-type="float" office:value="0.000548153" calcext:value-type="float">
            <text:p>0.000548153</text:p>
          </table:table-cell>
          <table:table-cell office:value-type="float" office:value="-0.00857716" calcext:value-type="float">
            <text:p>-0.00857716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-0.255153" calcext:value-type="float">
            <text:p>-0.255153</text:p>
          </table:table-cell>
          <table:table-cell office:value-type="float" office:value="0.0000931812" calcext:value-type="float">
            <text:p>9.31812E-05</text:p>
          </table:table-cell>
          <table:table-cell office:value-type="float" office:value="0.00045032" calcext:value-type="float">
            <text:p>0.00045032</text:p>
          </table:table-cell>
          <table:table-cell office:value-type="float" office:value="0.00727344" calcext:value-type="float">
            <text:p>0.00727344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-0.353595" calcext:value-type="float">
            <text:p>-0.353595</text:p>
          </table:table-cell>
          <table:table-cell office:value-type="float" office:value="0.000148036" calcext:value-type="float">
            <text:p>0.000148036</text:p>
          </table:table-cell>
          <table:table-cell office:value-type="float" office:value="0.000498047" calcext:value-type="float">
            <text:p>0.000498047</text:p>
          </table:table-cell>
          <table:table-cell office:value-type="float" office:value="-0.00432289" calcext:value-type="float">
            <text:p>-0.00432289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-0.248498" calcext:value-type="float">
            <text:p>-0.248498</text:p>
          </table:table-cell>
          <table:table-cell office:value-type="float" office:value="0.0000927853" calcext:value-type="float">
            <text:p>9.27853E-05</text:p>
          </table:table-cell>
          <table:table-cell office:value-type="float" office:value="0.000445753" calcext:value-type="float">
            <text:p>0.000445753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-0.295511" calcext:value-type="float">
            <text:p>-0.295511</text:p>
          </table:table-cell>
          <table:table-cell office:value-type="float" office:value="0.000118312" calcext:value-type="float">
            <text:p>0.000118312</text:p>
          </table:table-cell>
          <table:table-cell office:value-type="float" office:value="0.000470482" calcext:value-type="float">
            <text:p>0.000470482</text:p>
          </table:table-cell>
          <table:table-cell office:value-type="float" office:value="-0.00219575" calcext:value-type="float">
            <text:p>-0.00219575</text:p>
          </table:table-cell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-0.19408" calcext:value-type="float">
            <text:p>-0.19408</text:p>
          </table:table-cell>
          <table:table-cell office:value-type="float" office:value="0.0000634097" calcext:value-type="float">
            <text:p>6.34097E-05</text:p>
          </table:table-cell>
          <table:table-cell office:value-type="float" office:value="0.000421147" calcext:value-type="float">
            <text:p>0.000421147</text:p>
          </table:table-cell>
          <table:table-cell office:value-type="float" office:value="0.00651865" calcext:value-type="float">
            <text:p>0.00651865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-0.295511" calcext:value-type="float">
            <text:p>-0.295511</text:p>
          </table:table-cell>
          <table:table-cell office:value-type="float" office:value="0.000118314" calcext:value-type="float">
            <text:p>0.000118314</text:p>
          </table:table-cell>
          <table:table-cell office:value-type="float" office:value="0.000470714" calcext:value-type="float">
            <text:p>0.000470714</text:p>
          </table:table-cell>
          <table:table-cell office:value-type="float" office:value="-0.00219575" calcext:value-type="float">
            <text:p>-0.00219575</text:p>
          </table:table-cell>
        </table:table-row>
        <table:table-row table:style-name="ro1">
          <table:table-cell office:value-type="float" office:value="14.01" calcext:value-type="float">
            <text:p>14.01</text:p>
          </table:table-cell>
          <table:table-cell office:value-type="float" office:value="-0.408205" calcext:value-type="float">
            <text:p>-0.408205</text:p>
          </table:table-cell>
          <table:table-cell office:value-type="float" office:value="0.000177903" calcext:value-type="float">
            <text:p>0.000177903</text:p>
          </table:table-cell>
          <table:table-cell office:value-type="float" office:value="0.000530522" calcext:value-type="float">
            <text:p>0.000530522</text:p>
          </table:table-cell>
          <table:table-cell office:value-type="float" office:value="-0.00473459" calcext:value-type="float">
            <text:p>-0.00473459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-0.235898" calcext:value-type="float">
            <text:p>-0.235898</text:p>
          </table:table-cell>
          <table:table-cell office:value-type="float" office:value="0.0000863502" calcext:value-type="float">
            <text:p>8.63502E-05</text:p>
          </table:table-cell>
          <table:table-cell office:value-type="float" office:value="0.000444716" calcext:value-type="float">
            <text:p>0.000444716</text:p>
          </table:table-cell>
          <table:table-cell office:value-type="float" office:value="0.0051463" calcext:value-type="float">
            <text:p>0.0051463</text:p>
          </table:table-cell>
        </table:table-row>
        <table:table-row table:style-name="ro1">
          <table:table-cell office:value-type="float" office:value="14.07" calcext:value-type="float">
            <text:p>14.07</text:p>
          </table:table-cell>
          <table:table-cell office:value-type="float" office:value="-0.284307" calcext:value-type="float">
            <text:p>-0.284307</text:p>
          </table:table-cell>
          <table:table-cell office:value-type="float" office:value="0.000113658" calcext:value-type="float">
            <text:p>0.000113658</text:p>
          </table:table-cell>
          <table:table-cell office:value-type="float" office:value="0.000467694" calcext:value-type="float">
            <text:p>0.000467694</text:p>
          </table:table-cell>
          <table:table-cell office:value-type="float" office:value="-0.00171543" calcext:value-type="float">
            <text:p>-0.00171543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-0.254281" calcext:value-type="float">
            <text:p>-0.254281</text:p>
          </table:table-cell>
          <table:table-cell office:value-type="float" office:value="0.0000977342" calcext:value-type="float">
            <text:p>9.77342E-05</text:p>
          </table:table-cell>
          <table:table-cell office:value-type="float" office:value="0.00045338" calcext:value-type="float">
            <text:p>0.00045338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-0.305916" calcext:value-type="float">
            <text:p>-0.305916</text:p>
          </table:table-cell>
          <table:table-cell office:value-type="float" office:value="0.000125547" calcext:value-type="float">
            <text:p>0.000125547</text:p>
          </table:table-cell>
          <table:table-cell office:value-type="float" office:value="0.000480239" calcext:value-type="float">
            <text:p>0.000480239</text:p>
          </table:table-cell>
          <table:table-cell office:value-type="float" office:value="-0.00219575" calcext:value-type="float">
            <text:p>-0.00219575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-0.202972" calcext:value-type="float">
            <text:p>-0.202972</text:p>
          </table:table-cell>
          <table:table-cell office:value-type="float" office:value="0.0000704687" calcext:value-type="float">
            <text:p>7.04687E-05</text:p>
          </table:table-cell>
          <table:table-cell office:value-type="float" office:value="0.000428828" calcext:value-type="float">
            <text:p>0.000428828</text:p>
          </table:table-cell>
          <table:table-cell office:value-type="float" office:value="0.00432289" calcext:value-type="float">
            <text:p>0.00432289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-0.231986" calcext:value-type="float">
            <text:p>-0.231986</text:p>
          </table:table-cell>
          <table:table-cell office:value-type="float" office:value="0.0000865584" calcext:value-type="float">
            <text:p>8.65584E-05</text:p>
          </table:table-cell>
          <table:table-cell office:value-type="float" office:value="0.000441221" calcext:value-type="float">
            <text:p>0.000441221</text:p>
          </table:table-cell>
          <table:table-cell office:value-type="float" office:value="-0.000411705" calcext:value-type="float">
            <text:p>-0.000411705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-0.399" calcext:value-type="float">
            <text:p>-0.399</text:p>
          </table:table-cell>
          <table:table-cell office:value-type="float" office:value="0.000174186" calcext:value-type="float">
            <text:p>0.000174186</text:p>
          </table:table-cell>
          <table:table-cell office:value-type="float" office:value="0.000529542" calcext:value-type="float">
            <text:p>0.000529542</text:p>
          </table:table-cell>
          <table:table-cell office:value-type="float" office:value="-0.00349948" calcext:value-type="float">
            <text:p>-0.00349948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-0.250415" calcext:value-type="float">
            <text:p>-0.250415</text:p>
          </table:table-cell>
          <table:table-cell office:value-type="float" office:value="0.0000959794" calcext:value-type="float">
            <text:p>9.59794E-05</text:p>
          </table:table-cell>
          <table:table-cell office:value-type="float" office:value="0.000453727" calcext:value-type="float">
            <text:p>0.000453727</text:p>
          </table:table-cell>
          <table:table-cell office:value-type="float" office:value="0.00212714" calcext:value-type="float">
            <text:p>0.00212714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-0.269966" calcext:value-type="float">
            <text:p>-0.269966</text:p>
          </table:table-cell>
          <table:table-cell office:value-type="float" office:value="0.000107121" calcext:value-type="float">
            <text:p>0.000107121</text:p>
          </table:table-cell>
          <table:table-cell office:value-type="float" office:value="0.000463126" calcext:value-type="float">
            <text:p>0.000463126</text:p>
          </table:table-cell>
          <table:table-cell office:value-type="float" office:value="-0.000754791" calcext:value-type="float">
            <text:p>-0.000754791</text:p>
          </table:table-cell>
        </table:table-row>
        <table:table-row table:style-name="ro1">
          <table:table-cell office:value-type="float" office:value="14.31" calcext:value-type="float">
            <text:p>14.31</text:p>
          </table:table-cell>
          <table:table-cell office:value-type="float" office:value="-0.296391" calcext:value-type="float">
            <text:p>-0.296391</text:p>
          </table:table-cell>
          <table:table-cell office:value-type="float" office:value="0.000121071" calcext:value-type="float">
            <text:p>0.000121071</text:p>
          </table:table-cell>
          <table:table-cell office:value-type="float" office:value="0.000478083" calcext:value-type="float">
            <text:p>0.000478083</text:p>
          </table:table-cell>
          <table:table-cell office:value-type="float" office:value="-0.000480321" calcext:value-type="float">
            <text:p>-0.000480321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-0.220387" calcext:value-type="float">
            <text:p>-0.220387</text:p>
          </table:table-cell>
          <table:table-cell office:value-type="float" office:value="0.0000816055" calcext:value-type="float">
            <text:p>8.16055E-05</text:p>
          </table:table-cell>
          <table:table-cell office:value-type="float" office:value="0.000438289" calcext:value-type="float">
            <text:p>0.000438289</text:p>
          </table:table-cell>
          <table:table-cell office:value-type="float" office:value="0.000411703" calcext:value-type="float">
            <text:p>0.000411703</text:p>
          </table:table-cell>
        </table:table-row>
        <table:table-row table:style-name="ro1">
          <table:table-cell office:value-type="float" office:value="14.37" calcext:value-type="float">
            <text:p>14.37</text:p>
          </table:table-cell>
          <table:table-cell office:value-type="float" office:value="-0.244564" calcext:value-type="float">
            <text:p>-0.244564</text:p>
          </table:table-cell>
          <table:table-cell office:value-type="float" office:value="0.0000936197" calcext:value-type="float">
            <text:p>9.36197E-05</text:p>
          </table:table-cell>
          <table:table-cell office:value-type="float" office:value="0.000452177" calcext:value-type="float">
            <text:p>0.000452177</text:p>
          </table:table-cell>
          <table:table-cell office:value-type="float" office:value="0.00219575" calcext:value-type="float">
            <text:p>0.00219575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-0.317865" calcext:value-type="float">
            <text:p>-0.317865</text:p>
          </table:table-cell>
          <table:table-cell office:value-type="float" office:value="0.000133149" calcext:value-type="float">
            <text:p>0.000133149</text:p>
          </table:table-cell>
          <table:table-cell office:value-type="float" office:value="0.000489209" calcext:value-type="float">
            <text:p>0.000489209</text:p>
          </table:table-cell>
          <table:table-cell office:value-type="float" office:value="-0.00267608" calcext:value-type="float">
            <text:p>-0.00267608</text:p>
          </table:table-cell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-0.237812" calcext:value-type="float">
            <text:p>-0.237812</text:p>
          </table:table-cell>
          <table:table-cell office:value-type="float" office:value="0.0000904612" calcext:value-type="float">
            <text:p>9.04612E-05</text:p>
          </table:table-cell>
          <table:table-cell office:value-type="float" office:value="0.000449351" calcext:value-type="float">
            <text:p>0.000449351</text:p>
          </table:table-cell>
          <table:table-cell office:value-type="float" office:value="0.00226437" calcext:value-type="float">
            <text:p>0.00226437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-0.245158" calcext:value-type="float">
            <text:p>-0.245158</text:p>
          </table:table-cell>
          <table:table-cell office:value-type="float" office:value="0.0000952745" calcext:value-type="float">
            <text:p>9.52745E-05</text:p>
          </table:table-cell>
          <table:table-cell office:value-type="float" office:value="0.000451346" calcext:value-type="float">
            <text:p>0.000451346</text:p>
          </table:table-cell>
          <table:table-cell office:value-type="float" office:value="-0.00137235" calcext:value-type="float">
            <text:p>-0.00137235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-0.265145" calcext:value-type="float">
            <text:p>-0.265145</text:p>
          </table:table-cell>
          <table:table-cell office:value-type="float" office:value="0.000104987" calcext:value-type="float">
            <text:p>0.000104987</text:p>
          </table:table-cell>
          <table:table-cell office:value-type="float" office:value="0.000463238" calcext:value-type="float">
            <text:p>0.000463238</text:p>
          </table:table-cell>
          <table:table-cell office:value-type="float" office:value="0.000892025" calcext:value-type="float">
            <text:p>0.000892025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-0.218968" calcext:value-type="float">
            <text:p>-0.218968</text:p>
          </table:table-cell>
          <table:table-cell office:value-type="float" office:value="0.0000808492" calcext:value-type="float">
            <text:p>8.08492E-05</text:p>
          </table:table-cell>
          <table:table-cell office:value-type="float" office:value="0.000437982" calcext:value-type="float">
            <text:p>0.000437982</text:p>
          </table:table-cell>
          <table:table-cell office:value-type="float" office:value="0.000892025" calcext:value-type="float">
            <text:p>0.000892025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-0.317177" calcext:value-type="float">
            <text:p>-0.317177</text:p>
          </table:table-cell>
          <table:table-cell office:value-type="float" office:value="0.000132166" calcext:value-type="float">
            <text:p>0.000132166</text:p>
          </table:table-cell>
          <table:table-cell office:value-type="float" office:value="0.000489577" calcext:value-type="float">
            <text:p>0.000489577</text:p>
          </table:table-cell>
          <table:table-cell office:value-type="float" office:value="-0.000892025" calcext:value-type="float">
            <text:p>-0.000892025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-0.245867" calcext:value-type="float">
            <text:p>-0.245867</text:p>
          </table:table-cell>
          <table:table-cell office:value-type="float" office:value="0.0000946572" calcext:value-type="float">
            <text:p>9.46572E-05</text:p>
          </table:table-cell>
          <table:table-cell office:value-type="float" office:value="0.000452165" calcext:value-type="float">
            <text:p>0.000452165</text:p>
          </table:table-cell>
          <table:table-cell office:value-type="float" office:value="0.000892025" calcext:value-type="float">
            <text:p>0.000892025</text:p>
          </table:table-cell>
        </table:table-row>
        <table:table-row table:style-name="ro1">
          <table:table-cell office:value-type="float" office:value="14.61" calcext:value-type="float">
            <text:p>14.61</text:p>
          </table:table-cell>
          <table:table-cell office:value-type="float" office:value="-0.31436" calcext:value-type="float">
            <text:p>-0.31436</text:p>
          </table:table-cell>
          <table:table-cell office:value-type="float" office:value="0.000130957" calcext:value-type="float">
            <text:p>0.000130957</text:p>
          </table:table-cell>
          <table:table-cell office:value-type="float" office:value="0.000487582" calcext:value-type="float">
            <text:p>0.000487582</text:p>
          </table:table-cell>
          <table:table-cell office:value-type="float" office:value="-0.00178405" calcext:value-type="float">
            <text:p>-0.00178405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-0.244928" calcext:value-type="float">
            <text:p>-0.244928</text:p>
          </table:table-cell>
          <table:table-cell office:value-type="float" office:value="0.0000942829" calcext:value-type="float">
            <text:p>9.42829E-05</text:p>
          </table:table-cell>
          <table:table-cell office:value-type="float" office:value="0.000451916" calcext:value-type="float">
            <text:p>0.000451916</text:p>
          </table:table-cell>
          <table:table-cell office:value-type="float" office:value="0.000892025" calcext:value-type="float">
            <text:p>0.000892025</text:p>
          </table:table-cell>
        </table:table-row>
        <table:table-row table:style-name="ro1">
          <table:table-cell office:value-type="float" office:value="14.67" calcext:value-type="float">
            <text:p>14.67</text:p>
          </table:table-cell>
          <table:table-cell office:value-type="float" office:value="-0.268072" calcext:value-type="float">
            <text:p>-0.268072</text:p>
          </table:table-cell>
          <table:table-cell office:value-type="float" office:value="0.000106508" calcext:value-type="float">
            <text:p>0.000106508</text:p>
          </table:table-cell>
          <table:table-cell office:value-type="float" office:value="0.000463809" calcext:value-type="float">
            <text:p>0.000463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-0.268072" calcext:value-type="float">
            <text:p>-0.268072</text:p>
          </table:table-cell>
          <table:table-cell office:value-type="float" office:value="0.000106508" calcext:value-type="float">
            <text:p>0.000106508</text:p>
          </table:table-cell>
          <table:table-cell office:value-type="float" office:value="0.000463809" calcext:value-type="float">
            <text:p>0.000463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" calcext:value-type="float">
            <text:p>14.73</text:p>
          </table:table-cell>
          <table:table-cell office:value-type="float" office:value="-0.268072" calcext:value-type="float">
            <text:p>-0.268072</text:p>
          </table:table-cell>
          <table:table-cell office:value-type="float" office:value="0.000106508" calcext:value-type="float">
            <text:p>0.000106508</text:p>
          </table:table-cell>
          <table:table-cell office:value-type="float" office:value="0.000463809" calcext:value-type="float">
            <text:p>0.000463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-0.267592" calcext:value-type="float">
            <text:p>-0.267592</text:p>
          </table:table-cell>
          <table:table-cell office:value-type="float" office:value="0.000106125" calcext:value-type="float">
            <text:p>0.000106125</text:p>
          </table:table-cell>
          <table:table-cell office:value-type="float" office:value="0.000463809" calcext:value-type="float">
            <text:p>0.000463809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-0.225103" calcext:value-type="float">
            <text:p>-0.225103</text:p>
          </table:table-cell>
          <table:table-cell office:value-type="float" office:value="0.000083954" calcext:value-type="float">
            <text:p>8.3954E-05</text:p>
          </table:table-cell>
          <table:table-cell office:value-type="float" office:value="0.000440497" calcext:value-type="float">
            <text:p>0.000440497</text:p>
          </table:table-cell>
          <table:table-cell office:value-type="float" office:value="0.000343086" calcext:value-type="float">
            <text:p>0.000343086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-0.315277" calcext:value-type="float">
            <text:p>-0.315277</text:p>
          </table:table-cell>
          <table:table-cell office:value-type="float" office:value="0.00013094" calcext:value-type="float">
            <text:p>0.00013094</text:p>
          </table:table-cell>
          <table:table-cell office:value-type="float" office:value="0.00048812" calcext:value-type="float">
            <text:p>0.00048812</text:p>
          </table:table-cell>
          <table:table-cell office:value-type="float" office:value="-0.000823407" calcext:value-type="float">
            <text:p>-0.000823407</text:p>
          </table:table-cell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-0.26995" calcext:value-type="float">
            <text:p>-0.26995</text:p>
          </table:table-cell>
          <table:table-cell office:value-type="float" office:value="0.000107256" calcext:value-type="float">
            <text:p>0.000107256</text:p>
          </table:table-cell>
          <table:table-cell office:value-type="float" office:value="0.000464333" calcext:value-type="float">
            <text:p>0.000464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-0.26995" calcext:value-type="float">
            <text:p>-0.26995</text:p>
          </table:table-cell>
          <table:table-cell office:value-type="float" office:value="0.000107256" calcext:value-type="float">
            <text:p>0.000107256</text:p>
          </table:table-cell>
          <table:table-cell office:value-type="float" office:value="0.000464333" calcext:value-type="float">
            <text:p>0.000464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" calcext:value-type="float">
            <text:p>14.91</text:p>
          </table:table-cell>
          <table:table-cell office:value-type="float" office:value="-0.27043" calcext:value-type="float">
            <text:p>-0.27043</text:p>
          </table:table-cell>
          <table:table-cell office:value-type="float" office:value="0.000107638" calcext:value-type="float">
            <text:p>0.000107638</text:p>
          </table:table-cell>
          <table:table-cell office:value-type="float" office:value="0.000464333" calcext:value-type="float">
            <text:p>0.000464333</text:p>
          </table:table-cell>
          <table:table-cell office:value-type="float" office:value="-0.000480321" calcext:value-type="float">
            <text:p>-0.000480321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-0.26947" calcext:value-type="float">
            <text:p>-0.26947</text:p>
          </table:table-cell>
          <table:table-cell office:value-type="float" office:value="0.000106873" calcext:value-type="float">
            <text:p>0.000106873</text:p>
          </table:table-cell>
          <table:table-cell office:value-type="float" office:value="0.000464333" calcext:value-type="float">
            <text:p>0.000464333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14.97" calcext:value-type="float">
            <text:p>14.97</text:p>
          </table:table-cell>
          <table:table-cell office:value-type="float" office:value="-0.26995" calcext:value-type="float">
            <text:p>-0.26995</text:p>
          </table:table-cell>
          <table:table-cell office:value-type="float" office:value="0.000107256" calcext:value-type="float">
            <text:p>0.000107256</text:p>
          </table:table-cell>
          <table:table-cell office:value-type="float" office:value="0.000464333" calcext:value-type="float">
            <text:p>0.000464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244604" calcext:value-type="float">
            <text:p>-0.244604</text:p>
          </table:table-cell>
          <table:table-cell office:value-type="float" office:value="0.0000938758" calcext:value-type="float">
            <text:p>9.38758E-05</text:p>
          </table:table-cell>
          <table:table-cell office:value-type="float" office:value="0.000450746" calcext:value-type="float">
            <text:p>0.000450746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-0.296593" calcext:value-type="float">
            <text:p>-0.296593</text:p>
          </table:table-cell>
          <table:table-cell office:value-type="float" office:value="0.000120797" calcext:value-type="float">
            <text:p>0.000120797</text:p>
          </table:table-cell>
          <table:table-cell office:value-type="float" office:value="0.000478514" calcext:value-type="float">
            <text:p>0.000478514</text:p>
          </table:table-cell>
          <table:table-cell office:value-type="float" office:value="0.000411704" calcext:value-type="float">
            <text:p>0.000411704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-0.388694" calcext:value-type="float">
            <text:p>-0.388694</text:p>
          </table:table-cell>
          <table:table-cell office:value-type="float" office:value="0.000170275" calcext:value-type="float">
            <text:p>0.000170275</text:p>
          </table:table-cell>
          <table:table-cell office:value-type="float" office:value="0.000526308" calcext:value-type="float">
            <text:p>0.000526308</text:p>
          </table:table-cell>
          <table:table-cell office:value-type="float" office:value="-0.0039798" calcext:value-type="float">
            <text:p>-0.0039798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-0.143792" calcext:value-type="float">
            <text:p>-0.143792</text:p>
          </table:table-cell>
          <table:table-cell office:value-type="float" office:value="0.0000414466" calcext:value-type="float">
            <text:p>4.14466E-05</text:p>
          </table:table-cell>
          <table:table-cell office:value-type="float" office:value="0.000399807" calcext:value-type="float">
            <text:p>0.000399807</text:p>
          </table:table-cell>
          <table:table-cell office:value-type="float" office:value="0.0035681" calcext:value-type="float">
            <text:p>0.0035681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-0.309965" calcext:value-type="float">
            <text:p>-0.309965</text:p>
          </table:table-cell>
          <table:table-cell office:value-type="float" office:value="0.000129014" calcext:value-type="float">
            <text:p>0.000129014</text:p>
          </table:table-cell>
          <table:table-cell office:value-type="float" office:value="0.000486447" calcext:value-type="float">
            <text:p>0.000486447</text:p>
          </table:table-cell>
          <table:table-cell office:value-type="float" office:value="-0.00130373" calcext:value-type="float">
            <text:p>-0.00130373</text:p>
          </table:table-cell>
        </table:table-row>
        <table:table-row table:style-name="ro1">
          <table:table-cell office:value-type="float" office:value="15.15" calcext:value-type="float">
            <text:p>15.15</text:p>
          </table:table-cell>
          <table:table-cell office:value-type="float" office:value="-0.241034" calcext:value-type="float">
            <text:p>-0.241034</text:p>
          </table:table-cell>
          <table:table-cell office:value-type="float" office:value="0.0000931128" calcext:value-type="float">
            <text:p>9.31128E-05</text:p>
          </table:table-cell>
          <table:table-cell office:value-type="float" office:value="0.000450539" calcext:value-type="float">
            <text:p>0.000450539</text:p>
          </table:table-cell>
          <table:table-cell office:value-type="float" office:value="-0.0000686176" calcext:value-type="float">
            <text:p>-6.86176E-05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-0.285424" calcext:value-type="float">
            <text:p>-0.285424</text:p>
          </table:table-cell>
          <table:table-cell office:value-type="float" office:value="0.000115828" calcext:value-type="float">
            <text:p>0.000115828</text:p>
          </table:table-cell>
          <table:table-cell office:value-type="float" office:value="0.000475693" calcext:value-type="float">
            <text:p>0.000475693</text:p>
          </table:table-cell>
          <table:table-cell office:value-type="float" office:value="0.00171543" calcext:value-type="float">
            <text:p>0.00171543</text:p>
          </table:table-cell>
        </table:table-row>
        <table:table-row table:style-name="ro1">
          <table:table-cell office:value-type="float" office:value="15.21" calcext:value-type="float">
            <text:p>15.21</text:p>
          </table:table-cell>
          <table:table-cell office:value-type="float" office:value="-0.577027" calcext:value-type="float">
            <text:p>-0.577027</text:p>
          </table:table-cell>
          <table:table-cell office:value-type="float" office:value="0.000271551" calcext:value-type="float">
            <text:p>0.000271551</text:p>
          </table:table-cell>
          <table:table-cell office:value-type="float" office:value="0.000626338" calcext:value-type="float">
            <text:p>0.000626338</text:p>
          </table:table-cell>
          <table:table-cell office:value-type="float" office:value="-0.00892025" calcext:value-type="float">
            <text:p>-0.00892025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0.134332" calcext:value-type="float">
            <text:p>0.134332</text:p>
          </table:table-cell>
          <table:table-cell office:value-type="float" office:value="-0.000101502" calcext:value-type="float">
            <text:p>-0.000101502</text:p>
          </table:table-cell>
          <table:table-cell office:value-type="float" office:value="0.000259127" calcext:value-type="float">
            <text:p>0.000259127</text:p>
          </table:table-cell>
          <table:table-cell office:value-type="float" office:value="0.00892025" calcext:value-type="float">
            <text:p>0.00892025</text:p>
          </table:table-cell>
        </table:table-row>
        <table:table-row table:style-name="ro1">
          <table:table-cell office:value-type="float" office:value="15.27" calcext:value-type="float">
            <text:p>15.27</text:p>
          </table:table-cell>
          <table:table-cell office:value-type="float" office:value="-0.380199" calcext:value-type="float">
            <text:p>-0.380199</text:p>
          </table:table-cell>
          <table:table-cell office:value-type="float" office:value="0.000168847" calcext:value-type="float">
            <text:p>0.000168847</text:p>
          </table:table-cell>
          <table:table-cell office:value-type="float" office:value="0.000528531" calcext:value-type="float">
            <text:p>0.000528531</text:p>
          </table:table-cell>
          <table:table-cell office:value-type="float" office:value="-0.00336225" calcext:value-type="float">
            <text:p>-0.00336225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-0.123477" calcext:value-type="float">
            <text:p>-0.123477</text:p>
          </table:table-cell>
          <table:table-cell office:value-type="float" office:value="0.0000341612" calcext:value-type="float">
            <text:p>3.41612E-05</text:p>
          </table:table-cell>
          <table:table-cell office:value-type="float" office:value="0.000395842" calcext:value-type="float">
            <text:p>0.000395842</text:p>
          </table:table-cell>
          <table:table-cell office:value-type="float" office:value="0.00377395" calcext:value-type="float">
            <text:p>0.00377395</text:p>
          </table:table-cell>
        </table:table-row>
        <table:table-row table:style-name="ro1">
          <table:table-cell office:value-type="float" office:value="15.33" calcext:value-type="float">
            <text:p>15.33</text:p>
          </table:table-cell>
          <table:table-cell office:value-type="float" office:value="-0.667861" calcext:value-type="float">
            <text:p>-0.667861</text:p>
          </table:table-cell>
          <table:table-cell office:value-type="float" office:value="0.000322449" calcext:value-type="float">
            <text:p>0.000322449</text:p>
          </table:table-cell>
          <table:table-cell office:value-type="float" office:value="0.000677902" calcext:value-type="float">
            <text:p>0.000677902</text:p>
          </table:table-cell>
          <table:table-cell office:value-type="float" office:value="-0.0115277" calcext:value-type="float">
            <text:p>-0.0115277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0.255986" calcext:value-type="float">
            <text:p>0.255986</text:p>
          </table:table-cell>
          <table:table-cell office:value-type="float" office:value="-0.000161869" calcext:value-type="float">
            <text:p>-0.000161869</text:p>
          </table:table-cell>
          <table:table-cell office:value-type="float" office:value="0.00020162" calcext:value-type="float">
            <text:p>0.00020162</text:p>
          </table:table-cell>
          <table:table-cell office:value-type="float" office:value="0.011116" calcext:value-type="float">
            <text:p>0.011116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-0.284666" calcext:value-type="float">
            <text:p>-0.284666</text:p>
          </table:table-cell>
          <table:table-cell office:value-type="float" office:value="0.000121878" calcext:value-type="float">
            <text:p>0.000121878</text:p>
          </table:table-cell>
          <table:table-cell office:value-type="float" office:value="0.000484127" calcext:value-type="float">
            <text:p>0.000484127</text:p>
          </table:table-cell>
          <table:table-cell office:value-type="float" office:value="-0.00205852" calcext:value-type="float">
            <text:p>-0.00205852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-0.193114" calcext:value-type="float">
            <text:p>-0.193114</text:p>
          </table:table-cell>
          <table:table-cell office:value-type="float" office:value="0.0000735905" calcext:value-type="float">
            <text:p>7.35905E-05</text:p>
          </table:table-cell>
          <table:table-cell office:value-type="float" office:value="0.000437959" calcext:value-type="float">
            <text:p>0.000437959</text:p>
          </table:table-cell>
          <table:table-cell office:value-type="float" office:value="0.00212714" calcext:value-type="float">
            <text:p>0.00212714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-0.643831" calcext:value-type="float">
            <text:p>-0.643831</text:p>
          </table:table-cell>
          <table:table-cell office:value-type="float" office:value="0.000313586" calcext:value-type="float">
            <text:p>0.000313586</text:p>
          </table:table-cell>
          <table:table-cell office:value-type="float" office:value="0.000669326" calcext:value-type="float">
            <text:p>0.000669326</text:p>
          </table:table-cell>
          <table:table-cell office:value-type="float" office:value="-0.0133118" calcext:value-type="float">
            <text:p>-0.0133118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.305767" calcext:value-type="float">
            <text:p>0.305767</text:p>
          </table:table-cell>
          <table:table-cell office:value-type="float" office:value="-0.00018505" calcext:value-type="float">
            <text:p>-0.00018505</text:p>
          </table:table-cell>
          <table:table-cell office:value-type="float" office:value="0.00018177" calcext:value-type="float">
            <text:p>0.00018177</text:p>
          </table:table-cell>
          <table:table-cell office:value-type="float" office:value="0.0128314" calcext:value-type="float">
            <text:p>0.0128314</text:p>
          </table:table-cell>
        </table:table-row>
        <table:table-row table:style-name="ro1">
          <table:table-cell office:value-type="float" office:value="15.51" calcext:value-type="float">
            <text:p>15.51</text:p>
          </table:table-cell>
          <table:table-cell office:value-type="float" office:value="-0.19331" calcext:value-type="float">
            <text:p>-0.19331</text:p>
          </table:table-cell>
          <table:table-cell office:value-type="float" office:value="0.000076882" calcext:value-type="float">
            <text:p>7.6882E-05</text:p>
          </table:table-cell>
          <table:table-cell office:value-type="float" office:value="0.000441448" calcext:value-type="float">
            <text:p>0.000441448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-0.240816" calcext:value-type="float">
            <text:p>-0.240816</text:p>
          </table:table-cell>
          <table:table-cell office:value-type="float" office:value="0.000102094" calcext:value-type="float">
            <text:p>0.000102094</text:p>
          </table:table-cell>
          <table:table-cell office:value-type="float" office:value="0.0004665" calcext:value-type="float">
            <text:p>0.0004665</text:p>
          </table:table-cell>
          <table:table-cell office:value-type="float" office:value="-0.00178405" calcext:value-type="float">
            <text:p>-0.00178405</text:p>
          </table:table-cell>
        </table:table-row>
        <table:table-row table:style-name="ro1">
          <table:table-cell office:value-type="float" office:value="15.57" calcext:value-type="float">
            <text:p>15.57</text:p>
          </table:table-cell>
          <table:table-cell office:value-type="float" office:value="-0.139519" calcext:value-type="float">
            <text:p>-0.139519</text:p>
          </table:table-cell>
          <table:table-cell office:value-type="float" office:value="0.0000483216" calcext:value-type="float">
            <text:p>4.83216E-05</text:p>
          </table:table-cell>
          <table:table-cell office:value-type="float" office:value="0.000415022" calcext:value-type="float">
            <text:p>0.000415022</text:p>
          </table:table-cell>
          <table:table-cell office:value-type="float" office:value="0.00308778" calcext:value-type="float">
            <text:p>0.0030877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-0.557262" calcext:value-type="float">
            <text:p>-0.557262</text:p>
          </table:table-cell>
          <table:table-cell office:value-type="float" office:value="0.000270495" calcext:value-type="float">
            <text:p>0.000270495</text:p>
          </table:table-cell>
          <table:table-cell office:value-type="float" office:value="0.000630334" calcext:value-type="float">
            <text:p>0.000630334</text:p>
          </table:table-cell>
          <table:table-cell office:value-type="float" office:value="-0.0115963" calcext:value-type="float">
            <text:p>-0.0115963</text:p>
          </table:table-cell>
        </table:table-row>
        <table:table-row table:style-name="ro1">
          <table:table-cell office:value-type="float" office:value="15.63" calcext:value-type="float">
            <text:p>15.63</text:p>
          </table:table-cell>
          <table:table-cell office:value-type="float" office:value="0.206358" calcext:value-type="float">
            <text:p>0.206358</text:p>
          </table:table-cell>
          <table:table-cell office:value-type="float" office:value="-0.000130782" calcext:value-type="float">
            <text:p>-0.000130782</text:p>
          </table:table-cell>
          <table:table-cell office:value-type="float" office:value="0.000237485" calcext:value-type="float">
            <text:p>0.000237485</text:p>
          </table:table-cell>
          <table:table-cell office:value-type="float" office:value="0.0102926" calcext:value-type="float">
            <text:p>0.0102926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-0.243518" calcext:value-type="float">
            <text:p>-0.243518</text:p>
          </table:table-cell>
          <table:table-cell office:value-type="float" office:value="0.000105633" calcext:value-type="float">
            <text:p>0.000105633</text:p>
          </table:table-cell>
          <table:table-cell office:value-type="float" office:value="0.000472221" calcext:value-type="float">
            <text:p>0.000472221</text:p>
          </table:table-cell>
          <table:table-cell office:value-type="float" office:value="-0.00130373" calcext:value-type="float">
            <text:p>-0.00130373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-0.16467" calcext:value-type="float">
            <text:p>-0.16467</text:p>
          </table:table-cell>
          <table:table-cell office:value-type="float" office:value="0.0000646749" calcext:value-type="float">
            <text:p>6.46749E-05</text:p>
          </table:table-cell>
          <table:table-cell office:value-type="float" office:value="0.000431657" calcext:value-type="float">
            <text:p>0.000431657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-0.308056" calcext:value-type="float">
            <text:p>-0.308056</text:p>
          </table:table-cell>
          <table:table-cell office:value-type="float" office:value="0.000142118" calcext:value-type="float">
            <text:p>0.000142118</text:p>
          </table:table-cell>
          <table:table-cell office:value-type="float" office:value="0.000504951" calcext:value-type="float">
            <text:p>0.000504951</text:p>
          </table:table-cell>
          <table:table-cell office:value-type="float" office:value="-0.00727344" calcext:value-type="float">
            <text:p>-0.00727344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0.0567514" calcext:value-type="float">
            <text:p>0.0567514</text:p>
          </table:table-cell>
          <table:table-cell office:value-type="float" office:value="-0.0000512117" calcext:value-type="float">
            <text:p>-5.12117E-05</text:p>
          </table:table-cell>
          <table:table-cell office:value-type="float" office:value="0.000319831" calcext:value-type="float">
            <text:p>0.000319831</text:p>
          </table:table-cell>
          <table:table-cell office:value-type="float" office:value="0.00892025" calcext:value-type="float">
            <text:p>0.00892025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-0.117281" calcext:value-type="float">
            <text:p>-0.117281</text:p>
          </table:table-cell>
          <table:table-cell office:value-type="float" office:value="0.0000411222" calcext:value-type="float">
            <text:p>4.11222E-05</text:p>
          </table:table-cell>
          <table:table-cell office:value-type="float" office:value="0.000407606" calcext:value-type="float">
            <text:p>0.000407606</text:p>
          </table:table-cell>
          <table:table-cell office:value-type="float" office:value="-0.000000000522802" calcext:value-type="float">
            <text:p>-5.22802E-10</text:p>
          </table:table-cell>
        </table:table-row>
        <table:table-row table:style-name="ro1">
          <table:table-cell office:value-type="float" office:value="15.81" calcext:value-type="float">
            <text:p>15.81</text:p>
          </table:table-cell>
          <table:table-cell office:value-type="float" office:value="-0.296628" calcext:value-type="float">
            <text:p>-0.296628</text:p>
          </table:table-cell>
          <table:table-cell office:value-type="float" office:value="0.000134889" calcext:value-type="float">
            <text:p>0.000134889</text:p>
          </table:table-cell>
          <table:table-cell office:value-type="float" office:value="0.000503219" calcext:value-type="float">
            <text:p>0.000503219</text:p>
          </table:table-cell>
          <table:table-cell office:value-type="float" office:value="-0.00164681" calcext:value-type="float">
            <text:p>-0.00164681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-0.134645" calcext:value-type="float">
            <text:p>-0.134645</text:p>
          </table:table-cell>
          <table:table-cell office:value-type="float" office:value="0.0000515638" calcext:value-type="float">
            <text:p>5.15638E-05</text:p>
          </table:table-cell>
          <table:table-cell office:value-type="float" office:value="0.000417072" calcext:value-type="float">
            <text:p>0.000417072</text:p>
          </table:table-cell>
          <table:table-cell office:value-type="float" office:value="-0.00219575" calcext:value-type="float">
            <text:p>-0.00219575</text:p>
          </table:table-cell>
        </table:table-row>
        <table:table-row table:style-name="ro1">
          <table:table-cell office:value-type="float" office:value="15.87" calcext:value-type="float">
            <text:p>15.87</text:p>
          </table:table-cell>
          <table:table-cell office:value-type="float" office:value="-0.0812172" calcext:value-type="float">
            <text:p>-0.0812172</text:p>
          </table:table-cell>
          <table:table-cell office:value-type="float" office:value="0.0000224575" calcext:value-type="float">
            <text:p>2.24575E-05</text:p>
          </table:table-cell>
          <table:table-cell office:value-type="float" office:value="0.000391446" calcext:value-type="float">
            <text:p>0.000391446</text:p>
          </table:table-cell>
          <table:table-cell office:value-type="float" office:value="0.00301916" calcext:value-type="float">
            <text:p>0.00301916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-0.10769" calcext:value-type="float">
            <text:p>-0.10769</text:p>
          </table:table-cell>
          <table:table-cell office:value-type="float" office:value="0.0000365033" calcext:value-type="float">
            <text:p>3.65033E-05</text:p>
          </table:table-cell>
          <table:table-cell office:value-type="float" office:value="0.000403971" calcext:value-type="float">
            <text:p>0.000403971</text:p>
          </table:table-cell>
          <table:table-cell office:value-type="float" office:value="0.000892025" calcext:value-type="float">
            <text:p>0.000892025</text:p>
          </table:table-cell>
        </table:table-row>
        <table:table-row table:style-name="ro1">
          <table:table-cell office:value-type="float" office:value="15.93" calcext:value-type="float">
            <text:p>15.93</text:p>
          </table:table-cell>
          <table:table-cell office:value-type="float" office:value="-0.229978" calcext:value-type="float">
            <text:p>-0.229978</text:p>
          </table:table-cell>
          <table:table-cell office:value-type="float" office:value="0.000100222" calcext:value-type="float">
            <text:p>0.000100222</text:p>
          </table:table-cell>
          <table:table-cell office:value-type="float" office:value="0.000469031" calcext:value-type="float">
            <text:p>0.000469031</text:p>
          </table:table-cell>
          <table:table-cell office:value-type="float" office:value="-0.000137234" calcext:value-type="float">
            <text:p>-0.000137234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-0.154286" calcext:value-type="float">
            <text:p>-0.154286</text:p>
          </table:table-cell>
          <table:table-cell office:value-type="float" office:value="0.000062037" calcext:value-type="float">
            <text:p>6.2037E-05</text:p>
          </table:table-cell>
          <table:table-cell office:value-type="float" office:value="0.000427097" calcext:value-type="float">
            <text:p>0.000427097</text:p>
          </table:table-cell>
          <table:table-cell office:value-type="float" office:value="-0.00329363" calcext:value-type="float">
            <text:p>-0.00329363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-0.12991" calcext:value-type="float">
            <text:p>-0.12991</text:p>
          </table:table-cell>
          <table:table-cell office:value-type="float" office:value="0.0000477955" calcext:value-type="float">
            <text:p>4.77955E-05</text:p>
          </table:table-cell>
          <table:table-cell office:value-type="float" office:value="0.000417205" calcext:value-type="float">
            <text:p>0.000417205</text:p>
          </table:table-cell>
          <table:table-cell office:value-type="float" office:value="0.00253884" calcext:value-type="float">
            <text:p>0.00253884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-0.0859927" calcext:value-type="float">
            <text:p>-0.0859927</text:p>
          </table:table-cell>
          <table:table-cell office:value-type="float" office:value="0.0000250406" calcext:value-type="float">
            <text:p>2.50406E-05</text:p>
          </table:table-cell>
          <table:table-cell office:value-type="float" office:value="0.000392338" calcext:value-type="float">
            <text:p>0.000392338</text:p>
          </table:table-cell>
          <table:table-cell office:value-type="float" office:value="0.00130373" calcext:value-type="float">
            <text:p>0.00130373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-0.206528" calcext:value-type="float">
            <text:p>-0.206528</text:p>
          </table:table-cell>
          <table:table-cell office:value-type="float" office:value="0.0000875671" calcext:value-type="float">
            <text:p>8.75671E-05</text:p>
          </table:table-cell>
          <table:table-cell office:value-type="float" office:value="0.000456171" calcext:value-type="float">
            <text:p>0.000456171</text:p>
          </table:table-cell>
          <table:table-cell office:value-type="float" office:value="0.000411705" calcext:value-type="float">
            <text:p>0.000411705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-0.114395" calcext:value-type="float">
            <text:p>-0.114395</text:p>
          </table:table-cell>
          <table:table-cell office:value-type="float" office:value="0.0000398573" calcext:value-type="float">
            <text:p>3.98573E-05</text:p>
          </table:table-cell>
          <table:table-cell office:value-type="float" office:value="0.000405553" calcext:value-type="float">
            <text:p>0.000405553</text:p>
          </table:table-cell>
          <table:table-cell office:value-type="float" office:value="-0.000823409" calcext:value-type="float">
            <text:p>-0.000823409</text:p>
          </table:table-cell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-0.188921" calcext:value-type="float">
            <text:p>-0.188921</text:p>
          </table:table-cell>
          <table:table-cell office:value-type="float" office:value="0.000077763" calcext:value-type="float">
            <text:p>7.7763E-05</text:p>
          </table:table-cell>
          <table:table-cell office:value-type="float" office:value="0.000445886" calcext:value-type="float">
            <text:p>0.000445886</text:p>
          </table:table-cell>
          <table:table-cell office:value-type="float" office:value="0.000754791" calcext:value-type="float">
            <text:p>0.000754791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-0.141976" calcext:value-type="float">
            <text:p>-0.141976</text:p>
          </table:table-cell>
          <table:table-cell office:value-type="float" office:value="0.0000536352" calcext:value-type="float">
            <text:p>5.36352E-05</text:p>
          </table:table-cell>
          <table:table-cell office:value-type="float" office:value="0.000419077" calcext:value-type="float">
            <text:p>0.000419077</text:p>
          </table:table-cell>
          <table:table-cell office:value-type="float" office:value="-0.00116649" calcext:value-type="float">
            <text:p>-0.00116649</text:p>
          </table:table-cell>
        </table:table-row>
        <table:table-row table:style-name="ro1">
          <table:table-cell office:value-type="float" office:value="16.17" calcext:value-type="float">
            <text:p>16.17</text:p>
          </table:table-cell>
          <table:table-cell office:value-type="float" office:value="-0.237714" calcext:value-type="float">
            <text:p>-0.237714</text:p>
          </table:table-cell>
          <table:table-cell office:value-type="float" office:value="0.000103001" calcext:value-type="float">
            <text:p>0.000103001</text:p>
          </table:table-cell>
          <table:table-cell office:value-type="float" office:value="0.000470715" calcext:value-type="float">
            <text:p>0.000470715</text:p>
          </table:table-cell>
          <table:table-cell office:value-type="float" office:value="-0.00048032" calcext:value-type="float">
            <text:p>-0.0004803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0.0763546" calcext:value-type="float">
            <text:p>-0.0763546</text:p>
          </table:table-cell>
          <table:table-cell office:value-type="float" office:value="0.000018386" calcext:value-type="float">
            <text:p>1.8386E-05</text:p>
          </table:table-cell>
          <table:table-cell office:value-type="float" office:value="0.000384625" calcext:value-type="float">
            <text:p>0.000384625</text:p>
          </table:table-cell>
          <table:table-cell office:value-type="float" office:value="0.00171543" calcext:value-type="float">
            <text:p>0.00171543</text:p>
          </table:table-cell>
        </table:table-row>
        <table:table-row table:style-name="ro1">
          <table:table-cell office:value-type="float" office:value="16.23" calcext:value-type="float">
            <text:p>16.23</text:p>
          </table:table-cell>
          <table:table-cell office:value-type="float" office:value="-0.197393" calcext:value-type="float">
            <text:p>-0.197393</text:p>
          </table:table-cell>
          <table:table-cell office:value-type="float" office:value="0.000081517" calcext:value-type="float">
            <text:p>8.1517E-05</text:p>
          </table:table-cell>
          <table:table-cell office:value-type="float" office:value="0.000447133" calcext:value-type="float">
            <text:p>0.000447133</text:p>
          </table:table-cell>
          <table:table-cell office:value-type="float" office:value="-0.00130373" calcext:value-type="float">
            <text:p>-0.00130373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-0.111712" calcext:value-type="float">
            <text:p>-0.111712</text:p>
          </table:table-cell>
          <table:table-cell office:value-type="float" office:value="0.0000357299" calcext:value-type="float">
            <text:p>3.57299E-05</text:p>
          </table:table-cell>
          <table:table-cell office:value-type="float" office:value="0.000401151" calcext:value-type="float">
            <text:p>0.000401151</text:p>
          </table:table-cell>
          <table:table-cell office:value-type="float" office:value="0.00130373" calcext:value-type="float">
            <text:p>0.00130373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-0.293389" calcext:value-type="float">
            <text:p>-0.293389</text:p>
          </table:table-cell>
          <table:table-cell office:value-type="float" office:value="0.000130351" calcext:value-type="float">
            <text:p>0.000130351</text:p>
          </table:table-cell>
          <table:table-cell office:value-type="float" office:value="0.000497056" calcext:value-type="float">
            <text:p>0.000497056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-0.207335" calcext:value-type="float">
            <text:p>-0.207335</text:p>
          </table:table-cell>
          <table:table-cell office:value-type="float" office:value="0.000085593" calcext:value-type="float">
            <text:p>8.5593E-05</text:p>
          </table:table-cell>
          <table:table-cell office:value-type="float" office:value="0.000451505" calcext:value-type="float">
            <text:p>0.000451505</text:p>
          </table:table-cell>
          <table:table-cell office:value-type="float" office:value="-0.000480321" calcext:value-type="float">
            <text:p>-0.000480321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-0.157888" calcext:value-type="float">
            <text:p>-0.157888</text:p>
          </table:table-cell>
          <table:table-cell office:value-type="float" office:value="0.0000592702" calcext:value-type="float">
            <text:p>5.92702E-05</text:p>
          </table:table-cell>
          <table:table-cell office:value-type="float" office:value="0.000426041" calcext:value-type="float">
            <text:p>0.000426041</text:p>
          </table:table-cell>
          <table:table-cell office:value-type="float" office:value="0.00171543" calcext:value-type="float">
            <text:p>0.00171543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-0.253324" calcext:value-type="float">
            <text:p>-0.253324</text:p>
          </table:table-cell>
          <table:table-cell office:value-type="float" office:value="0.000110258" calcext:value-type="float">
            <text:p>0.000110258</text:p>
          </table:table-cell>
          <table:table-cell office:value-type="float" office:value="0.000474862" calcext:value-type="float">
            <text:p>0.000474862</text:p>
          </table:table-cell>
          <table:table-cell office:value-type="float" office:value="-0.00308778" calcext:value-type="float">
            <text:p>-0.00308778</text:p>
          </table:table-cell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-0.130187" calcext:value-type="float">
            <text:p>-0.130187</text:p>
          </table:table-cell>
          <table:table-cell office:value-type="float" office:value="0.0000452746" calcext:value-type="float">
            <text:p>4.52746E-05</text:p>
          </table:table-cell>
          <table:table-cell office:value-type="float" office:value="0.000411519" calcext:value-type="float">
            <text:p>0.000411519</text:p>
          </table:table-cell>
          <table:table-cell office:value-type="float" office:value="0.00137235" calcext:value-type="float">
            <text:p>0.00137235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-0.179772" calcext:value-type="float">
            <text:p>-0.179772</text:p>
          </table:table-cell>
          <table:table-cell office:value-type="float" office:value="0.0000713244" calcext:value-type="float">
            <text:p>7.13244E-05</text:p>
          </table:table-cell>
          <table:table-cell office:value-type="float" office:value="0.000437276" calcext:value-type="float">
            <text:p>0.000437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" calcext:value-type="float">
            <text:p>16.47</text:p>
          </table:table-cell>
          <table:table-cell office:value-type="float" office:value="-0.200993" calcext:value-type="float">
            <text:p>-0.200993</text:p>
          </table:table-cell>
          <table:table-cell office:value-type="float" office:value="0.0000824051" calcext:value-type="float">
            <text:p>8.24051E-05</text:p>
          </table:table-cell>
          <table:table-cell office:value-type="float" office:value="0.000448844" calcext:value-type="float">
            <text:p>0.000448844</text:p>
          </table:table-cell>
          <table:table-cell office:value-type="float" office:value="0.0000686176" calcext:value-type="float">
            <text:p>6.86176E-0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-0.199206" calcext:value-type="float">
            <text:p>-0.199206</text:p>
          </table:table-cell>
          <table:table-cell office:value-type="float" office:value="0.0000817474" calcext:value-type="float">
            <text:p>8.17474E-05</text:p>
          </table:table-cell>
          <table:table-cell office:value-type="float" office:value="0.00044819" calcext:value-type="float">
            <text:p>0.00044819</text:p>
          </table:table-cell>
          <table:table-cell office:value-type="float" office:value="-0.0000686171" calcext:value-type="float">
            <text:p>-6.86171E-05</text:p>
          </table:table-cell>
        </table:table-row>
        <table:table-row table:style-name="ro1">
          <table:table-cell office:value-type="float" office:value="16.53" calcext:value-type="float">
            <text:p>16.53</text:p>
          </table:table-cell>
          <table:table-cell office:value-type="float" office:value="-0.221086" calcext:value-type="float">
            <text:p>-0.221086</text:p>
          </table:table-cell>
          <table:table-cell office:value-type="float" office:value="0.0000935311" calcext:value-type="float">
            <text:p>9.35311E-05</text:p>
          </table:table-cell>
          <table:table-cell office:value-type="float" office:value="0.000460611" calcext:value-type="float">
            <text:p>0.000460611</text:p>
          </table:table-cell>
          <table:table-cell office:value-type="float" office:value="0.000000000561594" calcext:value-type="float">
            <text:p>5.61594E-1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-0.149286" calcext:value-type="float">
            <text:p>-0.149286</text:p>
          </table:table-cell>
          <table:table-cell office:value-type="float" office:value="0.0000572084" calcext:value-type="float">
            <text:p>5.72084E-05</text:p>
          </table:table-cell>
          <table:table-cell office:value-type="float" office:value="0.000422046" calcext:value-type="float">
            <text:p>0.000422046</text:p>
          </table:table-cell>
          <table:table-cell office:value-type="float" office:value="-0.00171543" calcext:value-type="float">
            <text:p>-0.00171543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-0.140219" calcext:value-type="float">
            <text:p>-0.140219</text:p>
          </table:table-cell>
          <table:table-cell office:value-type="float" office:value="0.0000517908" calcext:value-type="float">
            <text:p>5.17908E-05</text:p>
          </table:table-cell>
          <table:table-cell office:value-type="float" office:value="0.000419515" calcext:value-type="float">
            <text:p>0.000419515</text:p>
          </table:table-cell>
          <table:table-cell office:value-type="float" office:value="0.00171543" calcext:value-type="float">
            <text:p>0.00171543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-0.260337" calcext:value-type="float">
            <text:p>-0.260337</text:p>
          </table:table-cell>
          <table:table-cell office:value-type="float" office:value="0.000115756" calcext:value-type="float">
            <text:p>0.000115756</text:p>
          </table:table-cell>
          <table:table-cell office:value-type="float" office:value="0.000482468" calcext:value-type="float">
            <text:p>0.000482468</text:p>
          </table:table-cell>
          <table:table-cell office:value-type="float" office:value="-0.00212714" calcext:value-type="float">
            <text:p>-0.00212714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-0.0613014" calcext:value-type="float">
            <text:p>-0.0613014</text:p>
          </table:table-cell>
          <table:table-cell office:value-type="float" office:value="0.0000117931" calcext:value-type="float">
            <text:p>1.17931E-05</text:p>
          </table:table-cell>
          <table:table-cell office:value-type="float" office:value="0.000379221" calcext:value-type="float">
            <text:p>0.000379221</text:p>
          </table:table-cell>
          <table:table-cell office:value-type="float" office:value="0.00212714" calcext:value-type="float">
            <text:p>0.00212714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-0.209784" calcext:value-type="float">
            <text:p>-0.209784</text:p>
          </table:table-cell>
          <table:table-cell office:value-type="float" office:value="0.0000903391" calcext:value-type="float">
            <text:p>9.03391E-05</text:p>
          </table:table-cell>
          <table:table-cell office:value-type="float" office:value="0.000456925" calcext:value-type="float">
            <text:p>0.000456925</text:p>
          </table:table-cell>
          <table:table-cell office:value-type="float" office:value="-0.00219575" calcext:value-type="float">
            <text:p>-0.00219575</text:p>
          </table:table-cell>
        </table:table-row>
        <table:table-row table:style-name="ro1">
          <table:table-cell office:value-type="float" office:value="16.71" calcext:value-type="float">
            <text:p>16.71</text:p>
          </table:table-cell>
          <table:table-cell office:value-type="float" office:value="-0.121314" calcext:value-type="float">
            <text:p>-0.121314</text:p>
          </table:table-cell>
          <table:table-cell office:value-type="float" office:value="0.0000437912" calcext:value-type="float">
            <text:p>4.37912E-05</text:p>
          </table:table-cell>
          <table:table-cell office:value-type="float" office:value="0.000412487" calcext:value-type="float">
            <text:p>0.000412487</text:p>
          </table:table-cell>
          <table:table-cell office:value-type="float" office:value="0.00178405" calcext:value-type="float">
            <text:p>0.00178405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-0.200901" calcext:value-type="float">
            <text:p>-0.200901</text:p>
          </table:table-cell>
          <table:table-cell office:value-type="float" office:value="0.0000864718" calcext:value-type="float">
            <text:p>8.64718E-05</text:p>
          </table:table-cell>
          <table:table-cell office:value-type="float" office:value="0.000454127" calcext:value-type="float">
            <text:p>0.000454127</text:p>
          </table:table-cell>
          <table:table-cell office:value-type="float" office:value="-0.00137235" calcext:value-type="float">
            <text:p>-0.00137235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0.000360721" calcext:value-type="float">
            <text:p>0.000360721</text:p>
          </table:table-cell>
          <table:table-cell office:value-type="float" office:value="-0.000019433" calcext:value-type="float">
            <text:p>-1.9433E-05</text:p>
          </table:table-cell>
          <table:table-cell office:value-type="float" office:value="0.000349776" calcext:value-type="float">
            <text:p>0.000349776</text:p>
          </table:table-cell>
          <table:table-cell office:value-type="float" office:value="0.00446012" calcext:value-type="float">
            <text:p>0.0044601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0.202274" calcext:value-type="float">
            <text:p>-0.202274</text:p>
          </table:table-cell>
          <table:table-cell office:value-type="float" office:value="0.0000875599" calcext:value-type="float">
            <text:p>8.75599E-05</text:p>
          </table:table-cell>
          <table:table-cell office:value-type="float" office:value="0.000454464" calcext:value-type="float">
            <text:p>0.000454464</text:p>
          </table:table-cell>
          <table:table-cell office:value-type="float" office:value="-0.00274469" calcext:value-type="float">
            <text:p>-0.00274469</text:p>
          </table:table-cell>
        </table:table-row>
        <table:table-row table:style-name="ro1">
          <table:table-cell office:value-type="float" office:value="16.83" calcext:value-type="float">
            <text:p>16.83</text:p>
          </table:table-cell>
          <table:table-cell office:value-type="float" office:value="-0.142863" calcext:value-type="float">
            <text:p>-0.142863</text:p>
          </table:table-cell>
          <table:table-cell office:value-type="float" office:value="0.0000561503" calcext:value-type="float">
            <text:p>5.61503E-05</text:p>
          </table:table-cell>
          <table:table-cell office:value-type="float" office:value="0.000424409" calcext:value-type="float">
            <text:p>0.000424409</text:p>
          </table:table-cell>
          <table:table-cell office:value-type="float" office:value="0.0000686173" calcext:value-type="float">
            <text:p>6.86173E-05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-0.168191" calcext:value-type="float">
            <text:p>-0.168191</text:p>
          </table:table-cell>
          <table:table-cell office:value-type="float" office:value="0.0000698492" calcext:value-type="float">
            <text:p>6.98492E-05</text:p>
          </table:table-cell>
          <table:table-cell office:value-type="float" office:value="0.000437596" calcext:value-type="float">
            <text:p>0.000437596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-0.0776811" calcext:value-type="float">
            <text:p>-0.0776811</text:p>
          </table:table-cell>
          <table:table-cell office:value-type="float" office:value="0.0000222129" calcext:value-type="float">
            <text:p>2.22129E-05</text:p>
          </table:table-cell>
          <table:table-cell office:value-type="float" office:value="0.000390385" calcext:value-type="float">
            <text:p>0.000390385</text:p>
          </table:table-cell>
          <table:table-cell office:value-type="float" office:value="0.00123511" calcext:value-type="float">
            <text:p>0.00123511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-0.124533" calcext:value-type="float">
            <text:p>-0.124533</text:p>
          </table:table-cell>
          <table:table-cell office:value-type="float" office:value="0.0000463399" calcext:value-type="float">
            <text:p>4.63399E-05</text:p>
          </table:table-cell>
          <table:table-cell office:value-type="float" office:value="0.000414784" calcext:value-type="float">
            <text:p>0.000414784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-0.145516" calcext:value-type="float">
            <text:p>-0.145516</text:p>
          </table:table-cell>
          <table:table-cell office:value-type="float" office:value="0.0000570432" calcext:value-type="float">
            <text:p>5.70432E-05</text:p>
          </table:table-cell>
          <table:table-cell office:value-type="float" office:value="0.000425387" calcext:value-type="float">
            <text:p>0.000425387</text:p>
          </table:table-cell>
          <table:table-cell office:value-type="float" office:value="0.000480321" calcext:value-type="float">
            <text:p>0.000480321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-0.130515" calcext:value-type="float">
            <text:p>-0.130515</text:p>
          </table:table-cell>
          <table:table-cell office:value-type="float" office:value="0.0000490513" calcext:value-type="float">
            <text:p>4.90513E-05</text:p>
          </table:table-cell>
          <table:table-cell office:value-type="float" office:value="0.000416432" calcext:value-type="float">
            <text:p>0.000416432</text:p>
          </table:table-cell>
          <table:table-cell office:value-type="float" office:value="-0.000000000263174" calcext:value-type="float">
            <text:p>-2.63174E-10</text:p>
          </table:table-cell>
        </table:table-row>
        <table:table-row table:style-name="ro1">
          <table:table-cell office:value-type="float" office:value="17.01" calcext:value-type="float">
            <text:p>17.01</text:p>
          </table:table-cell>
          <table:table-cell office:value-type="float" office:value="-0.224535" calcext:value-type="float">
            <text:p>-0.224535</text:p>
          </table:table-cell>
          <table:table-cell office:value-type="float" office:value="0.0000980631" calcext:value-type="float">
            <text:p>9.80631E-05</text:p>
          </table:table-cell>
          <table:table-cell office:value-type="float" office:value="0.000466115" calcext:value-type="float">
            <text:p>0.000466115</text:p>
          </table:table-cell>
          <table:table-cell office:value-type="float" office:value="-0.00130373" calcext:value-type="float">
            <text:p>-0.00130373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0.153179" calcext:value-type="float">
            <text:p>-0.153179</text:p>
          </table:table-cell>
          <table:table-cell office:value-type="float" office:value="0.0000608927" calcext:value-type="float">
            <text:p>6.08927E-05</text:p>
          </table:table-cell>
          <table:table-cell office:value-type="float" office:value="0.000428451" calcext:value-type="float">
            <text:p>0.000428451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17.07" calcext:value-type="float">
            <text:p>17.07</text:p>
          </table:table-cell>
          <table:table-cell office:value-type="float" office:value="-0.130659" calcext:value-type="float">
            <text:p>-0.130659</text:p>
          </table:table-cell>
          <table:table-cell office:value-type="float" office:value="0.0000487807" calcext:value-type="float">
            <text:p>4.87807E-05</text:p>
          </table:table-cell>
          <table:table-cell office:value-type="float" office:value="0.000416866" calcext:value-type="float">
            <text:p>0.000416866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-0.176398" calcext:value-type="float">
            <text:p>-0.176398</text:p>
          </table:table-cell>
          <table:table-cell office:value-type="float" office:value="0.000072792" calcext:value-type="float">
            <text:p>7.2792E-05</text:p>
          </table:table-cell>
          <table:table-cell office:value-type="float" office:value="0.000440666" calcext:value-type="float">
            <text:p>0.000440666</text:p>
          </table:table-cell>
          <table:table-cell office:value-type="float" office:value="-0.000411704" calcext:value-type="float">
            <text:p>-0.000411704</text:p>
          </table:table-cell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float" office:value="-0.131625" calcext:value-type="float">
            <text:p>-0.131625</text:p>
          </table:table-cell>
          <table:table-cell office:value-type="float" office:value="0.000049166" calcext:value-type="float">
            <text:p>4.9166E-05</text:p>
          </table:table-cell>
          <table:table-cell office:value-type="float" office:value="0.000417186" calcext:value-type="float">
            <text:p>0.000417186</text:p>
          </table:table-cell>
          <table:table-cell office:value-type="float" office:value="0.000823408" calcext:value-type="float">
            <text:p>0.000823408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-0.199473" calcext:value-type="float">
            <text:p>-0.199473</text:p>
          </table:table-cell>
          <table:table-cell office:value-type="float" office:value="0.000084961" calcext:value-type="float">
            <text:p>8.4961E-05</text:p>
          </table:table-cell>
          <table:table-cell office:value-type="float" office:value="0.000452548" calcext:value-type="float">
            <text:p>0.000452548</text:p>
          </table:table-cell>
          <table:table-cell office:value-type="float" office:value="-0.00123511" calcext:value-type="float">
            <text:p>-0.00123511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0.152767" calcext:value-type="float">
            <text:p>-0.152767</text:p>
          </table:table-cell>
          <table:table-cell office:value-type="float" office:value="0.000060565" calcext:value-type="float">
            <text:p>6.0565E-05</text:p>
          </table:table-cell>
          <table:table-cell office:value-type="float" office:value="0.000428438" calcext:value-type="float">
            <text:p>0.000428438</text:p>
          </table:table-cell>
          <table:table-cell office:value-type="float" office:value="-0.000000000000220651" calcext:value-type="float">
            <text:p>-2.20651E-13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-0.151389" calcext:value-type="float">
            <text:p>-0.151389</text:p>
          </table:table-cell>
          <table:table-cell office:value-type="float" office:value="0.0000598521" calcext:value-type="float">
            <text:p>5.98521E-05</text:p>
          </table:table-cell>
          <table:table-cell office:value-type="float" office:value="0.000428117" calcext:value-type="float">
            <text:p>0.000428117</text:p>
          </table:table-cell>
          <table:table-cell office:value-type="float" office:value="0.000411704" calcext:value-type="float">
            <text:p>0.000411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16T16:52:16.022830234</dc:date>
    <meta:editing-duration>PT1M37S</meta:editing-duration>
    <meta:editing-cycles>1</meta:editing-cycles>
    <meta:document-statistic meta:table-count="1" meta:cell-count="28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torque.A1:torque.B575 torque.E1:torque.E575" chart:data-source-has-labels="column" svg:x="0.319cm" svg:y="0.18cm" svg:width="12.508cm" svg:height="8.646cm">
          <chartooo:coordinate-region svg:x="1.152cm" svg:y="0.379cm" svg:width="11.675cm" svg:height="8.248cm"/>
          <chart:axis chart:dimension="x" chart:name="primary-x" chart:style-name="ch4" chartooo:axis-type="auto">
            <chartooo:date-scale/>
            <chart:categories table:cell-range-address="torque.A1:torque.A57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orque.B1:torque.B575" chart:class="chart:line">
            <chart:data-point chart:repeated="575"/>
          </chart:series>
          <chart:series chart:style-name="ch7" chart:values-cell-range-address="torque.E1:torque.E575" chart:class="chart:line">
            <chart:data-point chart:repeated="57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orque.A1:torque.A575</svg:desc>
                </draw:g>
              </table:table-cell>
              <table:table-cell office:value-type="float" office:value="-0.299203">
                <text:p>-0.299203</text:p>
                <draw:g>
                  <svg:desc>torque.B1:torque.B575</svg:desc>
                </draw:g>
              </table:table-cell>
              <table:table-cell office:value-type="float" office:value="0">
                <text:p>0</text:p>
                <draw:g>
                  <svg:desc>torque.E1:torque.E575</svg:desc>
                </draw:g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-0.277056">
                <text:p>-0.277056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-0.323619">
                <text:p>-0.323619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-0.29972">
                <text:p>-0.29972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-0.300132">
                <text:p>-0.300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-0.278396">
                <text:p>-0.278396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-0.297953">
                <text:p>-0.297953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-0.328995">
                <text:p>-0.328995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-0.280406">
                <text:p>-0.280406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-0.326145">
                <text:p>-0.326145</text:p>
              </table:table-cell>
              <table:table-cell office:value-type="float" office:value="-0.000823408">
                <text:p>-0.00082340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-0.28051">
                <text:p>-0.28051</text:p>
              </table:table-cell>
              <table:table-cell office:value-type="float" office:value="0.00123511">
                <text:p>0.00123511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-0.327072">
                <text:p>-0.327072</text:p>
              </table:table-cell>
              <table:table-cell office:value-type="float" office:value="-0.000823408">
                <text:p>-0.000823408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-0.303997">
                <text:p>-0.30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-0.303997">
                <text:p>-0.30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-0.303997">
                <text:p>-0.30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-0.303585">
                <text:p>-0.303585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-0.326557">
                <text:p>-0.326557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-0.257846">
                <text:p>-0.257846</text:p>
              </table:table-cell>
              <table:table-cell office:value-type="float" office:value="0.00164682">
                <text:p>0.00164682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-0.305335">
                <text:p>-0.305335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-0.327107">
                <text:p>-0.327107</text:p>
              </table:table-cell>
              <table:table-cell office:value-type="float" office:value="0.0000686176">
                <text:p>0.000068617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-0.305404">
                <text:p>-0.305404</text:p>
              </table:table-cell>
              <table:table-cell office:value-type="float" office:value="-0.000480321">
                <text:p>-0.000480321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-0.326249">
                <text:p>-0.326249</text:p>
              </table:table-cell>
              <table:table-cell office:value-type="float" office:value="0.000000000260741">
                <text:p>0.000000000260741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-0.303482">
                <text:p>-0.303482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0.69">
                <text:p>0.69</text:p>
              </table:table-cell>
              <table:table-cell office:value-type="float" office:value="-0.302142">
                <text:p>-0.302142</text:p>
              </table:table-cell>
              <table:table-cell office:value-type="float" office:value="-0.000000000000219641">
                <text:p>-0.00000000000021964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-0.235594">
                <text:p>-0.235594</text:p>
              </table:table-cell>
              <table:table-cell office:value-type="float" office:value="0.00164682">
                <text:p>0.0016468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-0.371884">
                <text:p>-0.371884</text:p>
              </table:table-cell>
              <table:table-cell office:value-type="float" office:value="-0.00205852">
                <text:p>-0.00205852</text:p>
              </table:table-cell>
            </table:table-row>
            <table:table-row>
              <table:table-cell office:value-type="float" office:value="0.78">
                <text:p>0.78</text:p>
              </table:table-cell>
              <table:table-cell office:value-type="float" office:value="-0.301731">
                <text:p>-0.301731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0.81">
                <text:p>0.81</text:p>
              </table:table-cell>
              <table:table-cell office:value-type="float" office:value="-0.258154">
                <text:p>-0.258154</text:p>
              </table:table-cell>
              <table:table-cell office:value-type="float" office:value="0.000411703">
                <text:p>0.000411703</text:p>
              </table:table-cell>
            </table:table-row>
            <table:table-row>
              <table:table-cell office:value-type="float" office:value="0.84">
                <text:p>0.84</text:p>
              </table:table-cell>
              <table:table-cell office:value-type="float" office:value="-0.325322">
                <text:p>-0.325322</text:p>
              </table:table-cell>
              <table:table-cell office:value-type="float" office:value="0.00000000026096">
                <text:p>0.00000000026096</text:p>
              </table:table-cell>
            </table:table-row>
            <table:table-row>
              <table:table-cell office:value-type="float" office:value="0.87">
                <text:p>0.87</text:p>
              </table:table-cell>
              <table:table-cell office:value-type="float" office:value="-0.324806">
                <text:p>-0.324806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-0.257743">
                <text:p>-0.257743</text:p>
              </table:table-cell>
              <table:table-cell office:value-type="float" office:value="0.000823407">
                <text:p>0.000823407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-0.34795">
                <text:p>-0.34795</text:p>
              </table:table-cell>
              <table:table-cell office:value-type="float" office:value="-0.00130373">
                <text:p>-0.0013037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-0.304357">
                <text:p>-0.304357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0.99">
                <text:p>0.99</text:p>
              </table:table-cell>
              <table:table-cell office:value-type="float" office:value="-0.274619">
                <text:p>-0.274619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-0.30058">
                <text:p>-0.30058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-0.323276">
                <text:p>-0.323276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-0.325041">
                <text:p>-0.325041</text:p>
              </table:table-cell>
              <table:table-cell office:value-type="float" office:value="-0.000960642">
                <text:p>-0.000960642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-0.269789">
                <text:p>-0.269789</text:p>
              </table:table-cell>
              <table:table-cell office:value-type="float" office:value="0.00144096">
                <text:p>0.00144096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-0.318475">
                <text:p>-0.318475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-0.250004">
                <text:p>-0.250004</text:p>
              </table:table-cell>
              <table:table-cell office:value-type="float" office:value="0.000823407">
                <text:p>0.00082340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294919">
                <text:p>-0.294919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-0.317888">
                <text:p>-0.317888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-0.24918">
                <text:p>-0.24918</text:p>
              </table:table-cell>
              <table:table-cell office:value-type="float" office:value="0.00164682">
                <text:p>0.00164682</text:p>
              </table:table-cell>
            </table:table-row>
            <table:table-row>
              <table:table-cell office:value-type="float" office:value="1.29">
                <text:p>1.29</text:p>
              </table:table-cell>
              <table:table-cell office:value-type="float" office:value="-0.365907">
                <text:p>-0.365907</text:p>
              </table:table-cell>
              <table:table-cell office:value-type="float" office:value="-0.00212714">
                <text:p>-0.00212714</text:p>
              </table:table-cell>
            </table:table-row>
            <table:table-row>
              <table:table-cell office:value-type="float" office:value="1.32">
                <text:p>1.32</text:p>
              </table:table-cell>
              <table:table-cell office:value-type="float" office:value="-0.266012">
                <text:p>-0.266012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1.35">
                <text:p>1.35</text:p>
              </table:table-cell>
              <table:table-cell office:value-type="float" office:value="-0.26876">
                <text:p>-0.26876</text:p>
              </table:table-cell>
              <table:table-cell office:value-type="float" office:value="0.00137235">
                <text:p>0.00137235</text:p>
              </table:table-cell>
            </table:table-row>
            <table:table-row>
              <table:table-cell office:value-type="float" office:value="1.38">
                <text:p>1.38</text:p>
              </table:table-cell>
              <table:table-cell office:value-type="float" office:value="-0.292865">
                <text:p>-0.292865</text:p>
              </table:table-cell>
              <table:table-cell office:value-type="float" office:value="-0.000480321">
                <text:p>-0.000480321</text:p>
              </table:table-cell>
            </table:table-row>
            <table:table-row>
              <table:table-cell office:value-type="float" office:value="1.41">
                <text:p>1.41</text:p>
              </table:table-cell>
              <table:table-cell office:value-type="float" office:value="-0.314117">
                <text:p>-0.314117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-0.293732">
                <text:p>-0.293732</text:p>
              </table:table-cell>
              <table:table-cell office:value-type="float" office:value="0.000343087">
                <text:p>0.000343087</text:p>
              </table:table-cell>
            </table:table-row>
            <table:table-row>
              <table:table-cell office:value-type="float" office:value="1.47">
                <text:p>1.47</text:p>
              </table:table-cell>
              <table:table-cell office:value-type="float" office:value="-0.286069">
                <text:p>-0.286069</text:p>
              </table:table-cell>
              <table:table-cell office:value-type="float" office:value="-0.000343087">
                <text:p>-0.00034308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0.288091">
                <text:p>-0.288091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1.53">
                <text:p>1.53</text:p>
              </table:table-cell>
              <table:table-cell office:value-type="float" office:value="-0.266251">
                <text:p>-0.266251</text:p>
              </table:table-cell>
              <table:table-cell office:value-type="float" office:value="-0.000000000260961">
                <text:p>-0.000000000260961</text:p>
              </table:table-cell>
            </table:table-row>
            <table:table-row>
              <table:table-cell office:value-type="float" office:value="1.56">
                <text:p>1.56</text:p>
              </table:table-cell>
              <table:table-cell office:value-type="float" office:value="-0.310234">
                <text:p>-0.310234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1.59">
                <text:p>1.59</text:p>
              </table:table-cell>
              <table:table-cell office:value-type="float" office:value="-0.264426">
                <text:p>-0.264426</text:p>
              </table:table-cell>
              <table:table-cell office:value-type="float" office:value="0.000892025">
                <text:p>0.000892025</text:p>
              </table:table-cell>
            </table:table-row>
            <table:table-row>
              <table:table-cell office:value-type="float" office:value="1.62">
                <text:p>1.62</text:p>
              </table:table-cell>
              <table:table-cell office:value-type="float" office:value="-0.309781">
                <text:p>-0.309781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1.65">
                <text:p>1.65</text:p>
              </table:table-cell>
              <table:table-cell office:value-type="float" office:value="-0.289326">
                <text:p>-0.289326</text:p>
              </table:table-cell>
              <table:table-cell office:value-type="float" office:value="-0.0000686173">
                <text:p>-0.0000686173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-0.280838">
                <text:p>-0.280838</text:p>
              </table:table-cell>
              <table:table-cell office:value-type="float" office:value="0.0000686173">
                <text:p>0.0000686173</text:p>
              </table:table-cell>
            </table:table-row>
            <table:table-row>
              <table:table-cell office:value-type="float" office:value="1.71">
                <text:p>1.71</text:p>
              </table:table-cell>
              <table:table-cell office:value-type="float" office:value="-0.262432">
                <text:p>-0.262432</text:p>
              </table:table-cell>
              <table:table-cell office:value-type="float" office:value="-0.0000686176">
                <text:p>-0.0000686176</text:p>
              </table:table-cell>
            </table:table-row>
            <table:table-row>
              <table:table-cell office:value-type="float" office:value="1.74">
                <text:p>1.74</text:p>
              </table:table-cell>
              <table:table-cell office:value-type="float" office:value="-0.304972">
                <text:p>-0.304972</text:p>
              </table:table-cell>
              <table:table-cell office:value-type="float" office:value="0.000960643">
                <text:p>0.000960643</text:p>
              </table:table-cell>
            </table:table-row>
            <table:table-row>
              <table:table-cell office:value-type="float" office:value="1.77">
                <text:p>1.77</text:p>
              </table:table-cell>
              <table:table-cell office:value-type="float" office:value="-0.309401">
                <text:p>-0.309401</text:p>
              </table:table-cell>
              <table:table-cell office:value-type="float" office:value="-0.00178405">
                <text:p>-0.0017840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-0.231317">
                <text:p>-0.231317</text:p>
              </table:table-cell>
              <table:table-cell office:value-type="float" office:value="0.00212714">
                <text:p>0.00212714</text:p>
              </table:table-cell>
            </table:table-row>
            <table:table-row>
              <table:table-cell office:value-type="float" office:value="1.83">
                <text:p>1.83</text:p>
              </table:table-cell>
              <table:table-cell office:value-type="float" office:value="-0.326349">
                <text:p>-0.326349</text:p>
              </table:table-cell>
              <table:table-cell office:value-type="float" office:value="-0.00205852">
                <text:p>-0.00205852</text:p>
              </table:table-cell>
            </table:table-row>
            <table:table-row>
              <table:table-cell office:value-type="float" office:value="1.86">
                <text:p>1.86</text:p>
              </table:table-cell>
              <table:table-cell office:value-type="float" office:value="-0.233636">
                <text:p>-0.233636</text:p>
              </table:table-cell>
              <table:table-cell office:value-type="float" office:value="0.00164682">
                <text:p>0.00164682</text:p>
              </table:table-cell>
            </table:table-row>
            <table:table-row>
              <table:table-cell office:value-type="float" office:value="1.89">
                <text:p>1.89</text:p>
              </table:table-cell>
              <table:table-cell office:value-type="float" office:value="-0.280199">
                <text:p>-0.280199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-0.187946">
                <text:p>-0.187946</text:p>
              </table:table-cell>
              <table:table-cell office:value-type="float" office:value="0.00301916">
                <text:p>0.00301916</text:p>
              </table:table-cell>
            </table:table-row>
            <table:table-row>
              <table:table-cell office:value-type="float" office:value="1.95">
                <text:p>1.95</text:p>
              </table:table-cell>
              <table:table-cell office:value-type="float" office:value="-0.244588">
                <text:p>-0.244588</text:p>
              </table:table-cell>
              <table:table-cell office:value-type="float" office:value="0.000343086">
                <text:p>0.000343086</text:p>
              </table:table-cell>
            </table:table-row>
            <table:table-row>
              <table:table-cell office:value-type="float" office:value="1.98">
                <text:p>1.98</text:p>
              </table:table-cell>
              <table:table-cell office:value-type="float" office:value="-0.0882121">
                <text:p>-0.0882121</text:p>
              </table:table-cell>
              <table:table-cell office:value-type="float" office:value="0.00439151">
                <text:p>0.00439151</text:p>
              </table:table-cell>
            </table:table-row>
            <table:table-row>
              <table:table-cell office:value-type="float" office:value="2.01">
                <text:p>2.01</text:p>
              </table:table-cell>
              <table:table-cell office:value-type="float" office:value="-0.138585">
                <text:p>-0.138585</text:p>
              </table:table-cell>
              <table:table-cell office:value-type="float" office:value="0.00212713">
                <text:p>0.00212713</text:p>
              </table:table-cell>
            </table:table-row>
            <table:table-row>
              <table:table-cell office:value-type="float" office:value="2.04">
                <text:p>2.04</text:p>
              </table:table-cell>
              <table:table-cell office:value-type="float" office:value="-0.101519">
                <text:p>-0.101519</text:p>
              </table:table-cell>
              <table:table-cell office:value-type="float" office:value="0.00466598">
                <text:p>0.00466598</text:p>
              </table:table-cell>
            </table:table-row>
            <table:table-row>
              <table:table-cell office:value-type="float" office:value="2.07">
                <text:p>2.07</text:p>
              </table:table-cell>
              <table:table-cell office:value-type="float" office:value="-0.181535">
                <text:p>-0.181535</text:p>
              </table:table-cell>
              <table:table-cell office:value-type="float" office:value="0.00562662">
                <text:p>0.00562662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-0.213415">
                <text:p>-0.213415</text:p>
              </table:table-cell>
              <table:table-cell office:value-type="float" office:value="0.00343086">
                <text:p>0.00343086</text:p>
              </table:table-cell>
            </table:table-row>
            <table:table-row>
              <table:table-cell office:value-type="float" office:value="2.13">
                <text:p>2.13</text:p>
              </table:table-cell>
              <table:table-cell office:value-type="float" office:value="-0.334305">
                <text:p>-0.334305</text:p>
              </table:table-cell>
              <table:table-cell office:value-type="float" office:value="0.00212713">
                <text:p>0.00212713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-0.527196">
                <text:p>-0.527196</text:p>
              </table:table-cell>
              <table:table-cell office:value-type="float" office:value="0.00164681">
                <text:p>0.00164681</text:p>
              </table:table-cell>
            </table:table-row>
            <table:table-row>
              <table:table-cell office:value-type="float" office:value="2.19">
                <text:p>2.19</text:p>
              </table:table-cell>
              <table:table-cell office:value-type="float" office:value="-2.01334">
                <text:p>-2.01334</text:p>
              </table:table-cell>
              <table:table-cell office:value-type="float" office:value="-0.02779">
                <text:p>-0.02779</text:p>
              </table:table-cell>
            </table:table-row>
            <table:table-row>
              <table:table-cell office:value-type="float" office:value="2.22">
                <text:p>2.22</text:p>
              </table:table-cell>
              <table:table-cell office:value-type="float" office:value="-0.228269">
                <text:p>-0.228269</text:p>
              </table:table-cell>
              <table:table-cell office:value-type="float" office:value="0.00645003">
                <text:p>0.00645003</text:p>
              </table:table-cell>
            </table:table-row>
            <table:table-row>
              <table:table-cell office:value-type="float" office:value="2.25">
                <text:p>2.25</text:p>
              </table:table-cell>
              <table:table-cell office:value-type="float" office:value="0.285001">
                <text:p>0.285001</text:p>
              </table:table-cell>
              <table:table-cell office:value-type="float" office:value="0.0115277">
                <text:p>0.0115277</text:p>
              </table:table-cell>
            </table:table-row>
            <table:table-row>
              <table:table-cell office:value-type="float" office:value="2.28">
                <text:p>2.28</text:p>
              </table:table-cell>
              <table:table-cell office:value-type="float" office:value="-1.84251">
                <text:p>-1.84251</text:p>
              </table:table-cell>
              <table:table-cell office:value-type="float" office:value="-0.0183894">
                <text:p>-0.0183894</text:p>
              </table:table-cell>
            </table:table-row>
            <table:table-row>
              <table:table-cell office:value-type="float" office:value="2.31">
                <text:p>2.31</text:p>
              </table:table-cell>
              <table:table-cell office:value-type="float" office:value="-0.237974">
                <text:p>-0.237974</text:p>
              </table:table-cell>
              <table:table-cell office:value-type="float" office:value="0.0059697">
                <text:p>0.0059697</text:p>
              </table:table-cell>
            </table:table-row>
            <table:table-row>
              <table:table-cell office:value-type="float" office:value="2.34">
                <text:p>2.34</text:p>
              </table:table-cell>
              <table:table-cell office:value-type="float" office:value="0.454489">
                <text:p>0.454489</text:p>
              </table:table-cell>
              <table:table-cell office:value-type="float" office:value="0.0209969">
                <text:p>0.0209969</text:p>
              </table:table-cell>
            </table:table-row>
            <table:table-row>
              <table:table-cell office:value-type="float" office:value="2.37">
                <text:p>2.37</text:p>
              </table:table-cell>
              <table:table-cell office:value-type="float" office:value="-2.13992">
                <text:p>-2.13992</text:p>
              </table:table-cell>
              <table:table-cell office:value-type="float" office:value="-0.0269666">
                <text:p>-0.026966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314027">
                <text:p>-0.314027</text:p>
              </table:table-cell>
              <table:table-cell office:value-type="float" office:value="0.00590109">
                <text:p>0.00590109</text:p>
              </table:table-cell>
            </table:table-row>
            <table:table-row>
              <table:table-cell office:value-type="float" office:value="2.43">
                <text:p>2.43</text:p>
              </table:table-cell>
              <table:table-cell office:value-type="float" office:value="-0.648774">
                <text:p>-0.648774</text:p>
              </table:table-cell>
              <table:table-cell office:value-type="float" office:value="0.000137234">
                <text:p>0.000137234</text:p>
              </table:table-cell>
            </table:table-row>
            <table:table-row>
              <table:table-cell office:value-type="float" office:value="2.46">
                <text:p>2.46</text:p>
              </table:table-cell>
              <table:table-cell office:value-type="float" office:value="-0.301017">
                <text:p>-0.301017</text:p>
              </table:table-cell>
              <table:table-cell office:value-type="float" office:value="0.00590109">
                <text:p>0.00590109</text:p>
              </table:table-cell>
            </table:table-row>
            <table:table-row>
              <table:table-cell office:value-type="float" office:value="2.49">
                <text:p>2.49</text:p>
              </table:table-cell>
              <table:table-cell office:value-type="float" office:value="-1.48924">
                <text:p>-1.48924</text:p>
              </table:table-cell>
              <table:table-cell office:value-type="float" office:value="-0.0123511">
                <text:p>-0.0123511</text:p>
              </table:table-cell>
            </table:table-row>
            <table:table-row>
              <table:table-cell office:value-type="float" office:value="2.52">
                <text:p>2.52</text:p>
              </table:table-cell>
              <table:table-cell office:value-type="float" office:value="-0.306371">
                <text:p>-0.306371</text:p>
              </table:table-cell>
              <table:table-cell office:value-type="float" office:value="0.00802822">
                <text:p>0.00802822</text:p>
              </table:table-cell>
            </table:table-row>
            <table:table-row>
              <table:table-cell office:value-type="float" office:value="2.55">
                <text:p>2.55</text:p>
              </table:table-cell>
              <table:table-cell office:value-type="float" office:value="-0.640071">
                <text:p>-0.640071</text:p>
              </table:table-cell>
              <table:table-cell office:value-type="float" office:value="0.000960642">
                <text:p>0.000960642</text:p>
              </table:table-cell>
            </table:table-row>
            <table:table-row>
              <table:table-cell office:value-type="float" office:value="2.58">
                <text:p>2.58</text:p>
              </table:table-cell>
              <table:table-cell office:value-type="float" office:value="-0.06284">
                <text:p>-0.06284</text:p>
              </table:table-cell>
              <table:table-cell office:value-type="float" office:value="0.0141352">
                <text:p>0.0141352</text:p>
              </table:table-cell>
            </table:table-row>
            <table:table-row>
              <table:table-cell office:value-type="float" office:value="2.61">
                <text:p>2.61</text:p>
              </table:table-cell>
              <table:table-cell office:value-type="float" office:value="-1.96689">
                <text:p>-1.96689</text:p>
              </table:table-cell>
              <table:table-cell office:value-type="float" office:value="-0.0244278">
                <text:p>-0.0244278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-0.350565">
                <text:p>-0.350565</text:p>
              </table:table-cell>
              <table:table-cell office:value-type="float" office:value="0.00761652">
                <text:p>0.00761652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-0.636431">
                <text:p>-0.636431</text:p>
              </table:table-cell>
              <table:table-cell office:value-type="float" office:value="0.00219575">
                <text:p>0.00219575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-0.373583">
                <text:p>-0.373583</text:p>
              </table:table-cell>
              <table:table-cell office:value-type="float" office:value="0.00988089">
                <text:p>0.00988089</text:p>
              </table:table-cell>
            </table:table-row>
            <table:table-row>
              <table:table-cell office:value-type="float" office:value="2.73">
                <text:p>2.73</text:p>
              </table:table-cell>
              <table:table-cell office:value-type="float" office:value="-1.65263">
                <text:p>-1.65263</text:p>
              </table:table-cell>
              <table:table-cell office:value-type="float" office:value="-0.0252512">
                <text:p>-0.0252512</text:p>
              </table:table-cell>
            </table:table-row>
            <table:table-row>
              <table:table-cell office:value-type="float" office:value="2.76">
                <text:p>2.76</text:p>
              </table:table-cell>
              <table:table-cell office:value-type="float" office:value="-0.371814">
                <text:p>-0.371814</text:p>
              </table:table-cell>
              <table:table-cell office:value-type="float" office:value="0.0205166">
                <text:p>0.0205166</text:p>
              </table:table-cell>
            </table:table-row>
            <table:table-row>
              <table:table-cell office:value-type="float" office:value="2.79">
                <text:p>2.79</text:p>
              </table:table-cell>
              <table:table-cell office:value-type="float" office:value="-0.702732">
                <text:p>-0.702732</text:p>
              </table:table-cell>
              <table:table-cell office:value-type="float" office:value="-0.00432289">
                <text:p>-0.00432289</text:p>
              </table:table-cell>
            </table:table-row>
            <table:table-row>
              <table:table-cell office:value-type="float" office:value="2.82">
                <text:p>2.82</text:p>
              </table:table-cell>
              <table:table-cell office:value-type="float" office:value="-0.317127">
                <text:p>-0.317127</text:p>
              </table:table-cell>
              <table:table-cell office:value-type="float" office:value="0.00816546">
                <text:p>0.00816546</text:p>
              </table:table-cell>
            </table:table-row>
            <table:table-row>
              <table:table-cell office:value-type="float" office:value="2.85">
                <text:p>2.85</text:p>
              </table:table-cell>
              <table:table-cell office:value-type="float" office:value="-1.75707">
                <text:p>-1.75707</text:p>
              </table:table-cell>
              <table:table-cell office:value-type="float" office:value="-0.0234671">
                <text:p>-0.0234671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-0.523301">
                <text:p>-0.523301</text:p>
              </table:table-cell>
              <table:table-cell office:value-type="float" office:value="0.0174288">
                <text:p>0.0174288</text:p>
              </table:table-cell>
            </table:table-row>
            <table:table-row>
              <table:table-cell office:value-type="float" office:value="2.91">
                <text:p>2.91</text:p>
              </table:table-cell>
              <table:table-cell office:value-type="float" office:value="-0.0890099">
                <text:p>-0.0890099</text:p>
              </table:table-cell>
              <table:table-cell office:value-type="float" office:value="0.000960633">
                <text:p>0.000960633</text:p>
              </table:table-cell>
            </table:table-row>
            <table:table-row>
              <table:table-cell office:value-type="float" office:value="2.94">
                <text:p>2.94</text:p>
              </table:table-cell>
              <table:table-cell office:value-type="float" office:value="-1.74515">
                <text:p>-1.74515</text:p>
              </table:table-cell>
              <table:table-cell office:value-type="float" office:value="-0.00343086">
                <text:p>-0.00343086</text:p>
              </table:table-cell>
            </table:table-row>
            <table:table-row>
              <table:table-cell office:value-type="float" office:value="2.97">
                <text:p>2.97</text:p>
              </table:table-cell>
              <table:table-cell office:value-type="float" office:value="-0.592668">
                <text:p>-0.592668</text:p>
              </table:table-cell>
              <table:table-cell office:value-type="float" office:value="-0.00178405">
                <text:p>-0.0017840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845849">
                <text:p>-0.845849</text:p>
              </table:table-cell>
              <table:table-cell office:value-type="float" office:value="-0.000343087">
                <text:p>-0.000343087</text:p>
              </table:table-cell>
            </table:table-row>
            <table:table-row>
              <table:table-cell office:value-type="float" office:value="3.03">
                <text:p>3.03</text:p>
              </table:table-cell>
              <table:table-cell office:value-type="float" office:value="-0.488541">
                <text:p>-0.488541</text:p>
              </table:table-cell>
              <table:table-cell office:value-type="float" office:value="0.00590109">
                <text:p>0.00590109</text:p>
              </table:table-cell>
            </table:table-row>
            <table:table-row>
              <table:table-cell office:value-type="float" office:value="3.06">
                <text:p>3.06</text:p>
              </table:table-cell>
              <table:table-cell office:value-type="float" office:value="-1.66503">
                <text:p>-1.66503</text:p>
              </table:table-cell>
              <table:table-cell office:value-type="float" office:value="-0.0188011">
                <text:p>-0.0188011</text:p>
              </table:table-cell>
            </table:table-row>
            <table:table-row>
              <table:table-cell office:value-type="float" office:value="3.09">
                <text:p>3.09</text:p>
              </table:table-cell>
              <table:table-cell office:value-type="float" office:value="-0.5209">
                <text:p>-0.5209</text:p>
              </table:table-cell>
              <table:table-cell office:value-type="float" office:value="0.0167426">
                <text:p>0.0167426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-0.178562">
                <text:p>-0.178562</text:p>
              </table:table-cell>
              <table:table-cell office:value-type="float" office:value="0.00679311">
                <text:p>0.00679311</text:p>
              </table:table-cell>
            </table:table-row>
            <table:table-row>
              <table:table-cell office:value-type="float" office:value="3.15">
                <text:p>3.15</text:p>
              </table:table-cell>
              <table:table-cell office:value-type="float" office:value="-1.84929">
                <text:p>-1.84929</text:p>
              </table:table-cell>
              <table:table-cell office:value-type="float" office:value="-0.02134">
                <text:p>-0.02134</text:p>
              </table:table-cell>
            </table:table-row>
            <table:table-row>
              <table:table-cell office:value-type="float" office:value="3.18">
                <text:p>3.18</text:p>
              </table:table-cell>
              <table:table-cell office:value-type="float" office:value="-0.641968">
                <text:p>-0.641968</text:p>
              </table:table-cell>
              <table:table-cell office:value-type="float" office:value="0.00974366">
                <text:p>0.00974366</text:p>
              </table:table-cell>
            </table:table-row>
            <table:table-row>
              <table:table-cell office:value-type="float" office:value="3.21">
                <text:p>3.21</text:p>
              </table:table-cell>
              <table:table-cell office:value-type="float" office:value="-0.414645">
                <text:p>-0.414645</text:p>
              </table:table-cell>
              <table:table-cell office:value-type="float" office:value="0.0129001">
                <text:p>0.0129001</text:p>
              </table:table-cell>
            </table:table-row>
            <table:table-row>
              <table:table-cell office:value-type="float" office:value="3.24">
                <text:p>3.24</text:p>
              </table:table-cell>
              <table:table-cell office:value-type="float" office:value="-1.63315">
                <text:p>-1.63315</text:p>
              </table:table-cell>
              <table:table-cell office:value-type="float" office:value="-0.0231926">
                <text:p>-0.0231926</text:p>
              </table:table-cell>
            </table:table-row>
            <table:table-row>
              <table:table-cell office:value-type="float" office:value="3.27">
                <text:p>3.27</text:p>
              </table:table-cell>
              <table:table-cell office:value-type="float" office:value="-0.673446">
                <text:p>-0.673446</text:p>
              </table:table-cell>
              <table:table-cell office:value-type="float" office:value="0.00782237">
                <text:p>0.00782237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-0.468835">
                <text:p>-0.468835</text:p>
              </table:table-cell>
              <table:table-cell office:value-type="float" office:value="0.015782">
                <text:p>0.015782</text:p>
              </table:table-cell>
            </table:table-row>
            <table:table-row>
              <table:table-cell office:value-type="float" office:value="3.33">
                <text:p>3.33</text:p>
              </table:table-cell>
              <table:table-cell office:value-type="float" office:value="-1.61481">
                <text:p>-1.61481</text:p>
              </table:table-cell>
              <table:table-cell office:value-type="float" office:value="-0.0227123">
                <text:p>-0.0227123</text:p>
              </table:table-cell>
            </table:table-row>
            <table:table-row>
              <table:table-cell office:value-type="float" office:value="3.36">
                <text:p>3.36</text:p>
              </table:table-cell>
              <table:table-cell office:value-type="float" office:value="-0.636168">
                <text:p>-0.636168</text:p>
              </table:table-cell>
              <table:table-cell office:value-type="float" office:value="0.00823408">
                <text:p>0.00823408</text:p>
              </table:table-cell>
            </table:table-row>
            <table:table-row>
              <table:table-cell office:value-type="float" office:value="3.39">
                <text:p>3.39</text:p>
              </table:table-cell>
              <table:table-cell office:value-type="float" office:value="-0.571963">
                <text:p>-0.571963</text:p>
              </table:table-cell>
              <table:table-cell office:value-type="float" office:value="0.0110474">
                <text:p>0.0110474</text:p>
              </table:table-cell>
            </table:table-row>
            <table:table-row>
              <table:table-cell office:value-type="float" office:value="3.42">
                <text:p>3.42</text:p>
              </table:table-cell>
              <table:table-cell office:value-type="float" office:value="-1.40786">
                <text:p>-1.40786</text:p>
              </table:table-cell>
              <table:table-cell office:value-type="float" office:value="-0.0166054">
                <text:p>-0.0166054</text:p>
              </table:table-cell>
            </table:table-row>
            <table:table-row>
              <table:table-cell office:value-type="float" office:value="3.45">
                <text:p>3.45</text:p>
              </table:table-cell>
              <table:table-cell office:value-type="float" office:value="-0.813031">
                <text:p>-0.813031</text:p>
              </table:table-cell>
              <table:table-cell office:value-type="float" office:value="0.00411704">
                <text:p>0.00411704</text:p>
              </table:table-cell>
            </table:table-row>
            <table:table-row>
              <table:table-cell office:value-type="float" office:value="3.48">
                <text:p>3.48</text:p>
              </table:table-cell>
              <table:table-cell office:value-type="float" office:value="-0.544413">
                <text:p>-0.544413</text:p>
              </table:table-cell>
              <table:table-cell office:value-type="float" office:value="0.0138607">
                <text:p>0.0138607</text:p>
              </table:table-cell>
            </table:table-row>
            <table:table-row>
              <table:table-cell office:value-type="float" office:value="3.51">
                <text:p>3.51</text:p>
              </table:table-cell>
              <table:table-cell office:value-type="float" office:value="-1.37177">
                <text:p>-1.37177</text:p>
              </table:table-cell>
              <table:table-cell office:value-type="float" office:value="-0.0163995">
                <text:p>-0.0163995</text:p>
              </table:table-cell>
            </table:table-row>
            <table:table-row>
              <table:table-cell office:value-type="float" office:value="3.54">
                <text:p>3.54</text:p>
              </table:table-cell>
              <table:table-cell office:value-type="float" office:value="-0.784119">
                <text:p>-0.784119</text:p>
              </table:table-cell>
              <table:table-cell office:value-type="float" office:value="0.00480321">
                <text:p>0.00480321</text:p>
              </table:table-cell>
            </table:table-row>
            <table:table-row>
              <table:table-cell office:value-type="float" office:value="3.57">
                <text:p>3.57</text:p>
              </table:table-cell>
              <table:table-cell office:value-type="float" office:value="-0.655944">
                <text:p>-0.655944</text:p>
              </table:table-cell>
              <table:table-cell office:value-type="float" office:value="0.010224">
                <text:p>0.010224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1.34521">
                <text:p>-1.34521</text:p>
              </table:table-cell>
              <table:table-cell office:value-type="float" office:value="-0.0158506">
                <text:p>-0.0158506</text:p>
              </table:table-cell>
            </table:table-row>
            <table:table-row>
              <table:table-cell office:value-type="float" office:value="3.63">
                <text:p>3.63</text:p>
              </table:table-cell>
              <table:table-cell office:value-type="float" office:value="-0.791028">
                <text:p>-0.791028</text:p>
              </table:table-cell>
              <table:table-cell office:value-type="float" office:value="0.00473459">
                <text:p>0.00473459</text:p>
              </table:table-cell>
            </table:table-row>
            <table:table-row>
              <table:table-cell office:value-type="float" office:value="3.66">
                <text:p>3.66</text:p>
              </table:table-cell>
              <table:table-cell office:value-type="float" office:value="-0.677153">
                <text:p>-0.677153</text:p>
              </table:table-cell>
              <table:table-cell office:value-type="float" office:value="0.00988089">
                <text:p>0.00988089</text:p>
              </table:table-cell>
            </table:table-row>
            <table:table-row>
              <table:table-cell office:value-type="float" office:value="3.69">
                <text:p>3.69</text:p>
              </table:table-cell>
              <table:table-cell office:value-type="float" office:value="-1.25247">
                <text:p>-1.25247</text:p>
              </table:table-cell>
              <table:table-cell office:value-type="float" office:value="-0.0132431">
                <text:p>-0.0132431</text:p>
              </table:table-cell>
            </table:table-row>
            <table:table-row>
              <table:table-cell office:value-type="float" office:value="3.72">
                <text:p>3.72</text:p>
              </table:table-cell>
              <table:table-cell office:value-type="float" office:value="-0.825492">
                <text:p>-0.825492</text:p>
              </table:table-cell>
              <table:table-cell office:value-type="float" office:value="0.00247022">
                <text:p>0.00247022</text:p>
              </table:table-cell>
            </table:table-row>
            <table:table-row>
              <table:table-cell office:value-type="float" office:value="3.75">
                <text:p>3.75</text:p>
              </table:table-cell>
              <table:table-cell office:value-type="float" office:value="-0.88943">
                <text:p>-0.88943</text:p>
              </table:table-cell>
              <table:table-cell office:value-type="float" office:value="0.00219575">
                <text:p>0.00219575</text:p>
              </table:table-cell>
            </table:table-row>
            <table:table-row>
              <table:table-cell office:value-type="float" office:value="3.78">
                <text:p>3.78</text:p>
              </table:table-cell>
              <table:table-cell office:value-type="float" office:value="-0.992786">
                <text:p>-0.992786</text:p>
              </table:table-cell>
              <table:table-cell office:value-type="float" office:value="-0.00473459">
                <text:p>-0.00473459</text:p>
              </table:table-cell>
            </table:table-row>
            <table:table-row>
              <table:table-cell office:value-type="float" office:value="3.81">
                <text:p>3.81</text:p>
              </table:table-cell>
              <table:table-cell office:value-type="float" office:value="-0.967163">
                <text:p>-0.967163</text:p>
              </table:table-cell>
              <table:table-cell office:value-type="float" office:value="-0.00178405">
                <text:p>-0.00178405</text:p>
              </table:table-cell>
            </table:table-row>
            <table:table-row>
              <table:table-cell office:value-type="float" office:value="3.84">
                <text:p>3.84</text:p>
              </table:table-cell>
              <table:table-cell office:value-type="float" office:value="-0.867581">
                <text:p>-0.867581</text:p>
              </table:table-cell>
              <table:table-cell office:value-type="float" office:value="0.00137235">
                <text:p>0.00137235</text:p>
              </table:table-cell>
            </table:table-row>
            <table:table-row>
              <table:table-cell office:value-type="float" office:value="3.87">
                <text:p>3.87</text:p>
              </table:table-cell>
              <table:table-cell office:value-type="float" office:value="-1.01338">
                <text:p>-1.01338</text:p>
              </table:table-cell>
              <table:table-cell office:value-type="float" office:value="-0.00432289">
                <text:p>-0.00432289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-0.864231">
                <text:p>-0.864231</text:p>
              </table:table-cell>
              <table:table-cell office:value-type="float" office:value="0.00349948">
                <text:p>0.00349948</text:p>
              </table:table-cell>
            </table:table-row>
            <table:table-row>
              <table:table-cell office:value-type="float" office:value="3.93">
                <text:p>3.93</text:p>
              </table:table-cell>
              <table:table-cell office:value-type="float" office:value="-0.84733">
                <text:p>-0.84733</text:p>
              </table:table-cell>
              <table:table-cell office:value-type="float" office:value="0.00205852">
                <text:p>0.00205852</text:p>
              </table:table-cell>
            </table:table-row>
            <table:table-row>
              <table:table-cell office:value-type="float" office:value="3.96">
                <text:p>3.96</text:p>
              </table:table-cell>
              <table:table-cell office:value-type="float" office:value="-0.916344">
                <text:p>-0.916344</text:p>
              </table:table-cell>
              <table:table-cell office:value-type="float" office:value="-0.000000000000219582">
                <text:p>-0.000000000000219582</text:p>
              </table:table-cell>
            </table:table-row>
            <table:table-row>
              <table:table-cell office:value-type="float" office:value="3.99">
                <text:p>3.99</text:p>
              </table:table-cell>
              <table:table-cell office:value-type="float" office:value="-0.911015">
                <text:p>-0.911015</text:p>
              </table:table-cell>
              <table:table-cell office:value-type="float" office:value="0.00185267">
                <text:p>0.00185267</text:p>
              </table:table-cell>
            </table:table-row>
            <table:table-row>
              <table:table-cell office:value-type="float" office:value="4.02">
                <text:p>4.02</text:p>
              </table:table-cell>
              <table:table-cell office:value-type="float" office:value="-0.945213">
                <text:p>-0.945213</text:p>
              </table:table-cell>
              <table:table-cell office:value-type="float" office:value="-0.00267608">
                <text:p>-0.00267608</text:p>
              </table:table-cell>
            </table:table-row>
            <table:table-row>
              <table:table-cell office:value-type="float" office:value="4.05">
                <text:p>4.05</text:p>
              </table:table-cell>
              <table:table-cell office:value-type="float" office:value="-0.798364">
                <text:p>-0.798364</text:p>
              </table:table-cell>
              <table:table-cell office:value-type="float" office:value="0.00425427">
                <text:p>0.00425427</text:p>
              </table:table-cell>
            </table:table-row>
            <table:table-row>
              <table:table-cell office:value-type="float" office:value="4.08">
                <text:p>4.08</text:p>
              </table:table-cell>
              <table:table-cell office:value-type="float" office:value="-1.06302">
                <text:p>-1.06302</text:p>
              </table:table-cell>
              <table:table-cell office:value-type="float" office:value="-0.00473459">
                <text:p>-0.00473459</text:p>
              </table:table-cell>
            </table:table-row>
            <table:table-row>
              <table:table-cell office:value-type="float" office:value="4.11">
                <text:p>4.11</text:p>
              </table:table-cell>
              <table:table-cell office:value-type="float" office:value="-0.913389">
                <text:p>-0.913389</text:p>
              </table:table-cell>
              <table:table-cell office:value-type="float" office:value="0.0000686173">
                <text:p>0.0000686173</text:p>
              </table:table-cell>
            </table:table-row>
            <table:table-row>
              <table:table-cell office:value-type="float" office:value="4.14">
                <text:p>4.14</text:p>
              </table:table-cell>
              <table:table-cell office:value-type="float" office:value="-0.895806">
                <text:p>-0.895806</text:p>
              </table:table-cell>
              <table:table-cell office:value-type="float" office:value="-0.000892026">
                <text:p>-0.000892026</text:p>
              </table:table-cell>
            </table:table-row>
            <table:table-row>
              <table:table-cell office:value-type="float" office:value="4.17">
                <text:p>4.17</text:p>
              </table:table-cell>
              <table:table-cell office:value-type="float" office:value="-0.939154">
                <text:p>-0.939154</text:p>
              </table:table-cell>
              <table:table-cell office:value-type="float" office:value="0.0000686176">
                <text:p>0.0000686176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-0.915539">
                <text:p>-0.915539</text:p>
              </table:table-cell>
              <table:table-cell office:value-type="float" office:value="0.00123511">
                <text:p>0.00123511</text:p>
              </table:table-cell>
            </table:table-row>
            <table:table-row>
              <table:table-cell office:value-type="float" office:value="4.23">
                <text:p>4.23</text:p>
              </table:table-cell>
              <table:table-cell office:value-type="float" office:value="-0.916164">
                <text:p>-0.916164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4.26">
                <text:p>4.26</text:p>
              </table:table-cell>
              <table:table-cell office:value-type="float" office:value="-0.920465">
                <text:p>-0.920465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4.29">
                <text:p>4.29</text:p>
              </table:table-cell>
              <table:table-cell office:value-type="float" office:value="-0.912436">
                <text:p>-0.912436</text:p>
              </table:table-cell>
              <table:table-cell office:value-type="float" office:value="-0.0000000000437139">
                <text:p>-0.0000000000437139</text:p>
              </table:table-cell>
            </table:table-row>
            <table:table-row>
              <table:table-cell office:value-type="float" office:value="4.32">
                <text:p>4.32</text:p>
              </table:table-cell>
              <table:table-cell office:value-type="float" office:value="-0.985354">
                <text:p>-0.985354</text:p>
              </table:table-cell>
              <table:table-cell office:value-type="float" office:value="0.000411705">
                <text:p>0.000411705</text:p>
              </table:table-cell>
            </table:table-row>
            <table:table-row>
              <table:table-cell office:value-type="float" office:value="4.35">
                <text:p>4.35</text:p>
              </table:table-cell>
              <table:table-cell office:value-type="float" office:value="-1.02351">
                <text:p>-1.02351</text:p>
              </table:table-cell>
              <table:table-cell office:value-type="float" office:value="0.00480321">
                <text:p>0.00480321</text:p>
              </table:table-cell>
            </table:table-row>
            <table:table-row>
              <table:table-cell office:value-type="float" office:value="4.38">
                <text:p>4.38</text:p>
              </table:table-cell>
              <table:table-cell office:value-type="float" office:value="-0.994062">
                <text:p>-0.994062</text:p>
              </table:table-cell>
              <table:table-cell office:value-type="float" office:value="0.0126942">
                <text:p>0.0126942</text:p>
              </table:table-cell>
            </table:table-row>
            <table:table-row>
              <table:table-cell office:value-type="float" office:value="4.41">
                <text:p>4.41</text:p>
              </table:table-cell>
              <table:table-cell office:value-type="float" office:value="-0.838887">
                <text:p>-0.838887</text:p>
              </table:table-cell>
              <table:table-cell office:value-type="float" office:value="0.0168799">
                <text:p>0.0168799</text:p>
              </table:table-cell>
            </table:table-row>
            <table:table-row>
              <table:table-cell office:value-type="float" office:value="4.44">
                <text:p>4.44</text:p>
              </table:table-cell>
              <table:table-cell office:value-type="float" office:value="-0.849316">
                <text:p>-0.849316</text:p>
              </table:table-cell>
              <table:table-cell office:value-type="float" office:value="0.0115963">
                <text:p>0.0115963</text:p>
              </table:table-cell>
            </table:table-row>
            <table:table-row>
              <table:table-cell office:value-type="float" office:value="4.47">
                <text:p>4.47</text:p>
              </table:table-cell>
              <table:table-cell office:value-type="float" office:value="-0.80368">
                <text:p>-0.80368</text:p>
              </table:table-cell>
              <table:table-cell office:value-type="float" office:value="0.0113905">
                <text:p>0.011390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0.805958">
                <text:p>-0.805958</text:p>
              </table:table-cell>
              <table:table-cell office:value-type="float" office:value="0.00144096">
                <text:p>0.00144096</text:p>
              </table:table-cell>
            </table:table-row>
            <table:table-row>
              <table:table-cell office:value-type="float" office:value="4.53">
                <text:p>4.53</text:p>
              </table:table-cell>
              <table:table-cell office:value-type="float" office:value="-0.87773">
                <text:p>-0.87773</text:p>
              </table:table-cell>
              <table:table-cell office:value-type="float" office:value="0.00384257">
                <text:p>0.00384257</text:p>
              </table:table-cell>
            </table:table-row>
            <table:table-row>
              <table:table-cell office:value-type="float" office:value="4.56">
                <text:p>4.56</text:p>
              </table:table-cell>
              <table:table-cell office:value-type="float" office:value="-1.11726">
                <text:p>-1.11726</text:p>
              </table:table-cell>
              <table:table-cell office:value-type="float" office:value="-0.00816546">
                <text:p>-0.00816546</text:p>
              </table:table-cell>
            </table:table-row>
            <table:table-row>
              <table:table-cell office:value-type="float" office:value="4.59">
                <text:p>4.59</text:p>
              </table:table-cell>
              <table:table-cell office:value-type="float" office:value="-0.951668">
                <text:p>-0.951668</text:p>
              </table:table-cell>
              <table:table-cell office:value-type="float" office:value="-0.0051463">
                <text:p>-0.0051463</text:p>
              </table:table-cell>
            </table:table-row>
            <table:table-row>
              <table:table-cell office:value-type="float" office:value="4.62">
                <text:p>4.62</text:p>
              </table:table-cell>
              <table:table-cell office:value-type="float" office:value="-0.925624">
                <text:p>-0.925624</text:p>
              </table:table-cell>
              <table:table-cell office:value-type="float" office:value="-0.00857717">
                <text:p>-0.00857717</text:p>
              </table:table-cell>
            </table:table-row>
            <table:table-row>
              <table:table-cell office:value-type="float" office:value="4.65">
                <text:p>4.65</text:p>
              </table:table-cell>
              <table:table-cell office:value-type="float" office:value="-0.791417">
                <text:p>-0.791417</text:p>
              </table:table-cell>
              <table:table-cell office:value-type="float" office:value="-0.0137235">
                <text:p>-0.0137235</text:p>
              </table:table-cell>
            </table:table-row>
            <table:table-row>
              <table:table-cell office:value-type="float" office:value="4.68">
                <text:p>4.68</text:p>
              </table:table-cell>
              <table:table-cell office:value-type="float" office:value="-0.824031">
                <text:p>-0.824031</text:p>
              </table:table-cell>
              <table:table-cell office:value-type="float" office:value="-0.028682">
                <text:p>-0.028682</text:p>
              </table:table-cell>
            </table:table-row>
            <table:table-row>
              <table:table-cell office:value-type="float" office:value="4.71">
                <text:p>4.71</text:p>
              </table:table-cell>
              <table:table-cell office:value-type="float" office:value="-0.817402">
                <text:p>-0.817402</text:p>
              </table:table-cell>
              <table:table-cell office:value-type="float" office:value="0.00761652">
                <text:p>0.00761652</text:p>
              </table:table-cell>
            </table:table-row>
            <table:table-row>
              <table:table-cell office:value-type="float" office:value="4.74">
                <text:p>4.74</text:p>
              </table:table-cell>
              <table:table-cell office:value-type="float" office:value="-0.924249">
                <text:p>-0.924249</text:p>
              </table:table-cell>
              <table:table-cell office:value-type="float" office:value="-0.00686173">
                <text:p>-0.00686173</text:p>
              </table:table-cell>
            </table:table-row>
            <table:table-row>
              <table:table-cell office:value-type="float" office:value="4.77">
                <text:p>4.77</text:p>
              </table:table-cell>
              <table:table-cell office:value-type="float" office:value="-0.864985">
                <text:p>-0.864985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-0.916393">
                <text:p>-0.916393</text:p>
              </table:table-cell>
              <table:table-cell office:value-type="float" office:value="0.0189384">
                <text:p>0.0189384</text:p>
              </table:table-cell>
            </table:table-row>
            <table:table-row>
              <table:table-cell office:value-type="float" office:value="4.83">
                <text:p>4.83</text:p>
              </table:table-cell>
              <table:table-cell office:value-type="float" office:value="-0.913713">
                <text:p>-0.913713</text:p>
              </table:table-cell>
              <table:table-cell office:value-type="float" office:value="-0.0198304">
                <text:p>-0.0198304</text:p>
              </table:table-cell>
            </table:table-row>
            <table:table-row>
              <table:table-cell office:value-type="float" office:value="4.86">
                <text:p>4.86</text:p>
              </table:table-cell>
              <table:table-cell office:value-type="float" office:value="-0.825219">
                <text:p>-0.825219</text:p>
              </table:table-cell>
              <table:table-cell office:value-type="float" office:value="0.0167426">
                <text:p>0.0167426</text:p>
              </table:table-cell>
            </table:table-row>
            <table:table-row>
              <table:table-cell office:value-type="float" office:value="4.89">
                <text:p>4.89</text:p>
              </table:table-cell>
              <table:table-cell office:value-type="float" office:value="-0.928385">
                <text:p>-0.928385</text:p>
              </table:table-cell>
              <table:table-cell office:value-type="float" office:value="-0.0162623">
                <text:p>-0.0162623</text:p>
              </table:table-cell>
            </table:table-row>
            <table:table-row>
              <table:table-cell office:value-type="float" office:value="4.92">
                <text:p>4.92</text:p>
              </table:table-cell>
              <table:table-cell office:value-type="float" office:value="-0.884832">
                <text:p>-0.884832</text:p>
              </table:table-cell>
              <table:table-cell office:value-type="float" office:value="0.0047346">
                <text:p>0.0047346</text:p>
              </table:table-cell>
            </table:table-row>
            <table:table-row>
              <table:table-cell office:value-type="float" office:value="4.95">
                <text:p>4.95</text:p>
              </table:table-cell>
              <table:table-cell office:value-type="float" office:value="-0.92008">
                <text:p>-0.92008</text:p>
              </table:table-cell>
              <table:table-cell office:value-type="float" office:value="-0.00521492">
                <text:p>-0.00521492</text:p>
              </table:table-cell>
            </table:table-row>
            <table:table-row>
              <table:table-cell office:value-type="float" office:value="4.98">
                <text:p>4.98</text:p>
              </table:table-cell>
              <table:table-cell office:value-type="float" office:value="-0.840212">
                <text:p>-0.840212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5.01">
                <text:p>5.01</text:p>
              </table:table-cell>
              <table:table-cell office:value-type="float" office:value="-0.936224">
                <text:p>-0.936224</text:p>
              </table:table-cell>
              <table:table-cell office:value-type="float" office:value="-0.00343087">
                <text:p>-0.00343087</text:p>
              </table:table-cell>
            </table:table-row>
            <table:table-row>
              <table:table-cell office:value-type="float" office:value="5.04">
                <text:p>5.04</text:p>
              </table:table-cell>
              <table:table-cell office:value-type="float" office:value="-0.839943">
                <text:p>-0.839943</text:p>
              </table:table-cell>
              <table:table-cell office:value-type="float" office:value="0.00384257">
                <text:p>0.00384257</text:p>
              </table:table-cell>
            </table:table-row>
            <table:table-row>
              <table:table-cell office:value-type="float" office:value="5.07">
                <text:p>5.07</text:p>
              </table:table-cell>
              <table:table-cell office:value-type="float" office:value="-1.081">
                <text:p>-1.081</text:p>
              </table:table-cell>
              <table:table-cell office:value-type="float" office:value="-0.00988089">
                <text:p>-0.00988089</text:p>
              </table:table-cell>
            </table:table-row>
            <table:table-row>
              <table:table-cell office:value-type="float" office:value="5.1">
                <text:p>5.1</text:p>
              </table:table-cell>
              <table:table-cell office:value-type="float" office:value="-0.69037">
                <text:p>-0.69037</text:p>
              </table:table-cell>
              <table:table-cell office:value-type="float" office:value="0.00988089">
                <text:p>0.00988089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-0.962002">
                <text:p>-0.962002</text:p>
              </table:table-cell>
              <table:table-cell office:value-type="float" office:value="-0.00686173">
                <text:p>-0.00686173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-0.809476">
                <text:p>-0.809476</text:p>
              </table:table-cell>
              <table:table-cell office:value-type="float" office:value="0.00473459">
                <text:p>0.00473459</text:p>
              </table:table-cell>
            </table:table-row>
            <table:table-row>
              <table:table-cell office:value-type="float" office:value="5.19">
                <text:p>5.19</text:p>
              </table:table-cell>
              <table:table-cell office:value-type="float" office:value="-0.884264">
                <text:p>-0.884264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5.22">
                <text:p>5.22</text:p>
              </table:table-cell>
              <table:table-cell office:value-type="float" office:value="-0.88296">
                <text:p>-0.88296</text:p>
              </table:table-cell>
              <table:table-cell office:value-type="float" office:value="0.00171543">
                <text:p>0.00171543</text:p>
              </table:table-cell>
            </table:table-row>
            <table:table-row>
              <table:table-cell office:value-type="float" office:value="5.25">
                <text:p>5.25</text:p>
              </table:table-cell>
              <table:table-cell office:value-type="float" office:value="-0.886802">
                <text:p>-0.886802</text:p>
              </table:table-cell>
              <table:table-cell office:value-type="float" office:value="-0.00212714">
                <text:p>-0.00212714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-0.860204">
                <text:p>-0.860204</text:p>
              </table:table-cell>
              <table:table-cell office:value-type="float" office:value="0.00253884">
                <text:p>0.00253884</text:p>
              </table:table-cell>
            </table:table-row>
            <table:table-row>
              <table:table-cell office:value-type="float" office:value="5.31">
                <text:p>5.31</text:p>
              </table:table-cell>
              <table:table-cell office:value-type="float" office:value="-0.908962">
                <text:p>-0.908962</text:p>
              </table:table-cell>
              <table:table-cell office:value-type="float" office:value="-0.00171543">
                <text:p>-0.00171543</text:p>
              </table:table-cell>
            </table:table-row>
            <table:table-row>
              <table:table-cell office:value-type="float" office:value="5.34">
                <text:p>5.34</text:p>
              </table:table-cell>
              <table:table-cell office:value-type="float" office:value="-0.767524">
                <text:p>-0.767524</text:p>
              </table:table-cell>
              <table:table-cell office:value-type="float" office:value="0.00048032">
                <text:p>0.00048032</text:p>
              </table:table-cell>
            </table:table-row>
            <table:table-row>
              <table:table-cell office:value-type="float" office:value="5.37">
                <text:p>5.37</text:p>
              </table:table-cell>
              <table:table-cell office:value-type="float" office:value="-0.983077">
                <text:p>-0.983077</text:p>
              </table:table-cell>
              <table:table-cell office:value-type="float" office:value="0.000343088">
                <text:p>0.000343088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-0.931528">
                <text:p>-0.931528</text:p>
              </table:table-cell>
              <table:table-cell office:value-type="float" office:value="-0.000343086">
                <text:p>-0.000343086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-0.863606">
                <text:p>-0.863606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5.46">
                <text:p>5.46</text:p>
              </table:table-cell>
              <table:table-cell office:value-type="float" office:value="-0.95999">
                <text:p>-0.95999</text:p>
              </table:table-cell>
              <table:table-cell office:value-type="float" office:value="-0.00384257">
                <text:p>-0.00384257</text:p>
              </table:table-cell>
            </table:table-row>
            <table:table-row>
              <table:table-cell office:value-type="float" office:value="5.49">
                <text:p>5.49</text:p>
              </table:table-cell>
              <table:table-cell office:value-type="float" office:value="-0.789921">
                <text:p>-0.789921</text:p>
              </table:table-cell>
              <table:table-cell office:value-type="float" office:value="0.00336225">
                <text:p>0.00336225</text:p>
              </table:table-cell>
            </table:table-row>
            <table:table-row>
              <table:table-cell office:value-type="float" office:value="5.52">
                <text:p>5.52</text:p>
              </table:table-cell>
              <table:table-cell office:value-type="float" office:value="-0.908595">
                <text:p>-0.908595</text:p>
              </table:table-cell>
              <table:table-cell office:value-type="float" office:value="-0.000343086">
                <text:p>-0.000343086</text:p>
              </table:table-cell>
            </table:table-row>
            <table:table-row>
              <table:table-cell office:value-type="float" office:value="5.55">
                <text:p>5.55</text:p>
              </table:table-cell>
              <table:table-cell office:value-type="float" office:value="-0.885176">
                <text:p>-0.885176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5.58">
                <text:p>5.58</text:p>
              </table:table-cell>
              <table:table-cell office:value-type="float" office:value="-0.863651">
                <text:p>-0.863651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5.61">
                <text:p>5.61</text:p>
              </table:table-cell>
              <table:table-cell office:value-type="float" office:value="-0.931738">
                <text:p>-0.931738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5.64">
                <text:p>5.64</text:p>
              </table:table-cell>
              <table:table-cell office:value-type="float" office:value="-0.841468">
                <text:p>-0.841468</text:p>
              </table:table-cell>
              <table:table-cell office:value-type="float" office:value="0.000343086">
                <text:p>0.000343086</text:p>
              </table:table-cell>
            </table:table-row>
            <table:table-row>
              <table:table-cell office:value-type="float" office:value="5.67">
                <text:p>5.67</text:p>
              </table:table-cell>
              <table:table-cell office:value-type="float" office:value="-0.908086">
                <text:p>-0.908086</text:p>
              </table:table-cell>
              <table:table-cell office:value-type="float" office:value="0.000480322">
                <text:p>0.000480322</text:p>
              </table:table-cell>
            </table:table-row>
            <table:table-row>
              <table:table-cell office:value-type="float" office:value="5.7">
                <text:p>5.7</text:p>
              </table:table-cell>
              <table:table-cell office:value-type="float" office:value="-0.886315">
                <text:p>-0.8863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.73">
                <text:p>5.73</text:p>
              </table:table-cell>
              <table:table-cell office:value-type="float" office:value="-0.86024">
                <text:p>-0.86024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5.76">
                <text:p>5.76</text:p>
              </table:table-cell>
              <table:table-cell office:value-type="float" office:value="-0.890772">
                <text:p>-0.890772</text:p>
              </table:table-cell>
              <table:table-cell office:value-type="float" office:value="-0.0000686173">
                <text:p>-0.0000686173</text:p>
              </table:table-cell>
            </table:table-row>
            <table:table-row>
              <table:table-cell office:value-type="float" office:value="5.79">
                <text:p>5.79</text:p>
              </table:table-cell>
              <table:table-cell office:value-type="float" office:value="-0.841297">
                <text:p>-0.841297</text:p>
              </table:table-cell>
              <table:table-cell office:value-type="float" office:value="0.00212714">
                <text:p>0.00212714</text:p>
              </table:table-cell>
            </table:table-row>
            <table:table-row>
              <table:table-cell office:value-type="float" office:value="5.82">
                <text:p>5.82</text:p>
              </table:table-cell>
              <table:table-cell office:value-type="float" office:value="-0.931143">
                <text:p>-0.931143</text:p>
              </table:table-cell>
              <table:table-cell office:value-type="float" office:value="-0.00205852">
                <text:p>-0.00205852</text:p>
              </table:table-cell>
            </table:table-row>
            <table:table-row>
              <table:table-cell office:value-type="float" office:value="5.85">
                <text:p>5.85</text:p>
              </table:table-cell>
              <table:table-cell office:value-type="float" office:value="-0.869195">
                <text:p>-0.869195</text:p>
              </table:table-cell>
              <table:table-cell office:value-type="float" office:value="0.00116649">
                <text:p>0.00116649</text:p>
              </table:table-cell>
            </table:table-row>
            <table:table-row>
              <table:table-cell office:value-type="float" office:value="5.88">
                <text:p>5.88</text:p>
              </table:table-cell>
              <table:table-cell office:value-type="float" office:value="-0.935055">
                <text:p>-0.935055</text:p>
              </table:table-cell>
              <table:table-cell office:value-type="float" office:value="-0.00164682">
                <text:p>-0.00164682</text:p>
              </table:table-cell>
            </table:table-row>
            <table:table-row>
              <table:table-cell office:value-type="float" office:value="5.91">
                <text:p>5.91</text:p>
              </table:table-cell>
              <table:table-cell office:value-type="float" office:value="-0.861517">
                <text:p>-0.861517</text:p>
              </table:table-cell>
              <table:table-cell office:value-type="float" office:value="0.00178405">
                <text:p>0.00178405</text:p>
              </table:table-cell>
            </table:table-row>
            <table:table-row>
              <table:table-cell office:value-type="float" office:value="5.94">
                <text:p>5.94</text:p>
              </table:table-cell>
              <table:table-cell office:value-type="float" office:value="-0.916594">
                <text:p>-0.916594</text:p>
              </table:table-cell>
              <table:table-cell office:value-type="float" office:value="-0.00137235">
                <text:p>-0.00137235</text:p>
              </table:table-cell>
            </table:table-row>
            <table:table-row>
              <table:table-cell office:value-type="float" office:value="5.97">
                <text:p>5.97</text:p>
              </table:table-cell>
              <table:table-cell office:value-type="float" office:value="-0.867315">
                <text:p>-0.867315</text:p>
              </table:table-cell>
              <table:table-cell office:value-type="float" office:value="-0.00000000026092">
                <text:p>-0.0000000002609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88939">
                <text:p>-0.88939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6.03">
                <text:p>6.03</text:p>
              </table:table-cell>
              <table:table-cell office:value-type="float" office:value="-0.913015">
                <text:p>-0.913015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6.06">
                <text:p>6.06</text:p>
              </table:table-cell>
              <table:table-cell office:value-type="float" office:value="-0.81652">
                <text:p>-0.81652</text:p>
              </table:table-cell>
              <table:table-cell office:value-type="float" office:value="0.00384257">
                <text:p>0.00384257</text:p>
              </table:table-cell>
            </table:table-row>
            <table:table-row>
              <table:table-cell office:value-type="float" office:value="6.09">
                <text:p>6.09</text:p>
              </table:table-cell>
              <table:table-cell office:value-type="float" office:value="-0.96383">
                <text:p>-0.96383</text:p>
              </table:table-cell>
              <table:table-cell office:value-type="float" office:value="-0.00253884">
                <text:p>-0.00253884</text:p>
              </table:table-cell>
            </table:table-row>
            <table:table-row>
              <table:table-cell office:value-type="float" office:value="6.12">
                <text:p>6.12</text:p>
              </table:table-cell>
              <table:table-cell office:value-type="float" office:value="-0.891719">
                <text:p>-0.891719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6.15">
                <text:p>6.15</text:p>
              </table:table-cell>
              <table:table-cell office:value-type="float" office:value="-0.891239">
                <text:p>-0.891239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6.18">
                <text:p>6.18</text:p>
              </table:table-cell>
              <table:table-cell office:value-type="float" office:value="-0.890827">
                <text:p>-0.890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.21">
                <text:p>6.21</text:p>
              </table:table-cell>
              <table:table-cell office:value-type="float" office:value="-0.889523">
                <text:p>-0.889523</text:p>
              </table:table-cell>
              <table:table-cell office:value-type="float" office:value="0.00130373">
                <text:p>0.00130373</text:p>
              </table:table-cell>
            </table:table-row>
            <table:table-row>
              <table:table-cell office:value-type="float" office:value="6.24">
                <text:p>6.24</text:p>
              </table:table-cell>
              <table:table-cell office:value-type="float" office:value="-0.918221">
                <text:p>-0.918221</text:p>
              </table:table-cell>
              <table:table-cell office:value-type="float" office:value="-0.00178405">
                <text:p>-0.00178405</text:p>
              </table:table-cell>
            </table:table-row>
            <table:table-row>
              <table:table-cell office:value-type="float" office:value="6.27">
                <text:p>6.27</text:p>
              </table:table-cell>
              <table:table-cell office:value-type="float" office:value="-0.837945">
                <text:p>-0.837945</text:p>
              </table:table-cell>
              <table:table-cell office:value-type="float" office:value="0.000960642">
                <text:p>0.000960642</text:p>
              </table:table-cell>
            </table:table-row>
            <table:table-row>
              <table:table-cell office:value-type="float" office:value="6.3">
                <text:p>6.3</text:p>
              </table:table-cell>
              <table:table-cell office:value-type="float" office:value="-0.894493">
                <text:p>-0.894493</text:p>
              </table:table-cell>
              <table:table-cell office:value-type="float" office:value="0.000343087">
                <text:p>0.000343087</text:p>
              </table:table-cell>
            </table:table-row>
            <table:table-row>
              <table:table-cell office:value-type="float" office:value="6.33">
                <text:p>6.33</text:p>
              </table:table-cell>
              <table:table-cell office:value-type="float" office:value="-0.914203">
                <text:p>-0.914203</text:p>
              </table:table-cell>
              <table:table-cell office:value-type="float" office:value="-0.000823408">
                <text:p>-0.000823408</text:p>
              </table:table-cell>
            </table:table-row>
            <table:table-row>
              <table:table-cell office:value-type="float" office:value="6.36">
                <text:p>6.36</text:p>
              </table:table-cell>
              <table:table-cell office:value-type="float" office:value="-0.841777">
                <text:p>-0.841777</text:p>
              </table:table-cell>
              <table:table-cell office:value-type="float" office:value="0.00178405">
                <text:p>0.00178405</text:p>
              </table:table-cell>
            </table:table-row>
            <table:table-row>
              <table:table-cell office:value-type="float" office:value="6.39">
                <text:p>6.39</text:p>
              </table:table-cell>
              <table:table-cell office:value-type="float" office:value="-0.896624">
                <text:p>-0.896624</text:p>
              </table:table-cell>
              <table:table-cell office:value-type="float" office:value="-0.000548939">
                <text:p>-0.000548939</text:p>
              </table:table-cell>
            </table:table-row>
            <table:table-row>
              <table:table-cell office:value-type="float" office:value="6.42">
                <text:p>6.42</text:p>
              </table:table-cell>
              <table:table-cell office:value-type="float" office:value="-0.938106">
                <text:p>-0.938106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6.45">
                <text:p>6.45</text:p>
              </table:table-cell>
              <table:table-cell office:value-type="float" office:value="-0.917342">
                <text:p>-0.917342</text:p>
              </table:table-cell>
              <table:table-cell office:value-type="float" office:value="-0.00301916">
                <text:p>-0.00301916</text:p>
              </table:table-cell>
            </table:table-row>
            <table:table-row>
              <table:table-cell office:value-type="float" office:value="6.48">
                <text:p>6.48</text:p>
              </table:table-cell>
              <table:table-cell office:value-type="float" office:value="-0.916083">
                <text:p>-0.916083</text:p>
              </table:table-cell>
              <table:table-cell office:value-type="float" office:value="0.00130373">
                <text:p>0.00130373</text:p>
              </table:table-cell>
            </table:table-row>
            <table:table-row>
              <table:table-cell office:value-type="float" office:value="6.51">
                <text:p>6.51</text:p>
              </table:table-cell>
              <table:table-cell office:value-type="float" office:value="-0.842802">
                <text:p>-0.842802</text:p>
              </table:table-cell>
              <table:table-cell office:value-type="float" office:value="0.000411703">
                <text:p>0.000411703</text:p>
              </table:table-cell>
            </table:table-row>
            <table:table-row>
              <table:table-cell office:value-type="float" office:value="6.54">
                <text:p>6.54</text:p>
              </table:table-cell>
              <table:table-cell office:value-type="float" office:value="-0.890123">
                <text:p>-0.890123</text:p>
              </table:table-cell>
              <table:table-cell office:value-type="float" office:value="0.00130373">
                <text:p>0.00130373</text:p>
              </table:table-cell>
            </table:table-row>
            <table:table-row>
              <table:table-cell office:value-type="float" office:value="6.57">
                <text:p>6.57</text:p>
              </table:table-cell>
              <table:table-cell office:value-type="float" office:value="-0.913791">
                <text:p>-0.913791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-0.869767">
                <text:p>-0.869767</text:p>
              </table:table-cell>
              <table:table-cell office:value-type="float" office:value="-0.000892026">
                <text:p>-0.000892026</text:p>
              </table:table-cell>
            </table:table-row>
            <table:table-row>
              <table:table-cell office:value-type="float" office:value="6.63">
                <text:p>6.63</text:p>
              </table:table-cell>
              <table:table-cell office:value-type="float" office:value="-0.891539">
                <text:p>-0.891539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6.66">
                <text:p>6.66</text:p>
              </table:table-cell>
              <table:table-cell office:value-type="float" office:value="-0.914314">
                <text:p>-0.914314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6.69">
                <text:p>6.69</text:p>
              </table:table-cell>
              <table:table-cell office:value-type="float" office:value="-0.868232">
                <text:p>-0.868232</text:p>
              </table:table-cell>
              <table:table-cell office:value-type="float" office:value="0.000343086">
                <text:p>0.000343086</text:p>
              </table:table-cell>
            </table:table-row>
            <table:table-row>
              <table:table-cell office:value-type="float" office:value="6.72">
                <text:p>6.72</text:p>
              </table:table-cell>
              <table:table-cell office:value-type="float" office:value="-0.91774">
                <text:p>-0.91774</text:p>
              </table:table-cell>
              <table:table-cell office:value-type="float" office:value="-0.00130373">
                <text:p>-0.00130373</text:p>
              </table:table-cell>
            </table:table-row>
            <table:table-row>
              <table:table-cell office:value-type="float" office:value="6.75">
                <text:p>6.75</text:p>
              </table:table-cell>
              <table:table-cell office:value-type="float" office:value="-0.913011">
                <text:p>-0.913011</text:p>
              </table:table-cell>
              <table:table-cell office:value-type="float" office:value="-0.00459736">
                <text:p>-0.00459736</text:p>
              </table:table-cell>
            </table:table-row>
            <table:table-row>
              <table:table-cell office:value-type="float" office:value="6.78">
                <text:p>6.78</text:p>
              </table:table-cell>
              <table:table-cell office:value-type="float" office:value="-0.841593">
                <text:p>-0.841593</text:p>
              </table:table-cell>
              <table:table-cell office:value-type="float" office:value="0.00377395">
                <text:p>0.00377395</text:p>
              </table:table-cell>
            </table:table-row>
            <table:table-row>
              <table:table-cell office:value-type="float" office:value="6.81">
                <text:p>6.81</text:p>
              </table:table-cell>
              <table:table-cell office:value-type="float" office:value="-0.86751">
                <text:p>-0.86751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6.84">
                <text:p>6.84</text:p>
              </table:table-cell>
              <table:table-cell office:value-type="float" office:value="-0.914073">
                <text:p>-0.914073</text:p>
              </table:table-cell>
              <table:table-cell office:value-type="float" office:value="-0.00164682">
                <text:p>-0.00164682</text:p>
              </table:table-cell>
            </table:table-row>
            <table:table-row>
              <table:table-cell office:value-type="float" office:value="6.87">
                <text:p>6.87</text:p>
              </table:table-cell>
              <table:table-cell office:value-type="float" office:value="-0.906153">
                <text:p>-0.906153</text:p>
              </table:table-cell>
              <table:table-cell office:value-type="float" office:value="0.00596971">
                <text:p>0.00596971</text:p>
              </table:table-cell>
            </table:table-row>
            <table:table-row>
              <table:table-cell office:value-type="float" office:value="6.9">
                <text:p>6.9</text:p>
              </table:table-cell>
              <table:table-cell office:value-type="float" office:value="-0.867619">
                <text:p>-0.867619</text:p>
              </table:table-cell>
              <table:table-cell office:value-type="float" office:value="-0.000000000261115">
                <text:p>-0.000000000261115</text:p>
              </table:table-cell>
            </table:table-row>
            <table:table-row>
              <table:table-cell office:value-type="float" office:value="6.93">
                <text:p>6.93</text:p>
              </table:table-cell>
              <table:table-cell office:value-type="float" office:value="-0.801778">
                <text:p>-0.801778</text:p>
              </table:table-cell>
              <table:table-cell office:value-type="float" office:value="-0.0253198">
                <text:p>-0.0253198</text:p>
              </table:table-cell>
            </table:table-row>
            <table:table-row>
              <table:table-cell office:value-type="float" office:value="6.96">
                <text:p>6.96</text:p>
              </table:table-cell>
              <table:table-cell office:value-type="float" office:value="-0.841466">
                <text:p>-0.841466</text:p>
              </table:table-cell>
              <table:table-cell office:value-type="float" office:value="0.00391119">
                <text:p>0.00391119</text:p>
              </table:table-cell>
            </table:table-row>
            <table:table-row>
              <table:table-cell office:value-type="float" office:value="6.99">
                <text:p>6.99</text:p>
              </table:table-cell>
              <table:table-cell office:value-type="float" office:value="-0.951124">
                <text:p>-0.951124</text:p>
              </table:table-cell>
              <table:table-cell office:value-type="float" office:value="0.0141352">
                <text:p>0.0141352</text:p>
              </table:table-cell>
            </table:table-row>
            <table:table-row>
              <table:table-cell office:value-type="float" office:value="7.02">
                <text:p>7.02</text:p>
              </table:table-cell>
              <table:table-cell office:value-type="float" office:value="-0.919255">
                <text:p>-0.919255</text:p>
              </table:table-cell>
              <table:table-cell office:value-type="float" office:value="-0.00130373">
                <text:p>-0.00130373</text:p>
              </table:table-cell>
            </table:table-row>
            <table:table-row>
              <table:table-cell office:value-type="float" office:value="7.05">
                <text:p>7.05</text:p>
              </table:table-cell>
              <table:table-cell office:value-type="float" office:value="-0.968291">
                <text:p>-0.968291</text:p>
              </table:table-cell>
              <table:table-cell office:value-type="float" office:value="-0.00212714">
                <text:p>-0.00212714</text:p>
              </table:table-cell>
            </table:table-row>
            <table:table-row>
              <table:table-cell office:value-type="float" office:value="7.08">
                <text:p>7.08</text:p>
              </table:table-cell>
              <table:table-cell office:value-type="float" office:value="-0.812887">
                <text:p>-0.812887</text:p>
              </table:table-cell>
              <table:table-cell office:value-type="float" office:value="0.0132431">
                <text:p>0.0132431</text:p>
              </table:table-cell>
            </table:table-row>
            <table:table-row>
              <table:table-cell office:value-type="float" office:value="7.11">
                <text:p>7.11</text:p>
              </table:table-cell>
              <table:table-cell office:value-type="float" office:value="-0.979891">
                <text:p>-0.979891</text:p>
              </table:table-cell>
              <table:table-cell office:value-type="float" office:value="-0.0128314">
                <text:p>-0.0128314</text:p>
              </table:table-cell>
            </table:table-row>
            <table:table-row>
              <table:table-cell office:value-type="float" office:value="7.14">
                <text:p>7.14</text:p>
              </table:table-cell>
              <table:table-cell office:value-type="float" office:value="-0.805341">
                <text:p>-0.805341</text:p>
              </table:table-cell>
              <table:table-cell office:value-type="float" office:value="0.00336225">
                <text:p>0.00336225</text:p>
              </table:table-cell>
            </table:table-row>
            <table:table-row>
              <table:table-cell office:value-type="float" office:value="7.17">
                <text:p>7.17</text:p>
              </table:table-cell>
              <table:table-cell office:value-type="float" office:value="-0.941094">
                <text:p>-0.941094</text:p>
              </table:table-cell>
              <table:table-cell office:value-type="float" office:value="-0.0019899">
                <text:p>-0.001989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-0.935798">
                <text:p>-0.935798</text:p>
              </table:table-cell>
              <table:table-cell office:value-type="float" office:value="-0.0112532">
                <text:p>-0.0112532</text:p>
              </table:table-cell>
            </table:table-row>
            <table:table-row>
              <table:table-cell office:value-type="float" office:value="7.23">
                <text:p>7.23</text:p>
              </table:table-cell>
              <table:table-cell office:value-type="float" office:value="-0.851737">
                <text:p>-0.851737</text:p>
              </table:table-cell>
              <table:table-cell office:value-type="float" office:value="0.0214772">
                <text:p>0.0214772</text:p>
              </table:table-cell>
            </table:table-row>
            <table:table-row>
              <table:table-cell office:value-type="float" office:value="7.26">
                <text:p>7.26</text:p>
              </table:table-cell>
              <table:table-cell office:value-type="float" office:value="-0.960288">
                <text:p>-0.960288</text:p>
              </table:table-cell>
              <table:table-cell office:value-type="float" office:value="-0.0129001">
                <text:p>-0.0129001</text:p>
              </table:table-cell>
            </table:table-row>
            <table:table-row>
              <table:table-cell office:value-type="float" office:value="7.29">
                <text:p>7.29</text:p>
              </table:table-cell>
              <table:table-cell office:value-type="float" office:value="-0.733128">
                <text:p>-0.733128</text:p>
              </table:table-cell>
              <table:table-cell office:value-type="float" office:value="-0.0171543">
                <text:p>-0.0171543</text:p>
              </table:table-cell>
            </table:table-row>
            <table:table-row>
              <table:table-cell office:value-type="float" office:value="7.32">
                <text:p>7.32</text:p>
              </table:table-cell>
              <table:table-cell office:value-type="float" office:value="-0.974628">
                <text:p>-0.974628</text:p>
              </table:table-cell>
              <table:table-cell office:value-type="float" office:value="0.0205852">
                <text:p>0.0205852</text:p>
              </table:table-cell>
            </table:table-row>
            <table:table-row>
              <table:table-cell office:value-type="float" office:value="7.35">
                <text:p>7.35</text:p>
              </table:table-cell>
              <table:table-cell office:value-type="float" office:value="-0.915204">
                <text:p>-0.915204</text:p>
              </table:table-cell>
              <table:table-cell office:value-type="float" office:value="0.0103612">
                <text:p>0.0103612</text:p>
              </table:table-cell>
            </table:table-row>
            <table:table-row>
              <table:table-cell office:value-type="float" office:value="7.38">
                <text:p>7.38</text:p>
              </table:table-cell>
              <table:table-cell office:value-type="float" office:value="-0.986678">
                <text:p>-0.986678</text:p>
              </table:table-cell>
              <table:table-cell office:value-type="float" office:value="-0.0129001">
                <text:p>-0.0129001</text:p>
              </table:table-cell>
            </table:table-row>
            <table:table-row>
              <table:table-cell office:value-type="float" office:value="7.41">
                <text:p>7.41</text:p>
              </table:table-cell>
              <table:table-cell office:value-type="float" office:value="-0.904098">
                <text:p>-0.904098</text:p>
              </table:table-cell>
              <table:table-cell office:value-type="float" office:value="-0.022781">
                <text:p>-0.022781</text:p>
              </table:table-cell>
            </table:table-row>
            <table:table-row>
              <table:table-cell office:value-type="float" office:value="7.44">
                <text:p>7.44</text:p>
              </table:table-cell>
              <table:table-cell office:value-type="float" office:value="-0.809664">
                <text:p>-0.809664</text:p>
              </table:table-cell>
              <table:table-cell office:value-type="float" office:value="0.0244964">
                <text:p>0.0244964</text:p>
              </table:table-cell>
            </table:table-row>
            <table:table-row>
              <table:table-cell office:value-type="float" office:value="7.47">
                <text:p>7.47</text:p>
              </table:table-cell>
              <table:table-cell office:value-type="float" office:value="-0.916552">
                <text:p>-0.916552</text:p>
              </table:table-cell>
              <table:table-cell office:value-type="float" office:value="0.011116">
                <text:p>0.01111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-0.966707">
                <text:p>-0.966707</text:p>
              </table:table-cell>
              <table:table-cell office:value-type="float" office:value="-0.0128314">
                <text:p>-0.0128314</text:p>
              </table:table-cell>
            </table:table-row>
            <table:table-row>
              <table:table-cell office:value-type="float" office:value="7.53">
                <text:p>7.53</text:p>
              </table:table-cell>
              <table:table-cell office:value-type="float" office:value="-0.76125">
                <text:p>-0.76125</text:p>
              </table:table-cell>
              <table:table-cell office:value-type="float" office:value="-0.0167426">
                <text:p>-0.0167426</text:p>
              </table:table-cell>
            </table:table-row>
            <table:table-row>
              <table:table-cell office:value-type="float" office:value="7.56">
                <text:p>7.56</text:p>
              </table:table-cell>
              <table:table-cell office:value-type="float" office:value="-1.09887">
                <text:p>-1.09887</text:p>
              </table:table-cell>
              <table:table-cell office:value-type="float" office:value="0.0162623">
                <text:p>0.0162623</text:p>
              </table:table-cell>
            </table:table-row>
            <table:table-row>
              <table:table-cell office:value-type="float" office:value="7.59">
                <text:p>7.59</text:p>
              </table:table-cell>
              <table:table-cell office:value-type="float" office:value="-0.995239">
                <text:p>-0.995239</text:p>
              </table:table-cell>
              <table:table-cell office:value-type="float" office:value="0.00734206">
                <text:p>0.00734206</text:p>
              </table:table-cell>
            </table:table-row>
            <table:table-row>
              <table:table-cell office:value-type="float" office:value="7.62">
                <text:p>7.62</text:p>
              </table:table-cell>
              <table:table-cell office:value-type="float" office:value="-0.839656">
                <text:p>-0.839656</text:p>
              </table:table-cell>
              <table:table-cell office:value-type="float" office:value="-0.00816546">
                <text:p>-0.00816546</text:p>
              </table:table-cell>
            </table:table-row>
            <table:table-row>
              <table:table-cell office:value-type="float" office:value="7.65">
                <text:p>7.65</text:p>
              </table:table-cell>
              <table:table-cell office:value-type="float" office:value="-0.870629">
                <text:p>-0.870629</text:p>
              </table:table-cell>
              <table:table-cell office:value-type="float" office:value="-0.00946919">
                <text:p>-0.00946919</text:p>
              </table:table-cell>
            </table:table-row>
            <table:table-row>
              <table:table-cell office:value-type="float" office:value="7.68">
                <text:p>7.68</text:p>
              </table:table-cell>
              <table:table-cell office:value-type="float" office:value="-0.786744">
                <text:p>-0.786744</text:p>
              </table:table-cell>
              <table:table-cell office:value-type="float" office:value="0.00521492">
                <text:p>0.00521492</text:p>
              </table:table-cell>
            </table:table-row>
            <table:table-row>
              <table:table-cell office:value-type="float" office:value="7.71">
                <text:p>7.71</text:p>
              </table:table-cell>
              <table:table-cell office:value-type="float" office:value="-0.956639">
                <text:p>-0.956639</text:p>
              </table:table-cell>
              <table:table-cell office:value-type="float" office:value="0.017566">
                <text:p>0.017566</text:p>
              </table:table-cell>
            </table:table-row>
            <table:table-row>
              <table:table-cell office:value-type="float" office:value="7.74">
                <text:p>7.74</text:p>
              </table:table-cell>
              <table:table-cell office:value-type="float" office:value="-0.952463">
                <text:p>-0.952463</text:p>
              </table:table-cell>
              <table:table-cell office:value-type="float" office:value="-0.0408273">
                <text:p>-0.0408273</text:p>
              </table:table-cell>
            </table:table-row>
            <table:table-row>
              <table:table-cell office:value-type="float" office:value="7.77">
                <text:p>7.77</text:p>
              </table:table-cell>
              <table:table-cell office:value-type="float" office:value="-0.805124">
                <text:p>-0.805124</text:p>
              </table:table-cell>
              <table:table-cell office:value-type="float" office:value="0.0335539">
                <text:p>0.0335539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-1.00055">
                <text:p>-1.00055</text:p>
              </table:table-cell>
              <table:table-cell office:value-type="float" office:value="-0.00212714">
                <text:p>-0.00212714</text:p>
              </table:table-cell>
            </table:table-row>
            <table:table-row>
              <table:table-cell office:value-type="float" office:value="7.83">
                <text:p>7.83</text:p>
              </table:table-cell>
              <table:table-cell office:value-type="float" office:value="-0.875761">
                <text:p>-0.875761</text:p>
              </table:table-cell>
              <table:table-cell office:value-type="float" office:value="-0.0284762">
                <text:p>-0.0284762</text:p>
              </table:table-cell>
            </table:table-row>
            <table:table-row>
              <table:table-cell office:value-type="float" office:value="7.86">
                <text:p>7.86</text:p>
              </table:table-cell>
              <table:table-cell office:value-type="float" office:value="-0.985613">
                <text:p>-0.985613</text:p>
              </table:table-cell>
              <table:table-cell office:value-type="float" office:value="0.0357496">
                <text:p>0.0357496</text:p>
              </table:table-cell>
            </table:table-row>
            <table:table-row>
              <table:table-cell office:value-type="float" office:value="7.89">
                <text:p>7.89</text:p>
              </table:table-cell>
              <table:table-cell office:value-type="float" office:value="-0.895605">
                <text:p>-0.895605</text:p>
              </table:table-cell>
              <table:table-cell office:value-type="float" office:value="-0.00775376">
                <text:p>-0.00775376</text:p>
              </table:table-cell>
            </table:table-row>
            <table:table-row>
              <table:table-cell office:value-type="float" office:value="7.92">
                <text:p>7.92</text:p>
              </table:table-cell>
              <table:table-cell office:value-type="float" office:value="-0.902215">
                <text:p>-0.902215</text:p>
              </table:table-cell>
              <table:table-cell office:value-type="float" office:value="-0.0141352">
                <text:p>-0.0141352</text:p>
              </table:table-cell>
            </table:table-row>
            <table:table-row>
              <table:table-cell office:value-type="float" office:value="7.95">
                <text:p>7.95</text:p>
              </table:table-cell>
              <table:table-cell office:value-type="float" office:value="-0.932307">
                <text:p>-0.932307</text:p>
              </table:table-cell>
              <table:table-cell office:value-type="float" office:value="0.0223006">
                <text:p>0.0223006</text:p>
              </table:table-cell>
            </table:table-row>
            <table:table-row>
              <table:table-cell office:value-type="float" office:value="7.98">
                <text:p>7.98</text:p>
              </table:table-cell>
              <table:table-cell office:value-type="float" office:value="-0.891282">
                <text:p>-0.891282</text:p>
              </table:table-cell>
              <table:table-cell office:value-type="float" office:value="-0.00343087">
                <text:p>-0.00343087</text:p>
              </table:table-cell>
            </table:table-row>
            <table:table-row>
              <table:table-cell office:value-type="float" office:value="8.01">
                <text:p>8.01</text:p>
              </table:table-cell>
              <table:table-cell office:value-type="float" office:value="-0.843857">
                <text:p>-0.843857</text:p>
              </table:table-cell>
              <table:table-cell office:value-type="float" office:value="-0.00349948">
                <text:p>-0.00349948</text:p>
              </table:table-cell>
            </table:table-row>
            <table:table-row>
              <table:table-cell office:value-type="float" office:value="8.04">
                <text:p>8.04</text:p>
              </table:table-cell>
              <table:table-cell office:value-type="float" office:value="-0.973464">
                <text:p>-0.973464</text:p>
              </table:table-cell>
              <table:table-cell office:value-type="float" office:value="0.00782238">
                <text:p>0.00782238</text:p>
              </table:table-cell>
            </table:table-row>
            <table:table-row>
              <table:table-cell office:value-type="float" office:value="8.07">
                <text:p>8.07</text:p>
              </table:table-cell>
              <table:table-cell office:value-type="float" office:value="-0.862272">
                <text:p>-0.862272</text:p>
              </table:table-cell>
              <table:table-cell office:value-type="float" office:value="0.000823407">
                <text:p>0.000823407</text:p>
              </table:table-cell>
            </table:table-row>
            <table:table-row>
              <table:table-cell office:value-type="float" office:value="8.1">
                <text:p>8.1</text:p>
              </table:table-cell>
              <table:table-cell office:value-type="float" office:value="-0.959109">
                <text:p>-0.959109</text:p>
              </table:table-cell>
              <table:table-cell office:value-type="float" office:value="0.000411705">
                <text:p>0.000411705</text:p>
              </table:table-cell>
            </table:table-row>
            <table:table-row>
              <table:table-cell office:value-type="float" office:value="8.13">
                <text:p>8.13</text:p>
              </table:table-cell>
              <table:table-cell office:value-type="float" office:value="-0.890994">
                <text:p>-0.890994</text:p>
              </table:table-cell>
              <table:table-cell office:value-type="float" office:value="-0.00171543">
                <text:p>-0.00171543</text:p>
              </table:table-cell>
            </table:table-row>
            <table:table-row>
              <table:table-cell office:value-type="float" office:value="8.16">
                <text:p>8.16</text:p>
              </table:table-cell>
              <table:table-cell office:value-type="float" office:value="-0.888486">
                <text:p>-0.888486</text:p>
              </table:table-cell>
              <table:table-cell office:value-type="float" office:value="0.00123511">
                <text:p>0.00123511</text:p>
              </table:table-cell>
            </table:table-row>
            <table:table-row>
              <table:table-cell office:value-type="float" office:value="8.19">
                <text:p>8.19</text:p>
              </table:table-cell>
              <table:table-cell office:value-type="float" office:value="-0.957301">
                <text:p>-0.957301</text:p>
              </table:table-cell>
              <table:table-cell office:value-type="float" office:value="-0.000823407">
                <text:p>-0.000823407</text:p>
              </table:table-cell>
            </table:table-row>
            <table:table-row>
              <table:table-cell office:value-type="float" office:value="8.22">
                <text:p>8.22</text:p>
              </table:table-cell>
              <table:table-cell office:value-type="float" office:value="-0.911973">
                <text:p>-0.911973</text:p>
              </table:table-cell>
              <table:table-cell office:value-type="float" office:value="-1.89051E-017">
                <text:p>-1.89051E-017</text:p>
              </table:table-cell>
            </table:table-row>
            <table:table-row>
              <table:table-cell office:value-type="float" office:value="8.25">
                <text:p>8.25</text:p>
              </table:table-cell>
              <table:table-cell office:value-type="float" office:value="-0.861148">
                <text:p>-0.861148</text:p>
              </table:table-cell>
              <table:table-cell office:value-type="float" office:value="0.00308778">
                <text:p>0.00308778</text:p>
              </table:table-cell>
            </table:table-row>
            <table:table-row>
              <table:table-cell office:value-type="float" office:value="8.28">
                <text:p>8.28</text:p>
              </table:table-cell>
              <table:table-cell office:value-type="float" office:value="-0.963749">
                <text:p>-0.963749</text:p>
              </table:table-cell>
              <table:table-cell office:value-type="float" office:value="-0.00308778">
                <text:p>-0.00308778</text:p>
              </table:table-cell>
            </table:table-row>
            <table:table-row>
              <table:table-cell office:value-type="float" office:value="8.31">
                <text:p>8.31</text:p>
              </table:table-cell>
              <table:table-cell office:value-type="float" office:value="-0.912448">
                <text:p>-0.912448</text:p>
              </table:table-cell>
              <table:table-cell office:value-type="float" office:value="-1.35037E-017">
                <text:p>-1.35037E-017</text:p>
              </table:table-cell>
            </table:table-row>
            <table:table-row>
              <table:table-cell office:value-type="float" office:value="8.34">
                <text:p>8.34</text:p>
              </table:table-cell>
              <table:table-cell office:value-type="float" office:value="-0.91238">
                <text:p>-0.91238</text:p>
              </table:table-cell>
              <table:table-cell office:value-type="float" office:value="0.0000686173">
                <text:p>0.0000686173</text:p>
              </table:table-cell>
            </table:table-row>
            <table:table-row>
              <table:table-cell office:value-type="float" office:value="8.37">
                <text:p>8.37</text:p>
              </table:table-cell>
              <table:table-cell office:value-type="float" office:value="-0.890071">
                <text:p>-0.890071</text:p>
              </table:table-cell>
              <table:table-cell office:value-type="float" office:value="0.000343086">
                <text:p>0.000343086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-0.935329">
                <text:p>-0.935329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8.43">
                <text:p>8.43</text:p>
              </table:table-cell>
              <table:table-cell office:value-type="float" office:value="-0.889327">
                <text:p>-0.889327</text:p>
              </table:table-cell>
              <table:table-cell office:value-type="float" office:value="0.00130373">
                <text:p>0.00130373</text:p>
              </table:table-cell>
            </table:table-row>
            <table:table-row>
              <table:table-cell office:value-type="float" office:value="8.46">
                <text:p>8.46</text:p>
              </table:table-cell>
              <table:table-cell office:value-type="float" office:value="-0.93685">
                <text:p>-0.93685</text:p>
              </table:table-cell>
              <table:table-cell office:value-type="float" office:value="-0.00171543">
                <text:p>-0.00171543</text:p>
              </table:table-cell>
            </table:table-row>
            <table:table-row>
              <table:table-cell office:value-type="float" office:value="8.49">
                <text:p>8.49</text:p>
              </table:table-cell>
              <table:table-cell office:value-type="float" office:value="-0.912882">
                <text:p>-0.91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52">
                <text:p>8.52</text:p>
              </table:table-cell>
              <table:table-cell office:value-type="float" office:value="-0.912059">
                <text:p>-0.912059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8.55">
                <text:p>8.55</text:p>
              </table:table-cell>
              <table:table-cell office:value-type="float" office:value="-0.887036">
                <text:p>-0.887036</text:p>
              </table:table-cell>
              <table:table-cell office:value-type="float" office:value="0.000137234">
                <text:p>0.000137234</text:p>
              </table:table-cell>
            </table:table-row>
            <table:table-row>
              <table:table-cell office:value-type="float" office:value="8.58">
                <text:p>8.58</text:p>
              </table:table-cell>
              <table:table-cell office:value-type="float" office:value="-0.940055">
                <text:p>-0.940055</text:p>
              </table:table-cell>
              <table:table-cell office:value-type="float" office:value="-0.000960642">
                <text:p>-0.000960642</text:p>
              </table:table-cell>
            </table:table-row>
            <table:table-row>
              <table:table-cell office:value-type="float" office:value="8.61">
                <text:p>8.61</text:p>
              </table:table-cell>
              <table:table-cell office:value-type="float" office:value="-0.866107">
                <text:p>-0.866107</text:p>
              </table:table-cell>
              <table:table-cell office:value-type="float" office:value="0.00295054">
                <text:p>0.00295054</text:p>
              </table:table-cell>
            </table:table-row>
            <table:table-row>
              <table:table-cell office:value-type="float" office:value="8.64">
                <text:p>8.64</text:p>
              </table:table-cell>
              <table:table-cell office:value-type="float" office:value="-0.916112">
                <text:p>-0.916112</text:p>
              </table:table-cell>
              <table:table-cell office:value-type="float" office:value="-0.00212714">
                <text:p>-0.00212714</text:p>
              </table:table-cell>
            </table:table-row>
            <table:table-row>
              <table:table-cell office:value-type="float" office:value="8.67">
                <text:p>8.67</text:p>
              </table:table-cell>
              <table:table-cell office:value-type="float" office:value="-0.959313">
                <text:p>-0.959313</text:p>
              </table:table-cell>
              <table:table-cell office:value-type="float" office:value="-0.000823407">
                <text:p>-0.000823407</text:p>
              </table:table-cell>
            </table:table-row>
            <table:table-row>
              <table:table-cell office:value-type="float" office:value="8.7">
                <text:p>8.7</text:p>
              </table:table-cell>
              <table:table-cell office:value-type="float" office:value="-0.913985">
                <text:p>-0.91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73">
                <text:p>8.73</text:p>
              </table:table-cell>
              <table:table-cell office:value-type="float" office:value="-0.864032">
                <text:p>-0.864032</text:p>
              </table:table-cell>
              <table:table-cell office:value-type="float" office:value="0.00219575">
                <text:p>0.00219575</text:p>
              </table:table-cell>
            </table:table-row>
            <table:table-row>
              <table:table-cell office:value-type="float" office:value="8.76">
                <text:p>8.76</text:p>
              </table:table-cell>
              <table:table-cell office:value-type="float" office:value="-0.941569">
                <text:p>-0.941569</text:p>
              </table:table-cell>
              <table:table-cell office:value-type="float" office:value="-0.000960642">
                <text:p>-0.000960642</text:p>
              </table:table-cell>
            </table:table-row>
            <table:table-row>
              <table:table-cell office:value-type="float" office:value="8.79">
                <text:p>8.79</text:p>
              </table:table-cell>
              <table:table-cell office:value-type="float" office:value="-0.937655">
                <text:p>-0.937655</text:p>
              </table:table-cell>
              <table:table-cell office:value-type="float" office:value="-0.00075479">
                <text:p>-0.00075479</text:p>
              </table:table-cell>
            </table:table-row>
            <table:table-row>
              <table:table-cell office:value-type="float" office:value="8.82">
                <text:p>8.82</text:p>
              </table:table-cell>
              <table:table-cell office:value-type="float" office:value="-0.915128">
                <text:p>-0.915128</text:p>
              </table:table-cell>
              <table:table-cell office:value-type="float" office:value="-0.000480321">
                <text:p>-0.000480321</text:p>
              </table:table-cell>
            </table:table-row>
            <table:table-row>
              <table:table-cell office:value-type="float" office:value="8.85">
                <text:p>8.85</text:p>
              </table:table-cell>
              <table:table-cell office:value-type="float" office:value="-0.914648">
                <text:p>-0.914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.88">
                <text:p>8.88</text:p>
              </table:table-cell>
              <table:table-cell office:value-type="float" office:value="-0.914236">
                <text:p>-0.914236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8.91">
                <text:p>8.91</text:p>
              </table:table-cell>
              <table:table-cell office:value-type="float" office:value="-0.914648">
                <text:p>-0.914648</text:p>
              </table:table-cell>
              <table:table-cell office:value-type="float" office:value="1.35037E-017">
                <text:p>1.35037E-017</text:p>
              </table:table-cell>
            </table:table-row>
            <table:table-row>
              <table:table-cell office:value-type="float" office:value="8.94">
                <text:p>8.94</text:p>
              </table:table-cell>
              <table:table-cell office:value-type="float" office:value="-0.888861">
                <text:p>-0.888861</text:p>
              </table:table-cell>
              <table:table-cell office:value-type="float" office:value="0.000068617">
                <text:p>0.000068617</text:p>
              </table:table-cell>
            </table:table-row>
            <table:table-row>
              <table:table-cell office:value-type="float" office:value="8.97">
                <text:p>8.97</text:p>
              </table:table-cell>
              <table:table-cell office:value-type="float" office:value="-0.941331">
                <text:p>-0.941331</text:p>
              </table:table-cell>
              <table:table-cell office:value-type="float" office:value="-0.000480321">
                <text:p>-0.0004803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91489">
                <text:p>-0.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03">
                <text:p>9.03</text:p>
              </table:table-cell>
              <table:table-cell office:value-type="float" office:value="-0.869974">
                <text:p>-0.869974</text:p>
              </table:table-cell>
              <table:table-cell office:value-type="float" office:value="0.000823407">
                <text:p>0.000823407</text:p>
              </table:table-cell>
            </table:table-row>
            <table:table-row>
              <table:table-cell office:value-type="float" office:value="9.06">
                <text:p>9.06</text:p>
              </table:table-cell>
              <table:table-cell office:value-type="float" office:value="-0.960628">
                <text:p>-0.960628</text:p>
              </table:table-cell>
              <table:table-cell office:value-type="float" office:value="-0.000823407">
                <text:p>-0.000823407</text:p>
              </table:table-cell>
            </table:table-row>
            <table:table-row>
              <table:table-cell office:value-type="float" office:value="9.09">
                <text:p>9.09</text:p>
              </table:table-cell>
              <table:table-cell office:value-type="float" office:value="-0.892429">
                <text:p>-0.892429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9.12">
                <text:p>9.12</text:p>
              </table:table-cell>
              <table:table-cell office:value-type="float" office:value="-0.938992">
                <text:p>-0.938992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9.15">
                <text:p>9.15</text:p>
              </table:table-cell>
              <table:table-cell office:value-type="float" office:value="-0.866015">
                <text:p>-0.866015</text:p>
              </table:table-cell>
              <table:table-cell office:value-type="float" office:value="0.00171543">
                <text:p>0.00171543</text:p>
              </table:table-cell>
            </table:table-row>
            <table:table-row>
              <table:table-cell office:value-type="float" office:value="9.18">
                <text:p>9.18</text:p>
              </table:table-cell>
              <table:table-cell office:value-type="float" office:value="-0.96546">
                <text:p>-0.96546</text:p>
              </table:table-cell>
              <table:table-cell office:value-type="float" office:value="-0.00130373">
                <text:p>-0.00130373</text:p>
              </table:table-cell>
            </table:table-row>
            <table:table-row>
              <table:table-cell office:value-type="float" office:value="9.21">
                <text:p>9.21</text:p>
              </table:table-cell>
              <table:table-cell office:value-type="float" office:value="-0.915943">
                <text:p>-0.915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4">
                <text:p>9.24</text:p>
              </table:table-cell>
              <table:table-cell office:value-type="float" office:value="-0.915943">
                <text:p>-0.915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27">
                <text:p>9.27</text:p>
              </table:table-cell>
              <table:table-cell office:value-type="float" office:value="-0.871017">
                <text:p>-0.871017</text:p>
              </table:table-cell>
              <table:table-cell office:value-type="float" office:value="0.000823407">
                <text:p>0.000823407</text:p>
              </table:table-cell>
            </table:table-row>
            <table:table-row>
              <table:table-cell office:value-type="float" office:value="9.3">
                <text:p>9.3</text:p>
              </table:table-cell>
              <table:table-cell office:value-type="float" office:value="-0.961671">
                <text:p>-0.961671</text:p>
              </table:table-cell>
              <table:table-cell office:value-type="float" office:value="-0.000823407">
                <text:p>-0.000823407</text:p>
              </table:table-cell>
            </table:table-row>
            <table:table-row>
              <table:table-cell office:value-type="float" office:value="9.33">
                <text:p>9.33</text:p>
              </table:table-cell>
              <table:table-cell office:value-type="float" office:value="-0.915932">
                <text:p>-0.915932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9.36">
                <text:p>9.36</text:p>
              </table:table-cell>
              <table:table-cell office:value-type="float" office:value="-0.917168">
                <text:p>-0.917168</text:p>
              </table:table-cell>
              <table:table-cell office:value-type="float" office:value="-0.000823408">
                <text:p>-0.000823408</text:p>
              </table:table-cell>
            </table:table-row>
            <table:table-row>
              <table:table-cell office:value-type="float" office:value="9.39">
                <text:p>9.39</text:p>
              </table:table-cell>
              <table:table-cell office:value-type="float" office:value="-0.938808">
                <text:p>-0.938808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9.42">
                <text:p>9.42</text:p>
              </table:table-cell>
              <table:table-cell office:value-type="float" office:value="-0.893069">
                <text:p>-0.893069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9.45">
                <text:p>9.45</text:p>
              </table:table-cell>
              <table:table-cell office:value-type="float" office:value="-0.893681">
                <text:p>-0.893681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9.48">
                <text:p>9.48</text:p>
              </table:table-cell>
              <table:table-cell office:value-type="float" office:value="-0.911495">
                <text:p>-0.911495</text:p>
              </table:table-cell>
              <table:table-cell office:value-type="float" office:value="0.00137235">
                <text:p>0.00137235</text:p>
              </table:table-cell>
            </table:table-row>
            <table:table-row>
              <table:table-cell office:value-type="float" office:value="9.51">
                <text:p>9.51</text:p>
              </table:table-cell>
              <table:table-cell office:value-type="float" office:value="-1.01635">
                <text:p>-1.01635</text:p>
              </table:table-cell>
              <table:table-cell office:value-type="float" office:value="-0.0039798">
                <text:p>-0.0039798</text:p>
              </table:table-cell>
            </table:table-row>
            <table:table-row>
              <table:table-cell office:value-type="float" office:value="9.54">
                <text:p>9.54</text:p>
              </table:table-cell>
              <table:table-cell office:value-type="float" office:value="-0.843283">
                <text:p>-0.843283</text:p>
              </table:table-cell>
              <table:table-cell office:value-type="float" office:value="0.00219575">
                <text:p>0.00219575</text:p>
              </table:table-cell>
            </table:table-row>
            <table:table-row>
              <table:table-cell office:value-type="float" office:value="9.57">
                <text:p>9.57</text:p>
              </table:table-cell>
              <table:table-cell office:value-type="float" office:value="-0.916355">
                <text:p>-0.916355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-0.94256">
                <text:p>-0.94256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9.63">
                <text:p>9.63</text:p>
              </table:table-cell>
              <table:table-cell office:value-type="float" office:value="-0.934256">
                <text:p>-0.934256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9.66">
                <text:p>9.66</text:p>
              </table:table-cell>
              <table:table-cell office:value-type="float" office:value="-0.869493">
                <text:p>-0.869493</text:p>
              </table:table-cell>
              <table:table-cell office:value-type="float" office:value="0.00130373">
                <text:p>0.00130373</text:p>
              </table:table-cell>
            </table:table-row>
            <table:table-row>
              <table:table-cell office:value-type="float" office:value="9.69">
                <text:p>9.69</text:p>
              </table:table-cell>
              <table:table-cell office:value-type="float" office:value="-0.892429">
                <text:p>-0.892429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9.72">
                <text:p>9.72</text:p>
              </table:table-cell>
              <table:table-cell office:value-type="float" office:value="-0.938168">
                <text:p>-0.938168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9.75">
                <text:p>9.75</text:p>
              </table:table-cell>
              <table:table-cell office:value-type="float" office:value="-0.938445">
                <text:p>-0.938445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9.78">
                <text:p>9.78</text:p>
              </table:table-cell>
              <table:table-cell office:value-type="float" office:value="-0.914615">
                <text:p>-0.914615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9.81">
                <text:p>9.81</text:p>
              </table:table-cell>
              <table:table-cell office:value-type="float" office:value="-0.892432">
                <text:p>-0.892432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9.84">
                <text:p>9.84</text:p>
              </table:table-cell>
              <table:table-cell office:value-type="float" office:value="-1.1551">
                <text:p>-1.1551</text:p>
              </table:table-cell>
              <table:table-cell office:value-type="float" office:value="-0.00857716">
                <text:p>-0.00857716</text:p>
              </table:table-cell>
            </table:table-row>
            <table:table-row>
              <table:table-cell office:value-type="float" office:value="9.87">
                <text:p>9.87</text:p>
              </table:table-cell>
              <table:table-cell office:value-type="float" office:value="-0.76631">
                <text:p>-0.76631</text:p>
              </table:table-cell>
              <table:table-cell office:value-type="float" office:value="0.00473459">
                <text:p>0.00473459</text:p>
              </table:table-cell>
            </table:table-row>
            <table:table-row>
              <table:table-cell office:value-type="float" office:value="9.9">
                <text:p>9.9</text:p>
              </table:table-cell>
              <table:table-cell office:value-type="float" office:value="-0.815414">
                <text:p>-0.815414</text:p>
              </table:table-cell>
              <table:table-cell office:value-type="float" office:value="0.00384257">
                <text:p>0.00384257</text:p>
              </table:table-cell>
            </table:table-row>
            <table:table-row>
              <table:table-cell office:value-type="float" office:value="9.93">
                <text:p>9.93</text:p>
              </table:table-cell>
              <table:table-cell office:value-type="float" office:value="-0.980603">
                <text:p>-0.980603</text:p>
              </table:table-cell>
              <table:table-cell office:value-type="float" office:value="-0.00253884">
                <text:p>-0.00253884</text:p>
              </table:table-cell>
            </table:table-row>
            <table:table-row>
              <table:table-cell office:value-type="float" office:value="9.96">
                <text:p>9.96</text:p>
              </table:table-cell>
              <table:table-cell office:value-type="float" office:value="-0.963397">
                <text:p>-0.963397</text:p>
              </table:table-cell>
              <table:table-cell office:value-type="float" office:value="-0.00137235">
                <text:p>-0.00137235</text:p>
              </table:table-cell>
            </table:table-row>
            <table:table-row>
              <table:table-cell office:value-type="float" office:value="9.99">
                <text:p>9.99</text:p>
              </table:table-cell>
              <table:table-cell office:value-type="float" office:value="-0.76508">
                <text:p>-0.76508</text:p>
              </table:table-cell>
              <table:table-cell office:value-type="float" office:value="0.00432289">
                <text:p>0.00432289</text:p>
              </table:table-cell>
            </table:table-row>
            <table:table-row>
              <table:table-cell office:value-type="float" office:value="10.02">
                <text:p>10.02</text:p>
              </table:table-cell>
              <table:table-cell office:value-type="float" office:value="-1.04979">
                <text:p>-1.04979</text:p>
              </table:table-cell>
              <table:table-cell office:value-type="float" office:value="-0.00343086">
                <text:p>-0.00343086</text:p>
              </table:table-cell>
            </table:table-row>
            <table:table-row>
              <table:table-cell office:value-type="float" office:value="10.05">
                <text:p>10.05</text:p>
              </table:table-cell>
              <table:table-cell office:value-type="float" office:value="-0.813585">
                <text:p>-0.813585</text:p>
              </table:table-cell>
              <table:table-cell office:value-type="float" office:value="0.00260746">
                <text:p>0.00260746</text:p>
              </table:table-cell>
            </table:table-row>
            <table:table-row>
              <table:table-cell office:value-type="float" office:value="10.08">
                <text:p>10.08</text:p>
              </table:table-cell>
              <table:table-cell office:value-type="float" office:value="-0.886246">
                <text:p>-0.886246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10.11">
                <text:p>10.11</text:p>
              </table:table-cell>
              <table:table-cell office:value-type="float" office:value="-1.02561">
                <text:p>-1.02561</text:p>
              </table:table-cell>
              <table:table-cell office:value-type="float" office:value="-0.00295054">
                <text:p>-0.00295054</text:p>
              </table:table-cell>
            </table:table-row>
            <table:table-row>
              <table:table-cell office:value-type="float" office:value="10.14">
                <text:p>10.14</text:p>
              </table:table-cell>
              <table:table-cell office:value-type="float" office:value="-0.955907">
                <text:p>-0.955907</text:p>
              </table:table-cell>
              <table:table-cell office:value-type="float" office:value="-0.00178405">
                <text:p>-0.00178405</text:p>
              </table:table-cell>
            </table:table-row>
            <table:table-row>
              <table:table-cell office:value-type="float" office:value="10.17">
                <text:p>10.17</text:p>
              </table:table-cell>
              <table:table-cell office:value-type="float" office:value="-0.737995">
                <text:p>-0.737995</text:p>
              </table:table-cell>
              <table:table-cell office:value-type="float" office:value="0.00473459">
                <text:p>0.00473459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-1.02344">
                <text:p>-1.02344</text:p>
              </table:table-cell>
              <table:table-cell office:value-type="float" office:value="-0.00384257">
                <text:p>-0.00384257</text:p>
              </table:table-cell>
            </table:table-row>
            <table:table-row>
              <table:table-cell office:value-type="float" office:value="10.23">
                <text:p>10.23</text:p>
              </table:table-cell>
              <table:table-cell office:value-type="float" office:value="-0.781972">
                <text:p>-0.781972</text:p>
              </table:table-cell>
              <table:table-cell office:value-type="float" office:value="0.00768514">
                <text:p>0.00768514</text:p>
              </table:table-cell>
            </table:table-row>
            <table:table-row>
              <table:table-cell office:value-type="float" office:value="10.26">
                <text:p>10.26</text:p>
              </table:table-cell>
              <table:table-cell office:value-type="float" office:value="-1.38327">
                <text:p>-1.38327</text:p>
              </table:table-cell>
              <table:table-cell office:value-type="float" office:value="-0.0205166">
                <text:p>-0.0205166</text:p>
              </table:table-cell>
            </table:table-row>
            <table:table-row>
              <table:table-cell office:value-type="float" office:value="10.29">
                <text:p>10.29</text:p>
              </table:table-cell>
              <table:table-cell office:value-type="float" office:value="-0.656174">
                <text:p>-0.656174</text:p>
              </table:table-cell>
              <table:table-cell office:value-type="float" office:value="0.0101554">
                <text:p>0.0101554</text:p>
              </table:table-cell>
            </table:table-row>
            <table:table-row>
              <table:table-cell office:value-type="float" office:value="10.32">
                <text:p>10.32</text:p>
              </table:table-cell>
              <table:table-cell office:value-type="float" office:value="-0.656102">
                <text:p>-0.656102</text:p>
              </table:table-cell>
              <table:table-cell office:value-type="float" office:value="0.00651864">
                <text:p>0.00651864</text:p>
              </table:table-cell>
            </table:table-row>
            <table:table-row>
              <table:table-cell office:value-type="float" office:value="10.35">
                <text:p>10.35</text:p>
              </table:table-cell>
              <table:table-cell office:value-type="float" office:value="-1.08398">
                <text:p>-1.08398</text:p>
              </table:table-cell>
              <table:table-cell office:value-type="float" office:value="-0.00466598">
                <text:p>-0.00466598</text:p>
              </table:table-cell>
            </table:table-row>
            <table:table-row>
              <table:table-cell office:value-type="float" office:value="10.38">
                <text:p>10.38</text:p>
              </table:table-cell>
              <table:table-cell office:value-type="float" office:value="-0.700351">
                <text:p>-0.700351</text:p>
              </table:table-cell>
              <table:table-cell office:value-type="float" office:value="0.00809684">
                <text:p>0.00809684</text:p>
              </table:table-cell>
            </table:table-row>
            <table:table-row>
              <table:table-cell office:value-type="float" office:value="10.41">
                <text:p>10.41</text:p>
              </table:table-cell>
              <table:table-cell office:value-type="float" office:value="-1.11041">
                <text:p>-1.11041</text:p>
              </table:table-cell>
              <table:table-cell office:value-type="float" office:value="-0.0115963">
                <text:p>-0.0115963</text:p>
              </table:table-cell>
            </table:table-row>
            <table:table-row>
              <table:table-cell office:value-type="float" office:value="10.44">
                <text:p>10.44</text:p>
              </table:table-cell>
              <table:table-cell office:value-type="float" office:value="-0.933703">
                <text:p>-0.933703</text:p>
              </table:table-cell>
              <table:table-cell office:value-type="float" office:value="0.00212714">
                <text:p>0.00212714</text:p>
              </table:table-cell>
            </table:table-row>
            <table:table-row>
              <table:table-cell office:value-type="float" office:value="10.47">
                <text:p>10.47</text:p>
              </table:table-cell>
              <table:table-cell office:value-type="float" office:value="-0.577249">
                <text:p>-0.577249</text:p>
              </table:table-cell>
              <table:table-cell office:value-type="float" office:value="0.00693035">
                <text:p>0.00693035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-0.937394">
                <text:p>-0.937394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10.53">
                <text:p>10.53</text:p>
              </table:table-cell>
              <table:table-cell office:value-type="float" office:value="-1.12379">
                <text:p>-1.12379</text:p>
              </table:table-cell>
              <table:table-cell office:value-type="float" office:value="-0.0051463">
                <text:p>-0.0051463</text:p>
              </table:table-cell>
            </table:table-row>
            <table:table-row>
              <table:table-cell office:value-type="float" office:value="10.56">
                <text:p>10.56</text:p>
              </table:table-cell>
              <table:table-cell office:value-type="float" office:value="-0.646203">
                <text:p>-0.646203</text:p>
              </table:table-cell>
              <table:table-cell office:value-type="float" office:value="0.0051463">
                <text:p>0.0051463</text:p>
              </table:table-cell>
            </table:table-row>
            <table:table-row>
              <table:table-cell office:value-type="float" office:value="10.59">
                <text:p>10.59</text:p>
              </table:table-cell>
              <table:table-cell office:value-type="float" office:value="-1.13948">
                <text:p>-1.13948</text:p>
              </table:table-cell>
              <table:table-cell office:value-type="float" office:value="-0.0059697">
                <text:p>-0.0059697</text:p>
              </table:table-cell>
            </table:table-row>
            <table:table-row>
              <table:table-cell office:value-type="float" office:value="10.62">
                <text:p>10.62</text:p>
              </table:table-cell>
              <table:table-cell office:value-type="float" office:value="-0.618838">
                <text:p>-0.618838</text:p>
              </table:table-cell>
              <table:table-cell office:value-type="float" office:value="0.0102926">
                <text:p>0.0102926</text:p>
              </table:table-cell>
            </table:table-row>
            <table:table-row>
              <table:table-cell office:value-type="float" office:value="10.65">
                <text:p>10.65</text:p>
              </table:table-cell>
              <table:table-cell office:value-type="float" office:value="-1.12531">
                <text:p>-1.12531</text:p>
              </table:table-cell>
              <table:table-cell office:value-type="float" office:value="-0.0138607">
                <text:p>-0.0138607</text:p>
              </table:table-cell>
            </table:table-row>
            <table:table-row>
              <table:table-cell office:value-type="float" office:value="10.68">
                <text:p>10.68</text:p>
              </table:table-cell>
              <table:table-cell office:value-type="float" office:value="-0.869788">
                <text:p>-0.869788</text:p>
              </table:table-cell>
              <table:table-cell office:value-type="float" office:value="0.00439151">
                <text:p>0.00439151</text:p>
              </table:table-cell>
            </table:table-row>
            <table:table-row>
              <table:table-cell office:value-type="float" office:value="10.71">
                <text:p>10.71</text:p>
              </table:table-cell>
              <table:table-cell office:value-type="float" office:value="-0.630654">
                <text:p>-0.630654</text:p>
              </table:table-cell>
              <table:table-cell office:value-type="float" office:value="0.00988089">
                <text:p>0.00988089</text:p>
              </table:table-cell>
            </table:table-row>
            <table:table-row>
              <table:table-cell office:value-type="float" office:value="10.74">
                <text:p>10.74</text:p>
              </table:table-cell>
              <table:table-cell office:value-type="float" office:value="-1.16008">
                <text:p>-1.16008</text:p>
              </table:table-cell>
              <table:table-cell office:value-type="float" office:value="-0.0158506">
                <text:p>-0.0158506</text:p>
              </table:table-cell>
            </table:table-row>
            <table:table-row>
              <table:table-cell office:value-type="float" office:value="10.77">
                <text:p>10.77</text:p>
              </table:table-cell>
              <table:table-cell office:value-type="float" office:value="-0.584233">
                <text:p>-0.584233</text:p>
              </table:table-cell>
              <table:table-cell office:value-type="float" office:value="0.011116">
                <text:p>0.011116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-1.15351">
                <text:p>-1.15351</text:p>
              </table:table-cell>
              <table:table-cell office:value-type="float" office:value="-0.00651864">
                <text:p>-0.00651864</text:p>
              </table:table-cell>
            </table:table-row>
            <table:table-row>
              <table:table-cell office:value-type="float" office:value="10.83">
                <text:p>10.83</text:p>
              </table:table-cell>
              <table:table-cell office:value-type="float" office:value="-0.576754">
                <text:p>-0.576754</text:p>
              </table:table-cell>
              <table:table-cell office:value-type="float" office:value="0.00651864">
                <text:p>0.00651864</text:p>
              </table:table-cell>
            </table:table-row>
            <table:table-row>
              <table:table-cell office:value-type="float" office:value="10.86">
                <text:p>10.86</text:p>
              </table:table-cell>
              <table:table-cell office:value-type="float" office:value="-1.11892">
                <text:p>-1.11892</text:p>
              </table:table-cell>
              <table:table-cell office:value-type="float" office:value="-0.00590109">
                <text:p>-0.00590109</text:p>
              </table:table-cell>
            </table:table-row>
            <table:table-row>
              <table:table-cell office:value-type="float" office:value="10.89">
                <text:p>10.89</text:p>
              </table:table-cell>
              <table:table-cell office:value-type="float" office:value="-0.602742">
                <text:p>-0.602742</text:p>
              </table:table-cell>
              <table:table-cell office:value-type="float" office:value="0.00590109">
                <text:p>0.00590109</text:p>
              </table:table-cell>
            </table:table-row>
            <table:table-row>
              <table:table-cell office:value-type="float" office:value="10.92">
                <text:p>10.92</text:p>
              </table:table-cell>
              <table:table-cell office:value-type="float" office:value="-1.13966">
                <text:p>-1.13966</text:p>
              </table:table-cell>
              <table:table-cell office:value-type="float" office:value="-0.005558">
                <text:p>-0.005558</text:p>
              </table:table-cell>
            </table:table-row>
            <table:table-row>
              <table:table-cell office:value-type="float" office:value="10.95">
                <text:p>10.95</text:p>
              </table:table-cell>
              <table:table-cell office:value-type="float" office:value="-0.566686">
                <text:p>-0.566686</text:p>
              </table:table-cell>
              <table:table-cell office:value-type="float" office:value="0.011116">
                <text:p>0.011116</text:p>
              </table:table-cell>
            </table:table-row>
            <table:table-row>
              <table:table-cell office:value-type="float" office:value="10.98">
                <text:p>10.98</text:p>
              </table:table-cell>
              <table:table-cell office:value-type="float" office:value="-1.19486">
                <text:p>-1.19486</text:p>
              </table:table-cell>
              <table:table-cell office:value-type="float" office:value="-0.0184581">
                <text:p>-0.0184581</text:p>
              </table:table-cell>
            </table:table-row>
            <table:table-row>
              <table:table-cell office:value-type="float" office:value="11.01">
                <text:p>11.01</text:p>
              </table:table-cell>
              <table:table-cell office:value-type="float" office:value="-0.856073">
                <text:p>-0.856073</text:p>
              </table:table-cell>
              <table:table-cell office:value-type="float" office:value="0.00603833">
                <text:p>0.00603833</text:p>
              </table:table-cell>
            </table:table-row>
            <table:table-row>
              <table:table-cell office:value-type="float" office:value="11.04">
                <text:p>11.04</text:p>
              </table:table-cell>
              <table:table-cell office:value-type="float" office:value="-0.42508">
                <text:p>-0.42508</text:p>
              </table:table-cell>
              <table:table-cell office:value-type="float" office:value="0.00809684">
                <text:p>0.00809684</text:p>
              </table:table-cell>
            </table:table-row>
            <table:table-row>
              <table:table-cell office:value-type="float" office:value="11.07">
                <text:p>11.07</text:p>
              </table:table-cell>
              <table:table-cell office:value-type="float" office:value="-0.912829">
                <text:p>-0.912829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11.1">
                <text:p>11.1</text:p>
              </table:table-cell>
              <table:table-cell office:value-type="float" office:value="-1.16807">
                <text:p>-1.16807</text:p>
              </table:table-cell>
              <table:table-cell office:value-type="float" office:value="-0.00679311">
                <text:p>-0.00679311</text:p>
              </table:table-cell>
            </table:table-row>
            <table:table-row>
              <table:table-cell office:value-type="float" office:value="11.13">
                <text:p>11.13</text:p>
              </table:table-cell>
              <table:table-cell office:value-type="float" office:value="-0.50918">
                <text:p>-0.50918</text:p>
              </table:table-cell>
              <table:table-cell office:value-type="float" office:value="0.00679311">
                <text:p>0.00679311</text:p>
              </table:table-cell>
            </table:table-row>
            <table:table-row>
              <table:table-cell office:value-type="float" office:value="11.16">
                <text:p>11.16</text:p>
              </table:table-cell>
              <table:table-cell office:value-type="float" office:value="-1.16496">
                <text:p>-1.16496</text:p>
              </table:table-cell>
              <table:table-cell office:value-type="float" office:value="-0.00645003">
                <text:p>-0.00645003</text:p>
              </table:table-cell>
            </table:table-row>
            <table:table-row>
              <table:table-cell office:value-type="float" office:value="11.19">
                <text:p>11.19</text:p>
              </table:table-cell>
              <table:table-cell office:value-type="float" office:value="-0.492884">
                <text:p>-0.492884</text:p>
              </table:table-cell>
              <table:table-cell office:value-type="float" office:value="0.0129001">
                <text:p>0.0129001</text:p>
              </table:table-cell>
            </table:table-row>
            <table:table-row>
              <table:table-cell office:value-type="float" office:value="11.22">
                <text:p>11.22</text:p>
              </table:table-cell>
              <table:table-cell office:value-type="float" office:value="-1.14528">
                <text:p>-1.14528</text:p>
              </table:table-cell>
              <table:table-cell office:value-type="float" office:value="-0.0188698">
                <text:p>-0.0188698</text:p>
              </table:table-cell>
            </table:table-row>
            <table:table-row>
              <table:table-cell office:value-type="float" office:value="11.25">
                <text:p>11.25</text:p>
              </table:table-cell>
              <table:table-cell office:value-type="float" office:value="-0.839623">
                <text:p>-0.839623</text:p>
              </table:table-cell>
              <table:table-cell office:value-type="float" office:value="0.00548939">
                <text:p>0.00548939</text:p>
              </table:table-cell>
            </table:table-row>
            <table:table-row>
              <table:table-cell office:value-type="float" office:value="11.28">
                <text:p>11.28</text:p>
              </table:table-cell>
              <table:table-cell office:value-type="float" office:value="-0.478998">
                <text:p>-0.478998</text:p>
              </table:table-cell>
              <table:table-cell office:value-type="float" office:value="0.0137921">
                <text:p>0.0137921</text:p>
              </table:table-cell>
            </table:table-row>
            <table:table-row>
              <table:table-cell office:value-type="float" office:value="11.31">
                <text:p>11.31</text:p>
              </table:table-cell>
              <table:table-cell office:value-type="float" office:value="-1.13235">
                <text:p>-1.13235</text:p>
              </table:table-cell>
              <table:table-cell office:value-type="float" office:value="-0.0192815">
                <text:p>-0.0192815</text:p>
              </table:table-cell>
            </table:table-row>
            <table:table-row>
              <table:table-cell office:value-type="float" office:value="11.34">
                <text:p>11.34</text:p>
              </table:table-cell>
              <table:table-cell office:value-type="float" office:value="-0.49985">
                <text:p>-0.49985</text:p>
              </table:table-cell>
              <table:table-cell office:value-type="float" office:value="0.0124197">
                <text:p>0.0124197</text:p>
              </table:table-cell>
            </table:table-row>
            <table:table-row>
              <table:table-cell office:value-type="float" office:value="11.37">
                <text:p>11.37</text:p>
              </table:table-cell>
              <table:table-cell office:value-type="float" office:value="-0.806221">
                <text:p>-0.806221</text:p>
              </table:table-cell>
              <table:table-cell office:value-type="float" office:value="0.00645003">
                <text:p>0.00645003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-1.12578">
                <text:p>-1.12578</text:p>
              </table:table-cell>
              <table:table-cell office:value-type="float" office:value="-0.0193501">
                <text:p>-0.0193501</text:p>
              </table:table-cell>
            </table:table-row>
            <table:table-row>
              <table:table-cell office:value-type="float" office:value="11.43">
                <text:p>11.43</text:p>
              </table:table-cell>
              <table:table-cell office:value-type="float" office:value="-0.792292">
                <text:p>-0.792292</text:p>
              </table:table-cell>
              <table:table-cell office:value-type="float" office:value="0.00693035">
                <text:p>0.00693035</text:p>
              </table:table-cell>
            </table:table-row>
            <table:table-row>
              <table:table-cell office:value-type="float" office:value="11.46">
                <text:p>11.46</text:p>
              </table:table-cell>
              <table:table-cell office:value-type="float" office:value="-0.817678">
                <text:p>-0.817678</text:p>
              </table:table-cell>
              <table:table-cell office:value-type="float" office:value="-0.0000686171">
                <text:p>-0.0000686171</text:p>
              </table:table-cell>
            </table:table-row>
            <table:table-row>
              <table:table-cell office:value-type="float" office:value="11.49">
                <text:p>11.49</text:p>
              </table:table-cell>
              <table:table-cell office:value-type="float" office:value="-0.452387">
                <text:p>-0.452387</text:p>
              </table:table-cell>
              <table:table-cell office:value-type="float" office:value="0.0129001">
                <text:p>0.0129001</text:p>
              </table:table-cell>
            </table:table-row>
            <table:table-row>
              <table:table-cell office:value-type="float" office:value="11.52">
                <text:p>11.52</text:p>
              </table:table-cell>
              <table:table-cell office:value-type="float" office:value="-1.11987">
                <text:p>-1.11987</text:p>
              </table:table-cell>
              <table:table-cell office:value-type="float" office:value="-0.0132431">
                <text:p>-0.0132431</text:p>
              </table:table-cell>
            </table:table-row>
            <table:table-row>
              <table:table-cell office:value-type="float" office:value="11.55">
                <text:p>11.55</text:p>
              </table:table-cell>
              <table:table-cell office:value-type="float" office:value="-0.786673">
                <text:p>-0.786673</text:p>
              </table:table-cell>
              <table:table-cell office:value-type="float" office:value="-0.00693035">
                <text:p>-0.00693035</text:p>
              </table:table-cell>
            </table:table-row>
            <table:table-row>
              <table:table-cell office:value-type="float" office:value="11.58">
                <text:p>11.58</text:p>
              </table:table-cell>
              <table:table-cell office:value-type="float" office:value="-0.436361">
                <text:p>-0.436361</text:p>
              </table:table-cell>
              <table:table-cell office:value-type="float" office:value="0.0133118">
                <text:p>0.0133118</text:p>
              </table:table-cell>
            </table:table-row>
            <table:table-row>
              <table:table-cell office:value-type="float" office:value="11.61">
                <text:p>11.61</text:p>
              </table:table-cell>
              <table:table-cell office:value-type="float" office:value="-0.769172">
                <text:p>-0.769172</text:p>
              </table:table-cell>
              <table:table-cell office:value-type="float" office:value="0.00686173">
                <text:p>0.00686173</text:p>
              </table:table-cell>
            </table:table-row>
            <table:table-row>
              <table:table-cell office:value-type="float" office:value="11.64">
                <text:p>11.64</text:p>
              </table:table-cell>
              <table:table-cell office:value-type="float" office:value="-1.13703">
                <text:p>-1.13703</text:p>
              </table:table-cell>
              <table:table-cell office:value-type="float" office:value="-0.0210655">
                <text:p>-0.0210655</text:p>
              </table:table-cell>
            </table:table-row>
            <table:table-row>
              <table:table-cell office:value-type="float" office:value="11.67">
                <text:p>11.67</text:p>
              </table:table-cell>
              <table:table-cell office:value-type="float" office:value="-0.40453">
                <text:p>-0.40453</text:p>
              </table:table-cell>
              <table:table-cell office:value-type="float" office:value="0.0142038">
                <text:p>0.0142038</text:p>
              </table:table-cell>
            </table:table-row>
            <table:table-row>
              <table:table-cell office:value-type="float" office:value="11.7">
                <text:p>11.7</text:p>
              </table:table-cell>
              <table:table-cell office:value-type="float" office:value="-1.11025">
                <text:p>-1.11025</text:p>
              </table:table-cell>
              <table:table-cell office:value-type="float" office:value="-0.00679311">
                <text:p>-0.00679311</text:p>
              </table:table-cell>
            </table:table-row>
            <table:table-row>
              <table:table-cell office:value-type="float" office:value="11.73">
                <text:p>11.73</text:p>
              </table:table-cell>
              <table:table-cell office:value-type="float" office:value="-0.399989">
                <text:p>-0.399989</text:p>
              </table:table-cell>
              <table:table-cell office:value-type="float" office:value="0.0136548">
                <text:p>0.0136548</text:p>
              </table:table-cell>
            </table:table-row>
            <table:table-row>
              <table:table-cell office:value-type="float" office:value="11.76">
                <text:p>11.76</text:p>
              </table:table-cell>
              <table:table-cell office:value-type="float" office:value="-1.11913">
                <text:p>-1.11913</text:p>
              </table:table-cell>
              <table:table-cell office:value-type="float" office:value="-0.0210655">
                <text:p>-0.0210655</text:p>
              </table:table-cell>
            </table:table-row>
            <table:table-row>
              <table:table-cell office:value-type="float" office:value="11.79">
                <text:p>11.79</text:p>
              </table:table-cell>
              <table:table-cell office:value-type="float" office:value="-0.707484">
                <text:p>-0.707484</text:p>
              </table:table-cell>
              <table:table-cell office:value-type="float" office:value="0.00741067">
                <text:p>0.00741067</text:p>
              </table:table-cell>
            </table:table-row>
            <table:table-row>
              <table:table-cell office:value-type="float" office:value="11.82">
                <text:p>11.82</text:p>
              </table:table-cell>
              <table:table-cell office:value-type="float" office:value="-0.820369">
                <text:p>-0.820369</text:p>
              </table:table-cell>
              <table:table-cell office:value-type="float" office:value="0.00548939">
                <text:p>0.00548939</text:p>
              </table:table-cell>
            </table:table-row>
            <table:table-row>
              <table:table-cell office:value-type="float" office:value="11.85">
                <text:p>11.85</text:p>
              </table:table-cell>
              <table:table-cell office:value-type="float" office:value="-0.547801">
                <text:p>-0.547801</text:p>
              </table:table-cell>
              <table:table-cell office:value-type="float" office:value="-0.0102926">
                <text:p>-0.0102926</text:p>
              </table:table-cell>
            </table:table-row>
            <table:table-row>
              <table:table-cell office:value-type="float" office:value="11.88">
                <text:p>11.88</text:p>
              </table:table-cell>
              <table:table-cell office:value-type="float" office:value="-0.819724">
                <text:p>-0.819724</text:p>
              </table:table-cell>
              <table:table-cell office:value-type="float" office:value="0.0047346">
                <text:p>0.0047346</text:p>
              </table:table-cell>
            </table:table-row>
            <table:table-row>
              <table:table-cell office:value-type="float" office:value="11.91">
                <text:p>11.91</text:p>
              </table:table-cell>
              <table:table-cell office:value-type="float" office:value="-0.684441">
                <text:p>-0.684441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11.94">
                <text:p>11.94</text:p>
              </table:table-cell>
              <table:table-cell office:value-type="float" office:value="-0.364065">
                <text:p>-0.364065</text:p>
              </table:table-cell>
              <table:table-cell office:value-type="float" office:value="0.0133804">
                <text:p>0.0133804</text:p>
              </table:table-cell>
            </table:table-row>
            <table:table-row>
              <table:table-cell office:value-type="float" office:value="11.97">
                <text:p>11.97</text:p>
              </table:table-cell>
              <table:table-cell office:value-type="float" office:value="-1.00791">
                <text:p>-1.00791</text:p>
              </table:table-cell>
              <table:table-cell office:value-type="float" office:value="-0.0124884">
                <text:p>-0.01248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74191">
                <text:p>-0.74191</text:p>
              </table:table-cell>
              <table:table-cell office:value-type="float" office:value="-0.00905749">
                <text:p>-0.00905749</text:p>
              </table:table-cell>
            </table:table-row>
            <table:table-row>
              <table:table-cell office:value-type="float" office:value="12.03">
                <text:p>12.03</text:p>
              </table:table-cell>
              <table:table-cell office:value-type="float" office:value="-0.321822">
                <text:p>-0.321822</text:p>
              </table:table-cell>
              <table:table-cell office:value-type="float" office:value="0.0142038">
                <text:p>0.0142038</text:p>
              </table:table-cell>
            </table:table-row>
            <table:table-row>
              <table:table-cell office:value-type="float" office:value="12.06">
                <text:p>12.06</text:p>
              </table:table-cell>
              <table:table-cell office:value-type="float" office:value="-0.677298">
                <text:p>-0.677298</text:p>
              </table:table-cell>
              <table:table-cell office:value-type="float" office:value="0.00734205">
                <text:p>0.00734205</text:p>
              </table:table-cell>
            </table:table-row>
            <table:table-row>
              <table:table-cell office:value-type="float" office:value="12.09">
                <text:p>12.09</text:p>
              </table:table-cell>
              <table:table-cell office:value-type="float" office:value="-1.06622">
                <text:p>-1.06622</text:p>
              </table:table-cell>
              <table:table-cell office:value-type="float" office:value="-0.0219575">
                <text:p>-0.0219575</text:p>
              </table:table-cell>
            </table:table-row>
            <table:table-row>
              <table:table-cell office:value-type="float" office:value="12.12">
                <text:p>12.12</text:p>
              </table:table-cell>
              <table:table-cell office:value-type="float" office:value="-0.287918">
                <text:p>-0.287918</text:p>
              </table:table-cell>
              <table:table-cell office:value-type="float" office:value="0.0146155">
                <text:p>0.0146155</text:p>
              </table:table-cell>
            </table:table-row>
            <table:table-row>
              <table:table-cell office:value-type="float" office:value="12.15">
                <text:p>12.15</text:p>
              </table:table-cell>
              <table:table-cell office:value-type="float" office:value="-0.969691">
                <text:p>-0.969691</text:p>
              </table:table-cell>
              <table:table-cell office:value-type="float" office:value="-0.0051463">
                <text:p>-0.0051463</text:p>
              </table:table-cell>
            </table:table-row>
            <table:table-row>
              <table:table-cell office:value-type="float" office:value="12.18">
                <text:p>12.18</text:p>
              </table:table-cell>
              <table:table-cell office:value-type="float" office:value="-0.703164">
                <text:p>-0.703164</text:p>
              </table:table-cell>
              <table:table-cell office:value-type="float" office:value="-0.00171543">
                <text:p>-0.00171543</text:p>
              </table:table-cell>
            </table:table-row>
            <table:table-row>
              <table:table-cell office:value-type="float" office:value="12.21">
                <text:p>12.21</text:p>
              </table:table-cell>
              <table:table-cell office:value-type="float" office:value="-0.594179">
                <text:p>-0.594179</text:p>
              </table:table-cell>
              <table:table-cell office:value-type="float" office:value="0.00130373">
                <text:p>0.00130373</text:p>
              </table:table-cell>
            </table:table-row>
            <table:table-row>
              <table:table-cell office:value-type="float" office:value="12.24">
                <text:p>12.24</text:p>
              </table:table-cell>
              <table:table-cell office:value-type="float" office:value="-0.330463">
                <text:p>-0.330463</text:p>
              </table:table-cell>
              <table:table-cell office:value-type="float" office:value="0.0128314">
                <text:p>0.0128314</text:p>
              </table:table-cell>
            </table:table-row>
            <table:table-row>
              <table:table-cell office:value-type="float" office:value="12.27">
                <text:p>12.27</text:p>
              </table:table-cell>
              <table:table-cell office:value-type="float" office:value="-0.980132">
                <text:p>-0.980132</text:p>
              </table:table-cell>
              <table:table-cell office:value-type="float" office:value="-0.0205852">
                <text:p>-0.0205852</text:p>
              </table:table-cell>
            </table:table-row>
            <table:table-row>
              <table:table-cell office:value-type="float" office:value="12.3">
                <text:p>12.3</text:p>
              </table:table-cell>
              <table:table-cell office:value-type="float" office:value="-0.293512">
                <text:p>-0.293512</text:p>
              </table:table-cell>
              <table:table-cell office:value-type="float" office:value="0.0133118">
                <text:p>0.0133118</text:p>
              </table:table-cell>
            </table:table-row>
            <table:table-row>
              <table:table-cell office:value-type="float" office:value="12.33">
                <text:p>12.33</text:p>
              </table:table-cell>
              <table:table-cell office:value-type="float" office:value="-0.531235">
                <text:p>-0.531235</text:p>
              </table:table-cell>
              <table:table-cell office:value-type="float" office:value="0.00864578">
                <text:p>0.00864578</text:p>
              </table:table-cell>
            </table:table-row>
            <table:table-row>
              <table:table-cell office:value-type="float" office:value="12.36">
                <text:p>12.36</text:p>
              </table:table-cell>
              <table:table-cell office:value-type="float" office:value="-1.13989">
                <text:p>-1.13989</text:p>
              </table:table-cell>
              <table:table-cell office:value-type="float" office:value="-0.0232613">
                <text:p>-0.0232613</text:p>
              </table:table-cell>
            </table:table-row>
            <table:table-row>
              <table:table-cell office:value-type="float" office:value="12.39">
                <text:p>12.39</text:p>
              </table:table-cell>
              <table:table-cell office:value-type="float" office:value="-0.530369">
                <text:p>-0.530369</text:p>
              </table:table-cell>
              <table:table-cell office:value-type="float" office:value="0.00816546">
                <text:p>0.00816546</text:p>
              </table:table-cell>
            </table:table-row>
            <table:table-row>
              <table:table-cell office:value-type="float" office:value="12.42">
                <text:p>12.42</text:p>
              </table:table-cell>
              <table:table-cell office:value-type="float" office:value="-0.276743">
                <text:p>-0.276743</text:p>
              </table:table-cell>
              <table:table-cell office:value-type="float" office:value="0.0133118">
                <text:p>0.0133118</text:p>
              </table:table-cell>
            </table:table-row>
            <table:table-row>
              <table:table-cell office:value-type="float" office:value="12.45">
                <text:p>12.45</text:p>
              </table:table-cell>
              <table:table-cell office:value-type="float" office:value="-0.91953">
                <text:p>-0.91953</text:p>
              </table:table-cell>
              <table:table-cell office:value-type="float" office:value="-0.0129001">
                <text:p>-0.0129001</text:p>
              </table:table-cell>
            </table:table-row>
            <table:table-row>
              <table:table-cell office:value-type="float" office:value="12.48">
                <text:p>12.48</text:p>
              </table:table-cell>
              <table:table-cell office:value-type="float" office:value="-0.610463">
                <text:p>-0.610463</text:p>
              </table:table-cell>
              <table:table-cell office:value-type="float" office:value="-0.000343086">
                <text:p>-0.000343086</text:p>
              </table:table-cell>
            </table:table-row>
            <table:table-row>
              <table:table-cell office:value-type="float" office:value="12.51">
                <text:p>12.51</text:p>
              </table:table-cell>
              <table:table-cell office:value-type="float" office:value="-0.543156">
                <text:p>-0.543156</text:p>
              </table:table-cell>
              <table:table-cell office:value-type="float" office:value="-0.00562662">
                <text:p>-0.00562662</text:p>
              </table:table-cell>
            </table:table-row>
            <table:table-row>
              <table:table-cell office:value-type="float" office:value="12.54">
                <text:p>12.54</text:p>
              </table:table-cell>
              <table:table-cell office:value-type="float" office:value="-0.291876">
                <text:p>-0.291876</text:p>
              </table:table-cell>
              <table:table-cell office:value-type="float" office:value="0.012008">
                <text:p>0.012008</text:p>
              </table:table-cell>
            </table:table-row>
            <table:table-row>
              <table:table-cell office:value-type="float" office:value="12.57">
                <text:p>12.57</text:p>
              </table:table-cell>
              <table:table-cell office:value-type="float" office:value="-0.575583">
                <text:p>-0.575583</text:p>
              </table:table-cell>
              <table:table-cell office:value-type="float" office:value="0.00645003">
                <text:p>0.00645003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-0.890885">
                <text:p>-0.890885</text:p>
              </table:table-cell>
              <table:table-cell office:value-type="float" office:value="-0.0188698">
                <text:p>-0.0188698</text:p>
              </table:table-cell>
            </table:table-row>
            <table:table-row>
              <table:table-cell office:value-type="float" office:value="12.63">
                <text:p>12.63</text:p>
              </table:table-cell>
              <table:table-cell office:value-type="float" office:value="-0.258793">
                <text:p>-0.258793</text:p>
              </table:table-cell>
              <table:table-cell office:value-type="float" office:value="0.0124197">
                <text:p>0.0124197</text:p>
              </table:table-cell>
            </table:table-row>
            <table:table-row>
              <table:table-cell office:value-type="float" office:value="12.66">
                <text:p>12.66</text:p>
              </table:table-cell>
              <table:table-cell office:value-type="float" office:value="-0.84516">
                <text:p>-0.84516</text:p>
              </table:table-cell>
              <table:table-cell office:value-type="float" office:value="-0.0051463">
                <text:p>-0.0051463</text:p>
              </table:table-cell>
            </table:table-row>
            <table:table-row>
              <table:table-cell office:value-type="float" office:value="12.69">
                <text:p>12.69</text:p>
              </table:table-cell>
              <table:table-cell office:value-type="float" office:value="-0.272119">
                <text:p>-0.272119</text:p>
              </table:table-cell>
              <table:table-cell office:value-type="float" office:value="0.0115963">
                <text:p>0.0115963</text:p>
              </table:table-cell>
            </table:table-row>
            <table:table-row>
              <table:table-cell office:value-type="float" office:value="12.72">
                <text:p>12.72</text:p>
              </table:table-cell>
              <table:table-cell office:value-type="float" office:value="-0.868174">
                <text:p>-0.868174</text:p>
              </table:table-cell>
              <table:table-cell office:value-type="float" office:value="-0.0129687">
                <text:p>-0.0129687</text:p>
              </table:table-cell>
            </table:table-row>
            <table:table-row>
              <table:table-cell office:value-type="float" office:value="12.75">
                <text:p>12.75</text:p>
              </table:table-cell>
              <table:table-cell office:value-type="float" office:value="-0.536569">
                <text:p>-0.536569</text:p>
              </table:table-cell>
              <table:table-cell office:value-type="float" office:value="0.0000686172">
                <text:p>0.0000686172</text:p>
              </table:table-cell>
            </table:table-row>
            <table:table-row>
              <table:table-cell office:value-type="float" office:value="12.78">
                <text:p>12.78</text:p>
              </table:table-cell>
              <table:table-cell office:value-type="float" office:value="-0.513123">
                <text:p>-0.513123</text:p>
              </table:table-cell>
              <table:table-cell office:value-type="float" office:value="-0.00507768">
                <text:p>-0.00507768</text:p>
              </table:table-cell>
            </table:table-row>
            <table:table-row>
              <table:table-cell office:value-type="float" office:value="12.81">
                <text:p>12.81</text:p>
              </table:table-cell>
              <table:table-cell office:value-type="float" office:value="-0.240621">
                <text:p>-0.240621</text:p>
              </table:table-cell>
              <table:table-cell office:value-type="float" office:value="0.0115277">
                <text:p>0.0115277</text:p>
              </table:table-cell>
            </table:table-row>
            <table:table-row>
              <table:table-cell office:value-type="float" office:value="12.84">
                <text:p>12.84</text:p>
              </table:table-cell>
              <table:table-cell office:value-type="float" office:value="-0.524328">
                <text:p>-0.524328</text:p>
              </table:table-cell>
              <table:table-cell office:value-type="float" office:value="0.00596971">
                <text:p>0.00596971</text:p>
              </table:table-cell>
            </table:table-row>
            <table:table-row>
              <table:table-cell office:value-type="float" office:value="12.87">
                <text:p>12.87</text:p>
              </table:table-cell>
              <table:table-cell office:value-type="float" office:value="-0.768532">
                <text:p>-0.768532</text:p>
              </table:table-cell>
              <table:table-cell office:value-type="float" office:value="-0.016674">
                <text:p>-0.016674</text:p>
              </table:table-cell>
            </table:table-row>
            <table:table-row>
              <table:table-cell office:value-type="float" office:value="12.9">
                <text:p>12.9</text:p>
              </table:table-cell>
              <table:table-cell office:value-type="float" office:value="-0.532931">
                <text:p>-0.532931</text:p>
              </table:table-cell>
              <table:table-cell office:value-type="float" office:value="0.005558">
                <text:p>0.005558</text:p>
              </table:table-cell>
            </table:table-row>
            <table:table-row>
              <table:table-cell office:value-type="float" office:value="12.93">
                <text:p>12.93</text:p>
              </table:table-cell>
              <table:table-cell office:value-type="float" office:value="-0.519751">
                <text:p>-0.519751</text:p>
              </table:table-cell>
              <table:table-cell office:value-type="float" office:value="0.0047346">
                <text:p>0.0047346</text:p>
              </table:table-cell>
            </table:table-row>
            <table:table-row>
              <table:table-cell office:value-type="float" office:value="12.96">
                <text:p>12.96</text:p>
              </table:table-cell>
              <table:table-cell office:value-type="float" office:value="-0.47565">
                <text:p>-0.47565</text:p>
              </table:table-cell>
              <table:table-cell office:value-type="float" office:value="-0.00521492">
                <text:p>-0.00521492</text:p>
              </table:table-cell>
            </table:table-row>
            <table:table-row>
              <table:table-cell office:value-type="float" office:value="12.99">
                <text:p>12.99</text:p>
              </table:table-cell>
              <table:table-cell office:value-type="float" office:value="-0.509971">
                <text:p>-0.509971</text:p>
              </table:table-cell>
              <table:table-cell office:value-type="float" office:value="-0.00548939">
                <text:p>-0.00548939</text:p>
              </table:table-cell>
            </table:table-row>
            <table:table-row>
              <table:table-cell office:value-type="float" office:value="13.02">
                <text:p>13.02</text:p>
              </table:table-cell>
              <table:table-cell office:value-type="float" office:value="-0.192964">
                <text:p>-0.192964</text:p>
              </table:table-cell>
              <table:table-cell office:value-type="float" office:value="0.011116">
                <text:p>0.011116</text:p>
              </table:table-cell>
            </table:table-row>
            <table:table-row>
              <table:table-cell office:value-type="float" office:value="13.05">
                <text:p>13.05</text:p>
              </table:table-cell>
              <table:table-cell office:value-type="float" office:value="-0.476671">
                <text:p>-0.476671</text:p>
              </table:table-cell>
              <table:table-cell office:value-type="float" office:value="0.005558">
                <text:p>0.005558</text:p>
              </table:table-cell>
            </table:table-row>
            <table:table-row>
              <table:table-cell office:value-type="float" office:value="13.08">
                <text:p>13.08</text:p>
              </table:table-cell>
              <table:table-cell office:value-type="float" office:value="-0.718829">
                <text:p>-0.718829</text:p>
              </table:table-cell>
              <table:table-cell office:value-type="float" office:value="-0.0153703">
                <text:p>-0.0153703</text:p>
              </table:table-cell>
            </table:table-row>
            <table:table-row>
              <table:table-cell office:value-type="float" office:value="13.11">
                <text:p>13.11</text:p>
              </table:table-cell>
              <table:table-cell office:value-type="float" office:value="-0.485541">
                <text:p>-0.485541</text:p>
              </table:table-cell>
              <table:table-cell office:value-type="float" office:value="0.00418566">
                <text:p>0.00418566</text:p>
              </table:table-cell>
            </table:table-row>
            <table:table-row>
              <table:table-cell office:value-type="float" office:value="13.14">
                <text:p>13.14</text:p>
              </table:table-cell>
              <table:table-cell office:value-type="float" office:value="-0.400175">
                <text:p>-0.400175</text:p>
              </table:table-cell>
              <table:table-cell office:value-type="float" office:value="0.00741067">
                <text:p>0.00741067</text:p>
              </table:table-cell>
            </table:table-row>
            <table:table-row>
              <table:table-cell office:value-type="float" office:value="13.17">
                <text:p>13.17</text:p>
              </table:table-cell>
              <table:table-cell office:value-type="float" office:value="-0.479262">
                <text:p>-0.479262</text:p>
              </table:table-cell>
              <table:table-cell office:value-type="float" office:value="-0.00651865">
                <text:p>-0.00651865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-0.438884">
                <text:p>-0.438884</text:p>
              </table:table-cell>
              <table:table-cell office:value-type="float" office:value="-0.0047346">
                <text:p>-0.0047346</text:p>
              </table:table-cell>
            </table:table-row>
            <table:table-row>
              <table:table-cell office:value-type="float" office:value="13.23">
                <text:p>13.23</text:p>
              </table:table-cell>
              <table:table-cell office:value-type="float" office:value="-0.198452">
                <text:p>-0.198452</text:p>
              </table:table-cell>
              <table:table-cell office:value-type="float" office:value="0.00946919">
                <text:p>0.00946919</text:p>
              </table:table-cell>
            </table:table-row>
            <table:table-row>
              <table:table-cell office:value-type="float" office:value="13.26">
                <text:p>13.26</text:p>
              </table:table-cell>
              <table:table-cell office:value-type="float" office:value="-0.432643">
                <text:p>-0.432643</text:p>
              </table:table-cell>
              <table:table-cell office:value-type="float" office:value="0.00521492">
                <text:p>0.00521492</text:p>
              </table:table-cell>
            </table:table-row>
            <table:table-row>
              <table:table-cell office:value-type="float" office:value="13.29">
                <text:p>13.29</text:p>
              </table:table-cell>
              <table:table-cell office:value-type="float" office:value="-0.699338">
                <text:p>-0.699338</text:p>
              </table:table-cell>
              <table:table-cell office:value-type="float" office:value="-0.0155761">
                <text:p>-0.0155761</text:p>
              </table:table-cell>
            </table:table-row>
            <table:table-row>
              <table:table-cell office:value-type="float" office:value="13.32">
                <text:p>13.32</text:p>
              </table:table-cell>
              <table:table-cell office:value-type="float" office:value="-0.390808">
                <text:p>-0.390808</text:p>
              </table:table-cell>
              <table:table-cell office:value-type="float" office:value="0.00562662">
                <text:p>0.00562662</text:p>
              </table:table-cell>
            </table:table-row>
            <table:table-row>
              <table:table-cell office:value-type="float" office:value="13.35">
                <text:p>13.35</text:p>
              </table:table-cell>
              <table:table-cell office:value-type="float" office:value="-0.669084">
                <text:p>-0.669084</text:p>
              </table:table-cell>
              <table:table-cell office:value-type="float" office:value="0.00391119">
                <text:p>0.00391119</text:p>
              </table:table-cell>
            </table:table-row>
            <table:table-row>
              <table:table-cell office:value-type="float" office:value="13.38">
                <text:p>13.38</text:p>
              </table:table-cell>
              <table:table-cell office:value-type="float" office:value="-0.262414">
                <text:p>-0.262414</text:p>
              </table:table-cell>
              <table:table-cell office:value-type="float" office:value="-0.0159192">
                <text:p>-0.0159192</text:p>
              </table:table-cell>
            </table:table-row>
            <table:table-row>
              <table:table-cell office:value-type="float" office:value="13.41">
                <text:p>13.41</text:p>
              </table:table-cell>
              <table:table-cell office:value-type="float" office:value="-0.173184">
                <text:p>-0.173184</text:p>
              </table:table-cell>
              <table:table-cell office:value-type="float" office:value="0.0176347">
                <text:p>0.0176347</text:p>
              </table:table-cell>
            </table:table-row>
            <table:table-row>
              <table:table-cell office:value-type="float" office:value="13.44">
                <text:p>13.44</text:p>
              </table:table-cell>
              <table:table-cell office:value-type="float" office:value="-0.395256">
                <text:p>-0.395256</text:p>
              </table:table-cell>
              <table:table-cell office:value-type="float" office:value="-0.0051463">
                <text:p>-0.0051463</text:p>
              </table:table-cell>
            </table:table-row>
            <table:table-row>
              <table:table-cell office:value-type="float" office:value="13.47">
                <text:p>13.47</text:p>
              </table:table-cell>
              <table:table-cell office:value-type="float" office:value="-0.385294">
                <text:p>-0.385294</text:p>
              </table:table-cell>
              <table:table-cell office:value-type="float" office:value="-0.000960642">
                <text:p>-0.000960642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-0.349474">
                <text:p>-0.349474</text:p>
              </table:table-cell>
              <table:table-cell office:value-type="float" office:value="-0.00418566">
                <text:p>-0.00418566</text:p>
              </table:table-cell>
            </table:table-row>
            <table:table-row>
              <table:table-cell office:value-type="float" office:value="13.53">
                <text:p>13.53</text:p>
              </table:table-cell>
              <table:table-cell office:value-type="float" office:value="-0.10966">
                <text:p>-0.10966</text:p>
              </table:table-cell>
              <table:table-cell office:value-type="float" office:value="0.00940057">
                <text:p>0.00940057</text:p>
              </table:table-cell>
            </table:table-row>
            <table:table-row>
              <table:table-cell office:value-type="float" office:value="13.56">
                <text:p>13.56</text:p>
              </table:table-cell>
              <table:table-cell office:value-type="float" office:value="-0.345154">
                <text:p>-0.345154</text:p>
              </table:table-cell>
              <table:table-cell office:value-type="float" office:value="0.00384257">
                <text:p>0.00384257</text:p>
              </table:table-cell>
            </table:table-row>
            <table:table-row>
              <table:table-cell office:value-type="float" office:value="13.59">
                <text:p>13.59</text:p>
              </table:table-cell>
              <table:table-cell office:value-type="float" office:value="-0.516615">
                <text:p>-0.516615</text:p>
              </table:table-cell>
              <table:table-cell office:value-type="float" office:value="-0.011116">
                <text:p>-0.011116</text:p>
              </table:table-cell>
            </table:table-row>
            <table:table-row>
              <table:table-cell office:value-type="float" office:value="13.62">
                <text:p>13.62</text:p>
              </table:table-cell>
              <table:table-cell office:value-type="float" office:value="-0.353524">
                <text:p>-0.353524</text:p>
              </table:table-cell>
              <table:table-cell office:value-type="float" office:value="0.00343087">
                <text:p>0.00343087</text:p>
              </table:table-cell>
            </table:table-row>
            <table:table-row>
              <table:table-cell office:value-type="float" office:value="13.65">
                <text:p>13.65</text:p>
              </table:table-cell>
              <table:table-cell office:value-type="float" office:value="-0.301475">
                <text:p>-0.301475</text:p>
              </table:table-cell>
              <table:table-cell office:value-type="float" office:value="0.00425427">
                <text:p>0.00425427</text:p>
              </table:table-cell>
            </table:table-row>
            <table:table-row>
              <table:table-cell office:value-type="float" office:value="13.68">
                <text:p>13.68</text:p>
              </table:table-cell>
              <table:table-cell office:value-type="float" office:value="-0.298481">
                <text:p>-0.298481</text:p>
              </table:table-cell>
              <table:table-cell office:value-type="float" office:value="-0.00212714">
                <text:p>-0.00212714</text:p>
              </table:table-cell>
            </table:table-row>
            <table:table-row>
              <table:table-cell office:value-type="float" office:value="13.71">
                <text:p>13.71</text:p>
              </table:table-cell>
              <table:table-cell office:value-type="float" office:value="-0.324511">
                <text:p>-0.324511</text:p>
              </table:table-cell>
              <table:table-cell office:value-type="float" office:value="-0.00432289">
                <text:p>-0.00432289</text:p>
              </table:table-cell>
            </table:table-row>
            <table:table-row>
              <table:table-cell office:value-type="float" office:value="13.74">
                <text:p>13.74</text:p>
              </table:table-cell>
              <table:table-cell office:value-type="float" office:value="-0.169513">
                <text:p>-0.169513</text:p>
              </table:table-cell>
              <table:table-cell office:value-type="float" office:value="0.00603832">
                <text:p>0.00603832</text:p>
              </table:table-cell>
            </table:table-row>
            <table:table-row>
              <table:table-cell office:value-type="float" office:value="13.77">
                <text:p>13.77</text:p>
              </table:table-cell>
              <table:table-cell office:value-type="float" office:value="-0.313461">
                <text:p>-0.313461</text:p>
              </table:table-cell>
              <table:table-cell office:value-type="float" office:value="0.00301916">
                <text:p>0.00301916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-0.456583">
                <text:p>-0.456583</text:p>
              </table:table-cell>
              <table:table-cell office:value-type="float" office:value="-0.00857716">
                <text:p>-0.00857716</text:p>
              </table:table-cell>
            </table:table-row>
            <table:table-row>
              <table:table-cell office:value-type="float" office:value="13.83">
                <text:p>13.83</text:p>
              </table:table-cell>
              <table:table-cell office:value-type="float" office:value="-0.255153">
                <text:p>-0.255153</text:p>
              </table:table-cell>
              <table:table-cell office:value-type="float" office:value="0.00727344">
                <text:p>0.00727344</text:p>
              </table:table-cell>
            </table:table-row>
            <table:table-row>
              <table:table-cell office:value-type="float" office:value="13.86">
                <text:p>13.86</text:p>
              </table:table-cell>
              <table:table-cell office:value-type="float" office:value="-0.353595">
                <text:p>-0.353595</text:p>
              </table:table-cell>
              <table:table-cell office:value-type="float" office:value="-0.00432289">
                <text:p>-0.00432289</text:p>
              </table:table-cell>
            </table:table-row>
            <table:table-row>
              <table:table-cell office:value-type="float" office:value="13.89">
                <text:p>13.89</text:p>
              </table:table-cell>
              <table:table-cell office:value-type="float" office:value="-0.248498">
                <text:p>-0.248498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13.92">
                <text:p>13.92</text:p>
              </table:table-cell>
              <table:table-cell office:value-type="float" office:value="-0.295511">
                <text:p>-0.295511</text:p>
              </table:table-cell>
              <table:table-cell office:value-type="float" office:value="-0.00219575">
                <text:p>-0.00219575</text:p>
              </table:table-cell>
            </table:table-row>
            <table:table-row>
              <table:table-cell office:value-type="float" office:value="13.95">
                <text:p>13.95</text:p>
              </table:table-cell>
              <table:table-cell office:value-type="float" office:value="-0.19408">
                <text:p>-0.19408</text:p>
              </table:table-cell>
              <table:table-cell office:value-type="float" office:value="0.00651865">
                <text:p>0.00651865</text:p>
              </table:table-cell>
            </table:table-row>
            <table:table-row>
              <table:table-cell office:value-type="float" office:value="13.98">
                <text:p>13.98</text:p>
              </table:table-cell>
              <table:table-cell office:value-type="float" office:value="-0.295511">
                <text:p>-0.295511</text:p>
              </table:table-cell>
              <table:table-cell office:value-type="float" office:value="-0.00219575">
                <text:p>-0.00219575</text:p>
              </table:table-cell>
            </table:table-row>
            <table:table-row>
              <table:table-cell office:value-type="float" office:value="14.01">
                <text:p>14.01</text:p>
              </table:table-cell>
              <table:table-cell office:value-type="float" office:value="-0.408205">
                <text:p>-0.408205</text:p>
              </table:table-cell>
              <table:table-cell office:value-type="float" office:value="-0.00473459">
                <text:p>-0.00473459</text:p>
              </table:table-cell>
            </table:table-row>
            <table:table-row>
              <table:table-cell office:value-type="float" office:value="14.04">
                <text:p>14.04</text:p>
              </table:table-cell>
              <table:table-cell office:value-type="float" office:value="-0.235898">
                <text:p>-0.235898</text:p>
              </table:table-cell>
              <table:table-cell office:value-type="float" office:value="0.0051463">
                <text:p>0.0051463</text:p>
              </table:table-cell>
            </table:table-row>
            <table:table-row>
              <table:table-cell office:value-type="float" office:value="14.07">
                <text:p>14.07</text:p>
              </table:table-cell>
              <table:table-cell office:value-type="float" office:value="-0.284307">
                <text:p>-0.284307</text:p>
              </table:table-cell>
              <table:table-cell office:value-type="float" office:value="-0.00171543">
                <text:p>-0.00171543</text:p>
              </table:table-cell>
            </table:table-row>
            <table:table-row>
              <table:table-cell office:value-type="float" office:value="14.1">
                <text:p>14.1</text:p>
              </table:table-cell>
              <table:table-cell office:value-type="float" office:value="-0.254281">
                <text:p>-0.254281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14.13">
                <text:p>14.13</text:p>
              </table:table-cell>
              <table:table-cell office:value-type="float" office:value="-0.305916">
                <text:p>-0.305916</text:p>
              </table:table-cell>
              <table:table-cell office:value-type="float" office:value="-0.00219575">
                <text:p>-0.00219575</text:p>
              </table:table-cell>
            </table:table-row>
            <table:table-row>
              <table:table-cell office:value-type="float" office:value="14.16">
                <text:p>14.16</text:p>
              </table:table-cell>
              <table:table-cell office:value-type="float" office:value="-0.202972">
                <text:p>-0.202972</text:p>
              </table:table-cell>
              <table:table-cell office:value-type="float" office:value="0.00432289">
                <text:p>0.00432289</text:p>
              </table:table-cell>
            </table:table-row>
            <table:table-row>
              <table:table-cell office:value-type="float" office:value="14.19">
                <text:p>14.19</text:p>
              </table:table-cell>
              <table:table-cell office:value-type="float" office:value="-0.231986">
                <text:p>-0.231986</text:p>
              </table:table-cell>
              <table:table-cell office:value-type="float" office:value="-0.000411705">
                <text:p>-0.000411705</text:p>
              </table:table-cell>
            </table:table-row>
            <table:table-row>
              <table:table-cell office:value-type="float" office:value="14.22">
                <text:p>14.22</text:p>
              </table:table-cell>
              <table:table-cell office:value-type="float" office:value="-0.399">
                <text:p>-0.399</text:p>
              </table:table-cell>
              <table:table-cell office:value-type="float" office:value="-0.00349948">
                <text:p>-0.00349948</text:p>
              </table:table-cell>
            </table:table-row>
            <table:table-row>
              <table:table-cell office:value-type="float" office:value="14.25">
                <text:p>14.25</text:p>
              </table:table-cell>
              <table:table-cell office:value-type="float" office:value="-0.250415">
                <text:p>-0.250415</text:p>
              </table:table-cell>
              <table:table-cell office:value-type="float" office:value="0.00212714">
                <text:p>0.00212714</text:p>
              </table:table-cell>
            </table:table-row>
            <table:table-row>
              <table:table-cell office:value-type="float" office:value="14.28">
                <text:p>14.28</text:p>
              </table:table-cell>
              <table:table-cell office:value-type="float" office:value="-0.269966">
                <text:p>-0.269966</text:p>
              </table:table-cell>
              <table:table-cell office:value-type="float" office:value="-0.000754791">
                <text:p>-0.000754791</text:p>
              </table:table-cell>
            </table:table-row>
            <table:table-row>
              <table:table-cell office:value-type="float" office:value="14.31">
                <text:p>14.31</text:p>
              </table:table-cell>
              <table:table-cell office:value-type="float" office:value="-0.296391">
                <text:p>-0.296391</text:p>
              </table:table-cell>
              <table:table-cell office:value-type="float" office:value="-0.000480321">
                <text:p>-0.000480321</text:p>
              </table:table-cell>
            </table:table-row>
            <table:table-row>
              <table:table-cell office:value-type="float" office:value="14.34">
                <text:p>14.34</text:p>
              </table:table-cell>
              <table:table-cell office:value-type="float" office:value="-0.220387">
                <text:p>-0.220387</text:p>
              </table:table-cell>
              <table:table-cell office:value-type="float" office:value="0.000411703">
                <text:p>0.000411703</text:p>
              </table:table-cell>
            </table:table-row>
            <table:table-row>
              <table:table-cell office:value-type="float" office:value="14.37">
                <text:p>14.37</text:p>
              </table:table-cell>
              <table:table-cell office:value-type="float" office:value="-0.244564">
                <text:p>-0.244564</text:p>
              </table:table-cell>
              <table:table-cell office:value-type="float" office:value="0.00219575">
                <text:p>0.00219575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-0.317865">
                <text:p>-0.317865</text:p>
              </table:table-cell>
              <table:table-cell office:value-type="float" office:value="-0.00267608">
                <text:p>-0.00267608</text:p>
              </table:table-cell>
            </table:table-row>
            <table:table-row>
              <table:table-cell office:value-type="float" office:value="14.43">
                <text:p>14.43</text:p>
              </table:table-cell>
              <table:table-cell office:value-type="float" office:value="-0.237812">
                <text:p>-0.237812</text:p>
              </table:table-cell>
              <table:table-cell office:value-type="float" office:value="0.00226437">
                <text:p>0.00226437</text:p>
              </table:table-cell>
            </table:table-row>
            <table:table-row>
              <table:table-cell office:value-type="float" office:value="14.46">
                <text:p>14.46</text:p>
              </table:table-cell>
              <table:table-cell office:value-type="float" office:value="-0.245158">
                <text:p>-0.245158</text:p>
              </table:table-cell>
              <table:table-cell office:value-type="float" office:value="-0.00137235">
                <text:p>-0.00137235</text:p>
              </table:table-cell>
            </table:table-row>
            <table:table-row>
              <table:table-cell office:value-type="float" office:value="14.49">
                <text:p>14.49</text:p>
              </table:table-cell>
              <table:table-cell office:value-type="float" office:value="-0.265145">
                <text:p>-0.265145</text:p>
              </table:table-cell>
              <table:table-cell office:value-type="float" office:value="0.000892025">
                <text:p>0.000892025</text:p>
              </table:table-cell>
            </table:table-row>
            <table:table-row>
              <table:table-cell office:value-type="float" office:value="14.52">
                <text:p>14.52</text:p>
              </table:table-cell>
              <table:table-cell office:value-type="float" office:value="-0.218968">
                <text:p>-0.218968</text:p>
              </table:table-cell>
              <table:table-cell office:value-type="float" office:value="0.000892025">
                <text:p>0.000892025</text:p>
              </table:table-cell>
            </table:table-row>
            <table:table-row>
              <table:table-cell office:value-type="float" office:value="14.55">
                <text:p>14.55</text:p>
              </table:table-cell>
              <table:table-cell office:value-type="float" office:value="-0.317177">
                <text:p>-0.317177</text:p>
              </table:table-cell>
              <table:table-cell office:value-type="float" office:value="-0.000892025">
                <text:p>-0.000892025</text:p>
              </table:table-cell>
            </table:table-row>
            <table:table-row>
              <table:table-cell office:value-type="float" office:value="14.58">
                <text:p>14.58</text:p>
              </table:table-cell>
              <table:table-cell office:value-type="float" office:value="-0.245867">
                <text:p>-0.245867</text:p>
              </table:table-cell>
              <table:table-cell office:value-type="float" office:value="0.000892025">
                <text:p>0.000892025</text:p>
              </table:table-cell>
            </table:table-row>
            <table:table-row>
              <table:table-cell office:value-type="float" office:value="14.61">
                <text:p>14.61</text:p>
              </table:table-cell>
              <table:table-cell office:value-type="float" office:value="-0.31436">
                <text:p>-0.31436</text:p>
              </table:table-cell>
              <table:table-cell office:value-type="float" office:value="-0.00178405">
                <text:p>-0.00178405</text:p>
              </table:table-cell>
            </table:table-row>
            <table:table-row>
              <table:table-cell office:value-type="float" office:value="14.64">
                <text:p>14.64</text:p>
              </table:table-cell>
              <table:table-cell office:value-type="float" office:value="-0.244928">
                <text:p>-0.244928</text:p>
              </table:table-cell>
              <table:table-cell office:value-type="float" office:value="0.000892025">
                <text:p>0.000892025</text:p>
              </table:table-cell>
            </table:table-row>
            <table:table-row>
              <table:table-cell office:value-type="float" office:value="14.67">
                <text:p>14.67</text:p>
              </table:table-cell>
              <table:table-cell office:value-type="float" office:value="-0.268072">
                <text:p>-0.268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">
                <text:p>14.7</text:p>
              </table:table-cell>
              <table:table-cell office:value-type="float" office:value="-0.268072">
                <text:p>-0.268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3">
                <text:p>14.73</text:p>
              </table:table-cell>
              <table:table-cell office:value-type="float" office:value="-0.268072">
                <text:p>-0.268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6">
                <text:p>14.76</text:p>
              </table:table-cell>
              <table:table-cell office:value-type="float" office:value="-0.267592">
                <text:p>-0.267592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14.79">
                <text:p>14.79</text:p>
              </table:table-cell>
              <table:table-cell office:value-type="float" office:value="-0.225103">
                <text:p>-0.225103</text:p>
              </table:table-cell>
              <table:table-cell office:value-type="float" office:value="0.000343086">
                <text:p>0.000343086</text:p>
              </table:table-cell>
            </table:table-row>
            <table:table-row>
              <table:table-cell office:value-type="float" office:value="14.82">
                <text:p>14.82</text:p>
              </table:table-cell>
              <table:table-cell office:value-type="float" office:value="-0.315277">
                <text:p>-0.315277</text:p>
              </table:table-cell>
              <table:table-cell office:value-type="float" office:value="-0.000823407">
                <text:p>-0.000823407</text:p>
              </table:table-cell>
            </table:table-row>
            <table:table-row>
              <table:table-cell office:value-type="float" office:value="14.85">
                <text:p>14.85</text:p>
              </table:table-cell>
              <table:table-cell office:value-type="float" office:value="-0.26995">
                <text:p>-0.26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88">
                <text:p>14.88</text:p>
              </table:table-cell>
              <table:table-cell office:value-type="float" office:value="-0.26995">
                <text:p>-0.26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91">
                <text:p>14.91</text:p>
              </table:table-cell>
              <table:table-cell office:value-type="float" office:value="-0.27043">
                <text:p>-0.27043</text:p>
              </table:table-cell>
              <table:table-cell office:value-type="float" office:value="-0.000480321">
                <text:p>-0.000480321</text:p>
              </table:table-cell>
            </table:table-row>
            <table:table-row>
              <table:table-cell office:value-type="float" office:value="14.94">
                <text:p>14.94</text:p>
              </table:table-cell>
              <table:table-cell office:value-type="float" office:value="-0.26947">
                <text:p>-0.26947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14.97">
                <text:p>14.97</text:p>
              </table:table-cell>
              <table:table-cell office:value-type="float" office:value="-0.26995">
                <text:p>-0.26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244604">
                <text:p>-0.244604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15.03">
                <text:p>15.03</text:p>
              </table:table-cell>
              <table:table-cell office:value-type="float" office:value="-0.296593">
                <text:p>-0.296593</text:p>
              </table:table-cell>
              <table:table-cell office:value-type="float" office:value="0.000411704">
                <text:p>0.000411704</text:p>
              </table:table-cell>
            </table:table-row>
            <table:table-row>
              <table:table-cell office:value-type="float" office:value="15.06">
                <text:p>15.06</text:p>
              </table:table-cell>
              <table:table-cell office:value-type="float" office:value="-0.388694">
                <text:p>-0.388694</text:p>
              </table:table-cell>
              <table:table-cell office:value-type="float" office:value="-0.0039798">
                <text:p>-0.0039798</text:p>
              </table:table-cell>
            </table:table-row>
            <table:table-row>
              <table:table-cell office:value-type="float" office:value="15.09">
                <text:p>15.09</text:p>
              </table:table-cell>
              <table:table-cell office:value-type="float" office:value="-0.143792">
                <text:p>-0.143792</text:p>
              </table:table-cell>
              <table:table-cell office:value-type="float" office:value="0.0035681">
                <text:p>0.0035681</text:p>
              </table:table-cell>
            </table:table-row>
            <table:table-row>
              <table:table-cell office:value-type="float" office:value="15.12">
                <text:p>15.12</text:p>
              </table:table-cell>
              <table:table-cell office:value-type="float" office:value="-0.309965">
                <text:p>-0.309965</text:p>
              </table:table-cell>
              <table:table-cell office:value-type="float" office:value="-0.00130373">
                <text:p>-0.00130373</text:p>
              </table:table-cell>
            </table:table-row>
            <table:table-row>
              <table:table-cell office:value-type="float" office:value="15.15">
                <text:p>15.15</text:p>
              </table:table-cell>
              <table:table-cell office:value-type="float" office:value="-0.241034">
                <text:p>-0.241034</text:p>
              </table:table-cell>
              <table:table-cell office:value-type="float" office:value="-0.0000686176">
                <text:p>-0.0000686176</text:p>
              </table:table-cell>
            </table:table-row>
            <table:table-row>
              <table:table-cell office:value-type="float" office:value="15.18">
                <text:p>15.18</text:p>
              </table:table-cell>
              <table:table-cell office:value-type="float" office:value="-0.285424">
                <text:p>-0.285424</text:p>
              </table:table-cell>
              <table:table-cell office:value-type="float" office:value="0.00171543">
                <text:p>0.00171543</text:p>
              </table:table-cell>
            </table:table-row>
            <table:table-row>
              <table:table-cell office:value-type="float" office:value="15.21">
                <text:p>15.21</text:p>
              </table:table-cell>
              <table:table-cell office:value-type="float" office:value="-0.577027">
                <text:p>-0.577027</text:p>
              </table:table-cell>
              <table:table-cell office:value-type="float" office:value="-0.00892025">
                <text:p>-0.00892025</text:p>
              </table:table-cell>
            </table:table-row>
            <table:table-row>
              <table:table-cell office:value-type="float" office:value="15.24">
                <text:p>15.24</text:p>
              </table:table-cell>
              <table:table-cell office:value-type="float" office:value="0.134332">
                <text:p>0.134332</text:p>
              </table:table-cell>
              <table:table-cell office:value-type="float" office:value="0.00892025">
                <text:p>0.00892025</text:p>
              </table:table-cell>
            </table:table-row>
            <table:table-row>
              <table:table-cell office:value-type="float" office:value="15.27">
                <text:p>15.27</text:p>
              </table:table-cell>
              <table:table-cell office:value-type="float" office:value="-0.380199">
                <text:p>-0.380199</text:p>
              </table:table-cell>
              <table:table-cell office:value-type="float" office:value="-0.00336225">
                <text:p>-0.00336225</text:p>
              </table:table-cell>
            </table:table-row>
            <table:table-row>
              <table:table-cell office:value-type="float" office:value="15.3">
                <text:p>15.3</text:p>
              </table:table-cell>
              <table:table-cell office:value-type="float" office:value="-0.123477">
                <text:p>-0.123477</text:p>
              </table:table-cell>
              <table:table-cell office:value-type="float" office:value="0.00377395">
                <text:p>0.00377395</text:p>
              </table:table-cell>
            </table:table-row>
            <table:table-row>
              <table:table-cell office:value-type="float" office:value="15.33">
                <text:p>15.33</text:p>
              </table:table-cell>
              <table:table-cell office:value-type="float" office:value="-0.667861">
                <text:p>-0.667861</text:p>
              </table:table-cell>
              <table:table-cell office:value-type="float" office:value="-0.0115277">
                <text:p>-0.0115277</text:p>
              </table:table-cell>
            </table:table-row>
            <table:table-row>
              <table:table-cell office:value-type="float" office:value="15.36">
                <text:p>15.36</text:p>
              </table:table-cell>
              <table:table-cell office:value-type="float" office:value="0.255986">
                <text:p>0.255986</text:p>
              </table:table-cell>
              <table:table-cell office:value-type="float" office:value="0.011116">
                <text:p>0.011116</text:p>
              </table:table-cell>
            </table:table-row>
            <table:table-row>
              <table:table-cell office:value-type="float" office:value="15.39">
                <text:p>15.39</text:p>
              </table:table-cell>
              <table:table-cell office:value-type="float" office:value="-0.284666">
                <text:p>-0.284666</text:p>
              </table:table-cell>
              <table:table-cell office:value-type="float" office:value="-0.00205852">
                <text:p>-0.00205852</text:p>
              </table:table-cell>
            </table:table-row>
            <table:table-row>
              <table:table-cell office:value-type="float" office:value="15.42">
                <text:p>15.42</text:p>
              </table:table-cell>
              <table:table-cell office:value-type="float" office:value="-0.193114">
                <text:p>-0.193114</text:p>
              </table:table-cell>
              <table:table-cell office:value-type="float" office:value="0.00212714">
                <text:p>0.00212714</text:p>
              </table:table-cell>
            </table:table-row>
            <table:table-row>
              <table:table-cell office:value-type="float" office:value="15.45">
                <text:p>15.45</text:p>
              </table:table-cell>
              <table:table-cell office:value-type="float" office:value="-0.643831">
                <text:p>-0.643831</text:p>
              </table:table-cell>
              <table:table-cell office:value-type="float" office:value="-0.0133118">
                <text:p>-0.0133118</text:p>
              </table:table-cell>
            </table:table-row>
            <table:table-row>
              <table:table-cell office:value-type="float" office:value="15.48">
                <text:p>15.48</text:p>
              </table:table-cell>
              <table:table-cell office:value-type="float" office:value="0.305767">
                <text:p>0.305767</text:p>
              </table:table-cell>
              <table:table-cell office:value-type="float" office:value="0.0128314">
                <text:p>0.0128314</text:p>
              </table:table-cell>
            </table:table-row>
            <table:table-row>
              <table:table-cell office:value-type="float" office:value="15.51">
                <text:p>15.51</text:p>
              </table:table-cell>
              <table:table-cell office:value-type="float" office:value="-0.19331">
                <text:p>-0.19331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15.54">
                <text:p>15.54</text:p>
              </table:table-cell>
              <table:table-cell office:value-type="float" office:value="-0.240816">
                <text:p>-0.240816</text:p>
              </table:table-cell>
              <table:table-cell office:value-type="float" office:value="-0.00178405">
                <text:p>-0.00178405</text:p>
              </table:table-cell>
            </table:table-row>
            <table:table-row>
              <table:table-cell office:value-type="float" office:value="15.57">
                <text:p>15.57</text:p>
              </table:table-cell>
              <table:table-cell office:value-type="float" office:value="-0.139519">
                <text:p>-0.139519</text:p>
              </table:table-cell>
              <table:table-cell office:value-type="float" office:value="0.00308778">
                <text:p>0.00308778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-0.557262">
                <text:p>-0.557262</text:p>
              </table:table-cell>
              <table:table-cell office:value-type="float" office:value="-0.0115963">
                <text:p>-0.0115963</text:p>
              </table:table-cell>
            </table:table-row>
            <table:table-row>
              <table:table-cell office:value-type="float" office:value="15.63">
                <text:p>15.63</text:p>
              </table:table-cell>
              <table:table-cell office:value-type="float" office:value="0.206358">
                <text:p>0.206358</text:p>
              </table:table-cell>
              <table:table-cell office:value-type="float" office:value="0.0102926">
                <text:p>0.0102926</text:p>
              </table:table-cell>
            </table:table-row>
            <table:table-row>
              <table:table-cell office:value-type="float" office:value="15.66">
                <text:p>15.66</text:p>
              </table:table-cell>
              <table:table-cell office:value-type="float" office:value="-0.243518">
                <text:p>-0.243518</text:p>
              </table:table-cell>
              <table:table-cell office:value-type="float" office:value="-0.00130373">
                <text:p>-0.00130373</text:p>
              </table:table-cell>
            </table:table-row>
            <table:table-row>
              <table:table-cell office:value-type="float" office:value="15.69">
                <text:p>15.69</text:p>
              </table:table-cell>
              <table:table-cell office:value-type="float" office:value="-0.16467">
                <text:p>-0.16467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15.72">
                <text:p>15.72</text:p>
              </table:table-cell>
              <table:table-cell office:value-type="float" office:value="-0.308056">
                <text:p>-0.308056</text:p>
              </table:table-cell>
              <table:table-cell office:value-type="float" office:value="-0.00727344">
                <text:p>-0.00727344</text:p>
              </table:table-cell>
            </table:table-row>
            <table:table-row>
              <table:table-cell office:value-type="float" office:value="15.75">
                <text:p>15.75</text:p>
              </table:table-cell>
              <table:table-cell office:value-type="float" office:value="0.0567514">
                <text:p>0.0567514</text:p>
              </table:table-cell>
              <table:table-cell office:value-type="float" office:value="0.00892025">
                <text:p>0.00892025</text:p>
              </table:table-cell>
            </table:table-row>
            <table:table-row>
              <table:table-cell office:value-type="float" office:value="15.78">
                <text:p>15.78</text:p>
              </table:table-cell>
              <table:table-cell office:value-type="float" office:value="-0.117281">
                <text:p>-0.117281</text:p>
              </table:table-cell>
              <table:table-cell office:value-type="float" office:value="-0.000000000522802">
                <text:p>-0.000000000522802</text:p>
              </table:table-cell>
            </table:table-row>
            <table:table-row>
              <table:table-cell office:value-type="float" office:value="15.81">
                <text:p>15.81</text:p>
              </table:table-cell>
              <table:table-cell office:value-type="float" office:value="-0.296628">
                <text:p>-0.296628</text:p>
              </table:table-cell>
              <table:table-cell office:value-type="float" office:value="-0.00164681">
                <text:p>-0.00164681</text:p>
              </table:table-cell>
            </table:table-row>
            <table:table-row>
              <table:table-cell office:value-type="float" office:value="15.84">
                <text:p>15.84</text:p>
              </table:table-cell>
              <table:table-cell office:value-type="float" office:value="-0.134645">
                <text:p>-0.134645</text:p>
              </table:table-cell>
              <table:table-cell office:value-type="float" office:value="-0.00219575">
                <text:p>-0.00219575</text:p>
              </table:table-cell>
            </table:table-row>
            <table:table-row>
              <table:table-cell office:value-type="float" office:value="15.87">
                <text:p>15.87</text:p>
              </table:table-cell>
              <table:table-cell office:value-type="float" office:value="-0.0812172">
                <text:p>-0.0812172</text:p>
              </table:table-cell>
              <table:table-cell office:value-type="float" office:value="0.00301916">
                <text:p>0.00301916</text:p>
              </table:table-cell>
            </table:table-row>
            <table:table-row>
              <table:table-cell office:value-type="float" office:value="15.9">
                <text:p>15.9</text:p>
              </table:table-cell>
              <table:table-cell office:value-type="float" office:value="-0.10769">
                <text:p>-0.10769</text:p>
              </table:table-cell>
              <table:table-cell office:value-type="float" office:value="0.000892025">
                <text:p>0.000892025</text:p>
              </table:table-cell>
            </table:table-row>
            <table:table-row>
              <table:table-cell office:value-type="float" office:value="15.93">
                <text:p>15.93</text:p>
              </table:table-cell>
              <table:table-cell office:value-type="float" office:value="-0.229978">
                <text:p>-0.229978</text:p>
              </table:table-cell>
              <table:table-cell office:value-type="float" office:value="-0.000137234">
                <text:p>-0.000137234</text:p>
              </table:table-cell>
            </table:table-row>
            <table:table-row>
              <table:table-cell office:value-type="float" office:value="15.96">
                <text:p>15.96</text:p>
              </table:table-cell>
              <table:table-cell office:value-type="float" office:value="-0.154286">
                <text:p>-0.154286</text:p>
              </table:table-cell>
              <table:table-cell office:value-type="float" office:value="-0.00329363">
                <text:p>-0.00329363</text:p>
              </table:table-cell>
            </table:table-row>
            <table:table-row>
              <table:table-cell office:value-type="float" office:value="15.99">
                <text:p>15.99</text:p>
              </table:table-cell>
              <table:table-cell office:value-type="float" office:value="-0.12991">
                <text:p>-0.12991</text:p>
              </table:table-cell>
              <table:table-cell office:value-type="float" office:value="0.00253884">
                <text:p>0.00253884</text:p>
              </table:table-cell>
            </table:table-row>
            <table:table-row>
              <table:table-cell office:value-type="float" office:value="16.02">
                <text:p>16.02</text:p>
              </table:table-cell>
              <table:table-cell office:value-type="float" office:value="-0.0859927">
                <text:p>-0.0859927</text:p>
              </table:table-cell>
              <table:table-cell office:value-type="float" office:value="0.00130373">
                <text:p>0.00130373</text:p>
              </table:table-cell>
            </table:table-row>
            <table:table-row>
              <table:table-cell office:value-type="float" office:value="16.05">
                <text:p>16.05</text:p>
              </table:table-cell>
              <table:table-cell office:value-type="float" office:value="-0.206528">
                <text:p>-0.206528</text:p>
              </table:table-cell>
              <table:table-cell office:value-type="float" office:value="0.000411705">
                <text:p>0.000411705</text:p>
              </table:table-cell>
            </table:table-row>
            <table:table-row>
              <table:table-cell office:value-type="float" office:value="16.08">
                <text:p>16.08</text:p>
              </table:table-cell>
              <table:table-cell office:value-type="float" office:value="-0.114395">
                <text:p>-0.114395</text:p>
              </table:table-cell>
              <table:table-cell office:value-type="float" office:value="-0.000823409">
                <text:p>-0.000823409</text:p>
              </table:table-cell>
            </table:table-row>
            <table:table-row>
              <table:table-cell office:value-type="float" office:value="16.11">
                <text:p>16.11</text:p>
              </table:table-cell>
              <table:table-cell office:value-type="float" office:value="-0.188921">
                <text:p>-0.188921</text:p>
              </table:table-cell>
              <table:table-cell office:value-type="float" office:value="0.000754791">
                <text:p>0.000754791</text:p>
              </table:table-cell>
            </table:table-row>
            <table:table-row>
              <table:table-cell office:value-type="float" office:value="16.14">
                <text:p>16.14</text:p>
              </table:table-cell>
              <table:table-cell office:value-type="float" office:value="-0.141976">
                <text:p>-0.141976</text:p>
              </table:table-cell>
              <table:table-cell office:value-type="float" office:value="-0.00116649">
                <text:p>-0.00116649</text:p>
              </table:table-cell>
            </table:table-row>
            <table:table-row>
              <table:table-cell office:value-type="float" office:value="16.17">
                <text:p>16.17</text:p>
              </table:table-cell>
              <table:table-cell office:value-type="float" office:value="-0.237714">
                <text:p>-0.237714</text:p>
              </table:table-cell>
              <table:table-cell office:value-type="float" office:value="-0.00048032">
                <text:p>-0.00048032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-0.0763546">
                <text:p>-0.0763546</text:p>
              </table:table-cell>
              <table:table-cell office:value-type="float" office:value="0.00171543">
                <text:p>0.00171543</text:p>
              </table:table-cell>
            </table:table-row>
            <table:table-row>
              <table:table-cell office:value-type="float" office:value="16.23">
                <text:p>16.23</text:p>
              </table:table-cell>
              <table:table-cell office:value-type="float" office:value="-0.197393">
                <text:p>-0.197393</text:p>
              </table:table-cell>
              <table:table-cell office:value-type="float" office:value="-0.00130373">
                <text:p>-0.00130373</text:p>
              </table:table-cell>
            </table:table-row>
            <table:table-row>
              <table:table-cell office:value-type="float" office:value="16.26">
                <text:p>16.26</text:p>
              </table:table-cell>
              <table:table-cell office:value-type="float" office:value="-0.111712">
                <text:p>-0.111712</text:p>
              </table:table-cell>
              <table:table-cell office:value-type="float" office:value="0.00130373">
                <text:p>0.00130373</text:p>
              </table:table-cell>
            </table:table-row>
            <table:table-row>
              <table:table-cell office:value-type="float" office:value="16.29">
                <text:p>16.29</text:p>
              </table:table-cell>
              <table:table-cell office:value-type="float" office:value="-0.293389">
                <text:p>-0.293389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16.32">
                <text:p>16.32</text:p>
              </table:table-cell>
              <table:table-cell office:value-type="float" office:value="-0.207335">
                <text:p>-0.207335</text:p>
              </table:table-cell>
              <table:table-cell office:value-type="float" office:value="-0.000480321">
                <text:p>-0.000480321</text:p>
              </table:table-cell>
            </table:table-row>
            <table:table-row>
              <table:table-cell office:value-type="float" office:value="16.35">
                <text:p>16.35</text:p>
              </table:table-cell>
              <table:table-cell office:value-type="float" office:value="-0.157888">
                <text:p>-0.157888</text:p>
              </table:table-cell>
              <table:table-cell office:value-type="float" office:value="0.00171543">
                <text:p>0.00171543</text:p>
              </table:table-cell>
            </table:table-row>
            <table:table-row>
              <table:table-cell office:value-type="float" office:value="16.38">
                <text:p>16.38</text:p>
              </table:table-cell>
              <table:table-cell office:value-type="float" office:value="-0.253324">
                <text:p>-0.253324</text:p>
              </table:table-cell>
              <table:table-cell office:value-type="float" office:value="-0.00308778">
                <text:p>-0.00308778</text:p>
              </table:table-cell>
            </table:table-row>
            <table:table-row>
              <table:table-cell office:value-type="float" office:value="16.41">
                <text:p>16.41</text:p>
              </table:table-cell>
              <table:table-cell office:value-type="float" office:value="-0.130187">
                <text:p>-0.130187</text:p>
              </table:table-cell>
              <table:table-cell office:value-type="float" office:value="0.00137235">
                <text:p>0.00137235</text:p>
              </table:table-cell>
            </table:table-row>
            <table:table-row>
              <table:table-cell office:value-type="float" office:value="16.44">
                <text:p>16.44</text:p>
              </table:table-cell>
              <table:table-cell office:value-type="float" office:value="-0.179772">
                <text:p>-0.1797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.47">
                <text:p>16.47</text:p>
              </table:table-cell>
              <table:table-cell office:value-type="float" office:value="-0.200993">
                <text:p>-0.200993</text:p>
              </table:table-cell>
              <table:table-cell office:value-type="float" office:value="0.0000686176">
                <text:p>0.000068617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-0.199206">
                <text:p>-0.199206</text:p>
              </table:table-cell>
              <table:table-cell office:value-type="float" office:value="-0.0000686171">
                <text:p>-0.0000686171</text:p>
              </table:table-cell>
            </table:table-row>
            <table:table-row>
              <table:table-cell office:value-type="float" office:value="16.53">
                <text:p>16.53</text:p>
              </table:table-cell>
              <table:table-cell office:value-type="float" office:value="-0.221086">
                <text:p>-0.221086</text:p>
              </table:table-cell>
              <table:table-cell office:value-type="float" office:value="0.000000000561594">
                <text:p>0.000000000561594</text:p>
              </table:table-cell>
            </table:table-row>
            <table:table-row>
              <table:table-cell office:value-type="float" office:value="16.56">
                <text:p>16.56</text:p>
              </table:table-cell>
              <table:table-cell office:value-type="float" office:value="-0.149286">
                <text:p>-0.149286</text:p>
              </table:table-cell>
              <table:table-cell office:value-type="float" office:value="-0.00171543">
                <text:p>-0.00171543</text:p>
              </table:table-cell>
            </table:table-row>
            <table:table-row>
              <table:table-cell office:value-type="float" office:value="16.59">
                <text:p>16.59</text:p>
              </table:table-cell>
              <table:table-cell office:value-type="float" office:value="-0.140219">
                <text:p>-0.140219</text:p>
              </table:table-cell>
              <table:table-cell office:value-type="float" office:value="0.00171543">
                <text:p>0.00171543</text:p>
              </table:table-cell>
            </table:table-row>
            <table:table-row>
              <table:table-cell office:value-type="float" office:value="16.62">
                <text:p>16.62</text:p>
              </table:table-cell>
              <table:table-cell office:value-type="float" office:value="-0.260337">
                <text:p>-0.260337</text:p>
              </table:table-cell>
              <table:table-cell office:value-type="float" office:value="-0.00212714">
                <text:p>-0.00212714</text:p>
              </table:table-cell>
            </table:table-row>
            <table:table-row>
              <table:table-cell office:value-type="float" office:value="16.65">
                <text:p>16.65</text:p>
              </table:table-cell>
              <table:table-cell office:value-type="float" office:value="-0.0613014">
                <text:p>-0.0613014</text:p>
              </table:table-cell>
              <table:table-cell office:value-type="float" office:value="0.00212714">
                <text:p>0.00212714</text:p>
              </table:table-cell>
            </table:table-row>
            <table:table-row>
              <table:table-cell office:value-type="float" office:value="16.68">
                <text:p>16.68</text:p>
              </table:table-cell>
              <table:table-cell office:value-type="float" office:value="-0.209784">
                <text:p>-0.209784</text:p>
              </table:table-cell>
              <table:table-cell office:value-type="float" office:value="-0.00219575">
                <text:p>-0.00219575</text:p>
              </table:table-cell>
            </table:table-row>
            <table:table-row>
              <table:table-cell office:value-type="float" office:value="16.71">
                <text:p>16.71</text:p>
              </table:table-cell>
              <table:table-cell office:value-type="float" office:value="-0.121314">
                <text:p>-0.121314</text:p>
              </table:table-cell>
              <table:table-cell office:value-type="float" office:value="0.00178405">
                <text:p>0.00178405</text:p>
              </table:table-cell>
            </table:table-row>
            <table:table-row>
              <table:table-cell office:value-type="float" office:value="16.74">
                <text:p>16.74</text:p>
              </table:table-cell>
              <table:table-cell office:value-type="float" office:value="-0.200901">
                <text:p>-0.200901</text:p>
              </table:table-cell>
              <table:table-cell office:value-type="float" office:value="-0.00137235">
                <text:p>-0.00137235</text:p>
              </table:table-cell>
            </table:table-row>
            <table:table-row>
              <table:table-cell office:value-type="float" office:value="16.77">
                <text:p>16.77</text:p>
              </table:table-cell>
              <table:table-cell office:value-type="float" office:value="0.000360721">
                <text:p>0.000360721</text:p>
              </table:table-cell>
              <table:table-cell office:value-type="float" office:value="0.00446012">
                <text:p>0.00446012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-0.202274">
                <text:p>-0.202274</text:p>
              </table:table-cell>
              <table:table-cell office:value-type="float" office:value="-0.00274469">
                <text:p>-0.00274469</text:p>
              </table:table-cell>
            </table:table-row>
            <table:table-row>
              <table:table-cell office:value-type="float" office:value="16.83">
                <text:p>16.83</text:p>
              </table:table-cell>
              <table:table-cell office:value-type="float" office:value="-0.142863">
                <text:p>-0.142863</text:p>
              </table:table-cell>
              <table:table-cell office:value-type="float" office:value="0.0000686173">
                <text:p>0.0000686173</text:p>
              </table:table-cell>
            </table:table-row>
            <table:table-row>
              <table:table-cell office:value-type="float" office:value="16.86">
                <text:p>16.86</text:p>
              </table:table-cell>
              <table:table-cell office:value-type="float" office:value="-0.168191">
                <text:p>-0.168191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16.89">
                <text:p>16.89</text:p>
              </table:table-cell>
              <table:table-cell office:value-type="float" office:value="-0.0776811">
                <text:p>-0.0776811</text:p>
              </table:table-cell>
              <table:table-cell office:value-type="float" office:value="0.00123511">
                <text:p>0.00123511</text:p>
              </table:table-cell>
            </table:table-row>
            <table:table-row>
              <table:table-cell office:value-type="float" office:value="16.92">
                <text:p>16.92</text:p>
              </table:table-cell>
              <table:table-cell office:value-type="float" office:value="-0.124533">
                <text:p>-0.124533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16.95">
                <text:p>16.95</text:p>
              </table:table-cell>
              <table:table-cell office:value-type="float" office:value="-0.145516">
                <text:p>-0.145516</text:p>
              </table:table-cell>
              <table:table-cell office:value-type="float" office:value="0.000480321">
                <text:p>0.000480321</text:p>
              </table:table-cell>
            </table:table-row>
            <table:table-row>
              <table:table-cell office:value-type="float" office:value="16.98">
                <text:p>16.98</text:p>
              </table:table-cell>
              <table:table-cell office:value-type="float" office:value="-0.130515">
                <text:p>-0.130515</text:p>
              </table:table-cell>
              <table:table-cell office:value-type="float" office:value="-0.000000000263174">
                <text:p>-0.000000000263174</text:p>
              </table:table-cell>
            </table:table-row>
            <table:table-row>
              <table:table-cell office:value-type="float" office:value="17.01">
                <text:p>17.01</text:p>
              </table:table-cell>
              <table:table-cell office:value-type="float" office:value="-0.224535">
                <text:p>-0.224535</text:p>
              </table:table-cell>
              <table:table-cell office:value-type="float" office:value="-0.00130373">
                <text:p>-0.00130373</text:p>
              </table:table-cell>
            </table:table-row>
            <table:table-row>
              <table:table-cell office:value-type="float" office:value="17.04">
                <text:p>17.04</text:p>
              </table:table-cell>
              <table:table-cell office:value-type="float" office:value="-0.153179">
                <text:p>-0.153179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17.07">
                <text:p>17.07</text:p>
              </table:table-cell>
              <table:table-cell office:value-type="float" office:value="-0.130659">
                <text:p>-0.130659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17.1">
                <text:p>17.1</text:p>
              </table:table-cell>
              <table:table-cell office:value-type="float" office:value="-0.176398">
                <text:p>-0.176398</text:p>
              </table:table-cell>
              <table:table-cell office:value-type="float" office:value="-0.000411704">
                <text:p>-0.000411704</text:p>
              </table:table-cell>
            </table:table-row>
            <table:table-row>
              <table:table-cell office:value-type="float" office:value="17.13">
                <text:p>17.13</text:p>
              </table:table-cell>
              <table:table-cell office:value-type="float" office:value="-0.131625">
                <text:p>-0.131625</text:p>
              </table:table-cell>
              <table:table-cell office:value-type="float" office:value="0.000823408">
                <text:p>0.000823408</text:p>
              </table:table-cell>
            </table:table-row>
            <table:table-row>
              <table:table-cell office:value-type="float" office:value="17.16">
                <text:p>17.16</text:p>
              </table:table-cell>
              <table:table-cell office:value-type="float" office:value="-0.199473">
                <text:p>-0.199473</text:p>
              </table:table-cell>
              <table:table-cell office:value-type="float" office:value="-0.00123511">
                <text:p>-0.00123511</text:p>
              </table:table-cell>
            </table:table-row>
            <table:table-row>
              <table:table-cell office:value-type="float" office:value="17.19">
                <text:p>17.19</text:p>
              </table:table-cell>
              <table:table-cell office:value-type="float" office:value="-0.152767">
                <text:p>-0.152767</text:p>
              </table:table-cell>
              <table:table-cell office:value-type="float" office:value="-0.000000000000220651">
                <text:p>-0.000000000000220651</text:p>
              </table:table-cell>
            </table:table-row>
            <table:table-row>
              <table:table-cell office:value-type="float" office:value="17.22">
                <text:p>17.22</text:p>
              </table:table-cell>
              <table:table-cell office:value-type="float" office:value="-0.151389">
                <text:p>-0.151389</text:p>
              </table:table-cell>
              <table:table-cell office:value-type="float" office:value="0.000411704">
                <text:p>0.000411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